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D000000DDEA24C9EC.svm" manifest:media-type="image/x-svm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81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0.4535in"/>
    </style:style>
    <style:style style:name="co4" style:family="table-column">
      <style:table-column-properties fo:break-before="auto" style:column-width="1.5154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in_results" table:style-name="ta1">
        <table:shapes>
          <draw:frame draw:z-index="0" draw:style-name="gr1" draw:text-style-name="P1" svg:width="10.9449in" svg:height="7.3205in" svg:x="8.8579in" svg:y="0.2823in">
            <draw:object draw:notify-on-update-of-ranges="main_results.F3:main_results.F596 main_results.D3:main_results.D59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me_nr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translation_error</text:p>
          </table:table-cell>
          <table:table-cell office:value-type="string" calcext:value-type="string">
            <text:p>scale_error</text:p>
          </table:table-cell>
          <table:table-cell office:value-type="string" calcext:value-type="string">
            <text:p>synthetic_distance</text:p>
          </table:table-cell>
          <table:table-cell office:value-type="string" calcext:value-type="string">
            <text:p>detection_distance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91752856714851" calcext:value-type="float">
            <text:p>0.191752856714851</text:p>
          </table:table-cell>
          <table:table-cell office:value-type="float" office:value="0.335186943177395" calcext:value-type="float">
            <text:p>0.335186943177395</text:p>
          </table:table-cell>
          <table:table-cell office:value-type="float" office:value="2.03947895454796" calcext:value-type="float">
            <text:p>2.03947895454796</text:p>
          </table:table-cell>
          <table:table-cell office:value-type="float" office:value="2.22355106332027" calcext:value-type="float">
            <text:p>2.2235510633202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185912837637059" calcext:value-type="float">
            <text:p>0.185912837637059</text:p>
          </table:table-cell>
          <table:table-cell office:value-type="float" office:value="0.35782905505992" calcext:value-type="float">
            <text:p>0.35782905505992</text:p>
          </table:table-cell>
          <table:table-cell office:value-type="float" office:value="2.03993756102753" calcext:value-type="float">
            <text:p>2.03993756102753</text:p>
          </table:table-cell>
          <table:table-cell office:value-type="float" office:value="2.2171804762409" calcext:value-type="float">
            <text:p>2.217180476240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81107662625316" calcext:value-type="float">
            <text:p>0.181107662625316</text:p>
          </table:table-cell>
          <table:table-cell office:value-type="float" office:value="0.341325185449106" calcext:value-type="float">
            <text:p>0.341325185449106</text:p>
          </table:table-cell>
          <table:table-cell office:value-type="float" office:value="2.04045202921731" calcext:value-type="float">
            <text:p>2.04045202921731</text:p>
          </table:table-cell>
          <table:table-cell office:value-type="float" office:value="2.21290454478816" calcext:value-type="float">
            <text:p>2.2129045447881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0956712467409" calcext:value-type="float">
            <text:p>0.170956712467409</text:p>
          </table:table-cell>
          <table:table-cell office:value-type="float" office:value="0.370910027326912" calcext:value-type="float">
            <text:p>0.370910027326912</text:p>
          </table:table-cell>
          <table:table-cell office:value-type="float" office:value="2.04102414465804" calcext:value-type="float">
            <text:p>2.04102414465804</text:p>
          </table:table-cell>
          <table:table-cell office:value-type="float" office:value="2.19802504643619" calcext:value-type="float">
            <text:p>2.198025046436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3261996577219" calcext:value-type="float">
            <text:p>0.163261996577219</text:p>
          </table:table-cell>
          <table:table-cell office:value-type="float" office:value="0.353667559332239" calcext:value-type="float">
            <text:p>0.353667559332239</text:p>
          </table:table-cell>
          <table:table-cell office:value-type="float" office:value="2.0423365060873" calcext:value-type="float">
            <text:p>2.0423365060873</text:p>
          </table:table-cell>
          <table:table-cell office:value-type="float" office:value="2.19364483038422" calcext:value-type="float">
            <text:p>2.1936448303842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201941744686" calcext:value-type="float">
            <text:p>0.159201941744686</text:p>
          </table:table-cell>
          <table:table-cell office:value-type="float" office:value="0.342196305910335" calcext:value-type="float">
            <text:p>0.342196305910335</text:p>
          </table:table-cell>
          <table:table-cell office:value-type="float" office:value="2.04307875128848" calcext:value-type="float">
            <text:p>2.04307875128848</text:p>
          </table:table-cell>
          <table:table-cell office:value-type="float" office:value="2.19106362411838" calcext:value-type="float">
            <text:p>2.1910636241183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8004935116385" calcext:value-type="float">
            <text:p>0.158004935116385</text:p>
          </table:table-cell>
          <table:table-cell office:value-type="float" office:value="0.335509163018084" calcext:value-type="float">
            <text:p>0.335509163018084</text:p>
          </table:table-cell>
          <table:table-cell office:value-type="float" office:value="2.04473077650989" calcext:value-type="float">
            <text:p>2.04473077650989</text:p>
          </table:table-cell>
          <table:table-cell office:value-type="float" office:value="2.19254885548077" calcext:value-type="float">
            <text:p>2.1925488554807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281405378558" calcext:value-type="float">
            <text:p>0.156281405378558</text:p>
          </table:table-cell>
          <table:table-cell office:value-type="float" office:value="0.345840571242758" calcext:value-type="float">
            <text:p>0.345840571242758</text:p>
          </table:table-cell>
          <table:table-cell office:value-type="float" office:value="2.04564189028568" calcext:value-type="float">
            <text:p>2.04564189028568</text:p>
          </table:table-cell>
          <table:table-cell office:value-type="float" office:value="2.19017837901704" calcext:value-type="float">
            <text:p>2.190178379017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2416973046205" calcext:value-type="float">
            <text:p>0.152416973046205</text:p>
          </table:table-cell>
          <table:table-cell office:value-type="float" office:value="0.365167254420957" calcext:value-type="float">
            <text:p>0.365167254420957</text:p>
          </table:table-cell>
          <table:table-cell office:value-type="float" office:value="2.04763107192921" calcext:value-type="float">
            <text:p>2.04763107192921</text:p>
          </table:table-cell>
          <table:table-cell office:value-type="float" office:value="2.18445162203223" calcext:value-type="float">
            <text:p>2.1844516220322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2983830852473" calcext:value-type="float">
            <text:p>0.152983830852473</text:p>
          </table:table-cell>
          <table:table-cell office:value-type="float" office:value="0.347054688975819" calcext:value-type="float">
            <text:p>0.347054688975819</text:p>
          </table:table-cell>
          <table:table-cell office:value-type="float" office:value="2.0487098016732" calcext:value-type="float">
            <text:p>2.0487098016732</text:p>
          </table:table-cell>
          <table:table-cell office:value-type="float" office:value="2.18946489466002" calcext:value-type="float">
            <text:p>2.1894648946600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1766821031071" calcext:value-type="float">
            <text:p>0.151766821031071</text:p>
          </table:table-cell>
          <table:table-cell office:value-type="float" office:value="0.368448394367089" calcext:value-type="float">
            <text:p>0.368448394367089</text:p>
          </table:table-cell>
          <table:table-cell office:value-type="float" office:value="2.04984471292001" calcext:value-type="float">
            <text:p>2.04984471292001</text:p>
          </table:table-cell>
          <table:table-cell office:value-type="float" office:value="2.18526208306751" calcext:value-type="float">
            <text:p>2.1852620830675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4541963778956" calcext:value-type="float">
            <text:p>0.154541963778956</text:p>
          </table:table-cell>
          <table:table-cell office:value-type="float" office:value="0.356516813581304" calcext:value-type="float">
            <text:p>0.356516813581304</text:p>
          </table:table-cell>
          <table:table-cell office:value-type="float" office:value="2.05228208473673" calcext:value-type="float">
            <text:p>2.05228208473673</text:p>
          </table:table-cell>
          <table:table-cell office:value-type="float" office:value="2.19334367883118" calcext:value-type="float">
            <text:p>2.1933436788311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203166574246" calcext:value-type="float">
            <text:p>0.159203166574246</text:p>
          </table:table-cell>
          <table:table-cell office:value-type="float" office:value="0.333889676685311" calcext:value-type="float">
            <text:p>0.333889676685311</text:p>
          </table:table-cell>
          <table:table-cell office:value-type="float" office:value="2.05358530449701" calcext:value-type="float">
            <text:p>2.05358530449701</text:p>
          </table:table-cell>
          <table:table-cell office:value-type="float" office:value="2.20267459404747" calcext:value-type="float">
            <text:p>2.2026745940474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600389919665" calcext:value-type="float">
            <text:p>0.157600389919665</text:p>
          </table:table-cell>
          <table:table-cell office:value-type="float" office:value="0.348116172246406" calcext:value-type="float">
            <text:p>0.348116172246406</text:p>
          </table:table-cell>
          <table:table-cell office:value-type="float" office:value="2.05635663261411" calcext:value-type="float">
            <text:p>2.05635663261411</text:p>
          </table:table-cell>
          <table:table-cell office:value-type="float" office:value="2.20225450479292" calcext:value-type="float">
            <text:p>2.202254504792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120093966032" calcext:value-type="float">
            <text:p>0.157120093966032</text:p>
          </table:table-cell>
          <table:table-cell office:value-type="float" office:value="0.364311008053573" calcext:value-type="float">
            <text:p>0.364311008053573</text:p>
          </table:table-cell>
          <table:table-cell office:value-type="float" office:value="2.05935243525277" calcext:value-type="float">
            <text:p>2.05935243525277</text:p>
          </table:table-cell>
          <table:table-cell office:value-type="float" office:value="2.20200908086046" calcext:value-type="float">
            <text:p>2.2020090808604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7988420674493" calcext:value-type="float">
            <text:p>0.167988420674493</text:p>
          </table:table-cell>
          <table:table-cell office:value-type="float" office:value="0.368852471664409" calcext:value-type="float">
            <text:p>0.368852471664409</text:p>
          </table:table-cell>
          <table:table-cell office:value-type="float" office:value="2.06256925688562" calcext:value-type="float">
            <text:p>2.06256925688562</text:p>
          </table:table-cell>
          <table:table-cell office:value-type="float" office:value="2.21601516390973" calcext:value-type="float">
            <text:p>2.2160151639097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715057145767" calcext:value-type="float">
            <text:p>0.156715057145767</text:p>
          </table:table-cell>
          <table:table-cell office:value-type="float" office:value="0.354184627321496" calcext:value-type="float">
            <text:p>0.354184627321496</text:p>
          </table:table-cell>
          <table:table-cell office:value-type="float" office:value="2.06600768967139" calcext:value-type="float">
            <text:p>2.06600768967139</text:p>
          </table:table-cell>
          <table:table-cell office:value-type="float" office:value="2.20940519811321" calcext:value-type="float">
            <text:p>2.2094051981132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795056947316" calcext:value-type="float">
            <text:p>0.156795056947316</text:p>
          </table:table-cell>
          <table:table-cell office:value-type="float" office:value="0.349826813061119" calcext:value-type="float">
            <text:p>0.349826813061119</text:p>
          </table:table-cell>
          <table:table-cell office:value-type="float" office:value="2.06780855885564" calcext:value-type="float">
            <text:p>2.06780855885564</text:p>
          </table:table-cell>
          <table:table-cell office:value-type="float" office:value="2.21174520128421" calcext:value-type="float">
            <text:p>2.21174520128421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495484922025" calcext:value-type="float">
            <text:p>0.156495484922025</text:p>
          </table:table-cell>
          <table:table-cell office:value-type="float" office:value="0.354649875535952" calcext:value-type="float">
            <text:p>0.354649875535952</text:p>
          </table:table-cell>
          <table:table-cell office:value-type="float" office:value="2.06966571754936" calcext:value-type="float">
            <text:p>2.06966571754936</text:p>
          </table:table-cell>
          <table:table-cell office:value-type="float" office:value="2.21228149176811" calcext:value-type="float">
            <text:p>2.21228149176811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9745059773287" calcext:value-type="float">
            <text:p>0.149745059773287</text:p>
          </table:table-cell>
          <table:table-cell office:value-type="float" office:value="0.336121857992648" calcext:value-type="float">
            <text:p>0.336121857992648</text:p>
          </table:table-cell>
          <table:table-cell office:value-type="float" office:value="2.07354495108056" calcext:value-type="float">
            <text:p>2.07354495108056</text:p>
          </table:table-cell>
          <table:table-cell office:value-type="float" office:value="2.21152640318694" calcext:value-type="float">
            <text:p>2.2115264031869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050328553581" calcext:value-type="float">
            <text:p>0.156050328553581</text:p>
          </table:table-cell>
          <table:table-cell office:value-type="float" office:value="0.369561415444286" calcext:value-type="float">
            <text:p>0.369561415444286</text:p>
          </table:table-cell>
          <table:table-cell office:value-type="float" office:value="2.07556680228523" calcext:value-type="float">
            <text:p>2.07556680228523</text:p>
          </table:table-cell>
          <table:table-cell office:value-type="float" office:value="2.21399111399394" calcext:value-type="float">
            <text:p>2.21399111399394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151164438095" calcext:value-type="float">
            <text:p>0.156151164438095</text:p>
          </table:table-cell>
          <table:table-cell office:value-type="float" office:value="0.346800209472738" calcext:value-type="float">
            <text:p>0.346800209472738</text:p>
          </table:table-cell>
          <table:table-cell office:value-type="float" office:value="2.07977461118941" calcext:value-type="float">
            <text:p>2.07977461118941</text:p>
          </table:table-cell>
          <table:table-cell office:value-type="float" office:value="2.22289458053836" calcext:value-type="float">
            <text:p>2.2228945805383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0117279103588" calcext:value-type="float">
            <text:p>0.160117279103588</text:p>
          </table:table-cell>
          <table:table-cell office:value-type="float" office:value="0.309156374369328" calcext:value-type="float">
            <text:p>0.309156374369328</text:p>
          </table:table-cell>
          <table:table-cell office:value-type="float" office:value="2.08196216547858" calcext:value-type="float">
            <text:p>2.08196216547858</text:p>
          </table:table-cell>
          <table:table-cell office:value-type="float" office:value="2.23243234685957" calcext:value-type="float">
            <text:p>2.2324323468595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594866628438" calcext:value-type="float">
            <text:p>0.157594866628438</text:p>
          </table:table-cell>
          <table:table-cell office:value-type="float" office:value="0.331328530076205" calcext:value-type="float">
            <text:p>0.331328530076205</text:p>
          </table:table-cell>
          <table:table-cell office:value-type="float" office:value="2.08649856776769" calcext:value-type="float">
            <text:p>2.08649856776769</text:p>
          </table:table-cell>
          <table:table-cell office:value-type="float" office:value="2.23289578621768" calcext:value-type="float">
            <text:p>2.2328957862176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029215768023" calcext:value-type="float">
            <text:p>0.157029215768023</text:p>
          </table:table-cell>
          <table:table-cell office:value-type="float" office:value="0.340569406416739" calcext:value-type="float">
            <text:p>0.340569406416739</text:p>
          </table:table-cell>
          <table:table-cell office:value-type="float" office:value="2.08884852860967" calcext:value-type="float">
            <text:p>2.08884852860967</text:p>
          </table:table-cell>
          <table:table-cell office:value-type="float" office:value="2.23381468164739" calcext:value-type="float">
            <text:p>2.23381468164739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5886830424061" calcext:value-type="float">
            <text:p>0.155886830424061</text:p>
          </table:table-cell>
          <table:table-cell office:value-type="float" office:value="0.358446237676827" calcext:value-type="float">
            <text:p>0.358446237676827</text:p>
          </table:table-cell>
          <table:table-cell office:value-type="float" office:value="2.09125411943336" calcext:value-type="float">
            <text:p>2.09125411943336</text:p>
          </table:table-cell>
          <table:table-cell office:value-type="float" office:value="2.23232925442292" calcext:value-type="float">
            <text:p>2.23232925442292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463080033377" calcext:value-type="float">
            <text:p>0.156463080033377</text:p>
          </table:table-cell>
          <table:table-cell office:value-type="float" office:value="0.366841336016644" calcext:value-type="float">
            <text:p>0.366841336016644</text:p>
          </table:table-cell>
          <table:table-cell office:value-type="float" office:value="2.09622794879726" calcext:value-type="float">
            <text:p>2.09622794879726</text:p>
          </table:table-cell>
          <table:table-cell office:value-type="float" office:value="2.23615906668823" calcext:value-type="float">
            <text:p>2.2361590666882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989262530515" calcext:value-type="float">
            <text:p>0.156989262530515</text:p>
          </table:table-cell>
          <table:table-cell office:value-type="float" office:value="0.340548097982738" calcext:value-type="float">
            <text:p>0.340548097982738</text:p>
          </table:table-cell>
          <table:table-cell office:value-type="float" office:value="2.0987951262984" calcext:value-type="float">
            <text:p>2.0987951262984</text:p>
          </table:table-cell>
          <table:table-cell office:value-type="float" office:value="2.24366285339964" calcext:value-type="float">
            <text:p>2.24366285339964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0953244389731" calcext:value-type="float">
            <text:p>0.150953244389731</text:p>
          </table:table-cell>
          <table:table-cell office:value-type="float" office:value="0.337778258296441" calcext:value-type="float">
            <text:p>0.337778258296441</text:p>
          </table:table-cell>
          <table:table-cell office:value-type="float" office:value="2.10409471840897" calcext:value-type="float">
            <text:p>2.10409471840897</text:p>
          </table:table-cell>
          <table:table-cell office:value-type="float" office:value="2.24396129966302" calcext:value-type="float">
            <text:p>2.2439612996630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7153031923198" calcext:value-type="float">
            <text:p>0.147153031923198</text:p>
          </table:table-cell>
          <table:table-cell office:value-type="float" office:value="0.340527497012168" calcext:value-type="float">
            <text:p>0.340527497012168</text:p>
          </table:table-cell>
          <table:table-cell office:value-type="float" office:value="2.10682566053088" calcext:value-type="float">
            <text:p>2.10682566053088</text:p>
          </table:table-cell>
          <table:table-cell office:value-type="float" office:value="2.24125484771562" calcext:value-type="float">
            <text:p>2.24125484771562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360009942510754" calcext:value-type="float">
            <text:p>0.0360009942510754</text:p>
          </table:table-cell>
          <table:table-cell office:value-type="float" office:value="0.166691042831898" calcext:value-type="float">
            <text:p>0.166691042831898</text:p>
          </table:table-cell>
          <table:table-cell office:value-type="float" office:value="2.11244881476437" calcext:value-type="float">
            <text:p>2.11244881476437</text:p>
          </table:table-cell>
          <table:table-cell office:value-type="float" office:value="2.10042428855802" calcext:value-type="float">
            <text:p>2.10042428855802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0336767221132" calcext:value-type="float">
            <text:p>0.140336767221132</text:p>
          </table:table-cell>
          <table:table-cell office:value-type="float" office:value="0.355460446940585" calcext:value-type="float">
            <text:p>0.355460446940585</text:p>
          </table:table-cell>
          <table:table-cell office:value-type="float" office:value="2.11534101894238" calcext:value-type="float">
            <text:p>2.11534101894238</text:p>
          </table:table-cell>
          <table:table-cell office:value-type="float" office:value="2.24174062697636" calcext:value-type="float">
            <text:p>2.24174062697636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53025237406546" calcext:value-type="float">
            <text:p>0.0253025237406546</text:p>
          </table:table-cell>
          <table:table-cell office:value-type="float" office:value="0.221244393528507" calcext:value-type="float">
            <text:p>0.221244393528507</text:p>
          </table:table-cell>
          <table:table-cell office:value-type="float" office:value="2.11828792008597" calcext:value-type="float">
            <text:p>2.11828792008597</text:p>
          </table:table-cell>
          <table:table-cell office:value-type="float" office:value="2.09136879176134" calcext:value-type="float">
            <text:p>2.0913687917613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301696649369166" calcext:value-type="float">
            <text:p>0.0301696649369166</text:p>
          </table:table-cell>
          <table:table-cell office:value-type="float" office:value="0.220900234201885" calcext:value-type="float">
            <text:p>0.220900234201885</text:p>
          </table:table-cell>
          <table:table-cell office:value-type="float" office:value="2.12434195028461" calcext:value-type="float">
            <text:p>2.12434195028461</text:p>
          </table:table-cell>
          <table:table-cell office:value-type="float" office:value="2.09755088592415" calcext:value-type="float">
            <text:p>2.0975508859241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87223561669675" calcext:value-type="float">
            <text:p>0.0287223561669675</text:p>
          </table:table-cell>
          <table:table-cell office:value-type="float" office:value="0.250987946140172" calcext:value-type="float">
            <text:p>0.250987946140172</text:p>
          </table:table-cell>
          <table:table-cell office:value-type="float" office:value="2.12744992899079" calcext:value-type="float">
            <text:p>2.12744992899079</text:p>
          </table:table-cell>
          <table:table-cell office:value-type="float" office:value="2.09157844594782" calcext:value-type="float">
            <text:p>2.0915784459478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9680221437507" calcext:value-type="float">
            <text:p>0.129680221437507</text:p>
          </table:table-cell>
          <table:table-cell office:value-type="float" office:value="0.317239859267934" calcext:value-type="float">
            <text:p>0.317239859267934</text:p>
          </table:table-cell>
          <table:table-cell office:value-type="float" office:value="2.13382737125274" calcext:value-type="float">
            <text:p>2.13382737125274</text:p>
          </table:table-cell>
          <table:table-cell office:value-type="float" office:value="2.25352119644423" calcext:value-type="float">
            <text:p>2.25352119644423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7790297745596" calcext:value-type="float">
            <text:p>0.127790297745596</text:p>
          </table:table-cell>
          <table:table-cell office:value-type="float" office:value="0.313438916905385" calcext:value-type="float">
            <text:p>0.313438916905385</text:p>
          </table:table-cell>
          <table:table-cell office:value-type="float" office:value="2.13709745055145" calcext:value-type="float">
            <text:p>2.13709745055145</text:p>
          </table:table-cell>
          <table:table-cell office:value-type="float" office:value="2.25485501741896" calcext:value-type="float">
            <text:p>2.2548550174189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1613500622193" calcext:value-type="float">
            <text:p>0.121613500622193</text:p>
          </table:table-cell>
          <table:table-cell office:value-type="float" office:value="0.310040757778834" calcext:value-type="float">
            <text:p>0.310040757778834</text:p>
          </table:table-cell>
          <table:table-cell office:value-type="float" office:value="2.14379505653279" calcext:value-type="float">
            <text:p>2.14379505653279</text:p>
          </table:table-cell>
          <table:table-cell office:value-type="float" office:value="2.25547629852606" calcext:value-type="float">
            <text:p>2.2554762985260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584882815508733" calcext:value-type="float">
            <text:p>0.0584882815508733</text:p>
          </table:table-cell>
          <table:table-cell office:value-type="float" office:value="0.177322799182646" calcext:value-type="float">
            <text:p>0.177322799182646</text:p>
          </table:table-cell>
          <table:table-cell office:value-type="float" office:value="2.1472242591344" calcext:value-type="float">
            <text:p>2.1472242591344</text:p>
          </table:table-cell>
          <table:table-cell office:value-type="float" office:value="2.11489501944501" calcext:value-type="float">
            <text:p>2.11489501944501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435078724560345" calcext:value-type="float">
            <text:p>0.0435078724560345</text:p>
          </table:table-cell>
          <table:table-cell office:value-type="float" office:value="0.262608245635288" calcext:value-type="float">
            <text:p>0.262608245635288</text:p>
          </table:table-cell>
          <table:table-cell office:value-type="float" office:value="2.15424235282174" calcext:value-type="float">
            <text:p>2.15424235282174</text:p>
          </table:table-cell>
          <table:table-cell office:value-type="float" office:value="2.10309566247855" calcext:value-type="float">
            <text:p>2.1030956624785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369375056785436" calcext:value-type="float">
            <text:p>0.0369375056785436</text:p>
          </table:table-cell>
          <table:table-cell office:value-type="float" office:value="0.235320811752949" calcext:value-type="float">
            <text:p>0.235320811752949</text:p>
          </table:table-cell>
          <table:table-cell office:value-type="float" office:value="2.15783054400285" calcext:value-type="float">
            <text:p>2.15783054400285</text:p>
          </table:table-cell>
          <table:table-cell office:value-type="float" office:value="2.11420125419026" calcext:value-type="float">
            <text:p>2.11420125419026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99800515064843" calcext:value-type="float">
            <text:p>0.0299800515064843</text:p>
          </table:table-cell>
          <table:table-cell office:value-type="float" office:value="0.249899635738457" calcext:value-type="float">
            <text:p>0.249899635738457</text:p>
          </table:table-cell>
          <table:table-cell office:value-type="float" office:value="2.16147320377535" calcext:value-type="float">
            <text:p>2.16147320377535</text:p>
          </table:table-cell>
          <table:table-cell office:value-type="float" office:value="2.12489605927404" calcext:value-type="float">
            <text:p>2.12489605927404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93097604284376" calcext:value-type="float">
            <text:p>0.0293097604284376</text:p>
          </table:table-cell>
          <table:table-cell office:value-type="float" office:value="0.209875033567295" calcext:value-type="float">
            <text:p>0.209875033567295</text:p>
          </table:table-cell>
          <table:table-cell office:value-type="float" office:value="2.1689165430437" calcext:value-type="float">
            <text:p>2.1689165430437</text:p>
          </table:table-cell>
          <table:table-cell office:value-type="float" office:value="2.14116981240929" calcext:value-type="float">
            <text:p>2.14116981240929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1938919894783" calcext:value-type="float">
            <text:p>0.0271938919894783</text:p>
          </table:table-cell>
          <table:table-cell office:value-type="float" office:value="0.216521405319413" calcext:value-type="float">
            <text:p>0.216521405319413</text:p>
          </table:table-cell>
          <table:table-cell office:value-type="float" office:value="2.17271794116986" calcext:value-type="float">
            <text:p>2.17271794116986</text:p>
          </table:table-cell>
          <table:table-cell office:value-type="float" office:value="2.14226450836689" calcext:value-type="float">
            <text:p>2.14226450836689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18748370117974" calcext:value-type="float">
            <text:p>0.018748370117974</text:p>
          </table:table-cell>
          <table:table-cell office:value-type="float" office:value="0.204508025155702" calcext:value-type="float">
            <text:p>0.204508025155702</text:p>
          </table:table-cell>
          <table:table-cell office:value-type="float" office:value="2.18047769302875" calcext:value-type="float">
            <text:p>2.18047769302875</text:p>
          </table:table-cell>
          <table:table-cell office:value-type="float" office:value="2.15696242834721" calcext:value-type="float">
            <text:p>2.15696242834721</text:p>
          </table:table-cell>
          <table:table-cell/>
          <table:table-cell>
            <draw:frame draw:z-index="1" draw:style-name="gr1" draw:text-style-name="P1" svg:width="10.9449in" svg:height="7.3205in" svg:x="0.0012in" svg:y="0.1031in">
              <draw:object draw:notify-on-update-of-ranges="main_results.F3:main_results.F596 main_results.E3:main_results.E59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72987883466305" calcext:value-type="float">
            <text:p>0.0272987883466305</text:p>
          </table:table-cell>
          <table:table-cell office:value-type="float" office:value="0.199148023801102" calcext:value-type="float">
            <text:p>0.199148023801102</text:p>
          </table:table-cell>
          <table:table-cell office:value-type="float" office:value="2.18443889768121" calcext:value-type="float">
            <text:p>2.18443889768121</text:p>
          </table:table-cell>
          <table:table-cell office:value-type="float" office:value="2.19521903814356" calcext:value-type="float">
            <text:p>2.19521903814356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842594292764" calcext:value-type="float">
            <text:p>0.02842594292764</text:p>
          </table:table-cell>
          <table:table-cell office:value-type="float" office:value="0.202851465881403" calcext:value-type="float">
            <text:p>0.202851465881403</text:p>
          </table:table-cell>
          <table:table-cell office:value-type="float" office:value="2.19251576654183" calcext:value-type="float">
            <text:p>2.19251576654183</text:p>
          </table:table-cell>
          <table:table-cell office:value-type="float" office:value="2.16257659695047" calcext:value-type="float">
            <text:p>2.1625765969504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135423823189599" calcext:value-type="float">
            <text:p>0.0135423823189599</text:p>
          </table:table-cell>
          <table:table-cell office:value-type="float" office:value="0.213966209440644" calcext:value-type="float">
            <text:p>0.213966209440644</text:p>
          </table:table-cell>
          <table:table-cell office:value-type="float" office:value="2.19663280355129" calcext:value-type="float">
            <text:p>2.19663280355129</text:p>
          </table:table-cell>
          <table:table-cell office:value-type="float" office:value="2.17563284455098" calcext:value-type="float">
            <text:p>2.17563284455098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339894532025508" calcext:value-type="float">
            <text:p>0.0339894532025508</text:p>
          </table:table-cell>
          <table:table-cell office:value-type="float" office:value="0.218843983928217" calcext:value-type="float">
            <text:p>0.218843983928217</text:p>
          </table:table-cell>
          <table:table-cell office:value-type="float" office:value="2.20080271805325" calcext:value-type="float">
            <text:p>2.20080271805325</text:p>
          </table:table-cell>
          <table:table-cell office:value-type="float" office:value="2.16530489184572" calcext:value-type="float">
            <text:p>2.16530489184572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18160978764121" calcext:value-type="float">
            <text:p>0.018160978764121</text:p>
          </table:table-cell>
          <table:table-cell office:value-type="float" office:value="0.214630189797351" calcext:value-type="float">
            <text:p>0.214630189797351</text:p>
          </table:table-cell>
          <table:table-cell office:value-type="float" office:value="2.20930106095572" calcext:value-type="float">
            <text:p>2.20930106095572</text:p>
          </table:table-cell>
          <table:table-cell office:value-type="float" office:value="2.21611538136268" calcext:value-type="float">
            <text:p>2.2161153813626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316927712804885" calcext:value-type="float">
            <text:p>0.0316927712804885</text:p>
          </table:table-cell>
          <table:table-cell office:value-type="float" office:value="0.227676396147437" calcext:value-type="float">
            <text:p>0.227676396147437</text:p>
          </table:table-cell>
          <table:table-cell office:value-type="float" office:value="2.21362909750095" calcext:value-type="float">
            <text:p>2.21362909750095</text:p>
          </table:table-cell>
          <table:table-cell office:value-type="float" office:value="2.23462879195115" calcext:value-type="float">
            <text:p>2.2346287919511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97150301159226" calcext:value-type="float">
            <text:p>0.0497150301159226</text:p>
          </table:table-cell>
          <table:table-cell office:value-type="float" office:value="0.271921534934638" calcext:value-type="float">
            <text:p>0.271921534934638</text:p>
          </table:table-cell>
          <table:table-cell office:value-type="float" office:value="2.22244209680941" calcext:value-type="float">
            <text:p>2.22244209680941</text:p>
          </table:table-cell>
          <table:table-cell office:value-type="float" office:value="2.26273048407966" calcext:value-type="float">
            <text:p>2.26273048407966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7004648743901" calcext:value-type="float">
            <text:p>0.147004648743901</text:p>
          </table:table-cell>
          <table:table-cell office:value-type="float" office:value="0.422823953031254" calcext:value-type="float">
            <text:p>0.422823953031254</text:p>
          </table:table-cell>
          <table:table-cell office:value-type="float" office:value="2.22692679235113" calcext:value-type="float">
            <text:p>2.22692679235113</text:p>
          </table:table-cell>
          <table:table-cell office:value-type="float" office:value="2.0777657950474" calcext:value-type="float">
            <text:p>2.0777657950474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4122697061188" calcext:value-type="float">
            <text:p>0.154122697061188</text:p>
          </table:table-cell>
          <table:table-cell office:value-type="float" office:value="0.414645637355062" calcext:value-type="float">
            <text:p>0.414645637355062</text:p>
          </table:table-cell>
          <table:table-cell office:value-type="float" office:value="2.23605285843534" calcext:value-type="float">
            <text:p>2.23605285843534</text:p>
          </table:table-cell>
          <table:table-cell office:value-type="float" office:value="2.08201863504086" calcext:value-type="float">
            <text:p>2.08201863504086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0201819796506" calcext:value-type="float">
            <text:p>0.150201819796506</text:p>
          </table:table-cell>
          <table:table-cell office:value-type="float" office:value="0.421103222219024" calcext:value-type="float">
            <text:p>0.421103222219024</text:p>
          </table:table-cell>
          <table:table-cell office:value-type="float" office:value="2.24069490464678" calcext:value-type="float">
            <text:p>2.24069490464678</text:p>
          </table:table-cell>
          <table:table-cell office:value-type="float" office:value="2.08952255173551" calcext:value-type="float">
            <text:p>2.08952255173551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9204489746833" calcext:value-type="float">
            <text:p>0.149204489746833</text:p>
          </table:table-cell>
          <table:table-cell office:value-type="float" office:value="0.413047128196469" calcext:value-type="float">
            <text:p>0.413047128196469</text:p>
          </table:table-cell>
          <table:table-cell office:value-type="float" office:value="2.24538660346526" calcext:value-type="float">
            <text:p>2.24538660346526</text:p>
          </table:table-cell>
          <table:table-cell office:value-type="float" office:value="2.09655407651166" calcext:value-type="float">
            <text:p>2.0965540765116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4016645048033" calcext:value-type="float">
            <text:p>0.154016645048033</text:p>
          </table:table-cell>
          <table:table-cell office:value-type="float" office:value="0.423312055005656" calcext:value-type="float">
            <text:p>0.423312055005656</text:p>
          </table:table-cell>
          <table:table-cell office:value-type="float" office:value="2.25485475575846" calcext:value-type="float">
            <text:p>2.25485475575846</text:p>
          </table:table-cell>
          <table:table-cell office:value-type="float" office:value="2.10010502238623" calcext:value-type="float">
            <text:p>2.10010502238623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0690856517181" calcext:value-type="float">
            <text:p>0.160690856517181</text:p>
          </table:table-cell>
          <table:table-cell office:value-type="float" office:value="0.422905927304158" calcext:value-type="float">
            <text:p>0.422905927304158</text:p>
          </table:table-cell>
          <table:table-cell office:value-type="float" office:value="2.25966338846584" calcext:value-type="float">
            <text:p>2.25966338846584</text:p>
          </table:table-cell>
          <table:table-cell office:value-type="float" office:value="2.09823745520248" calcext:value-type="float">
            <text:p>2.09823745520248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3965980898297" calcext:value-type="float">
            <text:p>0.163965980898297</text:p>
          </table:table-cell>
          <table:table-cell office:value-type="float" office:value="0.450977267867132" calcext:value-type="float">
            <text:p>0.450977267867132</text:p>
          </table:table-cell>
          <table:table-cell office:value-type="float" office:value="2.26943578285584" calcext:value-type="float">
            <text:p>2.26943578285584</text:p>
          </table:table-cell>
          <table:table-cell office:value-type="float" office:value="2.09840116587037" calcext:value-type="float">
            <text:p>2.0984011658703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536347879607" calcext:value-type="float">
            <text:p>0.15536347879607</text:p>
          </table:table-cell>
          <table:table-cell office:value-type="float" office:value="0.442381882152723" calcext:value-type="float">
            <text:p>0.442381882152723</text:p>
          </table:table-cell>
          <table:table-cell office:value-type="float" office:value="2.2743993022038" calcext:value-type="float">
            <text:p>2.2743993022038</text:p>
          </table:table-cell>
          <table:table-cell office:value-type="float" office:value="2.11274816207919" calcext:value-type="float">
            <text:p>2.11274816207919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7355307994198" calcext:value-type="float">
            <text:p>0.137355307994198</text:p>
          </table:table-cell>
          <table:table-cell office:value-type="float" office:value="0.414942964414203" calcext:value-type="float">
            <text:p>0.414942964414203</text:p>
          </table:table-cell>
          <table:table-cell office:value-type="float" office:value="2.28448306943567" calcext:value-type="float">
            <text:p>2.28448306943567</text:p>
          </table:table-cell>
          <table:table-cell office:value-type="float" office:value="2.13996582646316" calcext:value-type="float">
            <text:p>2.13996582646316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18319071832636" calcext:value-type="float">
            <text:p>0.0218319071832636</text:p>
          </table:table-cell>
          <table:table-cell office:value-type="float" office:value="0.254918023281742" calcext:value-type="float">
            <text:p>0.254918023281742</text:p>
          </table:table-cell>
          <table:table-cell office:value-type="float" office:value="2.28960291747085" calcext:value-type="float">
            <text:p>2.28960291747085</text:p>
          </table:table-cell>
          <table:table-cell office:value-type="float" office:value="2.29883742110387" calcext:value-type="float">
            <text:p>2.29883742110387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43756769452213" calcext:value-type="float">
            <text:p>0.143756769452213</text:p>
          </table:table-cell>
          <table:table-cell office:value-type="float" office:value="0.415218814150185" calcext:value-type="float">
            <text:p>0.415218814150185</text:p>
          </table:table-cell>
          <table:table-cell office:value-type="float" office:value="2.29999578756563" calcext:value-type="float">
            <text:p>2.29999578756563</text:p>
          </table:table-cell>
          <table:table-cell office:value-type="float" office:value="2.15234849138601" calcext:value-type="float">
            <text:p>2.15234849138601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9111010549602" calcext:value-type="float">
            <text:p>0.069111010549602</text:p>
          </table:table-cell>
          <table:table-cell office:value-type="float" office:value="0.269642504004541" calcext:value-type="float">
            <text:p>0.269642504004541</text:p>
          </table:table-cell>
          <table:table-cell office:value-type="float" office:value="2.30526915651146" calcext:value-type="float">
            <text:p>2.30526915651146</text:p>
          </table:table-cell>
          <table:table-cell office:value-type="float" office:value="2.36411060513272" calcext:value-type="float">
            <text:p>2.36411060513272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7022336284042" calcext:value-type="float">
            <text:p>0.147022336284042</text:p>
          </table:table-cell>
          <table:table-cell office:value-type="float" office:value="0.398009263153792" calcext:value-type="float">
            <text:p>0.398009263153792</text:p>
          </table:table-cell>
          <table:table-cell office:value-type="float" office:value="2.31597119034273" calcext:value-type="float">
            <text:p>2.31597119034273</text:p>
          </table:table-cell>
          <table:table-cell office:value-type="float" office:value="2.16741662631668" calcext:value-type="float">
            <text:p>2.16741662631668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935855077816771" calcext:value-type="float">
            <text:p>0.0935855077816771</text:p>
          </table:table-cell>
          <table:table-cell office:value-type="float" office:value="0.343357806023781" calcext:value-type="float">
            <text:p>0.343357806023781</text:p>
          </table:table-cell>
          <table:table-cell office:value-type="float" office:value="2.32139799775169" calcext:value-type="float">
            <text:p>2.32139799775169</text:p>
          </table:table-cell>
          <table:table-cell office:value-type="float" office:value="2.39931621241296" calcext:value-type="float">
            <text:p>2.39931621241296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11685392958568" calcext:value-type="float">
            <text:p>0.111685392958568</text:p>
          </table:table-cell>
          <table:table-cell office:value-type="float" office:value="0.325904199736402" calcext:value-type="float">
            <text:p>0.325904199736402</text:p>
          </table:table-cell>
          <table:table-cell office:value-type="float" office:value="2.32687601054502" calcext:value-type="float">
            <text:p>2.32687601054502</text:p>
          </table:table-cell>
          <table:table-cell office:value-type="float" office:value="2.42722986046311" calcext:value-type="float">
            <text:p>2.42722986046311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1262286666374" calcext:value-type="float">
            <text:p>0.0331262286666374</text:p>
          </table:table-cell>
          <table:table-cell office:value-type="float" office:value="0.192937704802703" calcext:value-type="float">
            <text:p>0.192937704802703</text:p>
          </table:table-cell>
          <table:table-cell office:value-type="float" office:value="2.33798776376133" calcext:value-type="float">
            <text:p>2.33798776376133</text:p>
          </table:table-cell>
          <table:table-cell office:value-type="float" office:value="2.34434233165314" calcext:value-type="float">
            <text:p>2.34434233165314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44256698638128" calcext:value-type="float">
            <text:p>0.0644256698638128</text:p>
          </table:table-cell>
          <table:table-cell office:value-type="float" office:value="0.23479130170088" calcext:value-type="float">
            <text:p>0.23479130170088</text:p>
          </table:table-cell>
          <table:table-cell office:value-type="float" office:value="2.34391481779417" calcext:value-type="float">
            <text:p>2.34391481779417</text:p>
          </table:table-cell>
          <table:table-cell office:value-type="float" office:value="2.39408911474529" calcext:value-type="float">
            <text:p>2.39408911474529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56567724394685" calcext:value-type="float">
            <text:p>0.0456567724394685</text:p>
          </table:table-cell>
          <table:table-cell office:value-type="float" office:value="0.254686088807944" calcext:value-type="float">
            <text:p>0.254686088807944</text:p>
          </table:table-cell>
          <table:table-cell office:value-type="float" office:value="2.35597805182825" calcext:value-type="float">
            <text:p>2.35597805182825</text:p>
          </table:table-cell>
          <table:table-cell office:value-type="float" office:value="2.39121136685123" calcext:value-type="float">
            <text:p>2.39121136685123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85770693904836" calcext:value-type="float">
            <text:p>0.0385770693904836</text:p>
          </table:table-cell>
          <table:table-cell office:value-type="float" office:value="0.241964834808857" calcext:value-type="float">
            <text:p>0.241964834808857</text:p>
          </table:table-cell>
          <table:table-cell office:value-type="float" office:value="2.36208636406592" calcext:value-type="float">
            <text:p>2.36208636406592</text:p>
          </table:table-cell>
          <table:table-cell office:value-type="float" office:value="2.38865702549856" calcext:value-type="float">
            <text:p>2.38865702549856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04699976630677" calcext:value-type="float">
            <text:p>0.0304699976630677</text:p>
          </table:table-cell>
          <table:table-cell office:value-type="float" office:value="0.196469580552706" calcext:value-type="float">
            <text:p>0.196469580552706</text:p>
          </table:table-cell>
          <table:table-cell office:value-type="float" office:value="2.37445812675484" calcext:value-type="float">
            <text:p>2.37445812675484</text:p>
          </table:table-cell>
          <table:table-cell office:value-type="float" office:value="2.34784693310659" calcext:value-type="float">
            <text:p>2.34784693310659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12477662538233" calcext:value-type="float">
            <text:p>0.0512477662538233</text:p>
          </table:table-cell>
          <table:table-cell office:value-type="float" office:value="0.234761285802796" calcext:value-type="float">
            <text:p>0.234761285802796</text:p>
          </table:table-cell>
          <table:table-cell office:value-type="float" office:value="2.38071908156914" calcext:value-type="float">
            <text:p>2.38071908156914</text:p>
          </table:table-cell>
          <table:table-cell office:value-type="float" office:value="2.33071479888188" calcext:value-type="float">
            <text:p>2.33071479888188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34450244912514" calcext:value-type="float">
            <text:p>0.0334450244912514</text:p>
          </table:table-cell>
          <table:table-cell office:value-type="float" office:value="0.206311685447451" calcext:value-type="float">
            <text:p>0.206311685447451</text:p>
          </table:table-cell>
          <table:table-cell office:value-type="float" office:value="2.38703304490422" calcext:value-type="float">
            <text:p>2.38703304490422</text:p>
          </table:table-cell>
          <table:table-cell office:value-type="float" office:value="2.35675096228198" calcext:value-type="float">
            <text:p>2.3567509622819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4606225640242" calcext:value-type="float">
            <text:p>0.0364606225640242</text:p>
          </table:table-cell>
          <table:table-cell office:value-type="float" office:value="0.18973417288604" calcext:value-type="float">
            <text:p>0.18973417288604</text:p>
          </table:table-cell>
          <table:table-cell office:value-type="float" office:value="2.39981228434792" calcext:value-type="float">
            <text:p>2.39981228434792</text:p>
          </table:table-cell>
          <table:table-cell office:value-type="float" office:value="2.36901688154368" calcext:value-type="float">
            <text:p>2.36901688154368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5978724363088" calcext:value-type="float">
            <text:p>0.045978724363088</text:p>
          </table:table-cell>
          <table:table-cell office:value-type="float" office:value="0.194043351577413" calcext:value-type="float">
            <text:p>0.194043351577413</text:p>
          </table:table-cell>
          <table:table-cell office:value-type="float" office:value="2.40627834841709" calcext:value-type="float">
            <text:p>2.40627834841709</text:p>
          </table:table-cell>
          <table:table-cell office:value-type="float" office:value="2.36912322277982" calcext:value-type="float">
            <text:p>2.36912322277982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97063161641001" calcext:value-type="float">
            <text:p>0.0497063161641001</text:p>
          </table:table-cell>
          <table:table-cell office:value-type="float" office:value="0.216829036235715" calcext:value-type="float">
            <text:p>0.216829036235715</text:p>
          </table:table-cell>
          <table:table-cell office:value-type="float" office:value="2.41936189317928" calcext:value-type="float">
            <text:p>2.41936189317928</text:p>
          </table:table-cell>
          <table:table-cell office:value-type="float" office:value="2.37084440466442" calcext:value-type="float">
            <text:p>2.37084440466442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51871996334363" calcext:value-type="float">
            <text:p>0.0551871996334363</text:p>
          </table:table-cell>
          <table:table-cell office:value-type="float" office:value="0.213528495932463" calcext:value-type="float">
            <text:p>0.213528495932463</text:p>
          </table:table-cell>
          <table:table-cell office:value-type="float" office:value="2.42598011447694" calcext:value-type="float">
            <text:p>2.42598011447694</text:p>
          </table:table-cell>
          <table:table-cell office:value-type="float" office:value="2.37378451964142" calcext:value-type="float">
            <text:p>2.3737845196414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05353038750799" calcext:value-type="float">
            <text:p>0.0605353038750799</text:p>
          </table:table-cell>
          <table:table-cell office:value-type="float" office:value="0.255911877445007" calcext:value-type="float">
            <text:p>0.255911877445007</text:p>
          </table:table-cell>
          <table:table-cell office:value-type="float" office:value="2.43264847350713" calcext:value-type="float">
            <text:p>2.43264847350713</text:p>
          </table:table-cell>
          <table:table-cell office:value-type="float" office:value="2.37211619514468" calcext:value-type="float">
            <text:p>2.37211619514468</text:p>
          </table:table-cell>
          <table:table-cell table:number-columns-repeated="2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94428504207304" calcext:value-type="float">
            <text:p>0.0694428504207304</text:p>
          </table:table-cell>
          <table:table-cell office:value-type="float" office:value="0.245978302259535" calcext:value-type="float">
            <text:p>0.245978302259535</text:p>
          </table:table-cell>
          <table:table-cell office:value-type="float" office:value="2.44613773354319" calcext:value-type="float">
            <text:p>2.44613773354319</text:p>
          </table:table-cell>
          <table:table-cell office:value-type="float" office:value="2.37941324563481" calcext:value-type="float">
            <text:p>2.37941324563481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35109620123091" calcext:value-type="float">
            <text:p>0.0535109620123091</text:p>
          </table:table-cell>
          <table:table-cell office:value-type="float" office:value="0.279746262019348" calcext:value-type="float">
            <text:p>0.279746262019348</text:p>
          </table:table-cell>
          <table:table-cell office:value-type="float" office:value="2.45295747327908" calcext:value-type="float">
            <text:p>2.45295747327908</text:p>
          </table:table-cell>
          <table:table-cell office:value-type="float" office:value="2.39220042229179" calcext:value-type="float">
            <text:p>2.39220042229179</text:p>
          </table:table-cell>
          <table: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66491318393451" calcext:value-type="float">
            <text:p>0.0666491318393451</text:p>
          </table:table-cell>
          <table:table-cell office:value-type="float" office:value="0.282018098946693" calcext:value-type="float">
            <text:p>0.282018098946693</text:p>
          </table:table-cell>
          <table:table-cell office:value-type="float" office:value="2.46674832311945" calcext:value-type="float">
            <text:p>2.46674832311945</text:p>
          </table:table-cell>
          <table:table-cell office:value-type="float" office:value="2.39364008516132" calcext:value-type="float">
            <text:p>2.39364008516132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10347556154545" calcext:value-type="float">
            <text:p>0.0610347556154545</text:p>
          </table:table-cell>
          <table:table-cell office:value-type="float" office:value="0.279068454249986" calcext:value-type="float">
            <text:p>0.279068454249986</text:p>
          </table:table-cell>
          <table:table-cell office:value-type="float" office:value="2.47371817595732" calcext:value-type="float">
            <text:p>2.47371817595732</text:p>
          </table:table-cell>
          <table:table-cell office:value-type="float" office:value="2.40673259660139" calcext:value-type="float">
            <text:p>2.40673259660139</text:p>
          </table:table-cell>
          <table:table-cell table:number-columns-repeated="2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12824667662674" calcext:value-type="float">
            <text:p>0.0612824667662674</text:p>
          </table:table-cell>
          <table:table-cell office:value-type="float" office:value="0.270931653229808" calcext:value-type="float">
            <text:p>0.270931653229808</text:p>
          </table:table-cell>
          <table:table-cell office:value-type="float" office:value="2.48780964224509" calcext:value-type="float">
            <text:p>2.48780964224509</text:p>
          </table:table-cell>
          <table:table-cell office:value-type="float" office:value="2.4212754064573" calcext:value-type="float">
            <text:p>2.4212754064573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98376319389116" calcext:value-type="float">
            <text:p>0.0698376319389116</text:p>
          </table:table-cell>
          <table:table-cell office:value-type="float" office:value="0.274857055985627" calcext:value-type="float">
            <text:p>0.274857055985627</text:p>
          </table:table-cell>
          <table:table-cell office:value-type="float" office:value="2.49492964440458" calcext:value-type="float">
            <text:p>2.49492964440458</text:p>
          </table:table-cell>
          <table:table-cell office:value-type="float" office:value="2.42257720469636" calcext:value-type="float">
            <text:p>2.42257720469636</text:p>
          </table:table-cell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2989534247552" calcext:value-type="float">
            <text:p>0.0392989534247552</text:p>
          </table:table-cell>
          <table:table-cell office:value-type="float" office:value="0.192549172909083" calcext:value-type="float">
            <text:p>0.192549172909083</text:p>
          </table:table-cell>
          <table:table-cell office:value-type="float" office:value="2.50932000634746" calcext:value-type="float">
            <text:p>2.50932000634746</text:p>
          </table:table-cell>
          <table:table-cell office:value-type="float" office:value="2.47624445644044" calcext:value-type="float">
            <text:p>2.47624445644044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55669490551411" calcext:value-type="float">
            <text:p>0.0755669490551411</text:p>
          </table:table-cell>
          <table:table-cell office:value-type="float" office:value="0.292202274104881" calcext:value-type="float">
            <text:p>0.292202274104881</text:p>
          </table:table-cell>
          <table:table-cell office:value-type="float" office:value="2.5165896565579" calcext:value-type="float">
            <text:p>2.5165896565579</text:p>
          </table:table-cell>
          <table:table-cell office:value-type="float" office:value="2.43733512128111" calcext:value-type="float">
            <text:p>2.43733512128111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94793098318852" calcext:value-type="float">
            <text:p>0.0794793098318852</text:p>
          </table:table-cell>
          <table:table-cell office:value-type="float" office:value="0.293165432083668" calcext:value-type="float">
            <text:p>0.293165432083668</text:p>
          </table:table-cell>
          <table:table-cell office:value-type="float" office:value="2.52390956796446" calcext:value-type="float">
            <text:p>2.52390956796446</text:p>
          </table:table-cell>
          <table:table-cell office:value-type="float" office:value="2.44356913483829" calcext:value-type="float">
            <text:p>2.44356913483829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31591941558697" calcext:value-type="float">
            <text:p>0.0931591941558697</text:p>
          </table:table-cell>
          <table:table-cell office:value-type="float" office:value="0.320600529399972" calcext:value-type="float">
            <text:p>0.320600529399972</text:p>
          </table:table-cell>
          <table:table-cell office:value-type="float" office:value="2.5386972554463" calcext:value-type="float">
            <text:p>2.5386972554463</text:p>
          </table:table-cell>
          <table:table-cell office:value-type="float" office:value="2.4439700600215" calcext:value-type="float">
            <text:p>2.4439700600215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7207826228819" calcext:value-type="float">
            <text:p>0.097207826228819</text:p>
          </table:table-cell>
          <table:table-cell office:value-type="float" office:value="0.299004822441193" calcext:value-type="float">
            <text:p>0.299004822441193</text:p>
          </table:table-cell>
          <table:table-cell office:value-type="float" office:value="2.54616544680815" calcext:value-type="float">
            <text:p>2.54616544680815</text:p>
          </table:table-cell>
          <table:table-cell office:value-type="float" office:value="2.4529125828807" calcext:value-type="float">
            <text:p>2.4529125828807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14011588399684" calcext:value-type="float">
            <text:p>0.0914011588399684</text:p>
          </table:table-cell>
          <table:table-cell office:value-type="float" office:value="0.320057368093471" calcext:value-type="float">
            <text:p>0.320057368093471</text:p>
          </table:table-cell>
          <table:table-cell office:value-type="float" office:value="2.56125034725283" calcext:value-type="float">
            <text:p>2.56125034725283</text:p>
          </table:table-cell>
          <table:table-cell office:value-type="float" office:value="2.46816048375601" calcext:value-type="float">
            <text:p>2.46816048375601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4456568958162" calcext:value-type="float">
            <text:p>0.104456568958162</text:p>
          </table:table-cell>
          <table:table-cell office:value-type="float" office:value="0.343722338000773" calcext:value-type="float">
            <text:p>0.343722338000773</text:p>
          </table:table-cell>
          <table:table-cell office:value-type="float" office:value="2.56886551158657" calcext:value-type="float">
            <text:p>2.56886551158657</text:p>
          </table:table-cell>
          <table:table-cell office:value-type="float" office:value="2.46238776302307" calcext:value-type="float">
            <text:p>2.46238776302307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0538043025482" calcext:value-type="float">
            <text:p>0.130538043025482</text:p>
          </table:table-cell>
          <table:table-cell office:value-type="float" office:value="0.373687337314734" calcext:value-type="float">
            <text:p>0.373687337314734</text:p>
          </table:table-cell>
          <table:table-cell office:value-type="float" office:value="2.58424538264689" calcext:value-type="float">
            <text:p>2.58424538264689</text:p>
          </table:table-cell>
          <table:table-cell office:value-type="float" office:value="2.45104569623589" calcext:value-type="float">
            <text:p>2.45104569623589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9820874843574" calcext:value-type="float">
            <text:p>0.129820874843574</text:p>
          </table:table-cell>
          <table:table-cell office:value-type="float" office:value="0.379399328395612" calcext:value-type="float">
            <text:p>0.379399328395612</text:p>
          </table:table-cell>
          <table:table-cell office:value-type="float" office:value="2.59200889259674" calcext:value-type="float">
            <text:p>2.59200889259674</text:p>
          </table:table-cell>
          <table:table-cell office:value-type="float" office:value="2.45724238416255" calcext:value-type="float">
            <text:p>2.45724238416255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9215802909932" calcext:value-type="float">
            <text:p>0.129215802909932</text:p>
          </table:table-cell>
          <table:table-cell office:value-type="float" office:value="0.363441701498423" calcext:value-type="float">
            <text:p>0.363441701498423</text:p>
          </table:table-cell>
          <table:table-cell office:value-type="float" office:value="2.60768206830947" calcext:value-type="float">
            <text:p>2.60768206830947</text:p>
          </table:table-cell>
          <table:table-cell office:value-type="float" office:value="2.47584116820546" calcext:value-type="float">
            <text:p>2.47584116820546</text:p>
          </table:table-cell>
          <table: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05859111231264" calcext:value-type="float">
            <text:p>0.0205859111231264</text:p>
          </table:table-cell>
          <table:table-cell office:value-type="float" office:value="0.193861519952766" calcext:value-type="float">
            <text:p>0.193861519952766</text:p>
          </table:table-cell>
          <table:table-cell office:value-type="float" office:value="2.61559207049419" calcext:value-type="float">
            <text:p>2.61559207049419</text:p>
          </table:table-cell>
          <table:table-cell office:value-type="float" office:value="2.59503182891615" calcext:value-type="float">
            <text:p>2.59503182891615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56651714229546" calcext:value-type="float">
            <text:p>0.0156651714229546</text:p>
          </table:table-cell>
          <table:table-cell office:value-type="float" office:value="0.198515476858591" calcext:value-type="float">
            <text:p>0.198515476858591</text:p>
          </table:table-cell>
          <table:table-cell office:value-type="float" office:value="2.62355070970208" calcext:value-type="float">
            <text:p>2.62355070970208</text:p>
          </table:table-cell>
          <table:table-cell office:value-type="float" office:value="2.60838998009326" calcext:value-type="float">
            <text:p>2.60838998009326</text:p>
          </table:table-cell>
          <table:table-cell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34330943823427" calcext:value-type="float">
            <text:p>0.0434330943823427</text:p>
          </table:table-cell>
          <table:table-cell office:value-type="float" office:value="0.204421838480017" calcext:value-type="float">
            <text:p>0.204421838480017</text:p>
          </table:table-cell>
          <table:table-cell office:value-type="float" office:value="2.63961351791443" calcext:value-type="float">
            <text:p>2.63961351791443</text:p>
          </table:table-cell>
          <table:table-cell office:value-type="float" office:value="2.6015587819368" calcext:value-type="float">
            <text:p>2.6015587819368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51504028011069" calcext:value-type="float">
            <text:p>0.0951504028011069</text:p>
          </table:table-cell>
          <table:table-cell office:value-type="float" office:value="0.322609420221641" calcext:value-type="float">
            <text:p>0.322609420221641</text:p>
          </table:table-cell>
          <table:table-cell office:value-type="float" office:value="2.64771761913324" calcext:value-type="float">
            <text:p>2.64771761913324</text:p>
          </table:table-cell>
          <table:table-cell office:value-type="float" office:value="2.55203693100508" calcext:value-type="float">
            <text:p>2.55203693100508</text:p>
          </table:table-cell>
          <table: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6295307555566" calcext:value-type="float">
            <text:p>0.126295307555566</text:p>
          </table:table-cell>
          <table:table-cell office:value-type="float" office:value="0.338245415887759" calcext:value-type="float">
            <text:p>0.338245415887759</text:p>
          </table:table-cell>
          <table:table-cell office:value-type="float" office:value="2.66407154198647" calcext:value-type="float">
            <text:p>2.66407154198647</text:p>
          </table:table-cell>
          <table:table-cell office:value-type="float" office:value="2.54179266090694" calcext:value-type="float">
            <text:p>2.54179266090694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4086089274345" calcext:value-type="float">
            <text:p>0.124086089274345</text:p>
          </table:table-cell>
          <table:table-cell office:value-type="float" office:value="0.351391932458927" calcext:value-type="float">
            <text:p>0.351391932458927</text:p>
          </table:table-cell>
          <table:table-cell office:value-type="float" office:value="2.67232052997366" calcext:value-type="float">
            <text:p>2.67232052997366</text:p>
          </table:table-cell>
          <table:table-cell office:value-type="float" office:value="2.54888567250648" calcext:value-type="float">
            <text:p>2.54888567250648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4059791972157" calcext:value-type="float">
            <text:p>0.124059791972157</text:p>
          </table:table-cell>
          <table:table-cell office:value-type="float" office:value="0.347846101934021" calcext:value-type="float">
            <text:p>0.347846101934021</text:p>
          </table:table-cell>
          <table:table-cell office:value-type="float" office:value="2.68896340486252" calcext:value-type="float">
            <text:p>2.68896340486252</text:p>
          </table:table-cell>
          <table:table-cell office:value-type="float" office:value="2.56572145034117" calcext:value-type="float">
            <text:p>2.56572145034117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42375726171533" calcext:value-type="float">
            <text:p>0.0942375726171533</text:p>
          </table:table-cell>
          <table:table-cell office:value-type="float" office:value="0.241858683035915" calcext:value-type="float">
            <text:p>0.241858683035915</text:p>
          </table:table-cell>
          <table:table-cell office:value-type="float" office:value="2.69735705494078" calcext:value-type="float">
            <text:p>2.69735705494078</text:p>
          </table:table-cell>
          <table:table-cell office:value-type="float" office:value="2.78587365836856" calcext:value-type="float">
            <text:p>2.78587365836856</text:p>
          </table:table-cell>
          <table: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0843995712224" calcext:value-type="float">
            <text:p>0.100843995712224</text:p>
          </table:table-cell>
          <table:table-cell office:value-type="float" office:value="0.332272472255722" calcext:value-type="float">
            <text:p>0.332272472255722</text:p>
          </table:table-cell>
          <table:table-cell office:value-type="float" office:value="2.70579905297546" calcext:value-type="float">
            <text:p>2.70579905297546</text:p>
          </table:table-cell>
          <table:table-cell office:value-type="float" office:value="2.60433817713005" calcext:value-type="float">
            <text:p>2.604338177130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4156435105667" calcext:value-type="float">
            <text:p>0.114156435105667</text:p>
          </table:table-cell>
          <table:table-cell office:value-type="float" office:value="0.373439295478845" calcext:value-type="float">
            <text:p>0.373439295478845</text:p>
          </table:table-cell>
          <table:table-cell office:value-type="float" office:value="2.72282479626975" calcext:value-type="float">
            <text:p>2.72282479626975</text:p>
          </table:table-cell>
          <table:table-cell office:value-type="float" office:value="2.60406224972004" calcext:value-type="float">
            <text:p>2.60406224972004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4067213218481" calcext:value-type="float">
            <text:p>0.104067213218481</text:p>
          </table:table-cell>
          <table:table-cell office:value-type="float" office:value="0.315132237483689" calcext:value-type="float">
            <text:p>0.315132237483689</text:p>
          </table:table-cell>
          <table:table-cell office:value-type="float" office:value="2.73141041393944" calcext:value-type="float">
            <text:p>2.73141041393944</text:p>
          </table:table-cell>
          <table:table-cell office:value-type="float" office:value="2.82645971832298" calcext:value-type="float">
            <text:p>2.82645971832298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4701037602548" calcext:value-type="float">
            <text:p>0.104701037602548</text:p>
          </table:table-cell>
          <table:table-cell office:value-type="float" office:value="0.335588993889171" calcext:value-type="float">
            <text:p>0.335588993889171</text:p>
          </table:table-cell>
          <table:table-cell office:value-type="float" office:value="2.74872378768638" calcext:value-type="float">
            <text:p>2.74872378768638</text:p>
          </table:table-cell>
          <table:table-cell office:value-type="float" office:value="2.84185800860938" calcext:value-type="float">
            <text:p>2.84185800860938</text:p>
          </table:table-cell>
          <table: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9599995806113" calcext:value-type="float">
            <text:p>0.109599995806113</text:p>
          </table:table-cell>
          <table:table-cell office:value-type="float" office:value="0.321433026915528" calcext:value-type="float">
            <text:p>0.321433026915528</text:p>
          </table:table-cell>
          <table:table-cell office:value-type="float" office:value="2.75745110604654" calcext:value-type="float">
            <text:p>2.75745110604654</text:p>
          </table:table-cell>
          <table:table-cell office:value-type="float" office:value="2.85695734356398" calcext:value-type="float">
            <text:p>2.85695734356398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37373622354416" calcext:value-type="float">
            <text:p>0.0937373622354416</text:p>
          </table:table-cell>
          <table:table-cell office:value-type="float" office:value="0.305728677041939" calcext:value-type="float">
            <text:p>0.305728677041939</text:p>
          </table:table-cell>
          <table:table-cell office:value-type="float" office:value="2.77504856372763" calcext:value-type="float">
            <text:p>2.77504856372763</text:p>
          </table:table-cell>
          <table:table-cell office:value-type="float" office:value="2.86004608825032" calcext:value-type="float">
            <text:p>2.8600460882503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05845858918098" calcext:value-type="float">
            <text:p>0.0905845858918098</text:p>
          </table:table-cell>
          <table:table-cell office:value-type="float" office:value="0.309957068395435" calcext:value-type="float">
            <text:p>0.309957068395435</text:p>
          </table:table-cell>
          <table:table-cell office:value-type="float" office:value="2.78391846014795" calcext:value-type="float">
            <text:p>2.78391846014795</text:p>
          </table:table-cell>
          <table:table-cell office:value-type="float" office:value="2.86405125245313" calcext:value-type="float">
            <text:p>2.86405125245313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66428455754237" calcext:value-type="float">
            <text:p>0.0866428455754237</text:p>
          </table:table-cell>
          <table:table-cell office:value-type="float" office:value="0.292859592489765" calcext:value-type="float">
            <text:p>0.292859592489765</text:p>
          </table:table-cell>
          <table:table-cell office:value-type="float" office:value="2.79283493750818" calcext:value-type="float">
            <text:p>2.79283493750818</text:p>
          </table:table-cell>
          <table:table-cell office:value-type="float" office:value="2.86940877773815" calcext:value-type="float">
            <text:p>2.86940877773815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80035555464194" calcext:value-type="float">
            <text:p>0.0680035555464194</text:p>
          </table:table-cell>
          <table:table-cell office:value-type="float" office:value="0.25641496720724" calcext:value-type="float">
            <text:p>0.25641496720724</text:p>
          </table:table-cell>
          <table:table-cell office:value-type="float" office:value="2.81080965342384" calcext:value-type="float">
            <text:p>2.81080965342384</text:p>
          </table:table-cell>
          <table:table-cell office:value-type="float" office:value="2.87126869168798" calcext:value-type="float">
            <text:p>2.87126869168798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74696818283586" calcext:value-type="float">
            <text:p>0.0574696818283586</text:p>
          </table:table-cell>
          <table:table-cell office:value-type="float" office:value="0.270826122275107" calcext:value-type="float">
            <text:p>0.270826122275107</text:p>
          </table:table-cell>
          <table:table-cell office:value-type="float" office:value="2.81986851481608" calcext:value-type="float">
            <text:p>2.81986851481608</text:p>
          </table:table-cell>
          <table:table-cell office:value-type="float" office:value="2.8677951806887" calcext:value-type="float">
            <text:p>2.8677951806887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96368254945317" calcext:value-type="float">
            <text:p>0.0496368254945317</text:p>
          </table:table-cell>
          <table:table-cell office:value-type="float" office:value="0.274265268000699" calcext:value-type="float">
            <text:p>0.274265268000699</text:p>
          </table:table-cell>
          <table:table-cell office:value-type="float" office:value="2.83812448264964" calcext:value-type="float">
            <text:p>2.83812448264964</text:p>
          </table:table-cell>
          <table:table-cell office:value-type="float" office:value="2.87788203742103" calcext:value-type="float">
            <text:p>2.87788203742103</text:p>
          </table:table-cell>
          <table:table-cell table:number-columns-repeated="2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5879177488693" calcext:value-type="float">
            <text:p>0.045879177488693</text:p>
          </table:table-cell>
          <table:table-cell office:value-type="float" office:value="0.262750386214293" calcext:value-type="float">
            <text:p>0.262750386214293</text:p>
          </table:table-cell>
          <table:table-cell office:value-type="float" office:value="2.8473233051183" calcext:value-type="float">
            <text:p>2.8473233051183</text:p>
          </table:table-cell>
          <table:table-cell office:value-type="float" office:value="2.88366469518746" calcext:value-type="float">
            <text:p>2.88366469518746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7242530704029" calcext:value-type="float">
            <text:p>0.037242530704029</text:p>
          </table:table-cell>
          <table:table-cell office:value-type="float" office:value="0.268536196685058" calcext:value-type="float">
            <text:p>0.268536196685058</text:p>
          </table:table-cell>
          <table:table-cell office:value-type="float" office:value="2.86585915836073" calcext:value-type="float">
            <text:p>2.86585915836073</text:p>
          </table:table-cell>
          <table:table-cell office:value-type="float" office:value="2.89337269176737" calcext:value-type="float">
            <text:p>2.89337269176737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3065083985563" calcext:value-type="float">
            <text:p>0.0423065083985563</text:p>
          </table:table-cell>
          <table:table-cell office:value-type="float" office:value="0.24136964843015" calcext:value-type="float">
            <text:p>0.24136964843015</text:p>
          </table:table-cell>
          <table:table-cell office:value-type="float" office:value="2.87519773038415" calcext:value-type="float">
            <text:p>2.87519773038415</text:p>
          </table:table-cell>
          <table:table-cell office:value-type="float" office:value="2.91026766733288" calcext:value-type="float">
            <text:p>2.91026766733288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08185690547066" calcext:value-type="float">
            <text:p>0.0508185690547066</text:p>
          </table:table-cell>
          <table:table-cell office:value-type="float" office:value="0.277338930369909" calcext:value-type="float">
            <text:p>0.277338930369909</text:p>
          </table:table-cell>
          <table:table-cell office:value-type="float" office:value="2.88458195102353" calcext:value-type="float">
            <text:p>2.88458195102353</text:p>
          </table:table-cell>
          <table:table-cell office:value-type="float" office:value="2.92717800152514" calcext:value-type="float">
            <text:p>2.92717800152514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23109115412745" calcext:value-type="float">
            <text:p>0.0523109115412745</text:p>
          </table:table-cell>
          <table:table-cell office:value-type="float" office:value="0.276184726465832" calcext:value-type="float">
            <text:p>0.276184726465832</text:p>
          </table:table-cell>
          <table:table-cell office:value-type="float" office:value="2.90348960466963" calcext:value-type="float">
            <text:p>2.90348960466963</text:p>
          </table:table-cell>
          <table:table-cell office:value-type="float" office:value="2.94839142743834" calcext:value-type="float">
            <text:p>2.94839142743834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68117797888577" calcext:value-type="float">
            <text:p>0.0568117797888577</text:p>
          </table:table-cell>
          <table:table-cell office:value-type="float" office:value="0.276618563517922" calcext:value-type="float">
            <text:p>0.276618563517922</text:p>
          </table:table-cell>
          <table:table-cell office:value-type="float" office:value="2.91301235237636" calcext:value-type="float">
            <text:p>2.91301235237636</text:p>
          </table:table-cell>
          <table:table-cell office:value-type="float" office:value="2.96242395076921" calcext:value-type="float">
            <text:p>2.96242395076921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49645994034202" calcext:value-type="float">
            <text:p>0.0549645994034202</text:p>
          </table:table-cell>
          <table:table-cell office:value-type="float" office:value="0.277920413401097" calcext:value-type="float">
            <text:p>0.277920413401097</text:p>
          </table:table-cell>
          <table:table-cell office:value-type="float" office:value="2.93219680753326" calcext:value-type="float">
            <text:p>2.93219680753326</text:p>
          </table:table-cell>
          <table:table-cell office:value-type="float" office:value="2.97890147971644" calcext:value-type="float">
            <text:p>2.97890147971644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73593279660686" calcext:value-type="float">
            <text:p>0.0873593279660686</text:p>
          </table:table-cell>
          <table:table-cell office:value-type="float" office:value="0.289885094518629" calcext:value-type="float">
            <text:p>0.289885094518629</text:p>
          </table:table-cell>
          <table:table-cell office:value-type="float" office:value="2.94185784316436" calcext:value-type="float">
            <text:p>2.94185784316436</text:p>
          </table:table-cell>
          <table:table-cell office:value-type="float" office:value="3.02198710731859" calcext:value-type="float">
            <text:p>3.02198710731859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84920772578654" calcext:value-type="float">
            <text:p>0.0884920772578654</text:p>
          </table:table-cell>
          <table:table-cell office:value-type="float" office:value="0.336139739975274" calcext:value-type="float">
            <text:p>0.336139739975274</text:p>
          </table:table-cell>
          <table:table-cell office:value-type="float" office:value="2.96131754929203" calcext:value-type="float">
            <text:p>2.96131754929203</text:p>
          </table:table-cell>
          <table:table-cell office:value-type="float" office:value="3.03962866138099" calcext:value-type="float">
            <text:p>3.03962866138099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88596996775264" calcext:value-type="float">
            <text:p>0.0888596996775264</text:p>
          </table:table-cell>
          <table:table-cell office:value-type="float" office:value="0.333549217545161" calcext:value-type="float">
            <text:p>0.333549217545161</text:p>
          </table:table-cell>
          <table:table-cell office:value-type="float" office:value="2.97111585821754" calcext:value-type="float">
            <text:p>2.97111585821754</text:p>
          </table:table-cell>
          <table:table-cell office:value-type="float" office:value="3.05017276016082" calcext:value-type="float">
            <text:p>3.05017276016082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36099110559207" calcext:value-type="float">
            <text:p>0.0836099110559207</text:p>
          </table:table-cell>
          <table:table-cell office:value-type="float" office:value="0.281825205821899" calcext:value-type="float">
            <text:p>0.281825205821899</text:p>
          </table:table-cell>
          <table:table-cell office:value-type="float" office:value="2.9809593809952" calcext:value-type="float">
            <text:p>2.9809593809952</text:p>
          </table:table-cell>
          <table:table-cell office:value-type="float" office:value="3.05751803509355" calcext:value-type="float">
            <text:p>3.05751803509355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43023033601537" calcext:value-type="float">
            <text:p>0.0643023033601537</text:p>
          </table:table-cell>
          <table:table-cell office:value-type="float" office:value="0.313041977487491" calcext:value-type="float">
            <text:p>0.313041977487491</text:p>
          </table:table-cell>
          <table:table-cell office:value-type="float" office:value="3.00078395505478" calcext:value-type="float">
            <text:p>3.00078395505478</text:p>
          </table:table-cell>
          <table:table-cell office:value-type="float" office:value="3.05474224760996" calcext:value-type="float">
            <text:p>3.05474224760996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40471109048929" calcext:value-type="float">
            <text:p>0.0540471109048929</text:p>
          </table:table-cell>
          <table:table-cell office:value-type="float" office:value="0.301379282350705" calcext:value-type="float">
            <text:p>0.301379282350705</text:p>
          </table:table-cell>
          <table:table-cell office:value-type="float" office:value="3.01076473348044" calcext:value-type="float">
            <text:p>3.01076473348044</text:p>
          </table:table-cell>
          <table:table-cell office:value-type="float" office:value="3.05477334940921" calcext:value-type="float">
            <text:p>3.05477334940921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5982831196341" calcext:value-type="float">
            <text:p>0.0345982831196341</text:p>
          </table:table-cell>
          <table:table-cell office:value-type="float" office:value="0.262606391033157" calcext:value-type="float">
            <text:p>0.262606391033157</text:p>
          </table:table-cell>
          <table:table-cell office:value-type="float" office:value="3.03086064455962" calcext:value-type="float">
            <text:p>3.03086064455962</text:p>
          </table:table-cell>
          <table:table-cell office:value-type="float" office:value="3.05807208711197" calcext:value-type="float">
            <text:p>3.05807208711197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3084137619925" calcext:value-type="float">
            <text:p>0.0223084137619925</text:p>
          </table:table-cell>
          <table:table-cell office:value-type="float" office:value="0.238938806363488" calcext:value-type="float">
            <text:p>0.238938806363488</text:p>
          </table:table-cell>
          <table:table-cell office:value-type="float" office:value="3.04097668043059" calcext:value-type="float">
            <text:p>3.04097668043059</text:p>
          </table:table-cell>
          <table:table-cell office:value-type="float" office:value="3.05617031066615" calcext:value-type="float">
            <text:p>3.05617031066615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85944728579326" calcext:value-type="float">
            <text:p>0.00885944728579326</text:p>
          </table:table-cell>
          <table:table-cell office:value-type="float" office:value="0.235947993967761" calcext:value-type="float">
            <text:p>0.235947993967761</text:p>
          </table:table-cell>
          <table:table-cell office:value-type="float" office:value="3.06134292545296" calcext:value-type="float">
            <text:p>3.06134292545296</text:p>
          </table:table-cell>
          <table:table-cell office:value-type="float" office:value="3.05191197843177" calcext:value-type="float">
            <text:p>3.05191197843177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33191164829833" calcext:value-type="float">
            <text:p>0.0133191164829833</text:p>
          </table:table-cell>
          <table:table-cell office:value-type="float" office:value="0.20932925888537" calcext:value-type="float">
            <text:p>0.20932925888537</text:p>
          </table:table-cell>
          <table:table-cell office:value-type="float" office:value="3.07159398110969" calcext:value-type="float">
            <text:p>3.07159398110969</text:p>
          </table:table-cell>
          <table:table-cell office:value-type="float" office:value="3.05373407163884" calcext:value-type="float">
            <text:p>3.05373407163884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71250141433487" calcext:value-type="float">
            <text:p>0.0171250141433487</text:p>
          </table:table-cell>
          <table:table-cell office:value-type="float" office:value="0.242347604621227" calcext:value-type="float">
            <text:p>0.242347604621227</text:p>
          </table:table-cell>
          <table:table-cell office:value-type="float" office:value="3.08188923731417" calcext:value-type="float">
            <text:p>3.08188923731417</text:p>
          </table:table-cell>
          <table:table-cell office:value-type="float" office:value="3.05836506061963" calcext:value-type="float">
            <text:p>3.05836506061963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38743959613269" calcext:value-type="float">
            <text:p>0.0238743959613269</text:p>
          </table:table-cell>
          <table:table-cell office:value-type="float" office:value="0.242571301277787" calcext:value-type="float">
            <text:p>0.242571301277787</text:p>
          </table:table-cell>
          <table:table-cell office:value-type="float" office:value="3.10261424786483" calcext:value-type="float">
            <text:p>3.10261424786483</text:p>
          </table:table-cell>
          <table:table-cell office:value-type="float" office:value="3.07227403369375" calcext:value-type="float">
            <text:p>3.07227403369375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79711171699346" calcext:value-type="float">
            <text:p>0.0279711171699346</text:p>
          </table:table-cell>
          <table:table-cell office:value-type="float" office:value="0.241715502815351" calcext:value-type="float">
            <text:p>0.241715502815351</text:p>
          </table:table-cell>
          <table:table-cell office:value-type="float" office:value="3.11304287025863" calcext:value-type="float">
            <text:p>3.11304287025863</text:p>
          </table:table-cell>
          <table:table-cell office:value-type="float" office:value="3.07810383677126" calcext:value-type="float">
            <text:p>3.07810383677126</text:p>
          </table:table-cell>
          <table:table-cell table:number-columns-repeated="2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074206640004" calcext:value-type="float">
            <text:p>0.036074206640004</text:p>
          </table:table-cell>
          <table:table-cell office:value-type="float" office:value="0.232912447082534" calcext:value-type="float">
            <text:p>0.232912447082534</text:p>
          </table:table-cell>
          <table:table-cell office:value-type="float" office:value="3.13403493293187" calcext:value-type="float">
            <text:p>3.13403493293187</text:p>
          </table:table-cell>
          <table:table-cell office:value-type="float" office:value="3.09126101850445" calcext:value-type="float">
            <text:p>3.09126101850445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64107878083509" calcext:value-type="float">
            <text:p>0.0364107878083509</text:p>
          </table:table-cell>
          <table:table-cell office:value-type="float" office:value="0.226457194722878" calcext:value-type="float">
            <text:p>0.226457194722878</text:p>
          </table:table-cell>
          <table:table-cell office:value-type="float" office:value="3.14459728118923" calcext:value-type="float">
            <text:p>3.14459728118923</text:p>
          </table:table-cell>
          <table:table-cell office:value-type="float" office:value="3.10235892987273" calcext:value-type="float">
            <text:p>3.10235892987273</text:p>
          </table:table-cell>
          <table: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61079775555505" calcext:value-type="float">
            <text:p>0.0261079775555505</text:p>
          </table:table-cell>
          <table:table-cell office:value-type="float" office:value="0.204344771320518" calcext:value-type="float">
            <text:p>0.204344771320518</text:p>
          </table:table-cell>
          <table:table-cell office:value-type="float" office:value="3.15520360078607" calcext:value-type="float">
            <text:p>3.15520360078607</text:p>
          </table:table-cell>
          <table:table-cell office:value-type="float" office:value="3.12444076153169" calcext:value-type="float">
            <text:p>3.12444076153169</text:p>
          </table:table-cell>
          <table:table-cell table:number-columns-repeated="2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43654214449127" calcext:value-type="float">
            <text:p>0.0143654214449127</text:p>
          </table:table-cell>
          <table:table-cell office:value-type="float" office:value="0.232564664305636" calcext:value-type="float">
            <text:p>0.232564664305636</text:p>
          </table:table-cell>
          <table:table-cell office:value-type="float" office:value="3.17654842508224" calcext:value-type="float">
            <text:p>3.17654842508224</text:p>
          </table:table-cell>
          <table:table-cell office:value-type="float" office:value="3.15998492479289" calcext:value-type="float">
            <text:p>3.15998492479289</text:p>
          </table:table-cell>
          <table: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27267128281" calcext:value-type="float">
            <text:p>0.1627267128281</text:p>
          </table:table-cell>
          <table:table-cell office:value-type="float" office:value="0.39140985243101" calcext:value-type="float">
            <text:p>0.39140985243101</text:p>
          </table:table-cell>
          <table:table-cell office:value-type="float" office:value="3.18728705383087" calcext:value-type="float">
            <text:p>3.18728705383087</text:p>
          </table:table-cell>
          <table:table-cell office:value-type="float" office:value="3.02262616093823" calcext:value-type="float">
            <text:p>3.02262616093823</text:p>
          </table:table-cell>
          <table: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98683611424289" calcext:value-type="float">
            <text:p>0.0198683611424289</text:p>
          </table:table-cell>
          <table:table-cell office:value-type="float" office:value="0.288821996442748" calcext:value-type="float">
            <text:p>0.288821996442748</text:p>
          </table:table-cell>
          <table:table-cell office:value-type="float" office:value="3.20889629936891" calcext:value-type="float">
            <text:p>3.20889629936891</text:p>
          </table:table-cell>
          <table:table-cell office:value-type="float" office:value="3.2218450090041" calcext:value-type="float">
            <text:p>3.2218450090041</text:p>
          </table:table-cell>
          <table: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1860893332824" calcext:value-type="float">
            <text:p>0.0241860893332824</text:p>
          </table:table-cell>
          <table:table-cell office:value-type="float" office:value="0.270592919220187" calcext:value-type="float">
            <text:p>0.270592919220187</text:p>
          </table:table-cell>
          <table:table-cell office:value-type="float" office:value="3.21976520378828" calcext:value-type="float">
            <text:p>3.21976520378828</text:p>
          </table:table-cell>
          <table:table-cell office:value-type="float" office:value="3.23710111219619" calcext:value-type="float">
            <text:p>3.23710111219619</text:p>
          </table:table-cell>
          <table: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27152659412156" calcext:value-type="float">
            <text:p>0.0227152659412156</text:p>
          </table:table-cell>
          <table:table-cell office:value-type="float" office:value="0.290441824900853" calcext:value-type="float">
            <text:p>0.290441824900853</text:p>
          </table:table-cell>
          <table:table-cell office:value-type="float" office:value="3.24163571029592" calcext:value-type="float">
            <text:p>3.24163571029592</text:p>
          </table:table-cell>
          <table:table-cell office:value-type="float" office:value="3.25665154966797" calcext:value-type="float">
            <text:p>3.25665154966797</text:p>
          </table:table-cell>
          <table: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11982764230516" calcext:value-type="float">
            <text:p>0.0311982764230516</text:p>
          </table:table-cell>
          <table:table-cell office:value-type="float" office:value="0.276017473264419" calcext:value-type="float">
            <text:p>0.276017473264419</text:p>
          </table:table-cell>
          <table:table-cell office:value-type="float" office:value="3.25263645846789" calcext:value-type="float">
            <text:p>3.25263645846789</text:p>
          </table:table-cell>
          <table:table-cell office:value-type="float" office:value="3.2771051107035" calcext:value-type="float">
            <text:p>3.2771051107035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07354625211358" calcext:value-type="float">
            <text:p>0.107354625211358</text:p>
          </table:table-cell>
          <table:table-cell office:value-type="float" office:value="0.343433636087883" calcext:value-type="float">
            <text:p>0.343433636087883</text:p>
          </table:table-cell>
          <table:table-cell office:value-type="float" office:value="3.26368059037559" calcext:value-type="float">
            <text:p>3.26368059037559</text:p>
          </table:table-cell>
          <table:table-cell office:value-type="float" office:value="3.15170592881522" calcext:value-type="float">
            <text:p>3.15170592881522</text:p>
          </table:table-cell>
          <table: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70889351773" calcext:value-type="float">
            <text:p>0.15770889351773</text:p>
          </table:table-cell>
          <table:table-cell office:value-type="float" office:value="0.408442145795619" calcext:value-type="float">
            <text:p>0.408442145795619</text:p>
          </table:table-cell>
          <table:table-cell office:value-type="float" office:value="3.28589804921469" calcext:value-type="float">
            <text:p>3.28589804921469</text:p>
          </table:table-cell>
          <table:table-cell office:value-type="float" office:value="3.12471893929189" calcext:value-type="float">
            <text:p>3.12471893929189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101074085177" calcext:value-type="float">
            <text:p>0.101101074085177</text:p>
          </table:table-cell>
          <table:table-cell office:value-type="float" office:value="0.340896531409839" calcext:value-type="float">
            <text:p>0.340896531409839</text:p>
          </table:table-cell>
          <table:table-cell office:value-type="float" office:value="3.2970714694383" calcext:value-type="float">
            <text:p>3.2970714694383</text:p>
          </table:table-cell>
          <table:table-cell office:value-type="float" office:value="3.19343148778346" calcext:value-type="float">
            <text:p>3.19343148778346</text:p>
          </table:table-cell>
          <table:table-cell table:number-columns-repeated="2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1760823538126" calcext:value-type="float">
            <text:p>0.161760823538126</text:p>
          </table:table-cell>
          <table:table-cell office:value-type="float" office:value="0.424994629385232" calcext:value-type="float">
            <text:p>0.424994629385232</text:p>
          </table:table-cell>
          <table:table-cell office:value-type="float" office:value="3.31954709896689" calcext:value-type="float">
            <text:p>3.31954709896689</text:p>
          </table:table-cell>
          <table:table-cell office:value-type="float" office:value="3.15582926045329" calcext:value-type="float">
            <text:p>3.15582926045329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1363017046517" calcext:value-type="float">
            <text:p>0.161363017046517</text:p>
          </table:table-cell>
          <table:table-cell office:value-type="float" office:value="0.419224642231099" calcext:value-type="float">
            <text:p>0.419224642231099</text:p>
          </table:table-cell>
          <table:table-cell office:value-type="float" office:value="3.3308494435763" calcext:value-type="float">
            <text:p>3.3308494435763</text:p>
          </table:table-cell>
          <table:table-cell office:value-type="float" office:value="3.16795694799919" calcext:value-type="float">
            <text:p>3.16795694799919</text:p>
          </table:table-cell>
          <table:table-cell table:number-columns-repeated="2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18089489830721" calcext:value-type="float">
            <text:p>0.00818089489830721</text:p>
          </table:table-cell>
          <table:table-cell office:value-type="float" office:value="0.249959675153727" calcext:value-type="float">
            <text:p>0.249959675153727</text:p>
          </table:table-cell>
          <table:table-cell office:value-type="float" office:value="3.35358175773973" calcext:value-type="float">
            <text:p>3.35358175773973</text:p>
          </table:table-cell>
          <table:table-cell office:value-type="float" office:value="3.35467873741072" calcext:value-type="float">
            <text:p>3.35467873741072</text:p>
          </table:table-cell>
          <table: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61886391200098" calcext:value-type="float">
            <text:p>0.161886391200098</text:p>
          </table:table-cell>
          <table:table-cell office:value-type="float" office:value="0.389120870571248" calcext:value-type="float">
            <text:p>0.389120870571248</text:p>
          </table:table-cell>
          <table:table-cell office:value-type="float" office:value="3.3650118052361" calcext:value-type="float">
            <text:p>3.3650118052361</text:p>
          </table:table-cell>
          <table:table-cell office:value-type="float" office:value="3.20272141605819" calcext:value-type="float">
            <text:p>3.20272141605819</text:p>
          </table:table-cell>
          <table:table-cell table:number-columns-repeated="2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25644494846452" calcext:value-type="float">
            <text:p>0.00825644494846452</text:p>
          </table:table-cell>
          <table:table-cell office:value-type="float" office:value="0.209850142737319" calcext:value-type="float">
            <text:p>0.209850142737319</text:p>
          </table:table-cell>
          <table:table-cell office:value-type="float" office:value="3.37648454938628" calcext:value-type="float">
            <text:p>3.37648454938628</text:p>
          </table:table-cell>
          <table:table-cell office:value-type="float" office:value="3.36574006338229" calcext:value-type="float">
            <text:p>3.36574006338229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13729142785448" calcext:value-type="float">
            <text:p>0.0313729142785448</text:p>
          </table:table-cell>
          <table:table-cell office:value-type="float" office:value="0.206254505410308" calcext:value-type="float">
            <text:p>0.206254505410308</text:p>
          </table:table-cell>
          <table:table-cell office:value-type="float" office:value="3.39955723169876" calcext:value-type="float">
            <text:p>3.39955723169876</text:p>
          </table:table-cell>
          <table:table-cell office:value-type="float" office:value="3.36523052868388" calcext:value-type="float">
            <text:p>3.36523052868388</text:p>
          </table:table-cell>
          <table:table-cell table:number-columns-repeated="2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56966757247408" calcext:value-type="float">
            <text:p>0.0256966757247408</text:p>
          </table:table-cell>
          <table:table-cell office:value-type="float" office:value="0.222095343029353" calcext:value-type="float">
            <text:p>0.222095343029353</text:p>
          </table:table-cell>
          <table:table-cell office:value-type="float" office:value="3.41115661799266" calcext:value-type="float">
            <text:p>3.41115661799266</text:p>
          </table:table-cell>
          <table:table-cell office:value-type="float" office:value="3.38143586391358" calcext:value-type="float">
            <text:p>3.38143586391358</text:p>
          </table:table-cell>
          <table:table-cell table:number-columns-repeated="2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5210913520697" calcext:value-type="float">
            <text:p>0.0345210913520697</text:p>
          </table:table-cell>
          <table:table-cell office:value-type="float" office:value="0.228922061145112" calcext:value-type="float">
            <text:p>0.228922061145112</text:p>
          </table:table-cell>
          <table:table-cell office:value-type="float" office:value="3.43448229260881" calcext:value-type="float">
            <text:p>3.43448229260881</text:p>
          </table:table-cell>
          <table:table-cell office:value-type="float" office:value="3.39628126659488" calcext:value-type="float">
            <text:p>3.39628126659488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43964332567621" calcext:value-type="float">
            <text:p>0.0443964332567621</text:p>
          </table:table-cell>
          <table:table-cell office:value-type="float" office:value="0.257444252860488" calcext:value-type="float">
            <text:p>0.257444252860488</text:p>
          </table:table-cell>
          <table:table-cell office:value-type="float" office:value="3.44620769800023" calcext:value-type="float">
            <text:p>3.44620769800023</text:p>
          </table:table-cell>
          <table:table-cell office:value-type="float" office:value="3.39853961437849" calcext:value-type="float">
            <text:p>3.39853961437849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8951613294308" calcext:value-type="float">
            <text:p>0.068951613294308</text:p>
          </table:table-cell>
          <table:table-cell office:value-type="float" office:value="0.297961646728632" calcext:value-type="float">
            <text:p>0.297961646728632</text:p>
          </table:table-cell>
          <table:table-cell office:value-type="float" office:value="3.46978530377707" calcext:value-type="float">
            <text:p>3.46978530377707</text:p>
          </table:table-cell>
          <table:table-cell office:value-type="float" office:value="3.39846095897183" calcext:value-type="float">
            <text:p>3.39846095897183</text:p>
          </table:table-cell>
          <table:table-cell table:number-columns-repeated="2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28074790086443" calcext:value-type="float">
            <text:p>0.0928074790086443</text:p>
          </table:table-cell>
          <table:table-cell office:value-type="float" office:value="0.335078192279624" calcext:value-type="float">
            <text:p>0.335078192279624</text:p>
          </table:table-cell>
          <table:table-cell office:value-type="float" office:value="3.48163584424575" calcext:value-type="float">
            <text:p>3.48163584424575</text:p>
          </table:table-cell>
          <table:table-cell office:value-type="float" office:value="3.38643921070045" calcext:value-type="float">
            <text:p>3.38643921070045</text:p>
          </table:table-cell>
          <table:table-cell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631951916199" calcext:value-type="float">
            <text:p>0.101631951916199</text:p>
          </table:table-cell>
          <table:table-cell office:value-type="float" office:value="0.34146175413438" calcext:value-type="float">
            <text:p>0.34146175413438</text:p>
          </table:table-cell>
          <table:table-cell office:value-type="float" office:value="3.49352964335974" calcext:value-type="float">
            <text:p>3.49352964335974</text:p>
          </table:table-cell>
          <table:table-cell office:value-type="float" office:value="3.38982780883158" calcext:value-type="float">
            <text:p>3.38982780883158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008294763307" calcext:value-type="float">
            <text:p>0.12008294763307</text:p>
          </table:table-cell>
          <table:table-cell office:value-type="float" office:value="0.32944594200306" calcext:value-type="float">
            <text:p>0.32944594200306</text:p>
          </table:table-cell>
          <table:table-cell office:value-type="float" office:value="3.5174393402265" calcext:value-type="float">
            <text:p>3.5174393402265</text:p>
          </table:table-cell>
          <table:table-cell office:value-type="float" office:value="3.39674506849594" calcext:value-type="float">
            <text:p>3.39674506849594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7743309341207" calcext:value-type="float">
            <text:p>0.127743309341207</text:p>
          </table:table-cell>
          <table:table-cell office:value-type="float" office:value="0.313997556242334" calcext:value-type="float">
            <text:p>0.313997556242334</text:p>
          </table:table-cell>
          <table:table-cell office:value-type="float" office:value="3.52945593253329" calcext:value-type="float">
            <text:p>3.52945593253329</text:p>
          </table:table-cell>
          <table:table-cell office:value-type="float" office:value="3.40687318309752" calcext:value-type="float">
            <text:p>3.40687318309752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8763782506465" calcext:value-type="float">
            <text:p>0.138763782506465</text:p>
          </table:table-cell>
          <table:table-cell office:value-type="float" office:value="0.38035382172268" calcext:value-type="float">
            <text:p>0.38035382172268</text:p>
          </table:table-cell>
          <table:table-cell office:value-type="float" office:value="3.55361489800315" calcext:value-type="float">
            <text:p>3.55361489800315</text:p>
          </table:table-cell>
          <table:table-cell office:value-type="float" office:value="3.41193805931607" calcext:value-type="float">
            <text:p>3.41193805931607</text:p>
          </table:table-cell>
          <table:table-cell table:number-columns-repeated="2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0839945376081" calcext:value-type="float">
            <text:p>0.130839945376081</text:p>
          </table:table-cell>
          <table:table-cell office:value-type="float" office:value="0.394028961790571" calcext:value-type="float">
            <text:p>0.394028961790571</text:p>
          </table:table-cell>
          <table:table-cell office:value-type="float" office:value="3.56575568926245" calcext:value-type="float">
            <text:p>3.56575568926245</text:p>
          </table:table-cell>
          <table:table-cell office:value-type="float" office:value="3.43138544517022" calcext:value-type="float">
            <text:p>3.43138544517022</text:p>
          </table:table-cell>
          <table:table-cell table:number-columns-repeated="2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4517190046812" calcext:value-type="float">
            <text:p>0.104517190046812</text:p>
          </table:table-cell>
          <table:table-cell office:value-type="float" office:value="0.350026094990534" calcext:value-type="float">
            <text:p>0.350026094990534</text:p>
          </table:table-cell>
          <table:table-cell office:value-type="float" office:value="3.59016076721168" calcext:value-type="float">
            <text:p>3.59016076721168</text:p>
          </table:table-cell>
          <table:table-cell office:value-type="float" office:value="3.48107560883292" calcext:value-type="float">
            <text:p>3.48107560883292</text:p>
          </table:table-cell>
          <table:table-cell table:number-columns-repeated="2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388980168524701" calcext:value-type="float">
            <text:p>0.0388980168524701</text:p>
          </table:table-cell>
          <table:table-cell office:value-type="float" office:value="0.240934181192205" calcext:value-type="float">
            <text:p>0.240934181192205</text:p>
          </table:table-cell>
          <table:table-cell office:value-type="float" office:value="3.60242425924746" calcext:value-type="float">
            <text:p>3.60242425924746</text:p>
          </table:table-cell>
          <table:table-cell office:value-type="float" office:value="3.56006581703209" calcext:value-type="float">
            <text:p>3.56006581703209</text:p>
          </table:table-cell>
          <table: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634054429126643" calcext:value-type="float">
            <text:p>0.0634054429126643</text:p>
          </table:table-cell>
          <table:table-cell office:value-type="float" office:value="0.265818959017664" calcext:value-type="float">
            <text:p>0.265818959017664</text:p>
          </table:table-cell>
          <table:table-cell office:value-type="float" office:value="3.62707481289967" calcext:value-type="float">
            <text:p>3.62707481289967</text:p>
          </table:table-cell>
          <table:table-cell office:value-type="float" office:value="3.56063519649291" calcext:value-type="float">
            <text:p>3.56063519649291</text:p>
          </table:table-cell>
          <table: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217246162731103" calcext:value-type="float">
            <text:p>0.217246162731103</text:p>
          </table:table-cell>
          <table:table-cell office:value-type="float" office:value="0.50539196429066" calcext:value-type="float">
            <text:p>0.50539196429066</text:p>
          </table:table-cell>
          <table:table-cell office:value-type="float" office:value="3.63946032119144" calcext:value-type="float">
            <text:p>3.63946032119144</text:p>
          </table:table-cell>
          <table:table-cell office:value-type="float" office:value="3.42150943553124" calcext:value-type="float">
            <text:p>3.42150943553124</text:p>
          </table:table-cell>
          <table:table-cell table:number-columns-repeated="2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175544502788164" calcext:value-type="float">
            <text:p>0.0175544502788164</text:p>
          </table:table-cell>
          <table:table-cell office:value-type="float" office:value="0.247387601958218" calcext:value-type="float">
            <text:p>0.247387601958218</text:p>
          </table:table-cell>
          <table:table-cell office:value-type="float" office:value="3.65188646030864" calcext:value-type="float">
            <text:p>3.65188646030864</text:p>
          </table:table-cell>
          <table:table-cell office:value-type="float" office:value="3.65907906890352" calcext:value-type="float">
            <text:p>3.65907906890352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460828790609602" calcext:value-type="float">
            <text:p>0.0460828790609602</text:p>
          </table:table-cell>
          <table:table-cell office:value-type="float" office:value="0.303269800596927" calcext:value-type="float">
            <text:p>0.303269800596927</text:p>
          </table:table-cell>
          <table:table-cell office:value-type="float" office:value="3.676860669869" calcext:value-type="float">
            <text:p>3.676860669869</text:p>
          </table:table-cell>
          <table:table-cell office:value-type="float" office:value="3.71662726749262" calcext:value-type="float">
            <text:p>3.71662726749262</text:p>
          </table:table-cell>
          <table:table-cell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8139020734661" calcext:value-type="float">
            <text:p>0.028139020734661</text:p>
          </table:table-cell>
          <table:table-cell office:value-type="float" office:value="0.292402244646313" calcext:value-type="float">
            <text:p>0.292402244646313</text:p>
          </table:table-cell>
          <table:table-cell office:value-type="float" office:value="3.68940806185703" calcext:value-type="float">
            <text:p>3.68940806185703</text:p>
          </table:table-cell>
          <table:table-cell office:value-type="float" office:value="3.71178507070091" calcext:value-type="float">
            <text:p>3.71178507070091</text:p>
          </table:table-cell>
          <table: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259325867577424" calcext:value-type="float">
            <text:p>0.0259325867577424</text:p>
          </table:table-cell>
          <table:table-cell office:value-type="float" office:value="0.257836969107339" calcext:value-type="float">
            <text:p>0.257836969107339</text:p>
          </table:table-cell>
          <table:table-cell office:value-type="float" office:value="3.71462348220163" calcext:value-type="float">
            <text:p>3.71462348220163</text:p>
          </table:table-cell>
          <table:table-cell office:value-type="float" office:value="3.73101086426298" calcext:value-type="float">
            <text:p>3.73101086426298</text:p>
          </table:table-cell>
          <table:table-cell table:number-columns-repeated="2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0092806065475115" calcext:value-type="float">
            <text:p>0.0092806065475115</text:p>
          </table:table-cell>
          <table:table-cell office:value-type="float" office:value="0.248931902410622" calcext:value-type="float">
            <text:p>0.248931902410622</text:p>
          </table:table-cell>
          <table:table-cell office:value-type="float" office:value="3.72729119956265" calcext:value-type="float">
            <text:p>3.72729119956265</text:p>
          </table:table-cell>
          <table:table-cell office:value-type="float" office:value="3.71957135007522" calcext:value-type="float">
            <text:p>3.71957135007522</text:p>
          </table:table-cell>
          <table: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175332468583452" calcext:value-type="float">
            <text:p>0.0175332468583452</text:p>
          </table:table-cell>
          <table:table-cell office:value-type="float" office:value="0.292232162964718" calcext:value-type="float">
            <text:p>0.292232162964718</text:p>
          </table:table-cell>
          <table:table-cell office:value-type="float" office:value="3.75274620723957" calcext:value-type="float">
            <text:p>3.75274620723957</text:p>
          </table:table-cell>
          <table:table-cell office:value-type="float" office:value="3.72946466357477" calcext:value-type="float">
            <text:p>3.72946466357477</text:p>
          </table:table-cell>
          <table:table-cell table:number-columns-repeated="2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0110702151201" calcext:value-type="float">
            <text:p>0.150110702151201</text:p>
          </table:table-cell>
          <table:table-cell office:value-type="float" office:value="0.405797806243309" calcext:value-type="float">
            <text:p>0.405797806243309</text:p>
          </table:table-cell>
          <table:table-cell office:value-type="float" office:value="3.7655333170626" calcext:value-type="float">
            <text:p>3.7655333170626</text:p>
          </table:table-cell>
          <table:table-cell office:value-type="float" office:value="3.61155609535362" calcext:value-type="float">
            <text:p>3.61155609535362</text:p>
          </table:table-cell>
          <table: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1558388251851" calcext:value-type="float">
            <text:p>0.151558388251851</text:p>
          </table:table-cell>
          <table:table-cell office:value-type="float" office:value="0.427593013099332" calcext:value-type="float">
            <text:p>0.427593013099332</text:p>
          </table:table-cell>
          <table:table-cell office:value-type="float" office:value="3.77836012773186" calcext:value-type="float">
            <text:p>3.77836012773186</text:p>
          </table:table-cell>
          <table:table-cell office:value-type="float" office:value="3.62327644308859" calcext:value-type="float">
            <text:p>3.62327644308859</text:p>
          </table:table-cell>
          <table:table-cell table:number-columns-repeated="2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77088243149869" calcext:value-type="float">
            <text:p>0.0777088243149869</text:p>
          </table:table-cell>
          <table:table-cell office:value-type="float" office:value="0.368086063780388" calcext:value-type="float">
            <text:p>0.368086063780388</text:p>
          </table:table-cell>
          <table:table-cell office:value-type="float" office:value="3.80413189104181" calcext:value-type="float">
            <text:p>3.80413189104181</text:p>
          </table:table-cell>
          <table:table-cell office:value-type="float" office:value="3.87267446631483" calcext:value-type="float">
            <text:p>3.87267446631483</text:p>
          </table:table-cell>
          <table:table-cell table:number-columns-repeated="2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205538550647" calcext:value-type="float">
            <text:p>0.101205538550647</text:p>
          </table:table-cell>
          <table:table-cell office:value-type="float" office:value="0.352637710786842" calcext:value-type="float">
            <text:p>0.352637710786842</text:p>
          </table:table-cell>
          <table:table-cell office:value-type="float" office:value="3.81707729949565" calcext:value-type="float">
            <text:p>3.81707729949565</text:p>
          </table:table-cell>
          <table:table-cell office:value-type="float" office:value="3.91224146363309" calcext:value-type="float">
            <text:p>3.91224146363309</text:p>
          </table:table-cell>
          <table:table-cell table:number-columns-repeated="2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75124145694603" calcext:value-type="float">
            <text:p>0.0875124145694603</text:p>
          </table:table-cell>
          <table:table-cell office:value-type="float" office:value="0.357695692558701" calcext:value-type="float">
            <text:p>0.357695692558701</text:p>
          </table:table-cell>
          <table:table-cell office:value-type="float" office:value="3.84308620371494" calcext:value-type="float">
            <text:p>3.84308620371494</text:p>
          </table:table-cell>
          <table:table-cell office:value-type="float" office:value="3.9234957578059" calcext:value-type="float">
            <text:p>3.9234957578059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64007616191799" calcext:value-type="float">
            <text:p>0.0864007616191799</text:p>
          </table:table-cell>
          <table:table-cell office:value-type="float" office:value="0.327707140480934" calcext:value-type="float">
            <text:p>0.327707140480934</text:p>
          </table:table-cell>
          <table:table-cell office:value-type="float" office:value="3.85614899296391" calcext:value-type="float">
            <text:p>3.85614899296391</text:p>
          </table:table-cell>
          <table:table-cell office:value-type="float" office:value="3.937101733296" calcext:value-type="float">
            <text:p>3.937101733296</text:p>
          </table:table-cell>
          <table:table-cell table:number-columns-repeated="2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48608191868189" calcext:value-type="float">
            <text:p>0.0348608191868189</text:p>
          </table:table-cell>
          <table:table-cell office:value-type="float" office:value="0.27364308638495" calcext:value-type="float">
            <text:p>0.27364308638495</text:p>
          </table:table-cell>
          <table:table-cell office:value-type="float" office:value="3.86925070517347" calcext:value-type="float">
            <text:p>3.86925070517347</text:p>
          </table:table-cell>
          <table:table-cell office:value-type="float" office:value="3.8991998356234" calcext:value-type="float">
            <text:p>3.8991998356234</text:p>
          </table:table-cell>
          <table:table-cell table:number-columns-repeated="2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337183115157186" calcext:value-type="float">
            <text:p>0.0337183115157186</text:p>
          </table:table-cell>
          <table:table-cell office:value-type="float" office:value="0.2486778018538" calcext:value-type="float">
            <text:p>0.2486778018538</text:p>
          </table:table-cell>
          <table:table-cell office:value-type="float" office:value="3.89557179940004" calcext:value-type="float">
            <text:p>3.89557179940004</text:p>
          </table:table-cell>
          <table:table-cell office:value-type="float" office:value="3.85596732303216" calcext:value-type="float">
            <text:p>3.85596732303216</text:p>
          </table:table-cell>
          <table:table-cell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11465232710587" calcext:value-type="float">
            <text:p>0.011465232710587</text:p>
          </table:table-cell>
          <table:table-cell office:value-type="float" office:value="0.253862850989201" calcext:value-type="float">
            <text:p>0.253862850989201</text:p>
          </table:table-cell>
          <table:table-cell office:value-type="float" office:value="3.90879027470658" calcext:value-type="float">
            <text:p>3.90879027470658</text:p>
          </table:table-cell>
          <table:table-cell office:value-type="float" office:value="3.89156443363666" calcext:value-type="float">
            <text:p>3.89156443363666</text:p>
          </table:table-cell>
          <table: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423145067317512" calcext:value-type="float">
            <text:p>0.0423145067317512</text:p>
          </table:table-cell>
          <table:table-cell office:value-type="float" office:value="0.280679373510889" calcext:value-type="float">
            <text:p>0.280679373510889</text:p>
          </table:table-cell>
          <table:table-cell office:value-type="float" office:value="3.93534344578626" calcext:value-type="float">
            <text:p>3.93534344578626</text:p>
          </table:table-cell>
          <table:table-cell office:value-type="float" office:value="3.89055821156169" calcext:value-type="float">
            <text:p>3.89055821156169</text:p>
          </table:table-cell>
          <table:table-cell table:number-columns-repeated="2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85241724186944" calcext:value-type="float">
            <text:p>0.0685241724186944</text:p>
          </table:table-cell>
          <table:table-cell office:value-type="float" office:value="0.330103804605805" calcext:value-type="float">
            <text:p>0.330103804605805</text:p>
          </table:table-cell>
          <table:table-cell office:value-type="float" office:value="3.9486779432149" calcext:value-type="float">
            <text:p>3.9486779432149</text:p>
          </table:table-cell>
          <table:table-cell office:value-type="float" office:value="3.87645647163013" calcext:value-type="float">
            <text:p>3.87645647163013</text:p>
          </table:table-cell>
          <table: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399376734893753" calcext:value-type="float">
            <text:p>0.0399376734893753</text:p>
          </table:table-cell>
          <table:table-cell office:value-type="float" office:value="0.221762490311032" calcext:value-type="float">
            <text:p>0.221762490311032</text:p>
          </table:table-cell>
          <table:table-cell office:value-type="float" office:value="3.97546156069282" calcext:value-type="float">
            <text:p>3.97546156069282</text:p>
          </table:table-cell>
          <table:table-cell office:value-type="float" office:value="3.94661367014045" calcext:value-type="float">
            <text:p>3.94661367014045</text:p>
          </table:table-cell>
          <table:table-cell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80152749133954" calcext:value-type="float">
            <text:p>0.0680152749133954</text:p>
          </table:table-cell>
          <table:table-cell office:value-type="float" office:value="0.251530595141452" calcext:value-type="float">
            <text:p>0.251530595141452</text:p>
          </table:table-cell>
          <table:table-cell office:value-type="float" office:value="3.98891134145598" calcext:value-type="float">
            <text:p>3.98891134145598</text:p>
          </table:table-cell>
          <table:table-cell office:value-type="float" office:value="3.93148944959581" calcext:value-type="float">
            <text:p>3.93148944959581</text:p>
          </table:table-cell>
          <table: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8659248788657" calcext:value-type="float">
            <text:p>0.118659248788657</text:p>
          </table:table-cell>
          <table:table-cell office:value-type="float" office:value="0.350361874704657" calcext:value-type="float">
            <text:p>0.350361874704657</text:p>
          </table:table-cell>
          <table:table-cell office:value-type="float" office:value="4.01592494018361" calcext:value-type="float">
            <text:p>4.01592494018361</text:p>
          </table:table-cell>
          <table:table-cell office:value-type="float" office:value="3.89975819493646" calcext:value-type="float">
            <text:p>3.89975819493646</text:p>
          </table:table-cell>
          <table: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3242049565841" calcext:value-type="float">
            <text:p>0.193242049565841</text:p>
          </table:table-cell>
          <table:table-cell office:value-type="float" office:value="0.455770406242796" calcext:value-type="float">
            <text:p>0.455770406242796</text:p>
          </table:table-cell>
          <table:table-cell office:value-type="float" office:value="4.02948902175312" calcext:value-type="float">
            <text:p>4.02948902175312</text:p>
          </table:table-cell>
          <table:table-cell office:value-type="float" office:value="3.8368644417196" calcext:value-type="float">
            <text:p>3.8368644417196</text:p>
          </table:table-cell>
          <table:table-cell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2200211760138" calcext:value-type="float">
            <text:p>0.232200211760138</text:p>
          </table:table-cell>
          <table:table-cell office:value-type="float" office:value="0.491929659659528" calcext:value-type="float">
            <text:p>0.491929659659528</text:p>
          </table:table-cell>
          <table:table-cell office:value-type="float" office:value="4.0430907028146" calcext:value-type="float">
            <text:p>4.0430907028146</text:p>
          </table:table-cell>
          <table:table-cell office:value-type="float" office:value="3.81336173271714" calcext:value-type="float">
            <text:p>3.81336173271714</text:p>
          </table:table-cell>
          <table:table-cell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92248835322396" calcext:value-type="float">
            <text:p>0.0292248835322396</text:p>
          </table:table-cell>
          <table:table-cell office:value-type="float" office:value="0.230172808157921" calcext:value-type="float">
            <text:p>0.230172808157921</text:p>
          </table:table-cell>
          <table:table-cell office:value-type="float" office:value="4.07040750995643" calcext:value-type="float">
            <text:p>4.07040750995643</text:p>
          </table:table-cell>
          <table:table-cell office:value-type="float" office:value="4.0433501958814" calcext:value-type="float">
            <text:p>4.0433501958814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3677525378527" calcext:value-type="float">
            <text:p>0.233677525378527</text:p>
          </table:table-cell>
          <table:table-cell office:value-type="float" office:value="0.524140308486952" calcext:value-type="float">
            <text:p>0.524140308486952</text:p>
          </table:table-cell>
          <table:table-cell office:value-type="float" office:value="4.08412275551796" calcext:value-type="float">
            <text:p>4.08412275551796</text:p>
          </table:table-cell>
          <table:table-cell office:value-type="float" office:value="3.8474592990251" calcext:value-type="float">
            <text:p>3.8474592990251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88443609782665" calcext:value-type="float">
            <text:p>0.188443609782665</text:p>
          </table:table-cell>
          <table:table-cell office:value-type="float" office:value="0.987550558579302" calcext:value-type="float">
            <text:p>0.987550558579302</text:p>
          </table:table-cell>
          <table:table-cell office:value-type="float" office:value="4.11166557965068" calcext:value-type="float">
            <text:p>4.11166557965068</text:p>
          </table:table-cell>
          <table:table-cell office:value-type="float" office:value="4.28529983690184" calcext:value-type="float">
            <text:p>4.28529983690184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2881707879882" calcext:value-type="float">
            <text:p>0.172881707879882</text:p>
          </table:table-cell>
          <table:table-cell office:value-type="float" office:value="0.428969639428256" calcext:value-type="float">
            <text:p>0.428969639428256</text:p>
          </table:table-cell>
          <table:table-cell office:value-type="float" office:value="4.12549330260543" calcext:value-type="float">
            <text:p>4.12549330260543</text:p>
          </table:table-cell>
          <table:table-cell office:value-type="float" office:value="3.9496946133871" calcext:value-type="float">
            <text:p>3.9496946133871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4835470942595" calcext:value-type="float">
            <text:p>0.174835470942595</text:p>
          </table:table-cell>
          <table:table-cell office:value-type="float" office:value="0.411012593579029" calcext:value-type="float">
            <text:p>0.411012593579029</text:p>
          </table:table-cell>
          <table:table-cell office:value-type="float" office:value="4.15326036564095" calcext:value-type="float">
            <text:p>4.15326036564095</text:p>
          </table:table-cell>
          <table:table-cell office:value-type="float" office:value="3.97568035198521" calcext:value-type="float">
            <text:p>3.97568035198521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5393248281329" calcext:value-type="float">
            <text:p>0.165393248281329</text:p>
          </table:table-cell>
          <table:table-cell office:value-type="float" office:value="0.397967229385627" calcext:value-type="float">
            <text:p>0.397967229385627</text:p>
          </table:table-cell>
          <table:table-cell office:value-type="float" office:value="4.16719958102545" calcext:value-type="float">
            <text:p>4.16719958102545</text:p>
          </table:table-cell>
          <table:table-cell office:value-type="float" office:value="3.99921319417652" calcext:value-type="float">
            <text:p>3.99921319417652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6958853845808" calcext:value-type="float">
            <text:p>0.146958853845808</text:p>
          </table:table-cell>
          <table:table-cell office:value-type="float" office:value="0.38638375469606" calcext:value-type="float">
            <text:p>0.38638375469606</text:p>
          </table:table-cell>
          <table:table-cell office:value-type="float" office:value="4.18117579653377" calcext:value-type="float">
            <text:p>4.18117579653377</text:p>
          </table:table-cell>
          <table:table-cell office:value-type="float" office:value="4.03167245018604" calcext:value-type="float">
            <text:p>4.03167245018604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5093315158101" calcext:value-type="float">
            <text:p>0.145093315158101</text:p>
          </table:table-cell>
          <table:table-cell office:value-type="float" office:value="0.385644269900511" calcext:value-type="float">
            <text:p>0.385644269900511</text:p>
          </table:table-cell>
          <table:table-cell office:value-type="float" office:value="4.20923939695149" calcext:value-type="float">
            <text:p>4.20923939695149</text:p>
          </table:table-cell>
          <table:table-cell office:value-type="float" office:value="4.06220344646637" calcext:value-type="float">
            <text:p>4.06220344646637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243282285514124" calcext:value-type="float">
            <text:p>0.0243282285514124</text:p>
          </table:table-cell>
          <table:table-cell office:value-type="float" office:value="0.260299177541714" calcext:value-type="float">
            <text:p>0.260299177541714</text:p>
          </table:table-cell>
          <table:table-cell office:value-type="float" office:value="4.22332630897616" calcext:value-type="float">
            <text:p>4.22332630897616</text:p>
          </table:table-cell>
          <table:table-cell office:value-type="float" office:value="4.1980419424685" calcext:value-type="float">
            <text:p>4.198041942468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926211251580844" calcext:value-type="float">
            <text:p>0.00926211251580844</text:p>
          </table:table-cell>
          <table:table-cell office:value-type="float" office:value="0.270370843259326" calcext:value-type="float">
            <text:p>0.270370843259326</text:p>
          </table:table-cell>
          <table:table-cell office:value-type="float" office:value="4.25161069100665" calcext:value-type="float">
            <text:p>4.25161069100665</text:p>
          </table:table-cell>
          <table:table-cell office:value-type="float" office:value="4.23828097349222" calcext:value-type="float">
            <text:p>4.23828097349222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836626546097504" calcext:value-type="float">
            <text:p>0.00836626546097504</text:p>
          </table:table-cell>
          <table:table-cell office:value-type="float" office:value="0.27141447479203" calcext:value-type="float">
            <text:p>0.27141447479203</text:p>
          </table:table-cell>
          <table:table-cell office:value-type="float" office:value="4.26580716388806" calcext:value-type="float">
            <text:p>4.26580716388806</text:p>
          </table:table-cell>
          <table:table-cell office:value-type="float" office:value="4.26927474633964" calcext:value-type="float">
            <text:p>4.26927474633964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4642440006947" calcext:value-type="float">
            <text:p>0.124642440006947</text:p>
          </table:table-cell>
          <table:table-cell office:value-type="float" office:value="0.403260767227015" calcext:value-type="float">
            <text:p>0.403260767227015</text:p>
          </table:table-cell>
          <table:table-cell office:value-type="float" office:value="4.29431092489413" calcext:value-type="float">
            <text:p>4.29431092489413</text:p>
          </table:table-cell>
          <table:table-cell office:value-type="float" office:value="4.16830270560554" calcext:value-type="float">
            <text:p>4.1683027056055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3805596252305" calcext:value-type="float">
            <text:p>0.213805596252305</text:p>
          </table:table-cell>
          <table:table-cell office:value-type="float" office:value="0.511095217321955" calcext:value-type="float">
            <text:p>0.511095217321955</text:p>
          </table:table-cell>
          <table:table-cell office:value-type="float" office:value="4.30861732970779" calcext:value-type="float">
            <text:p>4.30861732970779</text:p>
          </table:table-cell>
          <table:table-cell office:value-type="float" office:value="4.09205462411401" calcext:value-type="float">
            <text:p>4.09205462411401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9310978019297" calcext:value-type="float">
            <text:p>0.219310978019297</text:p>
          </table:table-cell>
          <table:table-cell office:value-type="float" office:value="0.512646105625638" calcext:value-type="float">
            <text:p>0.512646105625638</text:p>
          </table:table-cell>
          <table:table-cell office:value-type="float" office:value="4.32295951659939" calcext:value-type="float">
            <text:p>4.32295951659939</text:p>
          </table:table-cell>
          <table:table-cell office:value-type="float" office:value="4.10127603367107" calcext:value-type="float">
            <text:p>4.10127603367107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8074199207739" calcext:value-type="float">
            <text:p>0.18074199207739</text:p>
          </table:table-cell>
          <table:table-cell office:value-type="float" office:value="0.443669580681305" calcext:value-type="float">
            <text:p>0.443669580681305</text:p>
          </table:table-cell>
          <table:table-cell office:value-type="float" office:value="4.35175237742246" calcext:value-type="float">
            <text:p>4.35175237742246</text:p>
          </table:table-cell>
          <table:table-cell office:value-type="float" office:value="4.16891264078587" calcext:value-type="float">
            <text:p>4.16891264078587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8088551316516" calcext:value-type="float">
            <text:p>0.248088551316516</text:p>
          </table:table-cell>
          <table:table-cell office:value-type="float" office:value="0.520076786625879" calcext:value-type="float">
            <text:p>0.520076786625879</text:p>
          </table:table-cell>
          <table:table-cell office:value-type="float" office:value="4.36620233176182" calcext:value-type="float">
            <text:p>4.36620233176182</text:p>
          </table:table-cell>
          <table:table-cell office:value-type="float" office:value="4.11631795291655" calcext:value-type="float">
            <text:p>4.11631795291655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4913245416798" calcext:value-type="float">
            <text:p>0.284913245416798</text:p>
          </table:table-cell>
          <table:table-cell office:value-type="float" office:value="0.571017202459535" calcext:value-type="float">
            <text:p>0.571017202459535</text:p>
          </table:table-cell>
          <table:table-cell office:value-type="float" office:value="4.39521063199097" calcext:value-type="float">
            <text:p>4.39521063199097</text:p>
          </table:table-cell>
          <table:table-cell office:value-type="float" office:value="4.10810378622766" calcext:value-type="float">
            <text:p>4.10810378622766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5107086410865" calcext:value-type="float">
            <text:p>0.315107086410865</text:p>
          </table:table-cell>
          <table:table-cell office:value-type="float" office:value="0.622140309765051" calcext:value-type="float">
            <text:p>0.622140309765051</text:p>
          </table:table-cell>
          <table:table-cell office:value-type="float" office:value="4.40976875610262" calcext:value-type="float">
            <text:p>4.40976875610262</text:p>
          </table:table-cell>
          <table:table-cell office:value-type="float" office:value="4.09240720022784" calcext:value-type="float">
            <text:p>4.09240720022784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2635195651003" calcext:value-type="float">
            <text:p>0.322635195651003</text:p>
          </table:table-cell>
          <table:table-cell office:value-type="float" office:value="0.605977150341128" calcext:value-type="float">
            <text:p>0.605977150341128</text:p>
          </table:table-cell>
          <table:table-cell office:value-type="float" office:value="4.43899103857417" calcext:value-type="float">
            <text:p>4.43899103857417</text:p>
          </table:table-cell>
          <table:table-cell office:value-type="float" office:value="4.11525184216304" calcext:value-type="float">
            <text:p>4.11525184216304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8282594273276" calcext:value-type="float">
            <text:p>0.228282594273276</text:p>
          </table:table-cell>
          <table:table-cell office:value-type="float" office:value="0.47971673517814" calcext:value-type="float">
            <text:p>0.47971673517814</text:p>
          </table:table-cell>
          <table:table-cell office:value-type="float" office:value="4.45365512648715" calcext:value-type="float">
            <text:p>4.45365512648715</text:p>
          </table:table-cell>
          <table:table-cell office:value-type="float" office:value="4.22286653166991" calcext:value-type="float">
            <text:p>4.22286653166991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0977040533282" calcext:value-type="float">
            <text:p>0.270977040533282</text:p>
          </table:table-cell>
          <table:table-cell office:value-type="float" office:value="0.526761487954063" calcext:value-type="float">
            <text:p>0.526761487954063</text:p>
          </table:table-cell>
          <table:table-cell office:value-type="float" office:value="4.48308923843908" calcext:value-type="float">
            <text:p>4.48308923843908</text:p>
          </table:table-cell>
          <table:table-cell office:value-type="float" office:value="4.2099565195316" calcext:value-type="float">
            <text:p>4.2099565195316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82020985167441" calcext:value-type="float">
            <text:p>0.282020985167441</text:p>
          </table:table-cell>
          <table:table-cell office:value-type="float" office:value="0.544334280002159" calcext:value-type="float">
            <text:p>0.544334280002159</text:p>
          </table:table-cell>
          <table:table-cell office:value-type="float" office:value="4.49785976381669" calcext:value-type="float">
            <text:p>4.49785976381669</text:p>
          </table:table-cell>
          <table:table-cell office:value-type="float" office:value="4.21419694572773" calcext:value-type="float">
            <text:p>4.2141969457277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61930964273593" calcext:value-type="float">
            <text:p>0.261930964273593</text:p>
          </table:table-cell>
          <table:table-cell office:value-type="float" office:value="0.529548323706375" calcext:value-type="float">
            <text:p>0.529548323706375</text:p>
          </table:table-cell>
          <table:table-cell office:value-type="float" office:value="4.51266480545094" calcext:value-type="float">
            <text:p>4.51266480545094</text:p>
          </table:table-cell>
          <table:table-cell office:value-type="float" office:value="4.25170143865563" calcext:value-type="float">
            <text:p>4.25170143865563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91771909148935" calcext:value-type="float">
            <text:p>0.291771909148935</text:p>
          </table:table-cell>
          <table:table-cell office:value-type="float" office:value="0.557341400833853" calcext:value-type="float">
            <text:p>0.557341400833853</text:p>
          </table:table-cell>
          <table:table-cell office:value-type="float" office:value="4.54237969692212" calcext:value-type="float">
            <text:p>4.54237969692212</text:p>
          </table:table-cell>
          <table:table-cell office:value-type="float" office:value="4.25281085068132" calcext:value-type="float">
            <text:p>4.25281085068132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2891511551405" calcext:value-type="float">
            <text:p>0.302891511551405</text:p>
          </table:table-cell>
          <table:table-cell office:value-type="float" office:value="0.54792191904025" calcext:value-type="float">
            <text:p>0.54792191904025</text:p>
          </table:table-cell>
          <table:table-cell office:value-type="float" office:value="4.55728973008048" calcext:value-type="float">
            <text:p>4.55728973008048</text:p>
          </table:table-cell>
          <table:table-cell office:value-type="float" office:value="4.2607121128553" calcext:value-type="float">
            <text:p>4.260712112855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2488426192982" calcext:value-type="float">
            <text:p>0.332488426192982</text:p>
          </table:table-cell>
          <table:table-cell office:value-type="float" office:value="0.559685359297018" calcext:value-type="float">
            <text:p>0.559685359297018</text:p>
          </table:table-cell>
          <table:table-cell office:value-type="float" office:value="4.58721353216635" calcext:value-type="float">
            <text:p>4.58721353216635</text:p>
          </table:table-cell>
          <table:table-cell office:value-type="float" office:value="4.25871404564373" calcext:value-type="float">
            <text:p>4.25871404564373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315116751202131" calcext:value-type="float">
            <text:p>0.315116751202131</text:p>
          </table:table-cell>
          <table:table-cell office:value-type="float" office:value="0.98558933519334" calcext:value-type="float">
            <text:p>0.98558933519334</text:p>
          </table:table-cell>
          <table:table-cell office:value-type="float" office:value="4.60222785822323" calcext:value-type="float">
            <text:p>4.60222785822323</text:p>
          </table:table-cell>
          <table:table-cell office:value-type="float" office:value="4.86611199551928" calcext:value-type="float">
            <text:p>4.86611199551928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6488646912025" calcext:value-type="float">
            <text:p>0.26488646912025</text:p>
          </table:table-cell>
          <table:table-cell office:value-type="float" office:value="0.944240009372004" calcext:value-type="float">
            <text:p>0.944240009372004</text:p>
          </table:table-cell>
          <table:table-cell office:value-type="float" office:value="4.63235870638705" calcext:value-type="float">
            <text:p>4.63235870638705</text:p>
          </table:table-cell>
          <table:table-cell office:value-type="float" office:value="4.89178081735747" calcext:value-type="float">
            <text:p>4.8917808173574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6433594662107" calcext:value-type="float">
            <text:p>0.166433594662107</text:p>
          </table:table-cell>
          <table:table-cell office:value-type="float" office:value="0.291505585941343" calcext:value-type="float">
            <text:p>0.291505585941343</text:p>
          </table:table-cell>
          <table:table-cell office:value-type="float" office:value="4.64747585310809" calcext:value-type="float">
            <text:p>4.64747585310809</text:p>
          </table:table-cell>
          <table:table-cell office:value-type="float" office:value="4.47906252068343" calcext:value-type="float">
            <text:p>4.47906252068343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2207340655583" calcext:value-type="float">
            <text:p>0.112207340655583</text:p>
          </table:table-cell>
          <table:table-cell office:value-type="float" office:value="0.206131494940198" calcext:value-type="float">
            <text:p>0.206131494940198</text:p>
          </table:table-cell>
          <table:table-cell office:value-type="float" office:value="4.66262733143462" calcext:value-type="float">
            <text:p>4.66262733143462</text:p>
          </table:table-cell>
          <table:table-cell office:value-type="float" office:value="4.54942056150346" calcext:value-type="float">
            <text:p>4.54942056150346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2760640719041" calcext:value-type="float">
            <text:p>0.122760640719041</text:p>
          </table:table-cell>
          <table:table-cell office:value-type="float" office:value="0.324720641160823" calcext:value-type="float">
            <text:p>0.324720641160823</text:p>
          </table:table-cell>
          <table:table-cell office:value-type="float" office:value="4.69303282191683" calcext:value-type="float">
            <text:p>4.69303282191683</text:p>
          </table:table-cell>
          <table:table-cell office:value-type="float" office:value="4.57006965632716" calcext:value-type="float">
            <text:p>4.57006965632716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73788341793076" calcext:value-type="float">
            <text:p>0.0873788341793076</text:p>
          </table:table-cell>
          <table:table-cell office:value-type="float" office:value="0.306620083487667" calcext:value-type="float">
            <text:p>0.306620083487667</text:p>
          </table:table-cell>
          <table:table-cell office:value-type="float" office:value="4.70828615799836" calcext:value-type="float">
            <text:p>4.70828615799836</text:p>
          </table:table-cell>
          <table:table-cell office:value-type="float" office:value="4.61874609389699" calcext:value-type="float">
            <text:p>4.61874609389699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4632059707511" calcext:value-type="float">
            <text:p>0.154632059707511</text:p>
          </table:table-cell>
          <table:table-cell office:value-type="float" office:value="0.386980631272208" calcext:value-type="float">
            <text:p>0.386980631272208</text:p>
          </table:table-cell>
          <table:table-cell office:value-type="float" office:value="4.73889470555219" calcext:value-type="float">
            <text:p>4.73889470555219</text:p>
          </table:table-cell>
          <table:table-cell office:value-type="float" office:value="4.58354238144205" calcext:value-type="float">
            <text:p>4.58354238144205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701799873678" calcext:value-type="float">
            <text:p>0.1701799873678</text:p>
          </table:table-cell>
          <table:table-cell office:value-type="float" office:value="0.395426026225972" calcext:value-type="float">
            <text:p>0.395426026225972</text:p>
          </table:table-cell>
          <table:table-cell office:value-type="float" office:value="4.75424945307317" calcext:value-type="float">
            <text:p>4.75424945307317</text:p>
          </table:table-cell>
          <table:table-cell office:value-type="float" office:value="4.58641310253729" calcext:value-type="float">
            <text:p>4.58641310253729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55070195633985" calcext:value-type="float">
            <text:p>0.0855070195633985</text:p>
          </table:table-cell>
          <table:table-cell office:value-type="float" office:value="0.320640162524173" calcext:value-type="float">
            <text:p>0.320640162524173</text:p>
          </table:table-cell>
          <table:table-cell office:value-type="float" office:value="4.78505986948633" calcext:value-type="float">
            <text:p>4.78505986948633</text:p>
          </table:table-cell>
          <table:table-cell office:value-type="float" office:value="4.69640338175142" calcext:value-type="float">
            <text:p>4.69640338175142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79418271821423" calcext:value-type="float">
            <text:p>0.0879418271821423</text:p>
          </table:table-cell>
          <table:table-cell office:value-type="float" office:value="0.318785571197612" calcext:value-type="float">
            <text:p>0.318785571197612</text:p>
          </table:table-cell>
          <table:table-cell office:value-type="float" office:value="4.80051596532136" calcext:value-type="float">
            <text:p>4.80051596532136</text:p>
          </table:table-cell>
          <table:table-cell office:value-type="float" office:value="4.7102653990063" calcext:value-type="float">
            <text:p>4.7102653990063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23135862408353" calcext:value-type="float">
            <text:p>0.0923135862408353</text:p>
          </table:table-cell>
          <table:table-cell office:value-type="float" office:value="0.379068002438691" calcext:value-type="float">
            <text:p>0.379068002438691</text:p>
          </table:table-cell>
          <table:table-cell office:value-type="float" office:value="4.81600495197418" calcext:value-type="float">
            <text:p>4.81600495197418</text:p>
          </table:table-cell>
          <table:table-cell office:value-type="float" office:value="4.71941072537308" calcext:value-type="float">
            <text:p>4.71941072537308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371673929216" calcext:value-type="float">
            <text:p>0.101371673929216</text:p>
          </table:table-cell>
          <table:table-cell office:value-type="float" office:value="0.321424618423555" calcext:value-type="float">
            <text:p>0.321424618423555</text:p>
          </table:table-cell>
          <table:table-cell office:value-type="float" office:value="4.84708307646449" calcext:value-type="float">
            <text:p>4.84708307646449</text:p>
          </table:table-cell>
          <table:table-cell office:value-type="float" office:value="4.74501360427445" calcext:value-type="float">
            <text:p>4.74501360427445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15152024387451" calcext:value-type="float">
            <text:p>0.0915152024387451</text:p>
          </table:table-cell>
          <table:table-cell office:value-type="float" office:value="0.320565624243453" calcext:value-type="float">
            <text:p>0.320565624243453</text:p>
          </table:table-cell>
          <table:table-cell office:value-type="float" office:value="4.8626715594688" calcext:value-type="float">
            <text:p>4.8626715594688</text:p>
          </table:table-cell>
          <table:table-cell office:value-type="float" office:value="4.77078452711834" calcext:value-type="float">
            <text:p>4.77078452711834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873352382355" calcext:value-type="float">
            <text:p>0.10873352382355</text:p>
          </table:table-cell>
          <table:table-cell office:value-type="float" office:value="0.394919137206875" calcext:value-type="float">
            <text:p>0.394919137206875</text:p>
          </table:table-cell>
          <table:table-cell office:value-type="float" office:value="4.89394839950954" calcext:value-type="float">
            <text:p>4.89394839950954</text:p>
          </table:table-cell>
          <table:table-cell office:value-type="float" office:value="4.78092770610499" calcext:value-type="float">
            <text:p>4.78092770610499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4974446501653" calcext:value-type="float">
            <text:p>0.174974446501653</text:p>
          </table:table-cell>
          <table:table-cell office:value-type="float" office:value="0.471186765038373" calcext:value-type="float">
            <text:p>0.471186765038373</text:p>
          </table:table-cell>
          <table:table-cell office:value-type="float" office:value="4.90963586905975" calcext:value-type="float">
            <text:p>4.90963586905975</text:p>
          </table:table-cell>
          <table:table-cell office:value-type="float" office:value="4.730869145064" calcext:value-type="float">
            <text:p>4.730869145064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883384337624" calcext:value-type="float">
            <text:p>0.156883384337624</text:p>
          </table:table-cell>
          <table:table-cell office:value-type="float" office:value="0.373648703011479" calcext:value-type="float">
            <text:p>0.373648703011479</text:p>
          </table:table-cell>
          <table:table-cell office:value-type="float" office:value="4.9411094681691" calcext:value-type="float">
            <text:p>4.9411094681691</text:p>
          </table:table-cell>
          <table:table-cell office:value-type="float" office:value="4.78704051145838" calcext:value-type="float">
            <text:p>4.78704051145838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5685335292684" calcext:value-type="float">
            <text:p>0.255685335292684</text:p>
          </table:table-cell>
          <table:table-cell office:value-type="float" office:value="0.579931117625798" calcext:value-type="float">
            <text:p>0.579931117625798</text:p>
          </table:table-cell>
          <table:table-cell office:value-type="float" office:value="4.95689515997015" calcext:value-type="float">
            <text:p>4.95689515997015</text:p>
          </table:table-cell>
          <table:table-cell office:value-type="float" office:value="4.69941426877676" calcext:value-type="float">
            <text:p>4.69941426877676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2729446484238" calcext:value-type="float">
            <text:p>0.132729446484238</text:p>
          </table:table-cell>
          <table:table-cell office:value-type="float" office:value="0.416898374226982" calcext:value-type="float">
            <text:p>0.416898374226982</text:p>
          </table:table-cell>
          <table:table-cell office:value-type="float" office:value="4.97271346350187" calcext:value-type="float">
            <text:p>4.97271346350187</text:p>
          </table:table-cell>
          <table:table-cell office:value-type="float" office:value="4.83800541208696" calcext:value-type="float">
            <text:p>4.83800541208696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1635009291408" calcext:value-type="float">
            <text:p>0.271635009291408</text:p>
          </table:table-cell>
          <table:table-cell office:value-type="float" office:value="0.591010461188855" calcext:value-type="float">
            <text:p>0.591010461188855</text:p>
          </table:table-cell>
          <table:table-cell office:value-type="float" office:value="5.00444756962171" calcext:value-type="float">
            <text:p>5.00444756962171</text:p>
          </table:table-cell>
          <table:table-cell office:value-type="float" office:value="4.73053170884548" calcext:value-type="float">
            <text:p>4.73053170884548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5320004845396" calcext:value-type="float">
            <text:p>0.215320004845396</text:p>
          </table:table-cell>
          <table:table-cell office:value-type="float" office:value="0.567507122270488" calcext:value-type="float">
            <text:p>0.567507122270488</text:p>
          </table:table-cell>
          <table:table-cell office:value-type="float" office:value="5.02036259383882" calcext:value-type="float">
            <text:p>5.02036259383882</text:p>
          </table:table-cell>
          <table:table-cell office:value-type="float" office:value="4.80433613416925" calcext:value-type="float">
            <text:p>4.80433613416925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4919906444369" calcext:value-type="float">
            <text:p>0.134919906444369</text:p>
          </table:table-cell>
          <table:table-cell office:value-type="float" office:value="0.480922555901183" calcext:value-type="float">
            <text:p>0.480922555901183</text:p>
          </table:table-cell>
          <table:table-cell office:value-type="float" office:value="5.0522905858586" calcext:value-type="float">
            <text:p>5.0522905858586</text:p>
          </table:table-cell>
          <table:table-cell office:value-type="float" office:value="4.91342282807877" calcext:value-type="float">
            <text:p>4.9134228280787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4358189602595" calcext:value-type="float">
            <text:p>0.174358189602595</text:p>
          </table:table-cell>
          <table:table-cell office:value-type="float" office:value="0.523052828745316" calcext:value-type="float">
            <text:p>0.523052828745316</text:p>
          </table:table-cell>
          <table:table-cell office:value-type="float" office:value="5.06830242532978" calcext:value-type="float">
            <text:p>5.06830242532978</text:p>
          </table:table-cell>
          <table:table-cell office:value-type="float" office:value="4.89035308859236" calcext:value-type="float">
            <text:p>4.89035308859236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1087020653409" calcext:value-type="float">
            <text:p>0.231087020653409</text:p>
          </table:table-cell>
          <table:table-cell office:value-type="float" office:value="0.568330589379217" calcext:value-type="float">
            <text:p>0.568330589379217</text:p>
          </table:table-cell>
          <table:table-cell office:value-type="float" office:value="5.10042187292294" calcext:value-type="float">
            <text:p>5.10042187292294</text:p>
          </table:table-cell>
          <table:table-cell office:value-type="float" office:value="4.86668519771176" calcext:value-type="float">
            <text:p>4.86668519771176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1921692473098" calcext:value-type="float">
            <text:p>0.191921692473098</text:p>
          </table:table-cell>
          <table:table-cell office:value-type="float" office:value="0.516947568880006" calcext:value-type="float">
            <text:p>0.516947568880006</text:p>
          </table:table-cell>
          <table:table-cell office:value-type="float" office:value="5.11652964165755" calcext:value-type="float">
            <text:p>5.11652964165755</text:p>
          </table:table-cell>
          <table:table-cell office:value-type="float" office:value="4.92235397407918" calcext:value-type="float">
            <text:p>4.92235397407918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7272389836478" calcext:value-type="float">
            <text:p>0.237272389836478</text:p>
          </table:table-cell>
          <table:table-cell office:value-type="float" office:value="0.53028596493088" calcext:value-type="float">
            <text:p>0.53028596493088</text:p>
          </table:table-cell>
          <table:table-cell office:value-type="float" office:value="5.14883968109681" calcext:value-type="float">
            <text:p>5.14883968109681</text:p>
          </table:table-cell>
          <table:table-cell office:value-type="float" office:value="4.91245460311003" calcext:value-type="float">
            <text:p>4.91245460311003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9257923468243" calcext:value-type="float">
            <text:p>0.199257923468243</text:p>
          </table:table-cell>
          <table:table-cell office:value-type="float" office:value="0.46534594351597" calcext:value-type="float">
            <text:p>0.46534594351597</text:p>
          </table:table-cell>
          <table:table-cell office:value-type="float" office:value="5.1650418393018" calcext:value-type="float">
            <text:p>5.1650418393018</text:p>
          </table:table-cell>
          <table:table-cell office:value-type="float" office:value="4.96809065588118" calcext:value-type="float">
            <text:p>4.96809065588118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3905508120055" calcext:value-type="float">
            <text:p>0.163905508120055</text:p>
          </table:table-cell>
          <table:table-cell office:value-type="float" office:value="0.434159848725437" calcext:value-type="float">
            <text:p>0.434159848725437</text:p>
          </table:table-cell>
          <table:table-cell office:value-type="float" office:value="5.18127570492495" calcext:value-type="float">
            <text:p>5.18127570492495</text:p>
          </table:table-cell>
          <table:table-cell office:value-type="float" office:value="5.01646955003258" calcext:value-type="float">
            <text:p>5.01646955003258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9321058163634" calcext:value-type="float">
            <text:p>0.219321058163634</text:p>
          </table:table-cell>
          <table:table-cell office:value-type="float" office:value="0.481203447279755" calcext:value-type="float">
            <text:p>0.481203447279755</text:p>
          </table:table-cell>
          <table:table-cell office:value-type="float" office:value="5.21383770703162" calcext:value-type="float">
            <text:p>5.21383770703162</text:p>
          </table:table-cell>
          <table:table-cell office:value-type="float" office:value="4.99458735322316" calcext:value-type="float">
            <text:p>4.99458735322316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0607744357698" calcext:value-type="float">
            <text:p>0.200607744357698</text:p>
          </table:table-cell>
          <table:table-cell office:value-type="float" office:value="0.40152619533481" calcext:value-type="float">
            <text:p>0.40152619533481</text:p>
          </table:table-cell>
          <table:table-cell office:value-type="float" office:value="5.23016532309821" calcext:value-type="float">
            <text:p>5.23016532309821</text:p>
          </table:table-cell>
          <table:table-cell office:value-type="float" office:value="5.03934388124145" calcext:value-type="float">
            <text:p>5.0393438812414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7697160937106" calcext:value-type="float">
            <text:p>0.137697160937106</text:p>
          </table:table-cell>
          <table:table-cell office:value-type="float" office:value="0.379718756684281" calcext:value-type="float">
            <text:p>0.379718756684281</text:p>
          </table:table-cell>
          <table:table-cell office:value-type="float" office:value="5.26291416343979" calcext:value-type="float">
            <text:p>5.26291416343979</text:p>
          </table:table-cell>
          <table:table-cell office:value-type="float" office:value="5.12444066352966" calcext:value-type="float">
            <text:p>5.12444066352966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6936074508882" calcext:value-type="float">
            <text:p>0.226936074508882</text:p>
          </table:table-cell>
          <table:table-cell office:value-type="float" office:value="0.510813399301306" calcext:value-type="float">
            <text:p>0.510813399301306</text:p>
          </table:table-cell>
          <table:table-cell office:value-type="float" office:value="5.27933499388758" calcext:value-type="float">
            <text:p>5.27933499388758</text:p>
          </table:table-cell>
          <table:table-cell office:value-type="float" office:value="5.05325293654957" calcext:value-type="float">
            <text:p>5.0532529365495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888890718207" calcext:value-type="float">
            <text:p>0.22888890718207</text:p>
          </table:table-cell>
          <table:table-cell office:value-type="float" office:value="0.518713781622602" calcext:value-type="float">
            <text:p>0.518713781622602</text:p>
          </table:table-cell>
          <table:table-cell office:value-type="float" office:value="5.31226973036653" calcext:value-type="float">
            <text:p>5.31226973036653</text:p>
          </table:table-cell>
          <table:table-cell office:value-type="float" office:value="5.08437174961477" calcext:value-type="float">
            <text:p>5.08437174961477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1911514296335" calcext:value-type="float">
            <text:p>0.121911514296335</text:p>
          </table:table-cell>
          <table:table-cell office:value-type="float" office:value="0.396183879350136" calcext:value-type="float">
            <text:p>0.396183879350136</text:p>
          </table:table-cell>
          <table:table-cell office:value-type="float" office:value="5.32878276073475" calcext:value-type="float">
            <text:p>5.32878276073475</text:p>
          </table:table-cell>
          <table:table-cell office:value-type="float" office:value="5.20641563420155" calcext:value-type="float">
            <text:p>5.2064156342015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0257507205016" calcext:value-type="float">
            <text:p>0.120257507205016</text:p>
          </table:table-cell>
          <table:table-cell office:value-type="float" office:value="0.364747441709406" calcext:value-type="float">
            <text:p>0.364747441709406</text:p>
          </table:table-cell>
          <table:table-cell office:value-type="float" office:value="5.36190180121493" calcext:value-type="float">
            <text:p>5.36190180121493</text:p>
          </table:table-cell>
          <table:table-cell office:value-type="float" office:value="5.24280578337378" calcext:value-type="float">
            <text:p>5.24280578337378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8899302709934" calcext:value-type="float">
            <text:p>0.118899302709934</text:p>
          </table:table-cell>
          <table:table-cell office:value-type="float" office:value="0.392603156941455" calcext:value-type="float">
            <text:p>0.392603156941455</text:p>
          </table:table-cell>
          <table:table-cell office:value-type="float" office:value="5.3785070410662" calcext:value-type="float">
            <text:p>5.3785070410662</text:p>
          </table:table-cell>
          <table:table-cell office:value-type="float" office:value="5.25793386296433" calcext:value-type="float">
            <text:p>5.25793386296433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3703220229206" calcext:value-type="float">
            <text:p>0.143703220229206</text:p>
          </table:table-cell>
          <table:table-cell office:value-type="float" office:value="0.415791132472134" calcext:value-type="float">
            <text:p>0.415791132472134</text:p>
          </table:table-cell>
          <table:table-cell office:value-type="float" office:value="5.39514198799666" calcext:value-type="float">
            <text:p>5.39514198799666</text:p>
          </table:table-cell>
          <table:table-cell office:value-type="float" office:value="5.24986980699945" calcext:value-type="float">
            <text:p>5.24986980699945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5739733789462" calcext:value-type="float">
            <text:p>0.215739733789462</text:p>
          </table:table-cell>
          <table:table-cell office:value-type="float" office:value="0.490922980411273" calcext:value-type="float">
            <text:p>0.490922980411273</text:p>
          </table:table-cell>
          <table:table-cell office:value-type="float" office:value="5.42850403398044" calcext:value-type="float">
            <text:p>5.42850403398044</text:p>
          </table:table-cell>
          <table:table-cell office:value-type="float" office:value="5.21228683659473" calcext:value-type="float">
            <text:p>5.2122868365947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7830521628299" calcext:value-type="float">
            <text:p>0.237830521628299</text:p>
          </table:table-cell>
          <table:table-cell office:value-type="float" office:value="0.544547686884179" calcext:value-type="float">
            <text:p>0.544547686884179</text:p>
          </table:table-cell>
          <table:table-cell office:value-type="float" office:value="5.44523076801408" calcext:value-type="float">
            <text:p>5.44523076801408</text:p>
          </table:table-cell>
          <table:table-cell office:value-type="float" office:value="5.20740709077085" calcext:value-type="float">
            <text:p>5.20740709077085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0346784011369" calcext:value-type="float">
            <text:p>0.200346784011369</text:p>
          </table:table-cell>
          <table:table-cell office:value-type="float" office:value="0.446210017804892" calcext:value-type="float">
            <text:p>0.446210017804892</text:p>
          </table:table-cell>
          <table:table-cell office:value-type="float" office:value="5.47877276840441" calcext:value-type="float">
            <text:p>5.47877276840441</text:p>
          </table:table-cell>
          <table:table-cell office:value-type="float" office:value="5.28220785756521" calcext:value-type="float">
            <text:p>5.28220785756521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9752659425984" calcext:value-type="float">
            <text:p>0.179752659425984</text:p>
          </table:table-cell>
          <table:table-cell office:value-type="float" office:value="0.417450989950918" calcext:value-type="float">
            <text:p>0.417450989950918</text:p>
          </table:table-cell>
          <table:table-cell office:value-type="float" office:value="5.49558896235462" calcext:value-type="float">
            <text:p>5.49558896235462</text:p>
          </table:table-cell>
          <table:table-cell office:value-type="float" office:value="5.318738503845" calcext:value-type="float">
            <text:p>5.318738503845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28410043471096" calcext:value-type="float">
            <text:p>0.0528410043471096</text:p>
          </table:table-cell>
          <table:table-cell office:value-type="float" office:value="0.239617365594545" calcext:value-type="float">
            <text:p>0.239617365594545</text:p>
          </table:table-cell>
          <table:table-cell office:value-type="float" office:value="5.5293108901702" calcext:value-type="float">
            <text:p>5.5293108901702</text:p>
          </table:table-cell>
          <table:table-cell office:value-type="float" office:value="5.48202808568002" calcext:value-type="float">
            <text:p>5.48202808568002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45929692881619" calcext:value-type="float">
            <text:p>0.0545929692881619</text:p>
          </table:table-cell>
          <table:table-cell office:value-type="float" office:value="0.294462670165029" calcext:value-type="float">
            <text:p>0.294462670165029</text:p>
          </table:table-cell>
          <table:table-cell office:value-type="float" office:value="5.54621601179972" calcext:value-type="float">
            <text:p>5.54621601179972</text:p>
          </table:table-cell>
          <table:table-cell office:value-type="float" office:value="5.49455097303767" calcext:value-type="float">
            <text:p>5.494550973037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9333694055589" calcext:value-type="float">
            <text:p>0.169333694055589</text:p>
          </table:table-cell>
          <table:table-cell office:value-type="float" office:value="0.457181980397504" calcext:value-type="float">
            <text:p>0.457181980397504</text:p>
          </table:table-cell>
          <table:table-cell office:value-type="float" office:value="5.56315090292202" calcext:value-type="float">
            <text:p>5.56315090292202</text:p>
          </table:table-cell>
          <table:table-cell office:value-type="float" office:value="5.39489174772199" calcext:value-type="float">
            <text:p>5.39489174772199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2155661504104" calcext:value-type="float">
            <text:p>0.202155661504104</text:p>
          </table:table-cell>
          <table:table-cell office:value-type="float" office:value="0.501668560761146" calcext:value-type="float">
            <text:p>0.501668560761146</text:p>
          </table:table-cell>
          <table:table-cell office:value-type="float" office:value="5.59710921535167" calcext:value-type="float">
            <text:p>5.59710921535167</text:p>
          </table:table-cell>
          <table:table-cell office:value-type="float" office:value="5.39399720728453" calcext:value-type="float">
            <text:p>5.39399720728453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6964503938831" calcext:value-type="float">
            <text:p>0.216964503938831</text:p>
          </table:table-cell>
          <table:table-cell office:value-type="float" office:value="0.538570117386763" calcext:value-type="float">
            <text:p>0.538570117386763</text:p>
          </table:table-cell>
          <table:table-cell office:value-type="float" office:value="5.61413268181638" calcext:value-type="float">
            <text:p>5.61413268181638</text:p>
          </table:table-cell>
          <table:table-cell office:value-type="float" office:value="5.39535298238885" calcext:value-type="float">
            <text:p>5.39535298238885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8409382645979" calcext:value-type="float">
            <text:p>0.188409382645979</text:p>
          </table:table-cell>
          <table:table-cell office:value-type="float" office:value="0.485225779005624" calcext:value-type="float">
            <text:p>0.485225779005624</text:p>
          </table:table-cell>
          <table:table-cell office:value-type="float" office:value="5.64826695304416" calcext:value-type="float">
            <text:p>5.64826695304416</text:p>
          </table:table-cell>
          <table:table-cell office:value-type="float" office:value="5.45800030036333" calcext:value-type="float">
            <text:p>5.45800030036333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1688640526741" calcext:value-type="float">
            <text:p>0.171688640526741</text:p>
          </table:table-cell>
          <table:table-cell office:value-type="float" office:value="0.459273332120322" calcext:value-type="float">
            <text:p>0.459273332120322</text:p>
          </table:table-cell>
          <table:table-cell office:value-type="float" office:value="5.6653775524904" calcext:value-type="float">
            <text:p>5.6653775524904</text:p>
          </table:table-cell>
          <table:table-cell office:value-type="float" office:value="5.49224877174155" calcext:value-type="float">
            <text:p>5.49224877174155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9435126462861" calcext:value-type="float">
            <text:p>0.199435126462861</text:p>
          </table:table-cell>
          <table:table-cell office:value-type="float" office:value="0.478257346891336" calcext:value-type="float">
            <text:p>0.478257346891336</text:p>
          </table:table-cell>
          <table:table-cell office:value-type="float" office:value="5.69968586827375" calcext:value-type="float">
            <text:p>5.69968586827375</text:p>
          </table:table-cell>
          <table:table-cell office:value-type="float" office:value="5.50070971807558" calcext:value-type="float">
            <text:p>5.50070971807558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3135595729319" calcext:value-type="float">
            <text:p>0.153135595729319</text:p>
          </table:table-cell>
          <table:table-cell office:value-type="float" office:value="0.441241680297693" calcext:value-type="float">
            <text:p>0.441241680297693</text:p>
          </table:table-cell>
          <table:table-cell office:value-type="float" office:value="5.71688337115946" calcext:value-type="float">
            <text:p>5.71688337115946</text:p>
          </table:table-cell>
          <table:table-cell office:value-type="float" office:value="5.56429559384888" calcext:value-type="float">
            <text:p>5.56429559384888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3174007022636" calcext:value-type="float">
            <text:p>0.183174007022636</text:p>
          </table:table-cell>
          <table:table-cell office:value-type="float" office:value="0.471603305916524" calcext:value-type="float">
            <text:p>0.471603305916524</text:p>
          </table:table-cell>
          <table:table-cell office:value-type="float" office:value="5.7513647065631" calcext:value-type="float">
            <text:p>5.7513647065631</text:p>
          </table:table-cell>
          <table:table-cell office:value-type="float" office:value="5.56823959180139" calcext:value-type="float">
            <text:p>5.56823959180139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276898041286" calcext:value-type="float">
            <text:p>0.16276898041286</text:p>
          </table:table-cell>
          <table:table-cell office:value-type="float" office:value="0.442032385970964" calcext:value-type="float">
            <text:p>0.442032385970964</text:p>
          </table:table-cell>
          <table:table-cell office:value-type="float" office:value="5.76864837265173" calcext:value-type="float">
            <text:p>5.76864837265173</text:p>
          </table:table-cell>
          <table:table-cell office:value-type="float" office:value="5.60569019014434" calcext:value-type="float">
            <text:p>5.60569019014434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1859843095032" calcext:value-type="float">
            <text:p>0.161859843095032</text:p>
          </table:table-cell>
          <table:table-cell office:value-type="float" office:value="0.392451786977088" calcext:value-type="float">
            <text:p>0.392451786977088</text:p>
          </table:table-cell>
          <table:table-cell office:value-type="float" office:value="5.80330135360009" calcext:value-type="float">
            <text:p>5.80330135360009</text:p>
          </table:table-cell>
          <table:table-cell office:value-type="float" office:value="5.64487206597378" calcext:value-type="float">
            <text:p>5.64487206597378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6986479516233" calcext:value-type="float">
            <text:p>0.176986479516233</text:p>
          </table:table-cell>
          <table:table-cell office:value-type="float" office:value="0.42549428357523" calcext:value-type="float">
            <text:p>0.42549428357523</text:p>
          </table:table-cell>
          <table:table-cell office:value-type="float" office:value="5.82066995727941" calcext:value-type="float">
            <text:p>5.82066995727941</text:p>
          </table:table-cell>
          <table:table-cell office:value-type="float" office:value="5.64441842845204" calcext:value-type="float">
            <text:p>5.64441842845204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6585641809733" calcext:value-type="float">
            <text:p>0.206585641809733</text:p>
          </table:table-cell>
          <table:table-cell office:value-type="float" office:value="0.432738101562811" calcext:value-type="float">
            <text:p>0.432738101562811</text:p>
          </table:table-cell>
          <table:table-cell office:value-type="float" office:value="5.83806724147919" calcext:value-type="float">
            <text:p>5.83806724147919</text:p>
          </table:table-cell>
          <table:table-cell office:value-type="float" office:value="5.63563238303119" calcext:value-type="float">
            <text:p>5.63563238303119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7823037115273" calcext:value-type="float">
            <text:p>0.237823037115273</text:p>
          </table:table-cell>
          <table:table-cell office:value-type="float" office:value="0.454669194075439" calcext:value-type="float">
            <text:p>0.454669194075439</text:p>
          </table:table-cell>
          <table:table-cell office:value-type="float" office:value="5.87294599353565" calcext:value-type="float">
            <text:p>5.87294599353565</text:p>
          </table:table-cell>
          <table:table-cell office:value-type="float" office:value="5.63984093094198" calcext:value-type="float">
            <text:p>5.63984093094198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6819209986733" calcext:value-type="float">
            <text:p>0.226819209986733</text:p>
          </table:table-cell>
          <table:table-cell office:value-type="float" office:value="0.443928015079967" calcext:value-type="float">
            <text:p>0.443928015079967</text:p>
          </table:table-cell>
          <table:table-cell office:value-type="float" office:value="5.8904283034572" calcext:value-type="float">
            <text:p>5.8904283034572</text:p>
          </table:table-cell>
          <table:table-cell office:value-type="float" office:value="5.66824015442561" calcext:value-type="float">
            <text:p>5.66824015442561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670268284328" calcext:value-type="float">
            <text:p>0.29670268284328</text:p>
          </table:table-cell>
          <table:table-cell office:value-type="float" office:value="0.58041594355678" calcext:value-type="float">
            <text:p>0.58041594355678</text:p>
          </table:table-cell>
          <table:table-cell office:value-type="float" office:value="5.92547526742165" calcext:value-type="float">
            <text:p>5.92547526742165</text:p>
          </table:table-cell>
          <table:table-cell office:value-type="float" office:value="5.62754463484063" calcext:value-type="float">
            <text:p>5.6275446348406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5465055814328" calcext:value-type="float">
            <text:p>0.175465055814328</text:p>
          </table:table-cell>
          <table:table-cell office:value-type="float" office:value="0.427524337696703" calcext:value-type="float">
            <text:p>0.427524337696703</text:p>
          </table:table-cell>
          <table:table-cell office:value-type="float" office:value="5.94304057202268" calcext:value-type="float">
            <text:p>5.94304057202268</text:p>
          </table:table-cell>
          <table:table-cell office:value-type="float" office:value="5.76578331235336" calcext:value-type="float">
            <text:p>5.76578331235336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4287996657706" calcext:value-type="float">
            <text:p>0.174287996657706</text:p>
          </table:table-cell>
          <table:table-cell office:value-type="float" office:value="0.436142343773789" calcext:value-type="float">
            <text:p>0.436142343773789</text:p>
          </table:table-cell>
          <table:table-cell office:value-type="float" office:value="5.97825462886068" calcext:value-type="float">
            <text:p>5.97825462886068</text:p>
          </table:table-cell>
          <table:table-cell office:value-type="float" office:value="5.80138614479649" calcext:value-type="float">
            <text:p>5.80138614479649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9684279366111" calcext:value-type="float">
            <text:p>0.259684279366111</text:p>
          </table:table-cell>
          <table:table-cell office:value-type="float" office:value="0.549063543627207" calcext:value-type="float">
            <text:p>0.549063543627207</text:p>
          </table:table-cell>
          <table:table-cell office:value-type="float" office:value="5.99590277544509" calcext:value-type="float">
            <text:p>5.99590277544509</text:p>
          </table:table-cell>
          <table:table-cell office:value-type="float" office:value="5.73533279110635" calcext:value-type="float">
            <text:p>5.73533279110635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9825027085964" calcext:value-type="float">
            <text:p>0.269825027085964</text:p>
          </table:table-cell>
          <table:table-cell office:value-type="float" office:value="0.573499030151131" calcext:value-type="float">
            <text:p>0.573499030151131</text:p>
          </table:table-cell>
          <table:table-cell office:value-type="float" office:value="6.03128166862723" calcext:value-type="float">
            <text:p>6.03128166862723</text:p>
          </table:table-cell>
          <table:table-cell office:value-type="float" office:value="5.76120995919312" calcext:value-type="float">
            <text:p>5.76120995919312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3173981166381" calcext:value-type="float">
            <text:p>0.243173981166381</text:p>
          </table:table-cell>
          <table:table-cell office:value-type="float" office:value="0.581373045407646" calcext:value-type="float">
            <text:p>0.581373045407646</text:p>
          </table:table-cell>
          <table:table-cell office:value-type="float" office:value="6.04901251754271" calcext:value-type="float">
            <text:p>6.04901251754271</text:p>
          </table:table-cell>
          <table:table-cell office:value-type="float" office:value="5.80575211800228" calcext:value-type="float">
            <text:p>5.80575211800228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7578520618067" calcext:value-type="float">
            <text:p>0.257578520618067</text:p>
          </table:table-cell>
          <table:table-cell office:value-type="float" office:value="0.564722213289345" calcext:value-type="float">
            <text:p>0.564722213289345</text:p>
          </table:table-cell>
          <table:table-cell office:value-type="float" office:value="6.08455533951543" calcext:value-type="float">
            <text:p>6.08455533951543</text:p>
          </table:table-cell>
          <table:table-cell office:value-type="float" office:value="5.82858702271591" calcext:value-type="float">
            <text:p>5.82858702271591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4688379026331" calcext:value-type="float">
            <text:p>0.144688379026331</text:p>
          </table:table-cell>
          <table:table-cell office:value-type="float" office:value="0.410661192893639" calcext:value-type="float">
            <text:p>0.410661192893639</text:p>
          </table:table-cell>
          <table:table-cell office:value-type="float" office:value="6.10236751478451" calcext:value-type="float">
            <text:p>6.10236751478451</text:p>
          </table:table-cell>
          <table:table-cell office:value-type="float" office:value="5.96031333669627" calcext:value-type="float">
            <text:p>5.96031333669627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9689412610417" calcext:value-type="float">
            <text:p>0.259689412610417</text:p>
          </table:table-cell>
          <table:table-cell office:value-type="float" office:value="0.542308555693766" calcext:value-type="float">
            <text:p>0.542308555693766</text:p>
          </table:table-cell>
          <table:table-cell office:value-type="float" office:value="6.13807256651448" calcext:value-type="float">
            <text:p>6.13807256651448</text:p>
          </table:table-cell>
          <table:table-cell office:value-type="float" office:value="5.88172075352662" calcext:value-type="float">
            <text:p>5.88172075352662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2130809741756" calcext:value-type="float">
            <text:p>0.262130809741756</text:p>
          </table:table-cell>
          <table:table-cell office:value-type="float" office:value="0.563628981004344" calcext:value-type="float">
            <text:p>0.563628981004344</text:p>
          </table:table-cell>
          <table:table-cell office:value-type="float" office:value="6.15596552424524" calcext:value-type="float">
            <text:p>6.15596552424524</text:p>
          </table:table-cell>
          <table:table-cell office:value-type="float" office:value="5.89635361252882" calcext:value-type="float">
            <text:p>5.89635361252882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3455695761353" calcext:value-type="float">
            <text:p>0.143455695761353</text:p>
          </table:table-cell>
          <table:table-cell office:value-type="float" office:value="0.412707374486292" calcext:value-type="float">
            <text:p>0.412707374486292</text:p>
          </table:table-cell>
          <table:table-cell office:value-type="float" office:value="6.19183170127675" calcext:value-type="float">
            <text:p>6.19183170127675</text:p>
          </table:table-cell>
          <table:table-cell office:value-type="float" office:value="6.05428948356126" calcext:value-type="float">
            <text:p>6.05428948356126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1911308350493" calcext:value-type="float">
            <text:p>0.221911308350493</text:p>
          </table:table-cell>
          <table:table-cell office:value-type="float" office:value="0.564458762481337" calcext:value-type="float">
            <text:p>0.564458762481337</text:p>
          </table:table-cell>
          <table:table-cell office:value-type="float" office:value="6.20980450517259" calcext:value-type="float">
            <text:p>6.20980450517259</text:p>
          </table:table-cell>
          <table:table-cell office:value-type="float" office:value="5.99262037119351" calcext:value-type="float">
            <text:p>5.99262037119351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7732381166747" calcext:value-type="float">
            <text:p>0.197732381166747</text:p>
          </table:table-cell>
          <table:table-cell office:value-type="float" office:value="0.496260919657203" calcext:value-type="float">
            <text:p>0.496260919657203</text:p>
          </table:table-cell>
          <table:table-cell office:value-type="float" office:value="6.22780458984337" calcext:value-type="float">
            <text:p>6.22780458984337</text:p>
          </table:table-cell>
          <table:table-cell office:value-type="float" office:value="6.04001436748676" calcext:value-type="float">
            <text:p>6.04001436748676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1217315188964" calcext:value-type="float">
            <text:p>0.221217315188964</text:p>
          </table:table-cell>
          <table:table-cell office:value-type="float" office:value="0.501990866512721" calcext:value-type="float">
            <text:p>0.501990866512721</text:p>
          </table:table-cell>
          <table:table-cell office:value-type="float" office:value="6.26388301482099" calcext:value-type="float">
            <text:p>6.26388301482099</text:p>
          </table:table-cell>
          <table:table-cell office:value-type="float" office:value="6.05116100180931" calcext:value-type="float">
            <text:p>6.05116100180931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5055666548646" calcext:value-type="float">
            <text:p>0.315055666548646</text:p>
          </table:table-cell>
          <table:table-cell office:value-type="float" office:value="0.662654622943133" calcext:value-type="float">
            <text:p>0.662654622943133</text:p>
          </table:table-cell>
          <table:table-cell office:value-type="float" office:value="6.28196140397214" calcext:value-type="float">
            <text:p>6.28196140397214</text:p>
          </table:table-cell>
          <table:table-cell office:value-type="float" office:value="5.96959621406311" calcext:value-type="float">
            <text:p>5.96959621406311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373843231886" calcext:value-type="float">
            <text:p>0.32373843231886</text:p>
          </table:table-cell>
          <table:table-cell office:value-type="float" office:value="0.664874138014471" calcext:value-type="float">
            <text:p>0.664874138014471</text:p>
          </table:table-cell>
          <table:table-cell office:value-type="float" office:value="6.31819765116031" calcext:value-type="float">
            <text:p>6.31819765116031</text:p>
          </table:table-cell>
          <table:table-cell office:value-type="float" office:value="5.99340694084904" calcext:value-type="float">
            <text:p>5.9934069408490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9521673562361" calcext:value-type="float">
            <text:p>0.299521673562361</text:p>
          </table:table-cell>
          <table:table-cell office:value-type="float" office:value="0.612200124919917" calcext:value-type="float">
            <text:p>0.612200124919917</text:p>
          </table:table-cell>
          <table:table-cell office:value-type="float" office:value="6.33635506043839" calcext:value-type="float">
            <text:p>6.33635506043839</text:p>
          </table:table-cell>
          <table:table-cell office:value-type="float" office:value="6.03905057311734" calcext:value-type="float">
            <text:p>6.03905057311734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4535201631962" calcext:value-type="float">
            <text:p>0.344535201631962</text:p>
          </table:table-cell>
          <table:table-cell office:value-type="float" office:value="0.660611851396967" calcext:value-type="float">
            <text:p>0.660611851396967</text:p>
          </table:table-cell>
          <table:table-cell office:value-type="float" office:value="6.37274740309287" calcext:value-type="float">
            <text:p>6.37274740309287</text:p>
          </table:table-cell>
          <table:table-cell office:value-type="float" office:value="6.03034513317726" calcext:value-type="float">
            <text:p>6.03034513317726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089059254974" calcext:value-type="float">
            <text:p>0.317089059254974</text:p>
          </table:table-cell>
          <table:table-cell office:value-type="float" office:value="0.643416349106252" calcext:value-type="float">
            <text:p>0.643416349106252</text:p>
          </table:table-cell>
          <table:table-cell office:value-type="float" office:value="6.39098211573754" calcext:value-type="float">
            <text:p>6.39098211573754</text:p>
          </table:table-cell>
          <table:table-cell office:value-type="float" office:value="6.07544785859671" calcext:value-type="float">
            <text:p>6.07544785859671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4816526465667" calcext:value-type="float">
            <text:p>0.264816526465667</text:p>
          </table:table-cell>
          <table:table-cell office:value-type="float" office:value="0.582497163409734" calcext:value-type="float">
            <text:p>0.582497163409734</text:p>
          </table:table-cell>
          <table:table-cell office:value-type="float" office:value="6.4275296925225" calcext:value-type="float">
            <text:p>6.4275296925225</text:p>
          </table:table-cell>
          <table:table-cell office:value-type="float" office:value="6.16599002012888" calcext:value-type="float">
            <text:p>6.16599002012888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2172215160582" calcext:value-type="float">
            <text:p>0.212172215160582</text:p>
          </table:table-cell>
          <table:table-cell office:value-type="float" office:value="0.500914816033007" calcext:value-type="float">
            <text:p>0.500914816033007</text:p>
          </table:table-cell>
          <table:table-cell office:value-type="float" office:value="6.44584224540319" calcext:value-type="float">
            <text:p>6.44584224540319</text:p>
          </table:table-cell>
          <table:table-cell office:value-type="float" office:value="6.23972848881916" calcext:value-type="float">
            <text:p>6.23972848881916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4502337000528" calcext:value-type="float">
            <text:p>0.194502337000528</text:p>
          </table:table-cell>
          <table:table-cell office:value-type="float" office:value="0.470661983020862" calcext:value-type="float">
            <text:p>0.470661983020862</text:p>
          </table:table-cell>
          <table:table-cell office:value-type="float" office:value="6.46417964044219" calcext:value-type="float">
            <text:p>6.46417964044219</text:p>
          </table:table-cell>
          <table:table-cell office:value-type="float" office:value="6.2774785267711" calcext:value-type="float">
            <text:p>6.2774785267711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51381292304" calcext:value-type="float">
            <text:p>0.1951381292304</text:p>
          </table:table-cell>
          <table:table-cell office:value-type="float" office:value="0.466185744660672" calcext:value-type="float">
            <text:p>0.466185744660672</text:p>
          </table:table-cell>
          <table:table-cell office:value-type="float" office:value="6.50093123080825" calcext:value-type="float">
            <text:p>6.50093123080825</text:p>
          </table:table-cell>
          <table:table-cell office:value-type="float" office:value="6.31183771434768" calcext:value-type="float">
            <text:p>6.31183771434768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2487329037582" calcext:value-type="float">
            <text:p>0.202487329037582</text:p>
          </table:table-cell>
          <table:table-cell office:value-type="float" office:value="0.481749883315699" calcext:value-type="float">
            <text:p>0.481749883315699</text:p>
          </table:table-cell>
          <table:table-cell office:value-type="float" office:value="6.51934567167931" calcext:value-type="float">
            <text:p>6.51934567167931</text:p>
          </table:table-cell>
          <table:table-cell office:value-type="float" office:value="6.32361066741485" calcext:value-type="float">
            <text:p>6.32361066741485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3237754144584" calcext:value-type="float">
            <text:p>0.223237754144584</text:p>
          </table:table-cell>
          <table:table-cell office:value-type="float" office:value="0.503252694338226" calcext:value-type="float">
            <text:p>0.503252694338226</text:p>
          </table:table-cell>
          <table:table-cell office:value-type="float" office:value="6.55624873980703" calcext:value-type="float">
            <text:p>6.55624873980703</text:p>
          </table:table-cell>
          <table:table-cell office:value-type="float" office:value="6.33903009095107" calcext:value-type="float">
            <text:p>6.3390300909510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1198797456766" calcext:value-type="float">
            <text:p>0.331198797456766</text:p>
          </table:table-cell>
          <table:table-cell office:value-type="float" office:value="0.653849355416342" calcext:value-type="float">
            <text:p>0.653849355416342</text:p>
          </table:table-cell>
          <table:table-cell office:value-type="float" office:value="6.57473771180576" calcext:value-type="float">
            <text:p>6.57473771180576</text:p>
          </table:table-cell>
          <table:table-cell office:value-type="float" office:value="6.24801319057914" calcext:value-type="float">
            <text:p>6.24801319057914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1347589092103" calcext:value-type="float">
            <text:p>0.231347589092103</text:p>
          </table:table-cell>
          <table:table-cell office:value-type="float" office:value="0.498141596308938" calcext:value-type="float">
            <text:p>0.498141596308938</text:p>
          </table:table-cell>
          <table:table-cell office:value-type="float" office:value="6.61179109347077" calcext:value-type="float">
            <text:p>6.61179109347077</text:p>
          </table:table-cell>
          <table:table-cell office:value-type="float" office:value="6.38596856346944" calcext:value-type="float">
            <text:p>6.38596856346944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1680305392621" calcext:value-type="float">
            <text:p>0.241680305392621</text:p>
          </table:table-cell>
          <table:table-cell office:value-type="float" office:value="0.53821287104496" calcext:value-type="float">
            <text:p>0.53821287104496</text:p>
          </table:table-cell>
          <table:table-cell office:value-type="float" office:value="6.63035518179998" calcext:value-type="float">
            <text:p>6.63035518179998</text:p>
          </table:table-cell>
          <table:table-cell office:value-type="float" office:value="6.39323127050362" calcext:value-type="float">
            <text:p>6.39323127050362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928492707566" calcext:value-type="float">
            <text:p>0.25928492707566</text:p>
          </table:table-cell>
          <table:table-cell office:value-type="float" office:value="0.569343585336827" calcext:value-type="float">
            <text:p>0.569343585336827</text:p>
          </table:table-cell>
          <table:table-cell office:value-type="float" office:value="6.64894349622218" calcext:value-type="float">
            <text:p>6.64894349622218</text:p>
          </table:table-cell>
          <table:table-cell office:value-type="float" office:value="6.39423162013506" calcext:value-type="float">
            <text:p>6.39423162013506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9919125631899" calcext:value-type="float">
            <text:p>0.269919125631899</text:p>
          </table:table-cell>
          <table:table-cell office:value-type="float" office:value="0.542932247664341" calcext:value-type="float">
            <text:p>0.542932247664341</text:p>
          </table:table-cell>
          <table:table-cell office:value-type="float" office:value="6.68619584720558" calcext:value-type="float">
            <text:p>6.68619584720558</text:p>
          </table:table-cell>
          <table:table-cell office:value-type="float" office:value="6.42133061779139" calcext:value-type="float">
            <text:p>6.4213306177913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2323133342292" calcext:value-type="float">
            <text:p>0.282323133342292</text:p>
          </table:table-cell>
          <table:table-cell office:value-type="float" office:value="0.578310847446065" calcext:value-type="float">
            <text:p>0.578310847446065</text:p>
          </table:table-cell>
          <table:table-cell office:value-type="float" office:value="6.70485891122216" calcext:value-type="float">
            <text:p>6.70485891122216</text:p>
          </table:table-cell>
          <table:table-cell office:value-type="float" office:value="6.4267702416664" calcext:value-type="float">
            <text:p>6.4267702416664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5264835746087" calcext:value-type="float">
            <text:p>0.295264835746087</text:p>
          </table:table-cell>
          <table:table-cell office:value-type="float" office:value="0.614606513227834" calcext:value-type="float">
            <text:p>0.614606513227834</text:p>
          </table:table-cell>
          <table:table-cell office:value-type="float" office:value="6.74225701924243" calcext:value-type="float">
            <text:p>6.74225701924243</text:p>
          </table:table-cell>
          <table:table-cell office:value-type="float" office:value="6.44580213245188" calcext:value-type="float">
            <text:p>6.44580213245188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798930339401" calcext:value-type="float">
            <text:p>0.29798930339401</text:p>
          </table:table-cell>
          <table:table-cell office:value-type="float" office:value="0.642695004700896" calcext:value-type="float">
            <text:p>0.642695004700896</text:p>
          </table:table-cell>
          <table:table-cell office:value-type="float" office:value="6.76099261219702" calcext:value-type="float">
            <text:p>6.76099261219702</text:p>
          </table:table-cell>
          <table:table-cell office:value-type="float" office:value="6.46210122016132" calcext:value-type="float">
            <text:p>6.46210122016132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2538135536205" calcext:value-type="float">
            <text:p>0.282538135536205</text:p>
          </table:table-cell>
          <table:table-cell office:value-type="float" office:value="0.63354845591758" calcext:value-type="float">
            <text:p>0.63354845591758</text:p>
          </table:table-cell>
          <table:table-cell office:value-type="float" office:value="6.79853668253935" calcext:value-type="float">
            <text:p>6.79853668253935</text:p>
          </table:table-cell>
          <table:table-cell office:value-type="float" office:value="6.51572417522121" calcext:value-type="float">
            <text:p>6.51572417522121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2173937241502" calcext:value-type="float">
            <text:p>0.282173937241502</text:p>
          </table:table-cell>
          <table:table-cell office:value-type="float" office:value="0.639522981289131" calcext:value-type="float">
            <text:p>0.639522981289131</text:p>
          </table:table-cell>
          <table:table-cell office:value-type="float" office:value="6.81734566404013" calcext:value-type="float">
            <text:p>6.81734566404013</text:p>
          </table:table-cell>
          <table:table-cell office:value-type="float" office:value="6.53519298168265" calcext:value-type="float">
            <text:p>6.53519298168265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0010543761828" calcext:value-type="float">
            <text:p>0.270010543761828</text:p>
          </table:table-cell>
          <table:table-cell office:value-type="float" office:value="0.603226378395638" calcext:value-type="float">
            <text:p>0.603226378395638</text:p>
          </table:table-cell>
          <table:table-cell office:value-type="float" office:value="6.85503368736297" calcext:value-type="float">
            <text:p>6.85503368736297</text:p>
          </table:table-cell>
          <table:table-cell office:value-type="float" office:value="6.58547864632053" calcext:value-type="float">
            <text:p>6.5854786463205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6363597007198" calcext:value-type="float">
            <text:p>0.266363597007198</text:p>
          </table:table-cell>
          <table:table-cell office:value-type="float" office:value="0.565934076144385" calcext:value-type="float">
            <text:p>0.565934076144385</text:p>
          </table:table-cell>
          <table:table-cell office:value-type="float" office:value="6.87391333595712" calcext:value-type="float">
            <text:p>6.87391333595712</text:p>
          </table:table-cell>
          <table:table-cell office:value-type="float" office:value="6.60868020464585" calcext:value-type="float">
            <text:p>6.6086802046458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0930916928497" calcext:value-type="float">
            <text:p>0.260930916928497</text:p>
          </table:table-cell>
          <table:table-cell office:value-type="float" office:value="0.522909649462709" calcext:value-type="float">
            <text:p>0.522909649462709</text:p>
          </table:table-cell>
          <table:table-cell office:value-type="float" office:value="6.91172610502676" calcext:value-type="float">
            <text:p>6.91172610502676</text:p>
          </table:table-cell>
          <table:table-cell office:value-type="float" office:value="6.65303057770675" calcext:value-type="float">
            <text:p>6.65303057770675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152035494011" calcext:value-type="float">
            <text:p>0.25152035494011</text:p>
          </table:table-cell>
          <table:table-cell office:value-type="float" office:value="0.50455355555883" calcext:value-type="float">
            <text:p>0.50455355555883</text:p>
          </table:table-cell>
          <table:table-cell office:value-type="float" office:value="6.93066274440413" calcext:value-type="float">
            <text:p>6.93066274440413</text:p>
          </table:table-cell>
          <table:table-cell office:value-type="float" office:value="6.68253597744066" calcext:value-type="float">
            <text:p>6.68253597744066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2171267611405" calcext:value-type="float">
            <text:p>0.242171267611405</text:p>
          </table:table-cell>
          <table:table-cell office:value-type="float" office:value="0.484404194688792" calcext:value-type="float">
            <text:p>0.484404194688792</text:p>
          </table:table-cell>
          <table:table-cell office:value-type="float" office:value="6.96860738704527" calcext:value-type="float">
            <text:p>6.96860738704527</text:p>
          </table:table-cell>
          <table:table-cell office:value-type="float" office:value="6.73011503811668" calcext:value-type="float">
            <text:p>6.73011503811668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5266465425267" calcext:value-type="float">
            <text:p>0.335266465425267</text:p>
          </table:table-cell>
          <table:table-cell office:value-type="float" office:value="0.624099237768254" calcext:value-type="float">
            <text:p>0.624099237768254</text:p>
          </table:table-cell>
          <table:table-cell office:value-type="float" office:value="6.9876148085863" calcext:value-type="float">
            <text:p>6.9876148085863</text:p>
          </table:table-cell>
          <table:table-cell office:value-type="float" office:value="6.65596721575671" calcext:value-type="float">
            <text:p>6.65596721575671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8109594162639" calcext:value-type="float">
            <text:p>0.348109594162639</text:p>
          </table:table-cell>
          <table:table-cell office:value-type="float" office:value="0.648556432644596" calcext:value-type="float">
            <text:p>0.648556432644596</text:p>
          </table:table-cell>
          <table:table-cell office:value-type="float" office:value="7.00664650789279" calcext:value-type="float">
            <text:p>7.00664650789279</text:p>
          </table:table-cell>
          <table:table-cell office:value-type="float" office:value="6.66249467418728" calcext:value-type="float">
            <text:p>6.66249467418728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79497044923695" calcext:value-type="float">
            <text:p>0.379497044923695</text:p>
          </table:table-cell>
          <table:table-cell office:value-type="float" office:value="0.661720407953343" calcext:value-type="float">
            <text:p>0.661720407953343</text:p>
          </table:table-cell>
          <table:table-cell office:value-type="float" office:value="7.04477900189226" calcext:value-type="float">
            <text:p>7.04477900189226</text:p>
          </table:table-cell>
          <table:table-cell office:value-type="float" office:value="6.67087259840767" calcext:value-type="float">
            <text:p>6.6708725984076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5904474454147" calcext:value-type="float">
            <text:p>0.335904474454147</text:p>
          </table:table-cell>
          <table:table-cell office:value-type="float" office:value="0.566699750114808" calcext:value-type="float">
            <text:p>0.566699750114808</text:p>
          </table:table-cell>
          <table:table-cell office:value-type="float" office:value="7.06393099950681" calcext:value-type="float">
            <text:p>7.06393099950681</text:p>
          </table:table-cell>
          <table:table-cell office:value-type="float" office:value="6.73667420110537" calcext:value-type="float">
            <text:p>6.73667420110537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67310928159407" calcext:value-type="float">
            <text:p>0.367310928159407</text:p>
          </table:table-cell>
          <table:table-cell office:value-type="float" office:value="0.563279583066353" calcext:value-type="float">
            <text:p>0.563279583066353</text:p>
          </table:table-cell>
          <table:table-cell office:value-type="float" office:value="7.10241974800638" calcext:value-type="float">
            <text:p>7.10241974800638</text:p>
          </table:table-cell>
          <table:table-cell office:value-type="float" office:value="6.74381452655732" calcext:value-type="float">
            <text:p>6.74381452655732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9480729445489" calcext:value-type="float">
            <text:p>0.329480729445489</text:p>
          </table:table-cell>
          <table:table-cell office:value-type="float" office:value="0.502702047760308" calcext:value-type="float">
            <text:p>0.502702047760308</text:p>
          </table:table-cell>
          <table:table-cell office:value-type="float" office:value="7.12169881494045" calcext:value-type="float">
            <text:p>7.12169881494045</text:p>
          </table:table-cell>
          <table:table-cell office:value-type="float" office:value="6.80107611782737" calcext:value-type="float">
            <text:p>6.8010761178273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7962324803419" calcext:value-type="float">
            <text:p>0.297962324803419</text:p>
          </table:table-cell>
          <table:table-cell office:value-type="float" office:value="0.571456103388929" calcext:value-type="float">
            <text:p>0.571456103388929</text:p>
          </table:table-cell>
          <table:table-cell office:value-type="float" office:value="7.16032632842171" calcext:value-type="float">
            <text:p>7.16032632842171</text:p>
          </table:table-cell>
          <table:table-cell office:value-type="float" office:value="6.87253348897567" calcext:value-type="float">
            <text:p>6.8725334889756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4224036050359" calcext:value-type="float">
            <text:p>0.284224036050359</text:p>
          </table:table-cell>
          <table:table-cell office:value-type="float" office:value="0.574881886704089" calcext:value-type="float">
            <text:p>0.574881886704089</text:p>
          </table:table-cell>
          <table:table-cell office:value-type="float" office:value="7.17967527066801" calcext:value-type="float">
            <text:p>7.17967527066801</text:p>
          </table:table-cell>
          <table:table-cell office:value-type="float" office:value="6.90288009607594" calcext:value-type="float">
            <text:p>6.90288009607594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3442129916443" calcext:value-type="float">
            <text:p>0.283442129916443</text:p>
          </table:table-cell>
          <table:table-cell office:value-type="float" office:value="0.590068466128757" calcext:value-type="float">
            <text:p>0.590068466128757</text:p>
          </table:table-cell>
          <table:table-cell office:value-type="float" office:value="7.21844253867147" calcext:value-type="float">
            <text:p>7.21844253867147</text:p>
          </table:table-cell>
          <table:table-cell office:value-type="float" office:value="6.94360364304731" calcext:value-type="float">
            <text:p>6.94360364304731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07898595779" calcext:value-type="float">
            <text:p>0.28507898595779</text:p>
          </table:table-cell>
          <table:table-cell office:value-type="float" office:value="0.596056130645716" calcext:value-type="float">
            <text:p>0.596056130645716</text:p>
          </table:table-cell>
          <table:table-cell office:value-type="float" office:value="7.23785965414839" calcext:value-type="float">
            <text:p>7.23785965414839</text:p>
          </table:table-cell>
          <table:table-cell office:value-type="float" office:value="6.96346767072043" calcext:value-type="float">
            <text:p>6.96346767072043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6296180438342" calcext:value-type="float">
            <text:p>0.266296180438342</text:p>
          </table:table-cell>
          <table:table-cell office:value-type="float" office:value="0.672526581056822" calcext:value-type="float">
            <text:p>0.672526581056822</text:p>
          </table:table-cell>
          <table:table-cell office:value-type="float" office:value="7.27676303311457" calcext:value-type="float">
            <text:p>7.27676303311457</text:p>
          </table:table-cell>
          <table:table-cell office:value-type="float" office:value="7.01057622353081" calcext:value-type="float">
            <text:p>7.01057622353081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3552477258745" calcext:value-type="float">
            <text:p>0.243552477258745</text:p>
          </table:table-cell>
          <table:table-cell office:value-type="float" office:value="0.683943994990544" calcext:value-type="float">
            <text:p>0.683943994990544</text:p>
          </table:table-cell>
          <table:table-cell office:value-type="float" office:value="7.29624859372382" calcext:value-type="float">
            <text:p>7.29624859372382</text:p>
          </table:table-cell>
          <table:table-cell office:value-type="float" office:value="7.05325821679926" calcext:value-type="float">
            <text:p>7.05325821679926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0189926241533" calcext:value-type="float">
            <text:p>0.220189926241533</text:p>
          </table:table-cell>
          <table:table-cell office:value-type="float" office:value="0.658903556218282" calcext:value-type="float">
            <text:p>0.658903556218282</text:p>
          </table:table-cell>
          <table:table-cell office:value-type="float" office:value="7.3157572498982" calcext:value-type="float">
            <text:p>7.3157572498982</text:p>
          </table:table-cell>
          <table:table-cell office:value-type="float" office:value="7.0965217413576" calcext:value-type="float">
            <text:p>7.0965217413576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1116896780071" calcext:value-type="float">
            <text:p>0.271116896780071</text:p>
          </table:table-cell>
          <table:table-cell office:value-type="float" office:value="0.6887824468697" calcext:value-type="float">
            <text:p>0.6887824468697</text:p>
          </table:table-cell>
          <table:table-cell office:value-type="float" office:value="7.35483990230893" calcext:value-type="float">
            <text:p>7.35483990230893</text:p>
          </table:table-cell>
          <table:table-cell office:value-type="float" office:value="7.08488732232792" calcext:value-type="float">
            <text:p>7.08488732232792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4872057176025" calcext:value-type="float">
            <text:p>0.284872057176025</text:p>
          </table:table-cell>
          <table:table-cell office:value-type="float" office:value="0.695569399430338" calcext:value-type="float">
            <text:p>0.695569399430338</text:p>
          </table:table-cell>
          <table:table-cell office:value-type="float" office:value="7.37441527065735" calcext:value-type="float">
            <text:p>7.37441527065735</text:p>
          </table:table-cell>
          <table:table-cell office:value-type="float" office:value="7.09092015175904" calcext:value-type="float">
            <text:p>7.09092015175904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5408418508899" calcext:value-type="float">
            <text:p>0.295408418508899</text:p>
          </table:table-cell>
          <table:table-cell office:value-type="float" office:value="0.680659474132292" calcext:value-type="float">
            <text:p>0.680659474132292</text:p>
          </table:table-cell>
          <table:table-cell office:value-type="float" office:value="7.41363318646431" calcext:value-type="float">
            <text:p>7.41363318646431</text:p>
          </table:table-cell>
          <table:table-cell office:value-type="float" office:value="7.11986635870139" calcext:value-type="float">
            <text:p>7.11986635870139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3721329761636" calcext:value-type="float">
            <text:p>0.223721329761636</text:p>
          </table:table-cell>
          <table:table-cell office:value-type="float" office:value="0.598154236442061" calcext:value-type="float">
            <text:p>0.598154236442061</text:p>
          </table:table-cell>
          <table:table-cell office:value-type="float" office:value="7.43327411949092" calcext:value-type="float">
            <text:p>7.43327411949092</text:p>
          </table:table-cell>
          <table:table-cell office:value-type="float" office:value="7.2115683266361" calcext:value-type="float">
            <text:p>7.2115683266361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285955076524" calcext:value-type="float">
            <text:p>0.31285955076524</text:p>
          </table:table-cell>
          <table:table-cell office:value-type="float" office:value="0.684656796264706" calcext:value-type="float">
            <text:p>0.684656796264706</text:p>
          </table:table-cell>
          <table:table-cell office:value-type="float" office:value="7.47262322944737" calcext:value-type="float">
            <text:p>7.47262322944737</text:p>
          </table:table-cell>
          <table:table-cell office:value-type="float" office:value="7.16212851391266" calcext:value-type="float">
            <text:p>7.16212851391266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1571073530313" calcext:value-type="float">
            <text:p>0.301571073530313</text:p>
          </table:table-cell>
          <table:table-cell office:value-type="float" office:value="0.703283365490952" calcext:value-type="float">
            <text:p>0.703283365490952</text:p>
          </table:table-cell>
          <table:table-cell office:value-type="float" office:value="7.49233099787765" calcext:value-type="float">
            <text:p>7.49233099787765</text:p>
          </table:table-cell>
          <table:table-cell office:value-type="float" office:value="7.19385612395833" calcext:value-type="float">
            <text:p>7.19385612395833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0823487004396" calcext:value-type="float">
            <text:p>0.310823487004396</text:p>
          </table:table-cell>
          <table:table-cell office:value-type="float" office:value="0.701111672962955" calcext:value-type="float">
            <text:p>0.701111672962955</text:p>
          </table:table-cell>
          <table:table-cell office:value-type="float" office:value="7.53181062757781" calcext:value-type="float">
            <text:p>7.53181062757781</text:p>
          </table:table-cell>
          <table:table-cell office:value-type="float" office:value="7.22473162008864" calcext:value-type="float">
            <text:p>7.22473162008864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5250786385842" calcext:value-type="float">
            <text:p>0.215250786385842</text:p>
          </table:table-cell>
          <table:table-cell office:value-type="float" office:value="0.552754500891225" calcext:value-type="float">
            <text:p>0.552754500891225</text:p>
          </table:table-cell>
          <table:table-cell office:value-type="float" office:value="7.55158341427877" calcext:value-type="float">
            <text:p>7.55158341427877</text:p>
          </table:table-cell>
          <table:table-cell office:value-type="float" office:value="7.33570892049976" calcext:value-type="float">
            <text:p>7.33570892049976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1059367404071" calcext:value-type="float">
            <text:p>0.191059367404071</text:p>
          </table:table-cell>
          <table:table-cell office:value-type="float" office:value="0.494675242462666" calcext:value-type="float">
            <text:p>0.494675242462666</text:p>
          </table:table-cell>
          <table:table-cell office:value-type="float" office:value="7.59119265896155" calcext:value-type="float">
            <text:p>7.59119265896155</text:p>
          </table:table-cell>
          <table:table-cell office:value-type="float" office:value="7.40060383864155" calcext:value-type="float">
            <text:p>7.40060383864155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6203597396873" calcext:value-type="float">
            <text:p>0.266203597396873</text:p>
          </table:table-cell>
          <table:table-cell office:value-type="float" office:value="0.622554468259624" calcext:value-type="float">
            <text:p>0.622554468259624</text:p>
          </table:table-cell>
          <table:table-cell office:value-type="float" office:value="7.61102812146536" calcext:value-type="float">
            <text:p>7.61102812146536</text:p>
          </table:table-cell>
          <table:table-cell office:value-type="float" office:value="7.35250766461833" calcext:value-type="float">
            <text:p>7.3525076646183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7116039095967" calcext:value-type="float">
            <text:p>0.287116039095967</text:p>
          </table:table-cell>
          <table:table-cell office:value-type="float" office:value="0.597049725156193" calcext:value-type="float">
            <text:p>0.597049725156193</text:p>
          </table:table-cell>
          <table:table-cell office:value-type="float" office:value="7.65076531984466" calcext:value-type="float">
            <text:p>7.65076531984466</text:p>
          </table:table-cell>
          <table:table-cell office:value-type="float" office:value="7.37296591977493" calcext:value-type="float">
            <text:p>7.3729659197749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0555835578218" calcext:value-type="float">
            <text:p>0.230555835578218</text:p>
          </table:table-cell>
          <table:table-cell office:value-type="float" office:value="0.499675423958957" calcext:value-type="float">
            <text:p>0.499675423958957</text:p>
          </table:table-cell>
          <table:table-cell office:value-type="float" office:value="7.67066575650162" calcext:value-type="float">
            <text:p>7.67066575650162</text:p>
          </table:table-cell>
          <table:table-cell office:value-type="float" office:value="7.45217982854888" calcext:value-type="float">
            <text:p>7.45217982854888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1581131917775" calcext:value-type="float">
            <text:p>0.191581131917775</text:p>
          </table:table-cell>
          <table:table-cell office:value-type="float" office:value="0.366181254539115" calcext:value-type="float">
            <text:p>0.366181254539115</text:p>
          </table:table-cell>
          <table:table-cell office:value-type="float" office:value="7.71052969837633" calcext:value-type="float">
            <text:p>7.71052969837633</text:p>
          </table:table-cell>
          <table:table-cell office:value-type="float" office:value="7.52355814536567" calcext:value-type="float">
            <text:p>7.52355814536567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3114760447932" calcext:value-type="float">
            <text:p>0.173114760447932</text:p>
          </table:table-cell>
          <table:table-cell office:value-type="float" office:value="0.340260430087075" calcext:value-type="float">
            <text:p>0.340260430087075</text:p>
          </table:table-cell>
          <table:table-cell office:value-type="float" office:value="7.73049285965161" calcext:value-type="float">
            <text:p>7.73049285965161</text:p>
          </table:table-cell>
          <table:table-cell office:value-type="float" office:value="7.56340164407709" calcext:value-type="float">
            <text:p>7.56340164407709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9314858296304" calcext:value-type="float">
            <text:p>0.169314858296304</text:p>
          </table:table-cell>
          <table:table-cell office:value-type="float" office:value="0.359165562213644" calcext:value-type="float">
            <text:p>0.359165562213644</text:p>
          </table:table-cell>
          <table:table-cell office:value-type="float" office:value="7.7504767258595" calcext:value-type="float">
            <text:p>7.7504767258595</text:p>
          </table:table-cell>
          <table:table-cell office:value-type="float" office:value="7.58869512550783" calcext:value-type="float">
            <text:p>7.58869512550783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0999757141999" calcext:value-type="float">
            <text:p>0.190999757141999</text:p>
          </table:table-cell>
          <table:table-cell office:value-type="float" office:value="0.414314923069769" calcext:value-type="float">
            <text:p>0.414314923069769</text:p>
          </table:table-cell>
          <table:table-cell office:value-type="float" office:value="7.79050643463024" calcext:value-type="float">
            <text:p>7.79050643463024</text:p>
          </table:table-cell>
          <table:table-cell office:value-type="float" office:value="7.60639962658905" calcext:value-type="float">
            <text:p>7.6063996265890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3390424584341" calcext:value-type="float">
            <text:p>0.203390424584341</text:p>
          </table:table-cell>
          <table:table-cell office:value-type="float" office:value="0.37677394313656" calcext:value-type="float">
            <text:p>0.37677394313656</text:p>
          </table:table-cell>
          <table:table-cell office:value-type="float" office:value="7.81055238140041" calcext:value-type="float">
            <text:p>7.81055238140041</text:p>
          </table:table-cell>
          <table:table-cell office:value-type="float" office:value="7.62592763148863" calcext:value-type="float">
            <text:p>7.62592763148863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6651886263214" calcext:value-type="float">
            <text:p>0.226651886263214</text:p>
          </table:table-cell>
          <table:table-cell office:value-type="float" office:value="0.434534816598656" calcext:value-type="float">
            <text:p>0.434534816598656</text:p>
          </table:table-cell>
          <table:table-cell office:value-type="float" office:value="7.85070517659141" calcext:value-type="float">
            <text:p>7.85070517659141</text:p>
          </table:table-cell>
          <table:table-cell office:value-type="float" office:value="7.66532983500852" calcext:value-type="float">
            <text:p>7.66532983500852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7479264011229" calcext:value-type="float">
            <text:p>0.197479264011229</text:p>
          </table:table-cell>
          <table:table-cell office:value-type="float" office:value="0.394670429427917" calcext:value-type="float">
            <text:p>0.394670429427917</text:p>
          </table:table-cell>
          <table:table-cell office:value-type="float" office:value="7.87081369511932" calcext:value-type="float">
            <text:p>7.87081369511932</text:p>
          </table:table-cell>
          <table:table-cell office:value-type="float" office:value="7.72191498271377" calcext:value-type="float">
            <text:p>7.7219149827137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109339842583" calcext:value-type="float">
            <text:p>0.22109339842583</text:p>
          </table:table-cell>
          <table:table-cell office:value-type="float" office:value="0.419229118219209" calcext:value-type="float">
            <text:p>0.419229118219209</text:p>
          </table:table-cell>
          <table:table-cell office:value-type="float" office:value="7.91108764295661" calcext:value-type="float">
            <text:p>7.91108764295661</text:p>
          </table:table-cell>
          <table:table-cell office:value-type="float" office:value="7.7692542966881" calcext:value-type="float">
            <text:p>7.7692542966881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1948957799992" calcext:value-type="float">
            <text:p>0.311948957799992</text:p>
          </table:table-cell>
          <table:table-cell office:value-type="float" office:value="0.529135899809469" calcext:value-type="float">
            <text:p>0.529135899809469</text:p>
          </table:table-cell>
          <table:table-cell office:value-type="float" office:value="7.93125480432771" calcext:value-type="float">
            <text:p>7.93125480432771</text:p>
          </table:table-cell>
          <table:table-cell office:value-type="float" office:value="7.70071849244113" calcext:value-type="float">
            <text:p>7.70071849244113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3223181343435" calcext:value-type="float">
            <text:p>0.213223181343435</text:p>
          </table:table-cell>
          <table:table-cell office:value-type="float" office:value="0.412478929267952" calcext:value-type="float">
            <text:p>0.412478929267952</text:p>
          </table:table-cell>
          <table:table-cell office:value-type="float" office:value="7.95144365268794" calcext:value-type="float">
            <text:p>7.95144365268794</text:p>
          </table:table-cell>
          <table:table-cell office:value-type="float" office:value="7.7828083983283" calcext:value-type="float">
            <text:p>7.782808398328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3669578176077" calcext:value-type="float">
            <text:p>0.283669578176077</text:p>
          </table:table-cell>
          <table:table-cell office:value-type="float" office:value="0.603766315631467" calcext:value-type="float">
            <text:p>0.603766315631467</text:p>
          </table:table-cell>
          <table:table-cell office:value-type="float" office:value="7.99187898917963" calcext:value-type="float">
            <text:p>7.99187898917963</text:p>
          </table:table-cell>
          <table:table-cell office:value-type="float" office:value="7.72005455067531" calcext:value-type="float">
            <text:p>7.72005455067531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3456995830777" calcext:value-type="float">
            <text:p>0.273456995830777</text:p>
          </table:table-cell>
          <table:table-cell office:value-type="float" office:value="0.656908361204662" calcext:value-type="float">
            <text:p>0.656908361204662</text:p>
          </table:table-cell>
          <table:table-cell office:value-type="float" office:value="8.0121255731577" calcext:value-type="float">
            <text:p>8.0121255731577</text:p>
          </table:table-cell>
          <table:table-cell office:value-type="float" office:value="7.74331394682676" calcext:value-type="float">
            <text:p>7.74331394682676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5685737445702" calcext:value-type="float">
            <text:p>0.195685737445702</text:p>
          </table:table-cell>
          <table:table-cell office:value-type="float" office:value="0.545693506000789" calcext:value-type="float">
            <text:p>0.545693506000789</text:p>
          </table:table-cell>
          <table:table-cell office:value-type="float" office:value="8.05268049942487" calcext:value-type="float">
            <text:p>8.05268049942487</text:p>
          </table:table-cell>
          <table:table-cell office:value-type="float" office:value="7.85627354410224" calcext:value-type="float">
            <text:p>7.85627354410224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8235031848461" calcext:value-type="float">
            <text:p>0.208235031848461</text:p>
          </table:table-cell>
          <table:table-cell office:value-type="float" office:value="0.566490482120585" calcext:value-type="float">
            <text:p>0.566490482120585</text:p>
          </table:table-cell>
          <table:table-cell office:value-type="float" office:value="8.07298772566945" calcext:value-type="float">
            <text:p>8.07298772566945</text:p>
          </table:table-cell>
          <table:table-cell office:value-type="float" office:value="7.86416241586678" calcext:value-type="float">
            <text:p>7.86416241586678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494200655663" calcext:value-type="float">
            <text:p>0.24494200655663</text:p>
          </table:table-cell>
          <table:table-cell office:value-type="float" office:value="0.566837093808281" calcext:value-type="float">
            <text:p>0.566837093808281</text:p>
          </table:table-cell>
          <table:table-cell office:value-type="float" office:value="8.11365901706442" calcext:value-type="float">
            <text:p>8.11365901706442</text:p>
          </table:table-cell>
          <table:table-cell office:value-type="float" office:value="7.86847735445409" calcext:value-type="float">
            <text:p>7.86847735445409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1599855372209" calcext:value-type="float">
            <text:p>0.221599855372209</text:p>
          </table:table-cell>
          <table:table-cell office:value-type="float" office:value="0.527763869302575" calcext:value-type="float">
            <text:p>0.527763869302575</text:p>
          </table:table-cell>
          <table:table-cell office:value-type="float" office:value="8.13402289969077" calcext:value-type="float">
            <text:p>8.13402289969077</text:p>
          </table:table-cell>
          <table:table-cell office:value-type="float" office:value="7.91338973821219" calcext:value-type="float">
            <text:p>7.91338973821219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8222148261031" calcext:value-type="float">
            <text:p>0.228222148261031</text:p>
          </table:table-cell>
          <table:table-cell office:value-type="float" office:value="0.518310598938691" calcext:value-type="float">
            <text:p>0.518310598938691</text:p>
          </table:table-cell>
          <table:table-cell office:value-type="float" office:value="8.17481061914558" calcext:value-type="float">
            <text:p>8.17481061914558</text:p>
          </table:table-cell>
          <table:table-cell office:value-type="float" office:value="7.94801585394136" calcext:value-type="float">
            <text:p>7.94801585394136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0502990581374" calcext:value-type="float">
            <text:p>0.210502990581374</text:p>
          </table:table-cell>
          <table:table-cell office:value-type="float" office:value="0.5505610824205" calcext:value-type="float">
            <text:p>0.5505610824205</text:p>
          </table:table-cell>
          <table:table-cell office:value-type="float" office:value="8.19523335510054" calcext:value-type="float">
            <text:p>8.19523335510054</text:p>
          </table:table-cell>
          <table:table-cell office:value-type="float" office:value="7.98851391114663" calcext:value-type="float">
            <text:p>7.98851391114663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8383967906749" calcext:value-type="float">
            <text:p>0.188383967906749</text:p>
          </table:table-cell>
          <table:table-cell office:value-type="float" office:value="0.536216576413708" calcext:value-type="float">
            <text:p>0.536216576413708</text:p>
          </table:table-cell>
          <table:table-cell office:value-type="float" office:value="8.23613387096234" calcext:value-type="float">
            <text:p>8.23613387096234</text:p>
          </table:table-cell>
          <table:table-cell office:value-type="float" office:value="8.05313920694738" calcext:value-type="float">
            <text:p>8.05313920694738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3406310533149" calcext:value-type="float">
            <text:p>0.163406310533149</text:p>
          </table:table-cell>
          <table:table-cell office:value-type="float" office:value="0.568258666012482" calcext:value-type="float">
            <text:p>0.568258666012482</text:p>
          </table:table-cell>
          <table:table-cell office:value-type="float" office:value="8.25661215790802" calcext:value-type="float">
            <text:p>8.25661215790802</text:p>
          </table:table-cell>
          <table:table-cell office:value-type="float" office:value="8.09906371401002" calcext:value-type="float">
            <text:p>8.0990637140100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4427383624285" calcext:value-type="float">
            <text:p>0.174427383624285</text:p>
          </table:table-cell>
          <table:table-cell office:value-type="float" office:value="0.538175378241411" calcext:value-type="float">
            <text:p>0.538175378241411</text:p>
          </table:table-cell>
          <table:table-cell office:value-type="float" office:value="8.29762820679065" calcext:value-type="float">
            <text:p>8.29762820679065</text:p>
          </table:table-cell>
          <table:table-cell office:value-type="float" office:value="8.12862640101275" calcext:value-type="float">
            <text:p>8.12862640101275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4387309778577" calcext:value-type="float">
            <text:p>0.164387309778577</text:p>
          </table:table-cell>
          <table:table-cell office:value-type="float" office:value="0.504257792278728" calcext:value-type="float">
            <text:p>0.504257792278728</text:p>
          </table:table-cell>
          <table:table-cell office:value-type="float" office:value="8.31816304607018" calcext:value-type="float">
            <text:p>8.31816304607018</text:p>
          </table:table-cell>
          <table:table-cell office:value-type="float" office:value="8.15970698233405" calcext:value-type="float">
            <text:p>8.1597069823340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5977849016037" calcext:value-type="float">
            <text:p>0.155977849016037</text:p>
          </table:table-cell>
          <table:table-cell office:value-type="float" office:value="0.447289148746665" calcext:value-type="float">
            <text:p>0.447289148746665</text:p>
          </table:table-cell>
          <table:table-cell office:value-type="float" office:value="8.35928966154529" calcext:value-type="float">
            <text:p>8.35928966154529</text:p>
          </table:table-cell>
          <table:table-cell office:value-type="float" office:value="8.21055471553069" calcext:value-type="float">
            <text:p>8.21055471553069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7709122864157" calcext:value-type="float">
            <text:p>0.167709122864157</text:p>
          </table:table-cell>
          <table:table-cell office:value-type="float" office:value="0.440911941337371" calcext:value-type="float">
            <text:p>0.440911941337371</text:p>
          </table:table-cell>
          <table:table-cell office:value-type="float" office:value="8.37988025288026" calcext:value-type="float">
            <text:p>8.37988025288026</text:p>
          </table:table-cell>
          <table:table-cell office:value-type="float" office:value="8.22110383952129" calcext:value-type="float">
            <text:p>8.22110383952129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6920810006784" calcext:value-type="float">
            <text:p>0.176920810006784</text:p>
          </table:table-cell>
          <table:table-cell office:value-type="float" office:value="0.436163548652746" calcext:value-type="float">
            <text:p>0.436163548652746</text:p>
          </table:table-cell>
          <table:table-cell office:value-type="float" office:value="8.42111717635607" calcext:value-type="float">
            <text:p>8.42111717635607</text:p>
          </table:table-cell>
          <table:table-cell office:value-type="float" office:value="8.2547766195178" calcext:value-type="float">
            <text:p>8.2547766195178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69078851493537" calcext:value-type="float">
            <text:p>0.0969078851493537</text:p>
          </table:table-cell>
          <table:table-cell office:value-type="float" office:value="0.36973173409774" calcext:value-type="float">
            <text:p>0.36973173409774</text:p>
          </table:table-cell>
          <table:table-cell office:value-type="float" office:value="8.44176330233641" calcext:value-type="float">
            <text:p>8.44176330233641</text:p>
          </table:table-cell>
          <table:table-cell office:value-type="float" office:value="8.35856622098545" calcext:value-type="float">
            <text:p>8.35856622098545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61040562999114" calcext:value-type="float">
            <text:p>0.0961040562999114</text:p>
          </table:table-cell>
          <table:table-cell office:value-type="float" office:value="0.389040697133954" calcext:value-type="float">
            <text:p>0.389040697133954</text:p>
          </table:table-cell>
          <table:table-cell office:value-type="float" office:value="8.46242736428061" calcext:value-type="float">
            <text:p>8.46242736428061</text:p>
          </table:table-cell>
          <table:table-cell office:value-type="float" office:value="8.38156928579063" calcext:value-type="float">
            <text:p>8.3815692857906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42932386763959" calcext:value-type="float">
            <text:p>0.0742932386763959</text:p>
          </table:table-cell>
          <table:table-cell office:value-type="float" office:value="0.459221034445702" calcext:value-type="float">
            <text:p>0.459221034445702</text:p>
          </table:table-cell>
          <table:table-cell office:value-type="float" office:value="8.50380868874914" calcext:value-type="float">
            <text:p>8.50380868874914</text:p>
          </table:table-cell>
          <table:table-cell office:value-type="float" office:value="8.42922458825481" calcext:value-type="float">
            <text:p>8.42922458825481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1260032856071" calcext:value-type="float">
            <text:p>0.101260032856071</text:p>
          </table:table-cell>
          <table:table-cell office:value-type="float" office:value="0.526296354893462" calcext:value-type="float">
            <text:p>0.526296354893462</text:p>
          </table:table-cell>
          <table:table-cell office:value-type="float" office:value="8.52452637282485" calcext:value-type="float">
            <text:p>8.52452637282485</text:p>
          </table:table-cell>
          <table:table-cell office:value-type="float" office:value="8.42296929048117" calcext:value-type="float">
            <text:p>8.4229692904811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66283283676218" calcext:value-type="float">
            <text:p>0.0966283283676218</text:p>
          </table:table-cell>
          <table:table-cell office:value-type="float" office:value="0.519570671644667" calcext:value-type="float">
            <text:p>0.519570671644667</text:p>
          </table:table-cell>
          <table:table-cell office:value-type="float" office:value="8.56601532913404" calcext:value-type="float">
            <text:p>8.56601532913404</text:p>
          </table:table-cell>
          <table:table-cell office:value-type="float" office:value="8.46936126905417" calcext:value-type="float">
            <text:p>8.4693612690541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2725335771875" calcext:value-type="float">
            <text:p>0.132725335771875</text:p>
          </table:table-cell>
          <table:table-cell office:value-type="float" office:value="0.568965319353298" calcext:value-type="float">
            <text:p>0.568965319353298</text:p>
          </table:table-cell>
          <table:table-cell office:value-type="float" office:value="8.58678585075727" calcext:value-type="float">
            <text:p>8.58678585075727</text:p>
          </table:table-cell>
          <table:table-cell office:value-type="float" office:value="8.4541926018429" calcext:value-type="float">
            <text:p>8.4541926018429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3518324477588" calcext:value-type="float">
            <text:p>0.163518324477588</text:p>
          </table:table-cell>
          <table:table-cell office:value-type="float" office:value="0.573506667526126" calcext:value-type="float">
            <text:p>0.573506667526126</text:p>
          </table:table-cell>
          <table:table-cell office:value-type="float" office:value="8.6283817216813" calcext:value-type="float">
            <text:p>8.6283817216813</text:p>
          </table:table-cell>
          <table:table-cell office:value-type="float" office:value="8.46546426910502" calcext:value-type="float">
            <text:p>8.46546426910502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3155019070466" calcext:value-type="float">
            <text:p>0.173155019070466</text:p>
          </table:table-cell>
          <table:table-cell office:value-type="float" office:value="0.579774608478882" calcext:value-type="float">
            <text:p>0.579774608478882</text:p>
          </table:table-cell>
          <table:table-cell office:value-type="float" office:value="8.64920647011741" calcext:value-type="float">
            <text:p>8.64920647011741</text:p>
          </table:table-cell>
          <table:table-cell office:value-type="float" office:value="8.47736621318757" calcext:value-type="float">
            <text:p>8.4773662131875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060488570931" calcext:value-type="float">
            <text:p>0.20060488570931</text:p>
          </table:table-cell>
          <table:table-cell office:value-type="float" office:value="0.618309947942563" calcext:value-type="float">
            <text:p>0.618309947942563</text:p>
          </table:table-cell>
          <table:table-cell office:value-type="float" office:value="8.69090529147748" calcext:value-type="float">
            <text:p>8.69090529147748</text:p>
          </table:table-cell>
          <table:table-cell office:value-type="float" office:value="8.4907695862459" calcext:value-type="float">
            <text:p>8.4907695862459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4164867364736" calcext:value-type="float">
            <text:p>0.214164867364736</text:p>
          </table:table-cell>
          <table:table-cell office:value-type="float" office:value="0.632365063530771" calcext:value-type="float">
            <text:p>0.632365063530771</text:p>
          </table:table-cell>
          <table:table-cell office:value-type="float" office:value="8.71178092669589" calcext:value-type="float">
            <text:p>8.71178092669589</text:p>
          </table:table-cell>
          <table:table-cell office:value-type="float" office:value="8.49762966376929" calcext:value-type="float">
            <text:p>8.49762966376929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8302899232977" calcext:value-type="float">
            <text:p>0.228302899232977</text:p>
          </table:table-cell>
          <table:table-cell office:value-type="float" office:value="0.633977908425942" calcext:value-type="float">
            <text:p>0.633977908425942</text:p>
          </table:table-cell>
          <table:table-cell office:value-type="float" office:value="8.73267319546519" calcext:value-type="float">
            <text:p>8.73267319546519</text:p>
          </table:table-cell>
          <table:table-cell office:value-type="float" office:value="8.50479795903502" calcext:value-type="float">
            <text:p>8.50479795903502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4954374305504" calcext:value-type="float">
            <text:p>0.254954374305504</text:p>
          </table:table-cell>
          <table:table-cell office:value-type="float" office:value="0.635980546310485" calcext:value-type="float">
            <text:p>0.635980546310485</text:p>
          </table:table-cell>
          <table:table-cell office:value-type="float" office:value="8.7745093956523" calcext:value-type="float">
            <text:p>8.7745093956523</text:p>
          </table:table-cell>
          <table:table-cell office:value-type="float" office:value="8.52035917306931" calcext:value-type="float">
            <text:p>8.52035917306931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0347462525172" calcext:value-type="float">
            <text:p>0.160347462525172</text:p>
          </table:table-cell>
          <table:table-cell office:value-type="float" office:value="0.500601029469317" calcext:value-type="float">
            <text:p>0.500601029469317</text:p>
          </table:table-cell>
          <table:table-cell office:value-type="float" office:value="8.79545328606444" calcext:value-type="float">
            <text:p>8.79545328606444</text:p>
          </table:table-cell>
          <table:table-cell office:value-type="float" office:value="8.63632994545687" calcext:value-type="float">
            <text:p>8.6363299454568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603205255355" calcext:value-type="float">
            <text:p>0.181603205255355</text:p>
          </table:table-cell>
          <table:table-cell office:value-type="float" office:value="0.505711954568752" calcext:value-type="float">
            <text:p>0.505711954568752</text:p>
          </table:table-cell>
          <table:table-cell office:value-type="float" office:value="8.83739213460352" calcext:value-type="float">
            <text:p>8.83739213460352</text:p>
          </table:table-cell>
          <table:table-cell office:value-type="float" office:value="8.65789365202179" calcext:value-type="float">
            <text:p>8.65789365202179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507454536942" calcext:value-type="float">
            <text:p>0.159507454536942</text:p>
          </table:table-cell>
          <table:table-cell office:value-type="float" office:value="0.559609994372971" calcext:value-type="float">
            <text:p>0.559609994372971</text:p>
          </table:table-cell>
          <table:table-cell office:value-type="float" office:value="8.85838467066547" calcext:value-type="float">
            <text:p>8.85838467066547</text:p>
          </table:table-cell>
          <table:table-cell office:value-type="float" office:value="8.70155363478353" calcext:value-type="float">
            <text:p>8.70155363478353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3441527507951" calcext:value-type="float">
            <text:p>0.153441527507951</text:p>
          </table:table-cell>
          <table:table-cell office:value-type="float" office:value="0.5787004640037" calcext:value-type="float">
            <text:p>0.5787004640037</text:p>
          </table:table-cell>
          <table:table-cell office:value-type="float" office:value="8.90042294502581" calcext:value-type="float">
            <text:p>8.90042294502581</text:p>
          </table:table-cell>
          <table:table-cell office:value-type="float" office:value="8.75036342308524" calcext:value-type="float">
            <text:p>8.75036342308524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6878390807085" calcext:value-type="float">
            <text:p>0.126878390807085</text:p>
          </table:table-cell>
          <table:table-cell office:value-type="float" office:value="0.555036841516799" calcext:value-type="float">
            <text:p>0.555036841516799</text:p>
          </table:table-cell>
          <table:table-cell office:value-type="float" office:value="8.92146571185862" calcext:value-type="float">
            <text:p>8.92146571185862</text:p>
          </table:table-cell>
          <table:table-cell office:value-type="float" office:value="8.79901480993462" calcext:value-type="float">
            <text:p>8.79901480993462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963715497937" calcext:value-type="float">
            <text:p>0.17963715497937</text:p>
          </table:table-cell>
          <table:table-cell office:value-type="float" office:value="0.626118581876057" calcext:value-type="float">
            <text:p>0.626118581876057</text:p>
          </table:table-cell>
          <table:table-cell office:value-type="float" office:value="8.96360287711612" calcext:value-type="float">
            <text:p>8.96360287711612</text:p>
          </table:table-cell>
          <table:table-cell office:value-type="float" office:value="8.78772987031544" calcext:value-type="float">
            <text:p>8.78772987031544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7662746469893" calcext:value-type="float">
            <text:p>0.17662746469893</text:p>
          </table:table-cell>
          <table:table-cell office:value-type="float" office:value="0.623880179173899" calcext:value-type="float">
            <text:p>0.623880179173899</text:p>
          </table:table-cell>
          <table:table-cell office:value-type="float" office:value="8.9846959142241" calcext:value-type="float">
            <text:p>8.9846959142241</text:p>
          </table:table-cell>
          <table:table-cell office:value-type="float" office:value="8.81230128525273" calcext:value-type="float">
            <text:p>8.8123012852527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81112887786774" calcext:value-type="float">
            <text:p>0.181112887786774</text:p>
          </table:table-cell>
          <table:table-cell office:value-type="float" office:value="0.609769538226173" calcext:value-type="float">
            <text:p>0.609769538226173</text:p>
          </table:table-cell>
          <table:table-cell office:value-type="float" office:value="9.00580463968978" calcext:value-type="float">
            <text:p>9.00580463968978</text:p>
          </table:table-cell>
          <table:table-cell office:value-type="float" office:value="8.8304014772882" calcext:value-type="float">
            <text:p>8.8304014772882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79392756657145" calcext:value-type="float">
            <text:p>0.179392756657145</text:p>
          </table:table-cell>
          <table:table-cell office:value-type="float" office:value="0.577799994199458" calcext:value-type="float">
            <text:p>0.577799994199458</text:p>
          </table:table-cell>
          <table:table-cell office:value-type="float" office:value="9.04806980999219" calcext:value-type="float">
            <text:p>9.04806980999219</text:p>
          </table:table-cell>
          <table:table-cell office:value-type="float" office:value="8.87606500432809" calcext:value-type="float">
            <text:p>8.87606500432809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6609787577123" calcext:value-type="float">
            <text:p>0.136609787577123</text:p>
          </table:table-cell>
          <table:table-cell office:value-type="float" office:value="0.538065026430602" calcext:value-type="float">
            <text:p>0.538065026430602</text:p>
          </table:table-cell>
          <table:table-cell office:value-type="float" office:value="9.06922740245313" calcext:value-type="float">
            <text:p>9.06922740245313</text:p>
          </table:table-cell>
          <table:table-cell office:value-type="float" office:value="8.94279736720799" calcext:value-type="float">
            <text:p>8.94279736720799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56286479569626" calcext:value-type="float">
            <text:p>0.0956286479569626</text:p>
          </table:table-cell>
          <table:table-cell office:value-type="float" office:value="0.450110985208042" calcext:value-type="float">
            <text:p>0.450110985208042</text:p>
          </table:table-cell>
          <table:table-cell office:value-type="float" office:value="9.1115876281754" calcext:value-type="float">
            <text:p>9.1115876281754</text:p>
          </table:table-cell>
          <table:table-cell office:value-type="float" office:value="9.03158079290026" calcext:value-type="float">
            <text:p>9.03158079290026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47735071975261" calcext:value-type="float">
            <text:p>0.0647735071975261</text:p>
          </table:table-cell>
          <table:table-cell office:value-type="float" office:value="0.3964950740396" calcext:value-type="float">
            <text:p>0.3964950740396</text:p>
          </table:table-cell>
          <table:table-cell office:value-type="float" office:value="9.13279215787171" calcext:value-type="float">
            <text:p>9.13279215787171</text:p>
          </table:table-cell>
          <table:table-cell office:value-type="float" office:value="9.09476476685769" calcext:value-type="float">
            <text:p>9.09476476685769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71526150827935" calcext:value-type="float">
            <text:p>0.0571526150827935</text:p>
          </table:table-cell>
          <table:table-cell office:value-type="float" office:value="0.316511127029883" calcext:value-type="float">
            <text:p>0.316511127029883</text:p>
          </table:table-cell>
          <table:table-cell office:value-type="float" office:value="9.17524827699451" calcext:value-type="float">
            <text:p>9.17524827699451</text:p>
          </table:table-cell>
          <table:table-cell office:value-type="float" office:value="9.16534875722546" calcext:value-type="float">
            <text:p>9.16534875722546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652081560109774" calcext:value-type="float">
            <text:p>0.0652081560109774</text:p>
          </table:table-cell>
          <table:table-cell office:value-type="float" office:value="0.29983780201422" calcext:value-type="float">
            <text:p>0.29983780201422</text:p>
          </table:table-cell>
          <table:table-cell office:value-type="float" office:value="9.19649897607972" calcext:value-type="float">
            <text:p>9.19649897607972</text:p>
          </table:table-cell>
          <table:table-cell office:value-type="float" office:value="9.19258460328748" calcext:value-type="float">
            <text:p>9.19258460328748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632925633256628" calcext:value-type="float">
            <text:p>0.0632925633256628</text:p>
          </table:table-cell>
          <table:table-cell office:value-type="float" office:value="0.278242329277422" calcext:value-type="float">
            <text:p>0.278242329277422</text:p>
          </table:table-cell>
          <table:table-cell office:value-type="float" office:value="9.23904614996897" calcext:value-type="float">
            <text:p>9.23904614996897</text:p>
          </table:table-cell>
          <table:table-cell office:value-type="float" office:value="9.22271548111566" calcext:value-type="float">
            <text:p>9.22271548111566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655669467931398" calcext:value-type="float">
            <text:p>0.0655669467931398</text:p>
          </table:table-cell>
          <table:table-cell office:value-type="float" office:value="0.255758085110444" calcext:value-type="float">
            <text:p>0.255758085110444</text:p>
          </table:table-cell>
          <table:table-cell office:value-type="float" office:value="9.26034283511579" calcext:value-type="float">
            <text:p>9.26034283511579</text:p>
          </table:table-cell>
          <table:table-cell office:value-type="float" office:value="9.2447895490064" calcext:value-type="float">
            <text:p>9.2447895490064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79144906371394" calcext:value-type="float">
            <text:p>0.179144906371394</text:p>
          </table:table-cell>
          <table:table-cell office:value-type="float" office:value="0.4099820412699" calcext:value-type="float">
            <text:p>0.4099820412699</text:p>
          </table:table-cell>
          <table:table-cell office:value-type="float" office:value="9.28165395168629" calcext:value-type="float">
            <text:p>9.28165395168629</text:p>
          </table:table-cell>
          <table:table-cell office:value-type="float" office:value="9.11967070601462" calcext:value-type="float">
            <text:p>9.11967070601462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74243185132814" calcext:value-type="float">
            <text:p>0.174243185132814</text:p>
          </table:table-cell>
          <table:table-cell office:value-type="float" office:value="0.388736315089082" calcext:value-type="float">
            <text:p>0.388736315089082</text:p>
          </table:table-cell>
          <table:table-cell office:value-type="float" office:value="9.3243256763372" calcext:value-type="float">
            <text:p>9.3243256763372</text:p>
          </table:table-cell>
          <table:table-cell office:value-type="float" office:value="9.16600746752641" calcext:value-type="float">
            <text:p>9.16600746752641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098651396124" calcext:value-type="float">
            <text:p>0.15098651396124</text:p>
          </table:table-cell>
          <table:table-cell office:value-type="float" office:value="0.395260321350866" calcext:value-type="float">
            <text:p>0.395260321350866</text:p>
          </table:table-cell>
          <table:table-cell office:value-type="float" office:value="9.34568187284824" calcext:value-type="float">
            <text:p>9.34568187284824</text:p>
          </table:table-cell>
          <table:table-cell office:value-type="float" office:value="9.2129500359197" calcext:value-type="float">
            <text:p>9.2129500359197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0058594735219" calcext:value-type="float">
            <text:p>0.140058594735219</text:p>
          </table:table-cell>
          <table:table-cell office:value-type="float" office:value="0.457231761079485" calcext:value-type="float">
            <text:p>0.457231761079485</text:p>
          </table:table-cell>
          <table:table-cell office:value-type="float" office:value="9.38844088855313" calcext:value-type="float">
            <text:p>9.38844088855313</text:p>
          </table:table-cell>
          <table:table-cell office:value-type="float" office:value="9.25463634035133" calcext:value-type="float">
            <text:p>9.25463634035133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82216579745898" calcext:value-type="float">
            <text:p>0.182216579745898</text:p>
          </table:table-cell>
          <table:table-cell office:value-type="float" office:value="0.492080840082163" calcext:value-type="float">
            <text:p>0.492080840082163</text:p>
          </table:table-cell>
          <table:table-cell office:value-type="float" office:value="9.40984291716176" calcext:value-type="float">
            <text:p>9.40984291716176</text:p>
          </table:table-cell>
          <table:table-cell office:value-type="float" office:value="9.23310711368824" calcext:value-type="float">
            <text:p>9.23310711368824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86776806755695" calcext:value-type="float">
            <text:p>0.186776806755695</text:p>
          </table:table-cell>
          <table:table-cell office:value-type="float" office:value="0.470651504731631" calcext:value-type="float">
            <text:p>0.470651504731631</text:p>
          </table:table-cell>
          <table:table-cell office:value-type="float" office:value="9.45269051026204" calcext:value-type="float">
            <text:p>9.45269051026204</text:p>
          </table:table-cell>
          <table:table-cell office:value-type="float" office:value="9.27177739497021" calcext:value-type="float">
            <text:p>9.27177739497021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54876426296957" calcext:value-type="float">
            <text:p>0.154876426296957</text:p>
          </table:table-cell>
          <table:table-cell office:value-type="float" office:value="0.430473525310595" calcext:value-type="float">
            <text:p>0.430473525310595</text:p>
          </table:table-cell>
          <table:table-cell office:value-type="float" office:value="9.47413625443815" calcext:value-type="float">
            <text:p>9.47413625443815</text:p>
          </table:table-cell>
          <table:table-cell office:value-type="float" office:value="9.32709372761987" calcext:value-type="float">
            <text:p>9.32709372761987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33089371446643" calcext:value-type="float">
            <text:p>0.133089371446643</text:p>
          </table:table-cell>
          <table:table-cell office:value-type="float" office:value="0.424669221903985" calcext:value-type="float">
            <text:p>0.424669221903985</text:p>
          </table:table-cell>
          <table:table-cell office:value-type="float" office:value="9.51707116549703" calcext:value-type="float">
            <text:p>9.51707116549703</text:p>
          </table:table-cell>
          <table:table-cell office:value-type="float" office:value="9.39445322216783" calcext:value-type="float">
            <text:p>9.3944532221678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23623900427139" calcext:value-type="float">
            <text:p>0.123623900427139</text:p>
          </table:table-cell>
          <table:table-cell office:value-type="float" office:value="0.447576438711516" calcext:value-type="float">
            <text:p>0.447576438711516</text:p>
          </table:table-cell>
          <table:table-cell office:value-type="float" office:value="9.53856036732898" calcext:value-type="float">
            <text:p>9.53856036732898</text:p>
          </table:table-cell>
          <table:table-cell office:value-type="float" office:value="9.42758060694801" calcext:value-type="float">
            <text:p>9.42758060694801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542901802148" calcext:value-type="float">
            <text:p>0.13542901802148</text:p>
          </table:table-cell>
          <table:table-cell office:value-type="float" office:value="0.454585404499204" calcext:value-type="float">
            <text:p>0.454585404499204</text:p>
          </table:table-cell>
          <table:table-cell office:value-type="float" office:value="9.58158040452278" calcext:value-type="float">
            <text:p>9.58158040452278</text:p>
          </table:table-cell>
          <table:table-cell office:value-type="float" office:value="9.45905844470243" calcext:value-type="float">
            <text:p>9.45905844470243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2008695738637" calcext:value-type="float">
            <text:p>0.132008695738637</text:p>
          </table:table-cell>
          <table:table-cell office:value-type="float" office:value="0.462956536351016" calcext:value-type="float">
            <text:p>0.462956536351016</text:p>
          </table:table-cell>
          <table:table-cell office:value-type="float" office:value="9.60311113520019" calcext:value-type="float">
            <text:p>9.60311113520019</text:p>
          </table:table-cell>
          <table:table-cell office:value-type="float" office:value="9.48531625666335" calcext:value-type="float">
            <text:p>9.48531625666335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6235288705635" calcext:value-type="float">
            <text:p>0.146235288705635</text:p>
          </table:table-cell>
          <table:table-cell office:value-type="float" office:value="0.449003714005371" calcext:value-type="float">
            <text:p>0.449003714005371</text:p>
          </table:table-cell>
          <table:table-cell office:value-type="float" office:value="9.64621728975945" calcext:value-type="float">
            <text:p>9.64621728975945</text:p>
          </table:table-cell>
          <table:table-cell office:value-type="float" office:value="9.51311451465463" calcext:value-type="float">
            <text:p>9.51311451465463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9761639002042" calcext:value-type="float">
            <text:p>0.129761639002042</text:p>
          </table:table-cell>
          <table:table-cell office:value-type="float" office:value="0.437315751456808" calcext:value-type="float">
            <text:p>0.437315751456808</text:p>
          </table:table-cell>
          <table:table-cell office:value-type="float" office:value="9.66778954856916" calcext:value-type="float">
            <text:p>9.66778954856916</text:p>
          </table:table-cell>
          <table:table-cell office:value-type="float" office:value="9.55390346485858" calcext:value-type="float">
            <text:p>9.55390346485858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7241494140933" calcext:value-type="float">
            <text:p>0.127241494140933</text:p>
          </table:table-cell>
          <table:table-cell office:value-type="float" office:value="0.438319205864093" calcext:value-type="float">
            <text:p>0.438319205864093</text:p>
          </table:table-cell>
          <table:table-cell office:value-type="float" office:value="9.68937657814374" calcext:value-type="float">
            <text:p>9.68937657814374</text:p>
          </table:table-cell>
          <table:table-cell office:value-type="float" office:value="9.57952715603349" calcext:value-type="float">
            <text:p>9.57952715603349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5658077857973" calcext:value-type="float">
            <text:p>0.135658077857973</text:p>
          </table:table-cell>
          <table:table-cell office:value-type="float" office:value="0.455730248384979" calcext:value-type="float">
            <text:p>0.455730248384979</text:p>
          </table:table-cell>
          <table:table-cell office:value-type="float" office:value="9.73259125660737" calcext:value-type="float">
            <text:p>9.73259125660737</text:p>
          </table:table-cell>
          <table:table-cell office:value-type="float" office:value="9.61478262092924" calcext:value-type="float">
            <text:p>9.61478262092924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325169244625" calcext:value-type="float">
            <text:p>0.13325169244625</text:p>
          </table:table-cell>
          <table:table-cell office:value-type="float" office:value="0.480644577805945" calcext:value-type="float">
            <text:p>0.480644577805945</text:p>
          </table:table-cell>
          <table:table-cell office:value-type="float" office:value="9.75422263742816" calcext:value-type="float">
            <text:p>9.75422263742816</text:p>
          </table:table-cell>
          <table:table-cell office:value-type="float" office:value="9.63955280102807" calcext:value-type="float">
            <text:p>9.63955280102807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8851417311318" calcext:value-type="float">
            <text:p>0.158851417311318</text:p>
          </table:table-cell>
          <table:table-cell office:value-type="float" office:value="0.48113079899509" calcext:value-type="float">
            <text:p>0.48113079899509</text:p>
          </table:table-cell>
          <table:table-cell office:value-type="float" office:value="9.79751698468802" calcext:value-type="float">
            <text:p>9.79751698468802</text:p>
          </table:table-cell>
          <table:table-cell office:value-type="float" office:value="9.65485527111912" calcext:value-type="float">
            <text:p>9.65485527111912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0939205698821" calcext:value-type="float">
            <text:p>0.160939205698821</text:p>
          </table:table-cell>
          <table:table-cell office:value-type="float" office:value="0.443778086963097" calcext:value-type="float">
            <text:p>0.443778086963097</text:p>
          </table:table-cell>
          <table:table-cell office:value-type="float" office:value="9.81918560917535" calcext:value-type="float">
            <text:p>9.81918560917535</text:p>
          </table:table-cell>
          <table:table-cell office:value-type="float" office:value="9.6747757788408" calcext:value-type="float">
            <text:p>9.674775778840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6724766956692" calcext:value-type="float">
            <text:p>0.196724766956692</text:p>
          </table:table-cell>
          <table:table-cell office:value-type="float" office:value="0.390008846867569" calcext:value-type="float">
            <text:p>0.390008846867569</text:p>
          </table:table-cell>
          <table:table-cell office:value-type="float" office:value="9.86256273690116" calcext:value-type="float">
            <text:p>9.86256273690116</text:p>
          </table:table-cell>
          <table:table-cell office:value-type="float" office:value="9.67963260459286" calcext:value-type="float">
            <text:p>9.67963260459286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18052593168964" calcext:value-type="float">
            <text:p>0.0618052593168964</text:p>
          </table:table-cell>
          <table:table-cell office:value-type="float" office:value="0.603704315749387" calcext:value-type="float">
            <text:p>0.603704315749387</text:p>
          </table:table-cell>
          <table:table-cell office:value-type="float" office:value="9.8842693442522" calcext:value-type="float">
            <text:p>9.8842693442522</text:p>
          </table:table-cell>
          <table:table-cell office:value-type="float" office:value="9.85097161860212" calcext:value-type="float">
            <text:p>9.85097161860212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72229763100176" calcext:value-type="float">
            <text:p>0.0772229763100176</text:p>
          </table:table-cell>
          <table:table-cell office:value-type="float" office:value="0.546136963579814" calcext:value-type="float">
            <text:p>0.546136963579814</text:p>
          </table:table-cell>
          <table:table-cell office:value-type="float" office:value="9.92772467163163" calcext:value-type="float">
            <text:p>9.92772467163163</text:p>
          </table:table-cell>
          <table:table-cell office:value-type="float" office:value="9.87368384012632" calcext:value-type="float">
            <text:p>9.87368384012632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7865302460084" calcext:value-type="float">
            <text:p>0.207865302460084</text:p>
          </table:table-cell>
          <table:table-cell office:value-type="float" office:value="0.696290764401714" calcext:value-type="float">
            <text:p>0.696290764401714</text:p>
          </table:table-cell>
          <table:table-cell office:value-type="float" office:value="9.94947117614454" calcext:value-type="float">
            <text:p>9.94947117614454</text:p>
          </table:table-cell>
          <table:table-cell office:value-type="float" office:value="9.75172531460816" calcext:value-type="float">
            <text:p>9.75172531460816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5681929570076" calcext:value-type="float">
            <text:p>0.225681929570076</text:p>
          </table:table-cell>
          <table:table-cell office:value-type="float" office:value="0.671636407866835" calcext:value-type="float">
            <text:p>0.671636407866835</text:p>
          </table:table-cell>
          <table:table-cell office:value-type="float" office:value="9.9930045476682" calcext:value-type="float">
            <text:p>9.9930045476682</text:p>
          </table:table-cell>
          <table:table-cell office:value-type="float" office:value="9.77743119882582" calcext:value-type="float">
            <text:p>9.77743119882582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413556927278" calcext:value-type="float">
            <text:p>0.18413556927278</text:p>
          </table:table-cell>
          <table:table-cell office:value-type="float" office:value="0.594465387666697" calcext:value-type="float">
            <text:p>0.594465387666697</text:p>
          </table:table-cell>
          <table:table-cell office:value-type="float" office:value="10.0147898829722" calcext:value-type="float">
            <text:p>10.0147898829722</text:p>
          </table:table-cell>
          <table:table-cell office:value-type="float" office:value="9.84360774037022" calcext:value-type="float">
            <text:p>9.84360774037022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98003617082963" calcext:value-type="float">
            <text:p>0.0698003617082963</text:p>
          </table:table-cell>
          <table:table-cell office:value-type="float" office:value="0.581968487972344" calcext:value-type="float">
            <text:p>0.581968487972344</text:p>
          </table:table-cell>
          <table:table-cell office:value-type="float" office:value="10.036586354542" calcext:value-type="float">
            <text:p>10.036586354542</text:p>
          </table:table-cell>
          <table:table-cell office:value-type="float" office:value="10.0063754700889" calcext:value-type="float">
            <text:p>10.0063754700889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87808082596431" calcext:value-type="float">
            <text:p>0.0987808082596431</text:p>
          </table:table-cell>
          <table:table-cell office:value-type="float" office:value="0.586456674512485" calcext:value-type="float">
            <text:p>0.586456674512485</text:p>
          </table:table-cell>
          <table:table-cell office:value-type="float" office:value="10.0802196479354" calcext:value-type="float">
            <text:p>10.0802196479354</text:p>
          </table:table-cell>
          <table:table-cell office:value-type="float" office:value="10.0098985448528" calcext:value-type="float">
            <text:p>10.0098985448528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3103713428689" calcext:value-type="float">
            <text:p>0.163103713428689</text:p>
          </table:table-cell>
          <table:table-cell office:value-type="float" office:value="0.469133209505991" calcext:value-type="float">
            <text:p>0.469133209505991</text:p>
          </table:table-cell>
          <table:table-cell office:value-type="float" office:value="10.1021030084117" calcext:value-type="float">
            <text:p>10.1021030084117</text:p>
          </table:table-cell>
          <table:table-cell office:value-type="float" office:value="9.96159936242292" calcext:value-type="float">
            <text:p>9.9615993624229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8387214531" calcext:value-type="float">
            <text:p>0.178387214531</text:p>
          </table:table-cell>
          <table:table-cell office:value-type="float" office:value="0.483090156392994" calcext:value-type="float">
            <text:p>0.483090156392994</text:p>
          </table:table-cell>
          <table:table-cell office:value-type="float" office:value="10.1460912167003" calcext:value-type="float">
            <text:p>10.1460912167003</text:p>
          </table:table-cell>
          <table:table-cell office:value-type="float" office:value="9.98490810066234" calcext:value-type="float">
            <text:p>9.98490810066234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5643670288854" calcext:value-type="float">
            <text:p>0.145643670288854</text:p>
          </table:table-cell>
          <table:table-cell office:value-type="float" office:value="0.527763485163698" calcext:value-type="float">
            <text:p>0.527763485163698</text:p>
          </table:table-cell>
          <table:table-cell office:value-type="float" office:value="10.1681050024507" calcext:value-type="float">
            <text:p>10.1681050024507</text:p>
          </table:table-cell>
          <table:table-cell office:value-type="float" office:value="10.0447138679801" calcext:value-type="float">
            <text:p>10.0447138679801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5287803133157" calcext:value-type="float">
            <text:p>0.155287803133157</text:p>
          </table:table-cell>
          <table:table-cell office:value-type="float" office:value="0.438641670030482" calcext:value-type="float">
            <text:p>0.438641670030482</text:p>
          </table:table-cell>
          <table:table-cell office:value-type="float" office:value="10.2121647165889" calcext:value-type="float">
            <text:p>10.2121647165889</text:p>
          </table:table-cell>
          <table:table-cell office:value-type="float" office:value="10.0593342849716" calcext:value-type="float">
            <text:p>10.0593342849716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6453572813101" calcext:value-type="float">
            <text:p>0.176453572813101</text:p>
          </table:table-cell>
          <table:table-cell office:value-type="float" office:value="0.501074165669891" calcext:value-type="float">
            <text:p>0.501074165669891</text:p>
          </table:table-cell>
          <table:table-cell office:value-type="float" office:value="10.2342127978135" calcext:value-type="float">
            <text:p>10.2342127978135</text:p>
          </table:table-cell>
          <table:table-cell office:value-type="float" office:value="10.0789532814098" calcext:value-type="float">
            <text:p>10.0789532814098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541179553967" calcext:value-type="float">
            <text:p>0.18541179553967</text:p>
          </table:table-cell>
          <table:table-cell office:value-type="float" office:value="0.449541658040089" calcext:value-type="float">
            <text:p>0.449541658040089</text:p>
          </table:table-cell>
          <table:table-cell office:value-type="float" office:value="10.2783454981031" calcext:value-type="float">
            <text:p>10.2783454981031</text:p>
          </table:table-cell>
          <table:table-cell office:value-type="float" office:value="10.1152627043665" calcext:value-type="float">
            <text:p>10.1152627043665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6320365656309" calcext:value-type="float">
            <text:p>0.196320365656309</text:p>
          </table:table-cell>
          <table:table-cell office:value-type="float" office:value="0.439650555173284" calcext:value-type="float">
            <text:p>0.439650555173284</text:p>
          </table:table-cell>
          <table:table-cell office:value-type="float" office:value="10.3004291417818" calcext:value-type="float">
            <text:p>10.3004291417818</text:p>
          </table:table-cell>
          <table:table-cell office:value-type="float" office:value="10.1267848971111" calcext:value-type="float">
            <text:p>10.1267848971111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8295187430019" calcext:value-type="float">
            <text:p>0.208295187430019</text:p>
          </table:table-cell>
          <table:table-cell office:value-type="float" office:value="0.428313099002275" calcext:value-type="float">
            <text:p>0.428313099002275</text:p>
          </table:table-cell>
          <table:table-cell office:value-type="float" office:value="10.3446327224364" calcext:value-type="float">
            <text:p>10.3446327224364</text:p>
          </table:table-cell>
          <table:table-cell office:value-type="float" office:value="10.1604142048991" calcext:value-type="float">
            <text:p>10.1604142048991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135593398403" calcext:value-type="float">
            <text:p>0.21135593398403</text:p>
          </table:table-cell>
          <table:table-cell office:value-type="float" office:value="0.45111861418008" calcext:value-type="float">
            <text:p>0.45111861418008</text:p>
          </table:table-cell>
          <table:table-cell office:value-type="float" office:value="10.366750384391" calcext:value-type="float">
            <text:p>10.366750384391</text:p>
          </table:table-cell>
          <table:table-cell office:value-type="float" office:value="10.1769721797025" calcext:value-type="float">
            <text:p>10.1769721797025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4449486699632" calcext:value-type="float">
            <text:p>0.214449486699632</text:p>
          </table:table-cell>
          <table:table-cell office:value-type="float" office:value="0.490392120813543" calcext:value-type="float">
            <text:p>0.490392120813543</text:p>
          </table:table-cell>
          <table:table-cell office:value-type="float" office:value="10.388880636835" calcext:value-type="float">
            <text:p>10.388880636835</text:p>
          </table:table-cell>
          <table:table-cell office:value-type="float" office:value="10.1867999711049" calcext:value-type="float">
            <text:p>10.1867999711049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9461772679991" calcext:value-type="float">
            <text:p>0.229461772679991</text:p>
          </table:table-cell>
          <table:table-cell office:value-type="float" office:value="0.478245353938846" calcext:value-type="float">
            <text:p>0.478245353938846</text:p>
          </table:table-cell>
          <table:table-cell office:value-type="float" office:value="10.4331749765504" calcext:value-type="float">
            <text:p>10.4331749765504</text:p>
          </table:table-cell>
          <table:table-cell office:value-type="float" office:value="10.2171417928477" calcext:value-type="float">
            <text:p>10.217141792847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9005459648395" calcext:value-type="float">
            <text:p>0.259005459648395</text:p>
          </table:table-cell>
          <table:table-cell office:value-type="float" office:value="0.490710211442388" calcext:value-type="float">
            <text:p>0.490710211442388</text:p>
          </table:table-cell>
          <table:table-cell office:value-type="float" office:value="10.4553397695915" calcext:value-type="float">
            <text:p>10.4553397695915</text:p>
          </table:table-cell>
          <table:table-cell office:value-type="float" office:value="10.198046533081" calcext:value-type="float">
            <text:p>10.198046533081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4764746277546" calcext:value-type="float">
            <text:p>0.134764746277546</text:p>
          </table:table-cell>
          <table:table-cell office:value-type="float" office:value="0.327838488759287" calcext:value-type="float">
            <text:p>0.327838488759287</text:p>
          </table:table-cell>
          <table:table-cell office:value-type="float" office:value="10.4997007071489" calcext:value-type="float">
            <text:p>10.4997007071489</text:p>
          </table:table-cell>
          <table:table-cell office:value-type="float" office:value="10.367368155035" calcext:value-type="float">
            <text:p>10.36736815503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1182526893419" calcext:value-type="float">
            <text:p>0.141182526893419</text:p>
          </table:table-cell>
          <table:table-cell office:value-type="float" office:value="0.388162092070118" calcext:value-type="float">
            <text:p>0.388162092070118</text:p>
          </table:table-cell>
          <table:table-cell office:value-type="float" office:value="10.5218975104829" calcext:value-type="float">
            <text:p>10.5218975104829</text:p>
          </table:table-cell>
          <table:table-cell office:value-type="float" office:value="10.3830567381782" calcext:value-type="float">
            <text:p>10.3830567381782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5440834261462" calcext:value-type="float">
            <text:p>0.115440834261462</text:p>
          </table:table-cell>
          <table:table-cell office:value-type="float" office:value="0.333736578368509" calcext:value-type="float">
            <text:p>0.333736578368509</text:p>
          </table:table-cell>
          <table:table-cell office:value-type="float" office:value="10.566324788213" calcext:value-type="float">
            <text:p>10.566324788213</text:p>
          </table:table-cell>
          <table:table-cell office:value-type="float" office:value="10.4541760664782" calcext:value-type="float">
            <text:p>10.4541760664782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03066069717163" calcext:value-type="float">
            <text:p>0.0703066069717163</text:p>
          </table:table-cell>
          <table:table-cell office:value-type="float" office:value="0.296928527504799" calcext:value-type="float">
            <text:p>0.296928527504799</text:p>
          </table:table-cell>
          <table:table-cell office:value-type="float" office:value="10.5885528075571" calcext:value-type="float">
            <text:p>10.5885528075571</text:p>
          </table:table-cell>
          <table:table-cell office:value-type="float" office:value="10.5241309823296" calcext:value-type="float">
            <text:p>10.5241309823296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8277823305797" calcext:value-type="float">
            <text:p>0.118277823305797</text:p>
          </table:table-cell>
          <table:table-cell office:value-type="float" office:value="0.398218789019928" calcext:value-type="float">
            <text:p>0.398218789019928</text:p>
          </table:table-cell>
          <table:table-cell office:value-type="float" office:value="10.6330436563883" calcext:value-type="float">
            <text:p>10.6330436563883</text:p>
          </table:table-cell>
          <table:table-cell office:value-type="float" office:value="10.554992335808" calcext:value-type="float">
            <text:p>10.554992335808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60313826894975" calcext:value-type="float">
            <text:p>0.0960313826894975</text:p>
          </table:table-cell>
          <table:table-cell office:value-type="float" office:value="0.326514858750399" calcext:value-type="float">
            <text:p>0.326514858750399</text:p>
          </table:table-cell>
          <table:table-cell office:value-type="float" office:value="10.655305855067" calcext:value-type="float">
            <text:p>10.655305855067</text:p>
          </table:table-cell>
          <table:table-cell office:value-type="float" office:value="10.5679886888737" calcext:value-type="float">
            <text:p>10.5679886888737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2300295472497" calcext:value-type="float">
            <text:p>0.112300295472497</text:p>
          </table:table-cell>
          <table:table-cell office:value-type="float" office:value="0.414113460382093" calcext:value-type="float">
            <text:p>0.414113460382093</text:p>
          </table:table-cell>
          <table:table-cell office:value-type="float" office:value="10.6998578218339" calcext:value-type="float">
            <text:p>10.6998578218339</text:p>
          </table:table-cell>
          <table:table-cell office:value-type="float" office:value="10.5894704468987" calcext:value-type="float">
            <text:p>10.589470446898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0477983893798" calcext:value-type="float">
            <text:p>0.130477983893798</text:p>
          </table:table-cell>
          <table:table-cell office:value-type="float" office:value="0.43043958897099" calcext:value-type="float">
            <text:p>0.43043958897099</text:p>
          </table:table-cell>
          <table:table-cell office:value-type="float" office:value="10.7221519512345" calcext:value-type="float">
            <text:p>10.7221519512345</text:p>
          </table:table-cell>
          <table:table-cell office:value-type="float" office:value="10.6369116622967" calcext:value-type="float">
            <text:p>10.63691166229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3981699366765" calcext:value-type="float">
            <text:p>0.123981699366765</text:p>
          </table:table-cell>
          <table:table-cell office:value-type="float" office:value="0.421903721353055" calcext:value-type="float">
            <text:p>0.421903721353055</text:p>
          </table:table-cell>
          <table:table-cell office:value-type="float" office:value="10.7444546927351" calcext:value-type="float">
            <text:p>10.7444546927351</text:p>
          </table:table-cell>
          <table:table-cell office:value-type="float" office:value="10.671979035877" calcext:value-type="float">
            <text:p>10.67197903587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367524801219" calcext:value-type="float">
            <text:p>0.15367524801219</text:p>
          </table:table-cell>
          <table:table-cell office:value-type="float" office:value="0.405574430413353" calcext:value-type="float">
            <text:p>0.405574430413353</text:p>
          </table:table-cell>
          <table:table-cell office:value-type="float" office:value="10.7890892800941" calcext:value-type="float">
            <text:p>10.7890892800941</text:p>
          </table:table-cell>
          <table:table-cell office:value-type="float" office:value="10.6712768021449" calcext:value-type="float">
            <text:p>10.6712768021449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0261612653483" calcext:value-type="float">
            <text:p>0.110261612653483</text:p>
          </table:table-cell>
          <table:table-cell office:value-type="float" office:value="0.320745997218854" calcext:value-type="float">
            <text:p>0.320745997218854</text:p>
          </table:table-cell>
          <table:table-cell office:value-type="float" office:value="10.8114220254672" calcext:value-type="float">
            <text:p>10.8114220254672</text:p>
          </table:table-cell>
          <table:table-cell office:value-type="float" office:value="10.704079927869" calcext:value-type="float">
            <text:p>10.704079927869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0327169248775" calcext:value-type="float">
            <text:p>0.150327169248775</text:p>
          </table:table-cell>
          <table:table-cell office:value-type="float" office:value="0.283460214910619" calcext:value-type="float">
            <text:p>0.283460214910619</text:p>
          </table:table-cell>
          <table:table-cell office:value-type="float" office:value="10.8561172910309" calcext:value-type="float">
            <text:p>10.8561172910309</text:p>
          </table:table-cell>
          <table:table-cell office:value-type="float" office:value="10.7134788360237" calcext:value-type="float">
            <text:p>10.7134788360237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1731746785707" calcext:value-type="float">
            <text:p>0.191731746785707</text:p>
          </table:table-cell>
          <table:table-cell office:value-type="float" office:value="0.353486138430078" calcext:value-type="float">
            <text:p>0.353486138430078</text:p>
          </table:table-cell>
          <table:table-cell office:value-type="float" office:value="10.8784811189686" calcext:value-type="float">
            <text:p>10.8784811189686</text:p>
          </table:table-cell>
          <table:table-cell office:value-type="float" office:value="10.7206764394077" calcext:value-type="float">
            <text:p>10.7206764394077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687802721522" calcext:value-type="float">
            <text:p>0.23687802721522</text:p>
          </table:table-cell>
          <table:table-cell office:value-type="float" office:value="0.361595982703425" calcext:value-type="float">
            <text:p>0.361595982703425</text:p>
          </table:table-cell>
          <table:table-cell office:value-type="float" office:value="10.9232331987106" calcext:value-type="float">
            <text:p>10.9232331987106</text:p>
          </table:table-cell>
          <table:table-cell office:value-type="float" office:value="10.7149651219808" calcext:value-type="float">
            <text:p>10.7149651219808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0539035002432" calcext:value-type="float">
            <text:p>0.220539035002432</text:p>
          </table:table-cell>
          <table:table-cell office:value-type="float" office:value="0.312616010106666" calcext:value-type="float">
            <text:p>0.312616010106666</text:p>
          </table:table-cell>
          <table:table-cell office:value-type="float" office:value="10.9456227360498" calcext:value-type="float">
            <text:p>10.9456227360498</text:p>
          </table:table-cell>
          <table:table-cell office:value-type="float" office:value="10.7555671727825" calcext:value-type="float">
            <text:p>10.7555671727825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6869652119439" calcext:value-type="float">
            <text:p>0.276869652119439</text:p>
          </table:table-cell>
          <table:table-cell office:value-type="float" office:value="0.429174311733646" calcext:value-type="float">
            <text:p>0.429174311733646</text:p>
          </table:table-cell>
          <table:table-cell office:value-type="float" office:value="10.9904344531143" calcext:value-type="float">
            <text:p>10.9904344531143</text:p>
          </table:table-cell>
          <table:table-cell office:value-type="float" office:value="10.7361395126628" calcext:value-type="float">
            <text:p>10.7361395126628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209544538154" calcext:value-type="float">
            <text:p>0.28209544538154</text:p>
          </table:table-cell>
          <table:table-cell office:value-type="float" office:value="0.429406745360024" calcext:value-type="float">
            <text:p>0.429406745360024</text:p>
          </table:table-cell>
          <table:table-cell office:value-type="float" office:value="11.0128540467147" calcext:value-type="float">
            <text:p>11.0128540467147</text:p>
          </table:table-cell>
          <table:table-cell office:value-type="float" office:value="10.7520780752832" calcext:value-type="float">
            <text:p>10.7520780752832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898806536557" calcext:value-type="float">
            <text:p>0.32898806536557</text:p>
          </table:table-cell>
          <table:table-cell office:value-type="float" office:value="0.438451717566706" calcext:value-type="float">
            <text:p>0.438451717566706</text:p>
          </table:table-cell>
          <table:table-cell office:value-type="float" office:value="11.0577194914991" calcext:value-type="float">
            <text:p>11.0577194914991</text:p>
          </table:table-cell>
          <table:table-cell office:value-type="float" office:value="10.7480568819753" calcext:value-type="float">
            <text:p>10.7480568819753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8488542360714" calcext:value-type="float">
            <text:p>0.338488542360714</text:p>
          </table:table-cell>
          <table:table-cell office:value-type="float" office:value="0.426794919149633" calcext:value-type="float">
            <text:p>0.426794919149633</text:p>
          </table:table-cell>
          <table:table-cell office:value-type="float" office:value="11.0801658246645" calcext:value-type="float">
            <text:p>11.0801658246645</text:p>
          </table:table-cell>
          <table:table-cell office:value-type="float" office:value="10.7612244019913" calcext:value-type="float">
            <text:p>10.761224401991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2284942617199" calcext:value-type="float">
            <text:p>0.282284942617199</text:p>
          </table:table-cell>
          <table:table-cell office:value-type="float" office:value="0.3324869003239" calcext:value-type="float">
            <text:p>0.3324869003239</text:p>
          </table:table-cell>
          <table:table-cell office:value-type="float" office:value="11.1026230374063" calcext:value-type="float">
            <text:p>11.1026230374063</text:p>
          </table:table-cell>
          <table:table-cell office:value-type="float" office:value="10.8198118930523" calcext:value-type="float">
            <text:p>10.819811893052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7203461841036" calcext:value-type="float">
            <text:p>0.247203461841036</text:p>
          </table:table-cell>
          <table:table-cell office:value-type="float" office:value="0.294244785121403" calcext:value-type="float">
            <text:p>0.294244785121403</text:p>
          </table:table-cell>
          <table:table-cell office:value-type="float" office:value="11.1475603171607" calcext:value-type="float">
            <text:p>11.1475603171607</text:p>
          </table:table-cell>
          <table:table-cell office:value-type="float" office:value="10.9000071702297" calcext:value-type="float">
            <text:p>10.9000071702297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0794454349783" calcext:value-type="float">
            <text:p>0.240794454349783</text:p>
          </table:table-cell>
          <table:table-cell office:value-type="float" office:value="0.292406632680633" calcext:value-type="float">
            <text:p>0.292406632680633</text:p>
          </table:table-cell>
          <table:table-cell office:value-type="float" office:value="11.1700429596671" calcext:value-type="float">
            <text:p>11.1700429596671</text:p>
          </table:table-cell>
          <table:table-cell office:value-type="float" office:value="10.9289396972226" calcext:value-type="float">
            <text:p>10.9289396972226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6191178252582" calcext:value-type="float">
            <text:p>0.266191178252582</text:p>
          </table:table-cell>
          <table:table-cell office:value-type="float" office:value="0.31403625893663" calcext:value-type="float">
            <text:p>0.31403625893663</text:p>
          </table:table-cell>
          <table:table-cell office:value-type="float" office:value="11.2150329996056" calcext:value-type="float">
            <text:p>11.2150329996056</text:p>
          </table:table-cell>
          <table:table-cell office:value-type="float" office:value="10.9484356106328" calcext:value-type="float">
            <text:p>10.9484356106328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0403903463991" calcext:value-type="float">
            <text:p>0.280403903463991</text:p>
          </table:table-cell>
          <table:table-cell office:value-type="float" office:value="0.30907498451185" calcext:value-type="float">
            <text:p>0.30907498451185</text:p>
          </table:table-cell>
          <table:table-cell office:value-type="float" office:value="11.2375407351391" calcext:value-type="float">
            <text:p>11.2375407351391</text:p>
          </table:table-cell>
          <table:table-cell office:value-type="float" office:value="10.9818300453351" calcext:value-type="float">
            <text:p>10.9818300453351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0560983094078" calcext:value-type="float">
            <text:p>0.260560983094078</text:p>
          </table:table-cell>
          <table:table-cell office:value-type="float" office:value="0.271528888506293" calcext:value-type="float">
            <text:p>0.271528888506293</text:p>
          </table:table-cell>
          <table:table-cell office:value-type="float" office:value="11.2825821498081" calcext:value-type="float">
            <text:p>11.2825821498081</text:p>
          </table:table-cell>
          <table:table-cell office:value-type="float" office:value="11.0477608659106" calcext:value-type="float">
            <text:p>11.0477608659106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0537351486608" calcext:value-type="float">
            <text:p>0.290537351486608</text:p>
          </table:table-cell>
          <table:table-cell office:value-type="float" office:value="0.26092336347626" calcext:value-type="float">
            <text:p>0.26092336347626</text:p>
          </table:table-cell>
          <table:table-cell office:value-type="float" office:value="11.3051163781948" calcext:value-type="float">
            <text:p>11.3051163781948</text:p>
          </table:table-cell>
          <table:table-cell office:value-type="float" office:value="11.088186043184" calcext:value-type="float">
            <text:p>11.088186043184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9127747878853" calcext:value-type="float">
            <text:p>0.189127747878853</text:p>
          </table:table-cell>
          <table:table-cell office:value-type="float" office:value="0.330203823650291" calcext:value-type="float">
            <text:p>0.330203823650291</text:p>
          </table:table-cell>
          <table:table-cell office:value-type="float" office:value="11.3502082069699" calcext:value-type="float">
            <text:p>11.3502082069699</text:p>
          </table:table-cell>
          <table:table-cell office:value-type="float" office:value="11.3011622749441" calcext:value-type="float">
            <text:p>11.3011622749441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05932240042157" calcext:value-type="float">
            <text:p>0.205932240042157</text:p>
          </table:table-cell>
          <table:table-cell office:value-type="float" office:value="0.393160534204878" calcext:value-type="float">
            <text:p>0.393160534204878</text:p>
          </table:table-cell>
          <table:table-cell office:value-type="float" office:value="11.3727663206764" calcext:value-type="float">
            <text:p>11.3727663206764</text:p>
          </table:table-cell>
          <table:table-cell office:value-type="float" office:value="11.1783484955243" calcext:value-type="float">
            <text:p>11.1783484955243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0925607061879" calcext:value-type="float">
            <text:p>0.250925607061879</text:p>
          </table:table-cell>
          <table:table-cell office:value-type="float" office:value="0.26015097609685" calcext:value-type="float">
            <text:p>0.26015097609685</text:p>
          </table:table-cell>
          <table:table-cell office:value-type="float" office:value="11.4179053748946" calcext:value-type="float">
            <text:p>11.4179053748946</text:p>
          </table:table-cell>
          <table:table-cell office:value-type="float" office:value="11.2517370825644" calcext:value-type="float">
            <text:p>11.2517370825644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8139851250137" calcext:value-type="float">
            <text:p>0.138139851250137</text:p>
          </table:table-cell>
          <table:table-cell office:value-type="float" office:value="0.304078487960571" calcext:value-type="float">
            <text:p>0.304078487960571</text:p>
          </table:table-cell>
          <table:table-cell office:value-type="float" office:value="11.4404875313555" calcext:value-type="float">
            <text:p>11.4404875313555</text:p>
          </table:table-cell>
          <table:table-cell office:value-type="float" office:value="11.3275929790318" calcext:value-type="float">
            <text:p>11.3275929790318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2092290412762" calcext:value-type="float">
            <text:p>0.102092290412762</text:p>
          </table:table-cell>
          <table:table-cell office:value-type="float" office:value="0.317450948133214" calcext:value-type="float">
            <text:p>0.317450948133214</text:p>
          </table:table-cell>
          <table:table-cell office:value-type="float" office:value="11.4856745998836" calcext:value-type="float">
            <text:p>11.4856745998836</text:p>
          </table:table-cell>
          <table:table-cell office:value-type="float" office:value="11.4178398392842" calcext:value-type="float">
            <text:p>11.4178398392842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2828397632311" calcext:value-type="float">
            <text:p>0.152828397632311</text:p>
          </table:table-cell>
          <table:table-cell office:value-type="float" office:value="0.344916644239554" calcext:value-type="float">
            <text:p>0.344916644239554</text:p>
          </table:table-cell>
          <table:table-cell office:value-type="float" office:value="11.5082799740895" calcext:value-type="float">
            <text:p>11.5082799740895</text:p>
          </table:table-cell>
          <table:table-cell office:value-type="float" office:value="11.6488269528717" calcext:value-type="float">
            <text:p>11.648826952871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6664778558987" calcext:value-type="float">
            <text:p>0.156664778558987</text:p>
          </table:table-cell>
          <table:table-cell office:value-type="float" office:value="0.302551814847234" calcext:value-type="float">
            <text:p>0.302551814847234</text:p>
          </table:table-cell>
          <table:table-cell office:value-type="float" office:value="11.5308916588639" calcext:value-type="float">
            <text:p>11.5308916588639</text:p>
          </table:table-cell>
          <table:table-cell office:value-type="float" office:value="11.6701108515266" calcext:value-type="float">
            <text:p>11.6701108515266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5802003539487" calcext:value-type="float">
            <text:p>0.125802003539487</text:p>
          </table:table-cell>
          <table:table-cell office:value-type="float" office:value="0.308670099221548" calcext:value-type="float">
            <text:p>0.308670099221548</text:p>
          </table:table-cell>
          <table:table-cell office:value-type="float" office:value="11.5761405563139" calcext:value-type="float">
            <text:p>11.5761405563139</text:p>
          </table:table-cell>
          <table:table-cell office:value-type="float" office:value="11.6776518502138" calcext:value-type="float">
            <text:p>11.6776518502138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9473085600505" calcext:value-type="float">
            <text:p>0.109473085600505</text:p>
          </table:table-cell>
          <table:table-cell office:value-type="float" office:value="0.32323223669855" calcext:value-type="float">
            <text:p>0.32323223669855</text:p>
          </table:table-cell>
          <table:table-cell office:value-type="float" office:value="11.5987751402798" calcext:value-type="float">
            <text:p>11.5987751402798</text:p>
          </table:table-cell>
          <table:table-cell office:value-type="float" office:value="11.6766823880188" calcext:value-type="float">
            <text:p>11.6766823880188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568487847493" calcext:value-type="float">
            <text:p>0.11568487847493</text:p>
          </table:table-cell>
          <table:table-cell office:value-type="float" office:value="0.336855865916216" calcext:value-type="float">
            <text:p>0.336855865916216</text:p>
          </table:table-cell>
          <table:table-cell office:value-type="float" office:value="11.6440676825084" calcext:value-type="float">
            <text:p>11.6440676825084</text:p>
          </table:table-cell>
          <table:table-cell office:value-type="float" office:value="11.7356606222295" calcext:value-type="float">
            <text:p>11.7356606222295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2598186976332" calcext:value-type="float">
            <text:p>0.122598186976332</text:p>
          </table:table-cell>
          <table:table-cell office:value-type="float" office:value="0.324798166958072" calcext:value-type="float">
            <text:p>0.324798166958072</text:p>
          </table:table-cell>
          <table:table-cell office:value-type="float" office:value="11.6667242183371" calcext:value-type="float">
            <text:p>11.6667242183371</text:p>
          </table:table-cell>
          <table:table-cell office:value-type="float" office:value="11.6472219703954" calcext:value-type="float">
            <text:p>11.6472219703954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0896648536064" calcext:value-type="float">
            <text:p>0.130896648536064</text:p>
          </table:table-cell>
          <table:table-cell office:value-type="float" office:value="0.35152583792591" calcext:value-type="float">
            <text:p>0.35152583792591</text:p>
          </table:table-cell>
          <table:table-cell office:value-type="float" office:value="11.7120588400041" calcext:value-type="float">
            <text:p>11.7120588400041</text:p>
          </table:table-cell>
          <table:table-cell office:value-type="float" office:value="11.6958122361187" calcext:value-type="float">
            <text:p>11.6958122361187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2427993323691" calcext:value-type="float">
            <text:p>0.132427993323691</text:p>
          </table:table-cell>
          <table:table-cell office:value-type="float" office:value="0.348121501366313" calcext:value-type="float">
            <text:p>0.348121501366313</text:p>
          </table:table-cell>
          <table:table-cell office:value-type="float" office:value="11.734736196019" calcext:value-type="float">
            <text:p>11.734736196019</text:p>
          </table:table-cell>
          <table:table-cell office:value-type="float" office:value="11.7281266558665" calcext:value-type="float">
            <text:p>11.7281266558665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992819281802" calcext:value-type="float">
            <text:p>0.116992819281802</text:p>
          </table:table-cell>
          <table:table-cell office:value-type="float" office:value="0.376963769745183" calcext:value-type="float">
            <text:p>0.376963769745183</text:p>
          </table:table-cell>
          <table:table-cell office:value-type="float" office:value="11.7801120691392" calcext:value-type="float">
            <text:p>11.7801120691392</text:p>
          </table:table-cell>
          <table:table-cell office:value-type="float" office:value="11.8595155246997" calcext:value-type="float">
            <text:p>11.8595155246997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8419878283783" calcext:value-type="float">
            <text:p>0.148419878283783</text:p>
          </table:table-cell>
          <table:table-cell office:value-type="float" office:value="0.347782568801263" calcext:value-type="float">
            <text:p>0.347782568801263</text:p>
          </table:table-cell>
          <table:table-cell office:value-type="float" office:value="11.802808628528" calcext:value-type="float">
            <text:p>11.802808628528</text:p>
          </table:table-cell>
          <table:table-cell office:value-type="float" office:value="11.9195399860303" calcext:value-type="float">
            <text:p>11.9195399860303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7376528533798" calcext:value-type="float">
            <text:p>0.157376528533798</text:p>
          </table:table-cell>
          <table:table-cell office:value-type="float" office:value="0.300707738287816" calcext:value-type="float">
            <text:p>0.300707738287816</text:p>
          </table:table-cell>
          <table:table-cell office:value-type="float" office:value="11.825514985637" calcext:value-type="float">
            <text:p>11.825514985637</text:p>
          </table:table-cell>
          <table:table-cell office:value-type="float" office:value="11.9515732750296" calcext:value-type="float">
            <text:p>11.9515732750296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1204016924594" calcext:value-type="float">
            <text:p>0.151204016924594</text:p>
          </table:table-cell>
          <table:table-cell office:value-type="float" office:value="0.342297030312884" calcext:value-type="float">
            <text:p>0.342297030312884</text:p>
          </table:table-cell>
          <table:table-cell office:value-type="float" office:value="11.8709433783936" calcext:value-type="float">
            <text:p>11.8709433783936</text:p>
          </table:table-cell>
          <table:table-cell office:value-type="float" office:value="11.987905629283" calcext:value-type="float">
            <text:p>11.987905629283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922191858733" calcext:value-type="float">
            <text:p>0.15922191858733</text:p>
          </table:table-cell>
          <table:table-cell office:value-type="float" office:value="0.425448780791309" calcext:value-type="float">
            <text:p>0.425448780791309</text:p>
          </table:table-cell>
          <table:table-cell office:value-type="float" office:value="11.8936663220257" calcext:value-type="float">
            <text:p>11.8936663220257</text:p>
          </table:table-cell>
          <table:table-cell office:value-type="float" office:value="12.049040724361" calcext:value-type="float">
            <text:p>12.049040724361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6282235129046" calcext:value-type="float">
            <text:p>0.146282235129046</text:p>
          </table:table-cell>
          <table:table-cell office:value-type="float" office:value="0.440347803028249" calcext:value-type="float">
            <text:p>0.440347803028249</text:p>
          </table:table-cell>
          <table:table-cell office:value-type="float" office:value="11.9391346565583" calcext:value-type="float">
            <text:p>11.9391346565583</text:p>
          </table:table-cell>
          <table:table-cell office:value-type="float" office:value="12.0792097591155" calcext:value-type="float">
            <text:p>12.0792097591155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9959800218656" calcext:value-type="float">
            <text:p>0.189959800218656</text:p>
          </table:table-cell>
          <table:table-cell office:value-type="float" office:value="0.448480632050261" calcext:value-type="float">
            <text:p>0.448480632050261</text:p>
          </table:table-cell>
          <table:table-cell office:value-type="float" office:value="11.9618757563485" calcext:value-type="float">
            <text:p>11.9618757563485</text:p>
          </table:table-cell>
          <table:table-cell office:value-type="float" office:value="12.1472692664636" calcext:value-type="float">
            <text:p>12.1472692664636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1300044506546" calcext:value-type="float">
            <text:p>0.181300044506546</text:p>
          </table:table-cell>
          <table:table-cell office:value-type="float" office:value="0.468011308758012" calcext:value-type="float">
            <text:p>0.468011308758012</text:p>
          </table:table-cell>
          <table:table-cell office:value-type="float" office:value="12.0073795957345" calcext:value-type="float">
            <text:p>12.0073795957345</text:p>
          </table:table-cell>
          <table:table-cell office:value-type="float" office:value="12.1828254598008" calcext:value-type="float">
            <text:p>12.1828254598008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6603023573381" calcext:value-type="float">
            <text:p>0.186603023573381</text:p>
          </table:table-cell>
          <table:table-cell office:value-type="float" office:value="0.458430098859993" calcext:value-type="float">
            <text:p>0.458430098859993</text:p>
          </table:table-cell>
          <table:table-cell office:value-type="float" office:value="12.0301405659533" calcext:value-type="float">
            <text:p>12.0301405659533</text:p>
          </table:table-cell>
          <table:table-cell office:value-type="float" office:value="12.2082659917772" calcext:value-type="float">
            <text:p>12.2082659917772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8124305886797" calcext:value-type="float">
            <text:p>0.298124305886797</text:p>
          </table:table-cell>
          <table:table-cell office:value-type="float" office:value="0.408494889897609" calcext:value-type="float">
            <text:p>0.408494889897609</text:p>
          </table:table-cell>
          <table:table-cell office:value-type="float" office:value="12.0756800808044" calcext:value-type="float">
            <text:p>12.0756800808044</text:p>
          </table:table-cell>
          <table:table-cell office:value-type="float" office:value="12.3736603598812" calcext:value-type="float">
            <text:p>12.3736603598812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7550617956668" calcext:value-type="float">
            <text:p>0.347550617956668</text:p>
          </table:table-cell>
          <table:table-cell office:value-type="float" office:value="0.407230825348994" calcext:value-type="float">
            <text:p>0.407230825348994</text:p>
          </table:table-cell>
          <table:table-cell office:value-type="float" office:value="12.0984581891757" calcext:value-type="float">
            <text:p>12.0984581891757</text:p>
          </table:table-cell>
          <table:table-cell office:value-type="float" office:value="12.4450280326536" calcext:value-type="float">
            <text:p>12.4450280326536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80551615728705" calcext:value-type="float">
            <text:p>0.380551615728705</text:p>
          </table:table-cell>
          <table:table-cell office:value-type="float" office:value="0.381668272256723" calcext:value-type="float">
            <text:p>0.381668272256723</text:p>
          </table:table-cell>
          <table:table-cell office:value-type="float" office:value="12.121242109173" calcext:value-type="float">
            <text:p>12.121242109173</text:p>
          </table:table-cell>
          <table:table-cell office:value-type="float" office:value="12.5004183926499" calcext:value-type="float">
            <text:p>12.5004183926499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55855379637274" calcext:value-type="float">
            <text:p>0.355855379637274</text:p>
          </table:table-cell>
          <table:table-cell office:value-type="float" office:value="0.353190059520039" calcext:value-type="float">
            <text:p>0.353190059520039</text:p>
          </table:table-cell>
          <table:table-cell office:value-type="float" office:value="12.1668269051153" calcext:value-type="float">
            <text:p>12.1668269051153</text:p>
          </table:table-cell>
          <table:table-cell office:value-type="float" office:value="12.5201826588791" calcext:value-type="float">
            <text:p>12.5201826588791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9176635293107" calcext:value-type="float">
            <text:p>0.339176635293107</text:p>
          </table:table-cell>
          <table:table-cell office:value-type="float" office:value="0.362025935032619" calcext:value-type="float">
            <text:p>0.362025935032619</text:p>
          </table:table-cell>
          <table:table-cell office:value-type="float" office:value="12.1896269424822" calcext:value-type="float">
            <text:p>12.1896269424822</text:p>
          </table:table-cell>
          <table:table-cell office:value-type="float" office:value="12.52564808476" calcext:value-type="float">
            <text:p>12.52564808476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6240561192622" calcext:value-type="float">
            <text:p>0.276240561192622</text:p>
          </table:table-cell>
          <table:table-cell office:value-type="float" office:value="0.427217079512971" calcext:value-type="float">
            <text:p>0.427217079512971</text:p>
          </table:table-cell>
          <table:table-cell office:value-type="float" office:value="12.2352446208719" calcext:value-type="float">
            <text:p>12.2352446208719</text:p>
          </table:table-cell>
          <table:table-cell office:value-type="float" office:value="12.5059975419779" calcext:value-type="float">
            <text:p>12.5059975419779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3522236258749" calcext:value-type="float">
            <text:p>0.273522236258749</text:p>
          </table:table-cell>
          <table:table-cell office:value-type="float" office:value="0.40827877001262" calcext:value-type="float">
            <text:p>0.40827877001262</text:p>
          </table:table-cell>
          <table:table-cell office:value-type="float" office:value="12.2580596650892" calcext:value-type="float">
            <text:p>12.2580596650892</text:p>
          </table:table-cell>
          <table:table-cell office:value-type="float" office:value="12.5249197555807" calcext:value-type="float">
            <text:p>12.524919755580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3472933752279" calcext:value-type="float">
            <text:p>0.253472933752279</text:p>
          </table:table-cell>
          <table:table-cell office:value-type="float" office:value="0.402174732859834" calcext:value-type="float">
            <text:p>0.402174732859834</text:p>
          </table:table-cell>
          <table:table-cell office:value-type="float" office:value="12.3037079311698" calcext:value-type="float">
            <text:p>12.3037079311698</text:p>
          </table:table-cell>
          <table:table-cell office:value-type="float" office:value="12.5478703190121" calcext:value-type="float">
            <text:p>12.5478703190121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9505203635633" calcext:value-type="float">
            <text:p>0.249505203635633</text:p>
          </table:table-cell>
          <table:table-cell office:value-type="float" office:value="0.393852627556906" calcext:value-type="float">
            <text:p>0.393852627556906</text:p>
          </table:table-cell>
          <table:table-cell office:value-type="float" office:value="12.3265400300689" calcext:value-type="float">
            <text:p>12.3265400300689</text:p>
          </table:table-cell>
          <table:table-cell office:value-type="float" office:value="12.5655028057465" calcext:value-type="float">
            <text:p>12.565502805746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4785255595818" calcext:value-type="float">
            <text:p>0.234785255595818</text:p>
          </table:table-cell>
          <table:table-cell office:value-type="float" office:value="0.381601290701067" calcext:value-type="float">
            <text:p>0.381601290701067</text:p>
          </table:table-cell>
          <table:table-cell office:value-type="float" office:value="12.3722182509725" calcext:value-type="float">
            <text:p>12.3722182509725</text:p>
          </table:table-cell>
          <table:table-cell office:value-type="float" office:value="12.5938962743074" calcext:value-type="float">
            <text:p>12.5938962743074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9575005086272" calcext:value-type="float">
            <text:p>0.219575005086272</text:p>
          </table:table-cell>
          <table:table-cell office:value-type="float" office:value="0.397609770411112" calcext:value-type="float">
            <text:p>0.397609770411112</text:p>
          </table:table-cell>
          <table:table-cell office:value-type="float" office:value="12.3950651892002" calcext:value-type="float">
            <text:p>12.3950651892002</text:p>
          </table:table-cell>
          <table:table-cell office:value-type="float" office:value="12.6019265499977" calcext:value-type="float">
            <text:p>12.6019265499977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2747452997476" calcext:value-type="float">
            <text:p>0.192747452997476</text:p>
          </table:table-cell>
          <table:table-cell office:value-type="float" office:value="0.405690064856617" calcext:value-type="float">
            <text:p>0.405690064856617</text:p>
          </table:table-cell>
          <table:table-cell office:value-type="float" office:value="12.4407650822238" calcext:value-type="float">
            <text:p>12.4407650822238</text:p>
          </table:table-cell>
          <table:table-cell office:value-type="float" office:value="12.6182424508425" calcext:value-type="float">
            <text:p>12.6182424508425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774284690851" calcext:value-type="float">
            <text:p>0.19774284690851</text:p>
          </table:table-cell>
          <table:table-cell office:value-type="float" office:value="0.403315679598672" calcext:value-type="float">
            <text:p>0.403315679598672</text:p>
          </table:table-cell>
          <table:table-cell office:value-type="float" office:value="12.4636225147916" calcext:value-type="float">
            <text:p>12.4636225147916</text:p>
          </table:table-cell>
          <table:table-cell office:value-type="float" office:value="12.64617329363" calcext:value-type="float">
            <text:p>12.64617329363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5539785675415" calcext:value-type="float">
            <text:p>0.195539785675415</text:p>
          </table:table-cell>
          <table:table-cell office:value-type="float" office:value="0.386924963117754" calcext:value-type="float">
            <text:p>0.386924963117754</text:p>
          </table:table-cell>
          <table:table-cell office:value-type="float" office:value="12.5093479143109" calcext:value-type="float">
            <text:p>12.5093479143109</text:p>
          </table:table-cell>
          <table:table-cell office:value-type="float" office:value="12.6882535758872" calcext:value-type="float">
            <text:p>12.6882535758872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1607856425633" calcext:value-type="float">
            <text:p>0.231607856425633</text:p>
          </table:table-cell>
          <table:table-cell office:value-type="float" office:value="0.368448756696753" calcext:value-type="float">
            <text:p>0.368448756696753</text:p>
          </table:table-cell>
          <table:table-cell office:value-type="float" office:value="12.5322173413268" calcext:value-type="float">
            <text:p>12.5322173413268</text:p>
          </table:table-cell>
          <table:table-cell office:value-type="float" office:value="12.7492890709814" calcext:value-type="float">
            <text:p>12.749289070981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0444855348944" calcext:value-type="float">
            <text:p>0.260444855348944</text:p>
          </table:table-cell>
          <table:table-cell office:value-type="float" office:value="0.412791331041106" calcext:value-type="float">
            <text:p>0.412791331041106</text:p>
          </table:table-cell>
          <table:table-cell office:value-type="float" office:value="12.5550925753867" calcext:value-type="float">
            <text:p>12.5550925753867</text:p>
          </table:table-cell>
          <table:table-cell office:value-type="float" office:value="12.8068947305395" calcext:value-type="float">
            <text:p>12.806894730539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1859578119867" calcext:value-type="float">
            <text:p>0.271859578119867</text:p>
          </table:table-cell>
          <table:table-cell office:value-type="float" office:value="0.427015427279502" calcext:value-type="float">
            <text:p>0.427015427279502</text:p>
          </table:table-cell>
          <table:table-cell office:value-type="float" office:value="12.600853705033" calcext:value-type="float">
            <text:p>12.600853705033</text:p>
          </table:table-cell>
          <table:table-cell office:value-type="float" office:value="12.8636853940747" calcext:value-type="float">
            <text:p>12.8636853940747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3570975719946" calcext:value-type="float">
            <text:p>0.283570975719946</text:p>
          </table:table-cell>
          <table:table-cell office:value-type="float" office:value="0.41911380042087" calcext:value-type="float">
            <text:p>0.41911380042087</text:p>
          </table:table-cell>
          <table:table-cell office:value-type="float" office:value="12.6237405813294" calcext:value-type="float">
            <text:p>12.6237405813294</text:p>
          </table:table-cell>
          <table:table-cell office:value-type="float" office:value="12.8970295053606" calcext:value-type="float">
            <text:p>12.8970295053606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0848435125199" calcext:value-type="float">
            <text:p>0.260848435125199</text:p>
          </table:table-cell>
          <table:table-cell office:value-type="float" office:value="0.414701815810197" calcext:value-type="float">
            <text:p>0.414701815810197</text:p>
          </table:table-cell>
          <table:table-cell office:value-type="float" office:value="12.6695238260772" calcext:value-type="float">
            <text:p>12.6695238260772</text:p>
          </table:table-cell>
          <table:table-cell office:value-type="float" office:value="12.9167340528205" calcext:value-type="float">
            <text:p>12.9167340528205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492709926852" calcext:value-type="float">
            <text:p>0.25492709926852</text:p>
          </table:table-cell>
          <table:table-cell office:value-type="float" office:value="0.415265804793595" calcext:value-type="float">
            <text:p>0.415265804793595</text:p>
          </table:table-cell>
          <table:table-cell office:value-type="float" office:value="12.692421220504" calcext:value-type="float">
            <text:p>12.692421220504</text:p>
          </table:table-cell>
          <table:table-cell office:value-type="float" office:value="12.931824110952" calcext:value-type="float">
            <text:p>12.931824110952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2374378489682" calcext:value-type="float">
            <text:p>0.252374378489682</text:p>
          </table:table-cell>
          <table:table-cell office:value-type="float" office:value="0.419232410882443" calcext:value-type="float">
            <text:p>0.419232410882443</text:p>
          </table:table-cell>
          <table:table-cell office:value-type="float" office:value="12.7382303769277" calcext:value-type="float">
            <text:p>12.7382303769277</text:p>
          </table:table-cell>
          <table:table-cell office:value-type="float" office:value="12.9722569876161" calcext:value-type="float">
            <text:p>12.9722569876161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8936954504477" calcext:value-type="float">
            <text:p>0.278936954504477</text:p>
          </table:table-cell>
          <table:table-cell office:value-type="float" office:value="0.436396494587995" calcext:value-type="float">
            <text:p>0.436396494587995</text:p>
          </table:table-cell>
          <table:table-cell office:value-type="float" office:value="12.7611386580318" calcext:value-type="float">
            <text:p>12.7611386580318</text:p>
          </table:table-cell>
          <table:table-cell office:value-type="float" office:value="13.0259546280704" calcext:value-type="float">
            <text:p>13.0259546280704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1796290820035" calcext:value-type="float">
            <text:p>0.31796290820035</text:p>
          </table:table-cell>
          <table:table-cell office:value-type="float" office:value="0.453407439739466" calcext:value-type="float">
            <text:p>0.453407439739466</text:p>
          </table:table-cell>
          <table:table-cell office:value-type="float" office:value="12.806970642648" calcext:value-type="float">
            <text:p>12.806970642648</text:p>
          </table:table-cell>
          <table:table-cell office:value-type="float" office:value="13.1152816746459" calcext:value-type="float">
            <text:p>13.1152816746459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390567973535415" calcext:value-type="float">
            <text:p>0.390567973535415</text:p>
          </table:table-cell>
          <table:table-cell office:value-type="float" office:value="0.46181657038561" calcext:value-type="float">
            <text:p>0.46181657038561</text:p>
          </table:table-cell>
          <table:table-cell office:value-type="float" office:value="12.8298868600945" calcext:value-type="float">
            <text:p>12.8298868600945</text:p>
          </table:table-cell>
          <table:table-cell office:value-type="float" office:value="13.2147149446637" calcext:value-type="float">
            <text:p>13.214714944663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336893777535441" calcext:value-type="float">
            <text:p>0.336893777535441</text:p>
          </table:table-cell>
          <table:table-cell office:value-type="float" office:value="0.458381717733739" calcext:value-type="float">
            <text:p>0.458381717733739</text:p>
          </table:table-cell>
          <table:table-cell office:value-type="float" office:value="12.8757366999791" calcext:value-type="float">
            <text:p>12.8757366999791</text:p>
          </table:table-cell>
          <table:table-cell office:value-type="float" office:value="13.2057548202167" calcext:value-type="float">
            <text:p>13.205754820216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0.142857142857143" calcext:value-type="float">
            <text:p>0.142857142857143</text:p>
          </table:table-cell>
          <table:table-cell office:value-type="float" office:value="1" calcext:value-type="float">
            <text:p>1</text:p>
          </table:table-cell>
          <table:table-cell office:value-type="float" office:value="0.333669394855985" calcext:value-type="float">
            <text:p>0.333669394855985</text:p>
          </table:table-cell>
          <table:table-cell office:value-type="float" office:value="0.453635249522321" calcext:value-type="float">
            <text:p>0.453635249522321</text:p>
          </table:table-cell>
          <table:table-cell office:value-type="float" office:value="12.8986658414769" calcext:value-type="float">
            <text:p>12.8986658414769</text:p>
          </table:table-cell>
          <table:table-cell office:value-type="float" office:value="13.2229945769197" calcext:value-type="float">
            <text:p>13.222994576919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1" calcext:value-type="float">
            <text:p>1</text:p>
          </table:table-cell>
          <table:table-cell office:value-type="float" office:value="0.320474696137946" calcext:value-type="float">
            <text:p>0.320474696137946</text:p>
          </table:table-cell>
          <table:table-cell office:value-type="float" office:value="0.447867021748564" calcext:value-type="float">
            <text:p>0.447867021748564</text:p>
          </table:table-cell>
          <table:table-cell office:value-type="float" office:value="12.9215983351087" calcext:value-type="float">
            <text:p>12.9215983351087</text:p>
          </table:table-cell>
          <table:table-cell office:value-type="float" office:value="13.2313180674568" calcext:value-type="float">
            <text:p>13.2313180674568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324534147807814" calcext:value-type="float">
            <text:p>0.324534147807814</text:p>
          </table:table-cell>
          <table:table-cell office:value-type="float" office:value="0.449619767784572" calcext:value-type="float">
            <text:p>0.449619767784572</text:p>
          </table:table-cell>
          <table:table-cell office:value-type="float" office:value="12.9674745572659" calcext:value-type="float">
            <text:p>12.9674745572659</text:p>
          </table:table-cell>
          <table:table-cell office:value-type="float" office:value="13.2822723083189" calcext:value-type="float">
            <text:p>13.2822723083189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312873935011035" calcext:value-type="float">
            <text:p>0.312873935011035</text:p>
          </table:table-cell>
          <table:table-cell office:value-type="float" office:value="0.447877101816392" calcext:value-type="float">
            <text:p>0.447877101816392</text:p>
          </table:table-cell>
          <table:table-cell office:value-type="float" office:value="12.9904162411717" calcext:value-type="float">
            <text:p>12.9904162411717</text:p>
          </table:table-cell>
          <table:table-cell office:value-type="float" office:value="13.2929142650238" calcext:value-type="float">
            <text:p>13.2929142650238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111262363191967" calcext:value-type="float">
            <text:p>0.111262363191967</text:p>
          </table:table-cell>
          <table:table-cell office:value-type="float" office:value="0.54848557037867" calcext:value-type="float">
            <text:p>0.54848557037867</text:p>
          </table:table-cell>
          <table:table-cell office:value-type="float" office:value="13.0363069813559" calcext:value-type="float">
            <text:p>13.0363069813559</text:p>
          </table:table-cell>
          <table:table-cell office:value-type="float" office:value="13.0851692534425" calcext:value-type="float">
            <text:p>13.0851692534425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181558646904" calcext:value-type="float">
            <text:p>0.11181558646904</text:p>
          </table:table-cell>
          <table:table-cell office:value-type="float" office:value="0.542061907180655" calcext:value-type="float">
            <text:p>0.542061907180655</text:p>
          </table:table-cell>
          <table:table-cell office:value-type="float" office:value="13.0592551933275" calcext:value-type="float">
            <text:p>13.0592551933275</text:p>
          </table:table-cell>
          <table:table-cell office:value-type="float" office:value="13.118256436189" calcext:value-type="float">
            <text:p>13.118256436189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21156699351" calcext:value-type="float">
            <text:p>0.11721156699351</text:p>
          </table:table-cell>
          <table:table-cell office:value-type="float" office:value="0.520751478196638" calcext:value-type="float">
            <text:p>0.520751478196638</text:p>
          </table:table-cell>
          <table:table-cell office:value-type="float" office:value="13.1051624875876" calcext:value-type="float">
            <text:p>13.1051624875876</text:p>
          </table:table-cell>
          <table:table-cell office:value-type="float" office:value="13.1616567766473" calcext:value-type="float">
            <text:p>13.1616567766473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5230608828026" calcext:value-type="float">
            <text:p>0.185230608828026</text:p>
          </table:table-cell>
          <table:table-cell office:value-type="float" office:value="0.50393691897256" calcext:value-type="float">
            <text:p>0.50393691897256</text:p>
          </table:table-cell>
          <table:table-cell office:value-type="float" office:value="13.1281196657584" calcext:value-type="float">
            <text:p>13.1281196657584</text:p>
          </table:table-cell>
          <table:table-cell office:value-type="float" office:value="13.2831716042947" calcext:value-type="float">
            <text:p>13.2831716042947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0471224893054" calcext:value-type="float">
            <text:p>0.190471224893054</text:p>
          </table:table-cell>
          <table:table-cell office:value-type="float" office:value="0.496444177681606" calcext:value-type="float">
            <text:p>0.496444177681606</text:p>
          </table:table-cell>
          <table:table-cell office:value-type="float" office:value="13.174039684583" calcext:value-type="float">
            <text:p>13.174039684583</text:p>
          </table:table-cell>
          <table:table-cell office:value-type="float" office:value="13.3345205460974" calcext:value-type="float">
            <text:p>13.3345205460974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93475440003753" calcext:value-type="float">
            <text:p>0.193475440003753</text:p>
          </table:table-cell>
          <table:table-cell office:value-type="float" office:value="0.48754107838463" calcext:value-type="float">
            <text:p>0.48754107838463</text:p>
          </table:table-cell>
          <table:table-cell office:value-type="float" office:value="13.1970048780991" calcext:value-type="float">
            <text:p>13.1970048780991</text:p>
          </table:table-cell>
          <table:table-cell office:value-type="float" office:value="13.360549630928" calcext:value-type="float">
            <text:p>13.360549630928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92475348597384" calcext:value-type="float">
            <text:p>0.192475348597384</text:p>
          </table:table-cell>
          <table:table-cell office:value-type="float" office:value="0.560110811632095" calcext:value-type="float">
            <text:p>0.560110811632095</text:p>
          </table:table-cell>
          <table:table-cell office:value-type="float" office:value="13.2429393562875" calcext:value-type="float">
            <text:p>13.2429393562875</text:p>
          </table:table-cell>
          <table:table-cell office:value-type="float" office:value="13.4036742761296" calcext:value-type="float">
            <text:p>13.4036742761296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19045560191161" calcext:value-type="float">
            <text:p>0.219045560191161</text:p>
          </table:table-cell>
          <table:table-cell office:value-type="float" office:value="0.557913261995966" calcext:value-type="float">
            <text:p>0.557913261995966</text:p>
          </table:table-cell>
          <table:table-cell office:value-type="float" office:value="13.265910621959" calcext:value-type="float">
            <text:p>13.265910621959</text:p>
          </table:table-cell>
          <table:table-cell office:value-type="float" office:value="13.4577268876185" calcext:value-type="float">
            <text:p>13.4577268876185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983736840979" calcext:value-type="float">
            <text:p>0.14983736840979</text:p>
          </table:table-cell>
          <table:table-cell office:value-type="float" office:value="0.618559779893354" calcext:value-type="float">
            <text:p>0.618559779893354</text:p>
          </table:table-cell>
          <table:table-cell office:value-type="float" office:value="13.2888807552479" calcext:value-type="float">
            <text:p>13.2888807552479</text:p>
          </table:table-cell>
          <table:table-cell office:value-type="float" office:value="13.3925064961348" calcext:value-type="float">
            <text:p>13.3925064961348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7948510571155" calcext:value-type="float">
            <text:p>0.177948510571155</text:p>
          </table:table-cell>
          <table:table-cell office:value-type="float" office:value="0.585879296051841" calcext:value-type="float">
            <text:p>0.585879296051841</text:p>
          </table:table-cell>
          <table:table-cell office:value-type="float" office:value="13.3348317285591" calcext:value-type="float">
            <text:p>13.3348317285591</text:p>
          </table:table-cell>
          <table:table-cell office:value-type="float" office:value="13.475131039298" calcext:value-type="float">
            <text:p>13.475131039298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8211047918551" calcext:value-type="float">
            <text:p>0.108211047918551</text:p>
          </table:table-cell>
          <table:table-cell office:value-type="float" office:value="0.763931164043626" calcext:value-type="float">
            <text:p>0.763931164043626</text:p>
          </table:table-cell>
          <table:table-cell office:value-type="float" office:value="13.3578096132323" calcext:value-type="float">
            <text:p>13.3578096132323</text:p>
          </table:table-cell>
          <table:table-cell office:value-type="float" office:value="13.3742073861407" calcext:value-type="float">
            <text:p>13.374207386140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0730796861691" calcext:value-type="float">
            <text:p>0.110730796861691</text:p>
          </table:table-cell>
          <table:table-cell office:value-type="float" office:value="0.761652978618041" calcext:value-type="float">
            <text:p>0.761652978618041</text:p>
          </table:table-cell>
          <table:table-cell office:value-type="float" office:value="13.4037720388381" calcext:value-type="float">
            <text:p>13.4037720388381</text:p>
          </table:table-cell>
          <table:table-cell office:value-type="float" office:value="13.4204724847086" calcext:value-type="float">
            <text:p>13.4204724847086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1799970660664" calcext:value-type="float">
            <text:p>0.111799970660664</text:p>
          </table:table-cell>
          <table:table-cell office:value-type="float" office:value="0.756163368072866" calcext:value-type="float">
            <text:p>0.756163368072866</text:p>
          </table:table-cell>
          <table:table-cell office:value-type="float" office:value="13.4267544546766" calcext:value-type="float">
            <text:p>13.4267544546766</text:p>
          </table:table-cell>
          <table:table-cell office:value-type="float" office:value="13.4411342510036" calcext:value-type="float">
            <text:p>13.4411342510036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2200197660142" calcext:value-type="float">
            <text:p>0.112200197660142</text:p>
          </table:table-cell>
          <table:table-cell office:value-type="float" office:value="0.746252415668371" calcext:value-type="float">
            <text:p>0.746252415668371</text:p>
          </table:table-cell>
          <table:table-cell office:value-type="float" office:value="13.4727199142776" calcext:value-type="float">
            <text:p>13.4727199142776</text:p>
          </table:table-cell>
          <table:table-cell office:value-type="float" office:value="13.4762084916561" calcext:value-type="float">
            <text:p>13.4762084916561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477589827658" calcext:value-type="float">
            <text:p>0.116477589827658</text:p>
          </table:table-cell>
          <table:table-cell office:value-type="float" office:value="0.739884765120693" calcext:value-type="float">
            <text:p>0.739884765120693</text:p>
          </table:table-cell>
          <table:table-cell office:value-type="float" office:value="13.4957069079481" calcext:value-type="float">
            <text:p>13.4957069079481</text:p>
          </table:table-cell>
          <table:table-cell office:value-type="float" office:value="13.5231504918829" calcext:value-type="float">
            <text:p>13.5231504918829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6870600924106" calcext:value-type="float">
            <text:p>0.116870600924106</text:p>
          </table:table-cell>
          <table:table-cell office:value-type="float" office:value="0.754690440318761" calcext:value-type="float">
            <text:p>0.754690440318761</text:p>
          </table:table-cell>
          <table:table-cell office:value-type="float" office:value="13.5416841739588" calcext:value-type="float">
            <text:p>13.5416841739588</text:p>
          </table:table-cell>
          <table:table-cell office:value-type="float" office:value="13.5337953467266" calcext:value-type="float">
            <text:p>13.5337953467266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7393425030417" calcext:value-type="float">
            <text:p>0.117393425030417</text:p>
          </table:table-cell>
          <table:table-cell office:value-type="float" office:value="0.75216037108742" calcext:value-type="float">
            <text:p>0.75216037108742</text:p>
          </table:table-cell>
          <table:table-cell office:value-type="float" office:value="13.5646739695456" calcext:value-type="float">
            <text:p>13.5646739695456</text:p>
          </table:table-cell>
          <table:table-cell office:value-type="float" office:value="13.5829193222682" calcext:value-type="float">
            <text:p>13.5829193222682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1068610273635" calcext:value-type="float">
            <text:p>0.121068610273635</text:p>
          </table:table-cell>
          <table:table-cell office:value-type="float" office:value="0.75291847891116" calcext:value-type="float">
            <text:p>0.75291847891116</text:p>
          </table:table-cell>
          <table:table-cell office:value-type="float" office:value="13.6106554229908" calcext:value-type="float">
            <text:p>13.6106554229908</text:p>
          </table:table-cell>
          <table:table-cell office:value-type="float" office:value="13.6306130040261" calcext:value-type="float">
            <text:p>13.6306130040261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3262619683608" calcext:value-type="float">
            <text:p>0.123262619683608</text:p>
          </table:table-cell>
          <table:table-cell office:value-type="float" office:value="0.743028375327466" calcext:value-type="float">
            <text:p>0.743028375327466</text:p>
          </table:table-cell>
          <table:table-cell office:value-type="float" office:value="13.6336474454033" calcext:value-type="float">
            <text:p>13.6336474454033</text:p>
          </table:table-cell>
          <table:table-cell office:value-type="float" office:value="13.6571517202235" calcext:value-type="float">
            <text:p>13.657151720223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0630222390957" calcext:value-type="float">
            <text:p>0.090630222390957</text:p>
          </table:table-cell>
          <table:table-cell office:value-type="float" office:value="0.814033548695103" calcext:value-type="float">
            <text:p>0.814033548695103</text:p>
          </table:table-cell>
          <table:table-cell office:value-type="float" office:value="13.6566418186662" calcext:value-type="float">
            <text:p>13.6566418186662</text:p>
          </table:table-cell>
          <table:table-cell office:value-type="float" office:value="13.7283018644234" calcext:value-type="float">
            <text:p>13.7283018644234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45001354221392" calcext:value-type="float">
            <text:p>0.0545001354221392</text:p>
          </table:table-cell>
          <table:table-cell office:value-type="float" office:value="0.812533105202996" calcext:value-type="float">
            <text:p>0.812533105202996</text:p>
          </table:table-cell>
          <table:table-cell office:value-type="float" office:value="13.7026314086283" calcext:value-type="float">
            <text:p>13.7026314086283</text:p>
          </table:table-cell>
          <table:table-cell office:value-type="float" office:value="13.7175928811247" calcext:value-type="float">
            <text:p>13.717592881124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53030636109107" calcext:value-type="float">
            <text:p>0.153030636109107</text:p>
          </table:table-cell>
          <table:table-cell office:value-type="float" office:value="0.609824725403906" calcext:value-type="float">
            <text:p>0.609824725403906</text:p>
          </table:table-cell>
          <table:table-cell office:value-type="float" office:value="13.7256273780217" calcext:value-type="float">
            <text:p>13.7256273780217</text:p>
          </table:table-cell>
          <table:table-cell office:value-type="float" office:value="13.8665857614159" calcext:value-type="float">
            <text:p>13.8665857614159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714773815795" calcext:value-type="float">
            <text:p>0.10714773815795</text:p>
          </table:table-cell>
          <table:table-cell office:value-type="float" office:value="0.615382431189683" calcext:value-type="float">
            <text:p>0.615382431189683</text:p>
          </table:table-cell>
          <table:table-cell office:value-type="float" office:value="13.7716162212626" calcext:value-type="float">
            <text:p>13.7716162212626</text:p>
          </table:table-cell>
          <table:table-cell office:value-type="float" office:value="13.8572002006965" calcext:value-type="float">
            <text:p>13.8572002006965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0244189524755" calcext:value-type="float">
            <text:p>0.090244189524755</text:p>
          </table:table-cell>
          <table:table-cell office:value-type="float" office:value="0.614876235559978" calcext:value-type="float">
            <text:p>0.614876235559978</text:p>
          </table:table-cell>
          <table:table-cell office:value-type="float" office:value="13.7946129384459" calcext:value-type="float">
            <text:p>13.7946129384459</text:p>
          </table:table-cell>
          <table:table-cell office:value-type="float" office:value="13.856902785053" calcext:value-type="float">
            <text:p>13.85690278505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460461340196" calcext:value-type="float">
            <text:p>0.12460461340196</text:p>
          </table:table-cell>
          <table:table-cell office:value-type="float" office:value="0.808897156542228" calcext:value-type="float">
            <text:p>0.808897156542228</text:p>
          </table:table-cell>
          <table:table-cell office:value-type="float" office:value="13.8406095990836" calcext:value-type="float">
            <text:p>13.8406095990836</text:p>
          </table:table-cell>
          <table:table-cell office:value-type="float" office:value="13.7321857864387" calcext:value-type="float">
            <text:p>13.732185786438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4545697538783" calcext:value-type="float">
            <text:p>0.114545697538783</text:p>
          </table:table-cell>
          <table:table-cell office:value-type="float" office:value="0.801110217189326" calcext:value-type="float">
            <text:p>0.801110217189326</text:p>
          </table:table-cell>
          <table:table-cell office:value-type="float" office:value="13.8636046666479" calcext:value-type="float">
            <text:p>13.8636046666479</text:p>
          </table:table-cell>
          <table:table-cell office:value-type="float" office:value="13.7702051452628" calcext:value-type="float">
            <text:p>13.7702051452628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8755594657266" calcext:value-type="float">
            <text:p>0.218755594657266</text:p>
          </table:table-cell>
          <table:table-cell office:value-type="float" office:value="0.899009684477777" calcext:value-type="float">
            <text:p>0.899009684477777</text:p>
          </table:table-cell>
          <table:table-cell office:value-type="float" office:value="13.9096023652832" calcext:value-type="float">
            <text:p>13.9096023652832</text:p>
          </table:table-cell>
          <table:table-cell office:value-type="float" office:value="14.1156442931096" calcext:value-type="float">
            <text:p>14.1156442931096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5474600017947" calcext:value-type="float">
            <text:p>0.135474600017947</text:p>
          </table:table-cell>
          <table:table-cell office:value-type="float" office:value="0.800315649381218" calcext:value-type="float">
            <text:p>0.800315649381218</text:p>
          </table:table-cell>
          <table:table-cell office:value-type="float" office:value="13.9325980046003" calcext:value-type="float">
            <text:p>13.9325980046003</text:p>
          </table:table-cell>
          <table:table-cell office:value-type="float" office:value="14.048159854563" calcext:value-type="float">
            <text:p>14.04815985456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99989298941644" calcext:value-type="float">
            <text:p>0.299989298941644</text:p>
          </table:table-cell>
          <table:table-cell office:value-type="float" office:value="0.80722764951253" calcext:value-type="float">
            <text:p>0.80722764951253</text:p>
          </table:table-cell>
          <table:table-cell office:value-type="float" office:value="13.9785893449341" calcext:value-type="float">
            <text:p>13.9785893449341</text:p>
          </table:table-cell>
          <table:table-cell office:value-type="float" office:value="14.2697103535066" calcext:value-type="float">
            <text:p>14.2697103535066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70846278052504" calcext:value-type="float">
            <text:p>0.0770846278052504</text:p>
          </table:table-cell>
          <table:table-cell office:value-type="float" office:value="0.619301775780176" calcext:value-type="float">
            <text:p>0.619301775780176</text:p>
          </table:table-cell>
          <table:table-cell office:value-type="float" office:value="14.0015860780611" calcext:value-type="float">
            <text:p>14.0015860780611</text:p>
          </table:table-cell>
          <table:table-cell office:value-type="float" office:value="14.0013371619182" calcext:value-type="float">
            <text:p>14.0013371619182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145477470837636" calcext:value-type="float">
            <text:p>0.145477470837636</text:p>
          </table:table-cell>
          <table:table-cell office:value-type="float" office:value="0.674822835597884" calcext:value-type="float">
            <text:p>0.674822835597884</text:p>
          </table:table-cell>
          <table:table-cell office:value-type="float" office:value="14.0475789688487" calcext:value-type="float">
            <text:p>14.0475789688487</text:p>
          </table:table-cell>
          <table:table-cell office:value-type="float" office:value="13.9225794535385" calcext:value-type="float">
            <text:p>13.9225794535385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10282900216431" calcext:value-type="float">
            <text:p>0.210282900216431</text:p>
          </table:table-cell>
          <table:table-cell office:value-type="float" office:value="0.806468878570362" calcext:value-type="float">
            <text:p>0.806468878570362</text:p>
          </table:table-cell>
          <table:table-cell office:value-type="float" office:value="14.0705707797239" calcext:value-type="float">
            <text:p>14.0705707797239</text:p>
          </table:table-cell>
          <table:table-cell office:value-type="float" office:value="13.8712124896847" calcext:value-type="float">
            <text:p>13.871212489684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10207292523482" calcext:value-type="float">
            <text:p>0.210207292523482</text:p>
          </table:table-cell>
          <table:table-cell office:value-type="float" office:value="0.815515821588189" calcext:value-type="float">
            <text:p>0.815515821588189</text:p>
          </table:table-cell>
          <table:table-cell office:value-type="float" office:value="14.0935664106458" calcext:value-type="float">
            <text:p>14.0935664106458</text:p>
          </table:table-cell>
          <table:table-cell office:value-type="float" office:value="13.8948103444785" calcext:value-type="float">
            <text:p>13.8948103444785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4625955240767" calcext:value-type="float">
            <text:p>0.084625955240767</text:p>
          </table:table-cell>
          <table:table-cell office:value-type="float" office:value="0.828428000948372" calcext:value-type="float">
            <text:p>0.828428000948372</text:p>
          </table:table-cell>
          <table:table-cell office:value-type="float" office:value="14.1395534094251" calcext:value-type="float">
            <text:p>14.1395534094251</text:p>
          </table:table-cell>
          <table:table-cell office:value-type="float" office:value="14.0904906588186" calcext:value-type="float">
            <text:p>14.0904906588186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07695477937577" calcext:value-type="float">
            <text:p>0.107695477937577</text:p>
          </table:table-cell>
          <table:table-cell office:value-type="float" office:value="0.634017004237705" calcext:value-type="float">
            <text:p>0.634017004237705</text:p>
          </table:table-cell>
          <table:table-cell office:value-type="float" office:value="14.1625463508752" calcext:value-type="float">
            <text:p>14.1625463508752</text:p>
          </table:table-cell>
          <table:table-cell office:value-type="float" office:value="14.228688336257" calcext:value-type="float">
            <text:p>14.228688336257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0957882994470358" calcext:value-type="float">
            <text:p>0.0957882994470358</text:p>
          </table:table-cell>
          <table:table-cell office:value-type="float" office:value="0.605608377286548" calcext:value-type="float">
            <text:p>0.605608377286548</text:p>
          </table:table-cell>
          <table:table-cell office:value-type="float" office:value="14.2085283763543" calcext:value-type="float">
            <text:p>14.2085283763543</text:p>
          </table:table-cell>
          <table:table-cell office:value-type="float" office:value="14.2478279627237" calcext:value-type="float">
            <text:p>14.247827962723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0874302514098365" calcext:value-type="float">
            <text:p>0.0874302514098365</text:p>
          </table:table-cell>
          <table:table-cell office:value-type="float" office:value="0.716901339951698" calcext:value-type="float">
            <text:p>0.716901339951698</text:p>
          </table:table-cell>
          <table:table-cell office:value-type="float" office:value="14.2315179147522" calcext:value-type="float">
            <text:p>14.2315179147522</text:p>
          </table:table-cell>
          <table:table-cell office:value-type="float" office:value="14.2130671034751" calcext:value-type="float">
            <text:p>14.2130671034751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349059500497663" calcext:value-type="float">
            <text:p>0.349059500497663</text:p>
          </table:table-cell>
          <table:table-cell office:value-type="float" office:value="0.896495587111285" calcext:value-type="float">
            <text:p>0.896495587111285</text:p>
          </table:table-cell>
          <table:table-cell office:value-type="float" office:value="14.2774919641061" calcext:value-type="float">
            <text:p>14.2774919641061</text:p>
          </table:table-cell>
          <table:table-cell office:value-type="float" office:value="13.9345696035954" calcext:value-type="float">
            <text:p>13.9345696035954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30879175565024" calcext:value-type="float">
            <text:p>0.130879175565024</text:p>
          </table:table-cell>
          <table:table-cell office:value-type="float" office:value="0.682514532505811" calcext:value-type="float">
            <text:p>0.682514532505811</text:p>
          </table:table-cell>
          <table:table-cell office:value-type="float" office:value="14.3004785837096" calcext:value-type="float">
            <text:p>14.3004785837096</text:p>
          </table:table-cell>
          <table:table-cell office:value-type="float" office:value="14.1989362984506" calcext:value-type="float">
            <text:p>14.1989362984506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134100562079686" calcext:value-type="float">
            <text:p>0.134100562079686</text:p>
          </table:table-cell>
          <table:table-cell office:value-type="float" office:value="0.691327690087267" calcext:value-type="float">
            <text:p>0.691327690087267</text:p>
          </table:table-cell>
          <table:table-cell office:value-type="float" office:value="14.3464468674531" calcext:value-type="float">
            <text:p>14.3464468674531</text:p>
          </table:table-cell>
          <table:table-cell office:value-type="float" office:value="14.2364302542111" calcext:value-type="float">
            <text:p>14.2364302542111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0.333333333333333" calcext:value-type="float">
            <text:p>0.333333333333333</text:p>
          </table:table-cell>
          <table:table-cell office:value-type="float" office:value="1" calcext:value-type="float">
            <text:p>1</text:p>
          </table:table-cell>
          <table:table-cell office:value-type="float" office:value="0.21854728939939" calcext:value-type="float">
            <text:p>0.21854728939939</text:p>
          </table:table-cell>
          <table:table-cell office:value-type="float" office:value="0.79817727837842" calcext:value-type="float">
            <text:p>0.79817727837842</text:p>
          </table:table-cell>
          <table:table-cell office:value-type="float" office:value="14.3694275950156" calcext:value-type="float">
            <text:p>14.3694275950156</text:p>
          </table:table-cell>
          <table:table-cell office:value-type="float" office:value="14.1652968586439" calcext:value-type="float">
            <text:p>14.1652968586439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225434432697408" calcext:value-type="float">
            <text:p>0.225434432697408</text:p>
          </table:table-cell>
          <table:table-cell office:value-type="float" office:value="0.790843251645795" calcext:value-type="float">
            <text:p>0.790843251645795</text:p>
          </table:table-cell>
          <table:table-cell office:value-type="float" office:value="14.4153870317166" calcext:value-type="float">
            <text:p>14.4153870317166</text:p>
          </table:table-cell>
          <table:table-cell office:value-type="float" office:value="14.2038182541491" calcext:value-type="float">
            <text:p>14.2038182541491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63780424917768" calcext:value-type="float">
            <text:p>0.263780424917768</text:p>
          </table:table-cell>
          <table:table-cell office:value-type="float" office:value="0.813211032187187" calcext:value-type="float">
            <text:p>0.813211032187187</text:p>
          </table:table-cell>
          <table:table-cell office:value-type="float" office:value="14.4383622661072" calcext:value-type="float">
            <text:p>14.4383622661072</text:p>
          </table:table-cell>
          <table:table-cell office:value-type="float" office:value="14.1865818307081" calcext:value-type="float">
            <text:p>14.1865818307081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1948703886965" calcext:value-type="float">
            <text:p>0.21948703886965</text:p>
          </table:table-cell>
          <table:table-cell office:value-type="float" office:value="0.809353053665875" calcext:value-type="float">
            <text:p>0.809353053665875</text:p>
          </table:table-cell>
          <table:table-cell office:value-type="float" office:value="14.4843132816652" calcext:value-type="float">
            <text:p>14.4843132816652</text:p>
          </table:table-cell>
          <table:table-cell office:value-type="float" office:value="14.2823109840501" calcext:value-type="float">
            <text:p>14.2823109840501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4486187062916" calcext:value-type="float">
            <text:p>0.164486187062916</text:p>
          </table:table-cell>
          <table:table-cell office:value-type="float" office:value="0.819441535276892" calcext:value-type="float">
            <text:p>0.819441535276892</text:p>
          </table:table-cell>
          <table:table-cell office:value-type="float" office:value="14.5072843444368" calcext:value-type="float">
            <text:p>14.5072843444368</text:p>
          </table:table-cell>
          <table:table-cell office:value-type="float" office:value="14.3671170595939" calcext:value-type="float">
            <text:p>14.367117059593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5043106697915" calcext:value-type="float">
            <text:p>0.195043106697915</text:p>
          </table:table-cell>
          <table:table-cell office:value-type="float" office:value="0.810110684059441" calcext:value-type="float">
            <text:p>0.810110684059441</text:p>
          </table:table-cell>
          <table:table-cell office:value-type="float" office:value="14.5532227650279" calcext:value-type="float">
            <text:p>14.5532227650279</text:p>
          </table:table-cell>
          <table:table-cell office:value-type="float" office:value="14.3791849356847" calcext:value-type="float">
            <text:p>14.3791849356847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053993065607" calcext:value-type="float">
            <text:p>0.22053993065607</text:p>
          </table:table-cell>
          <table:table-cell office:value-type="float" office:value="0.872556937650013" calcext:value-type="float">
            <text:p>0.872556937650013</text:p>
          </table:table-cell>
          <table:table-cell office:value-type="float" office:value="14.5761861312573" calcext:value-type="float">
            <text:p>14.5761861312573</text:p>
          </table:table-cell>
          <table:table-cell office:value-type="float" office:value="14.3724772331794" calcext:value-type="float">
            <text:p>14.3724772331794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6662545925458" calcext:value-type="float">
            <text:p>0.276662545925458</text:p>
          </table:table-cell>
          <table:table-cell office:value-type="float" office:value="0.896941747951706" calcext:value-type="float">
            <text:p>0.896941747951706</text:p>
          </table:table-cell>
          <table:table-cell office:value-type="float" office:value="14.5991491948659" calcext:value-type="float">
            <text:p>14.5991491948659</text:p>
          </table:table-cell>
          <table:table-cell office:value-type="float" office:value="14.3370270350898" calcext:value-type="float">
            <text:p>14.3370270350898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6450677010391" calcext:value-type="float">
            <text:p>14.645067701039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6680262356604" calcext:value-type="float">
            <text:p>14.6680262356604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7139296338534" calcext:value-type="float">
            <text:p>14.7139296338534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7368783642996" calcext:value-type="float">
            <text:p>14.736878364299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7827658497836" calcext:value-type="float">
            <text:p>14.782765849783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8057081821027" calcext:value-type="float">
            <text:p>14.8057081821027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8515790449263" calcext:value-type="float">
            <text:p>14.851579044926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8745111676094" calcext:value-type="float">
            <text:p>14.8745111676094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4243822699453" calcext:value-type="float">
            <text:p>0.94243822699453</text:p>
          </table:table-cell>
          <table:table-cell office:value-type="float" office:value="0.889785700129568" calcext:value-type="float">
            <text:p>0.889785700129568</text:p>
          </table:table-cell>
          <table:table-cell office:value-type="float" office:value="14.897440564431" calcext:value-type="float">
            <text:p>14.897440564431</text:p>
          </table:table-cell>
          <table:table-cell office:value-type="float" office:value="15.8518677918358" calcext:value-type="float">
            <text:p>15.8518677918358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84239604137739" calcext:value-type="float">
            <text:p>0.984239604137739</text:p>
          </table:table-cell>
          <table:table-cell office:value-type="float" office:value="0.87506990072717" calcext:value-type="float">
            <text:p>0.87506990072717</text:p>
          </table:table-cell>
          <table:table-cell office:value-type="float" office:value="14.9432845410848" calcext:value-type="float">
            <text:p>14.9432845410848</text:p>
          </table:table-cell>
          <table:table-cell office:value-type="float" office:value="15.9397202750449" calcext:value-type="float">
            <text:p>15.9397202750449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4.9662055443165" calcext:value-type="float">
            <text:p>14.9662055443165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0120338257376" calcext:value-type="float">
            <text:p>15.012033825737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0349417140874" calcext:value-type="float">
            <text:p>15.0349417140874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0807455851538" calcext:value-type="float">
            <text:p>15.0807455851538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91175643146559" calcext:value-type="float">
            <text:p>0.791175643146559</text:p>
          </table:table-cell>
          <table:table-cell office:value-type="float" office:value="0.903756986449659" calcext:value-type="float">
            <text:p>0.903756986449659</text:p>
          </table:table-cell>
          <table:table-cell office:value-type="float" office:value="15.1036443467809" calcext:value-type="float">
            <text:p>15.1036443467809</text:p>
          </table:table-cell>
          <table:table-cell office:value-type="float" office:value="15.8993060384667" calcext:value-type="float">
            <text:p>15.89930603846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53432429709451" calcext:value-type="float">
            <text:p>0.753432429709451</text:p>
          </table:table-cell>
          <table:table-cell office:value-type="float" office:value="0.915927731278763" calcext:value-type="float">
            <text:p>0.915927731278763</text:p>
          </table:table-cell>
          <table:table-cell office:value-type="float" office:value="15.1494256422991" calcext:value-type="float">
            <text:p>15.1494256422991</text:p>
          </table:table-cell>
          <table:table-cell office:value-type="float" office:value="15.9145266622681" calcext:value-type="float">
            <text:p>15.9145266622681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2562681168417" calcext:value-type="float">
            <text:p>0.702562681168417</text:p>
          </table:table-cell>
          <table:table-cell office:value-type="float" office:value="0.92042989835944" calcext:value-type="float">
            <text:p>0.92042989835944</text:p>
          </table:table-cell>
          <table:table-cell office:value-type="float" office:value="15.1723122226199" calcext:value-type="float">
            <text:p>15.1723122226199</text:p>
          </table:table-cell>
          <table:table-cell office:value-type="float" office:value="15.8864314864257" calcext:value-type="float">
            <text:p>15.8864314864257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612132898948303" calcext:value-type="float">
            <text:p>0.612132898948303</text:p>
          </table:table-cell>
          <table:table-cell office:value-type="float" office:value="0.93882314377982" calcext:value-type="float">
            <text:p>0.93882314377982</text:p>
          </table:table-cell>
          <table:table-cell office:value-type="float" office:value="15.2180688321146" calcext:value-type="float">
            <text:p>15.2180688321146</text:p>
          </table:table-cell>
          <table:table-cell office:value-type="float" office:value="15.8414866470658" calcext:value-type="float">
            <text:p>15.8414866470658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2409424548633" calcext:value-type="float">
            <text:p>15.240942454863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2866770635479" calcext:value-type="float">
            <text:p>15.2866770635479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3095325180143" calcext:value-type="float">
            <text:p>15.309532518014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3552351949024" calcext:value-type="float">
            <text:p>15.3552351949024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3780794532211" calcext:value-type="float">
            <text:p>15.3780794532211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02692153521755" calcext:value-type="float">
            <text:p>0.702692153521755</text:p>
          </table:table-cell>
          <table:table-cell office:value-type="float" office:value="0.901497114111575" calcext:value-type="float">
            <text:p>0.901497114111575</text:p>
          </table:table-cell>
          <table:table-cell office:value-type="float" office:value="15.4009190426075" calcext:value-type="float">
            <text:p>15.4009190426075</text:p>
          </table:table-cell>
          <table:table-cell office:value-type="float" office:value="16.1151558475473" calcext:value-type="float">
            <text:p>16.1151558475473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446587013506" calcext:value-type="float">
            <text:p>15.44658701350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4694105196539" calcext:value-type="float">
            <text:p>15.4694105196539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515044558822" calcext:value-type="float">
            <text:p>15.51504455882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99513957901563" calcext:value-type="float">
            <text:p>0.399513957901563</text:p>
          </table:table-cell>
          <table:table-cell office:value-type="float" office:value="0.934474450595531" calcext:value-type="float">
            <text:p>0.934474450595531</text:p>
          </table:table-cell>
          <table:table-cell office:value-type="float" office:value="15.5378570584866" calcext:value-type="float">
            <text:p>15.5378570584866</text:p>
          </table:table-cell>
          <table:table-cell office:value-type="float" office:value="15.8976330141131" calcext:value-type="float">
            <text:p>15.8976330141131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32968110192972" calcext:value-type="float">
            <text:p>0.232968110192972</text:p>
          </table:table-cell>
          <table:table-cell office:value-type="float" office:value="0.907087361199399" calcext:value-type="float">
            <text:p>0.907087361199399</text:p>
          </table:table-cell>
          <table:table-cell office:value-type="float" office:value="15.5834609221485" calcext:value-type="float">
            <text:p>15.5834609221485</text:p>
          </table:table-cell>
          <table:table-cell office:value-type="float" office:value="15.5106645674524" calcext:value-type="float">
            <text:p>15.5106645674524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6290450467767" calcext:value-type="float">
            <text:p>15.6290450467767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9368166485478" calcext:value-type="float">
            <text:p>0.149368166485478</text:p>
          </table:table-cell>
          <table:table-cell office:value-type="float" office:value="0.945526181003036" calcext:value-type="float">
            <text:p>0.945526181003036</text:p>
          </table:table-cell>
          <table:table-cell office:value-type="float" office:value="15.651826536834" calcext:value-type="float">
            <text:p>15.651826536834</text:p>
          </table:table-cell>
          <table:table-cell office:value-type="float" office:value="15.5973464428302" calcext:value-type="float">
            <text:p>15.5973464428302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674601955472" calcext:value-type="float">
            <text:p>15.67460195547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24643834412086" calcext:value-type="float">
            <text:p>0.0624643834412086</text:p>
          </table:table-cell>
          <table:table-cell office:value-type="float" office:value="0.947312044956966" calcext:value-type="float">
            <text:p>0.947312044956966</text:p>
          </table:table-cell>
          <table:table-cell office:value-type="float" office:value="15.7201435081891" calcext:value-type="float">
            <text:p>15.7201435081891</text:p>
          </table:table-cell>
          <table:table-cell office:value-type="float" office:value="15.7005426527929" calcext:value-type="float">
            <text:p>15.7005426527929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7429038578673" calcext:value-type="float">
            <text:p>15.742903857867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7884054842274" calcext:value-type="float">
            <text:p>15.7884054842274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811147952755" calcext:value-type="float">
            <text:p>15.811147952755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8338839944843" calcext:value-type="float">
            <text:p>15.833883994484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8793384585796" calcext:value-type="float">
            <text:p>15.8793384585796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5.9020554439992" calcext:value-type="float">
            <text:p>15.902055443999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93158297263322" calcext:value-type="float">
            <text:p>0.0893158297263322</text:p>
          </table:table-cell>
          <table:table-cell office:value-type="float" office:value="0.938346916383863" calcext:value-type="float">
            <text:p>0.938346916383863</text:p>
          </table:table-cell>
          <table:table-cell office:value-type="float" office:value="15.9474724060338" calcext:value-type="float">
            <text:p>15.9474724060338</text:p>
          </table:table-cell>
          <table:table-cell office:value-type="float" office:value="16.0317498189369" calcext:value-type="float">
            <text:p>16.0317498189369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7006423994123" calcext:value-type="float">
            <text:p>0.187006423994123</text:p>
          </table:table-cell>
          <table:table-cell office:value-type="float" office:value="0.909260461539547" calcext:value-type="float">
            <text:p>0.909260461539547</text:p>
          </table:table-cell>
          <table:table-cell office:value-type="float" office:value="15.9701723612263" calcext:value-type="float">
            <text:p>15.9701723612263</text:p>
          </table:table-cell>
          <table:table-cell office:value-type="float" office:value="16.1433090020012" calcext:value-type="float">
            <text:p>16.1433090020012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.0155459659203" calcext:value-type="float">
            <text:p>16.0155459659203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16.0382265498012" calcext:value-type="float">
            <text:p>16.0382265498012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06T00:45:52.397978167</dc:date>
    <meta:editing-duration>PT12M54S</meta:editing-duration>
    <meta:editing-cycles>3</meta:editing-cycles>
    <meta:generator>LibreOffice/24.2.5.2$Linux_X86_64 LibreOffice_project/420$Build-2</meta:generator>
    <meta:document-statistic meta:table-count="1" meta:cell-count="4105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E000000DD000000DDEA24C9EC.svm"/>
      </style:chart-properties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01cm" svg:height="18.595cm" xlink:href=".." xlink:type="simple" chart:class="chart:line" chart:column-mapping="0" chart:style-name="ch1">
        <chart:legend chart:legend-position="end" svg:x="23.652cm" svg:y="8.749cm" style:legend-expansion="high" chart:style-name="ch2"/>
        <chart:plot-area chart:style-name="ch3" table:cell-range-address="main_results.F3:main_results.F596 main_results.D3:main_results.D596" chart:data-source-has-labels="column" svg:x="0.556cm" svg:y="0.371cm" svg:width="22.54cm" svg:height="17.853cm">
          <chart:coordinate-region svg:x="1.283cm" svg:y="0.571cm" svg:width="21.673cm" svg:height="16.523cm"/>
          <chart:axis chart:dimension="x" chart:name="primary-x" chart:style-name="ch4" chartooo:axis-type="auto">
            <chartooo:date-scale/>
            <chart:categories table:cell-range-address="main_results.F3:main_results.F5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_results.D3:main_results.D596" chart:class="chart:line">
            <chart:regression-curve chart:style-name="ch8"/>
            <chart:data-point chart:repeated="5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float" office:value="2.03947895454796">
                <text:p>2.03947895454796</text:p>
                <draw:g>
                  <svg:desc>main_results.F3:main_results.F596</svg:desc>
                </draw:g>
              </table:table-cell>
              <table:table-cell office:value-type="float" office:value="0.191752856714851">
                <text:p>0.191752856714851</text:p>
                <draw:g>
                  <svg:desc>main_results.D3:main_results.D596</svg:desc>
                </draw:g>
              </table:table-cell>
            </table:table-row>
            <table:table-row>
              <table:table-cell office:value-type="float" office:value="2.03993756102753">
                <text:p>2.03993756102753</text:p>
              </table:table-cell>
              <table:table-cell office:value-type="float" office:value="0.185912837637059">
                <text:p>0.185912837637059</text:p>
              </table:table-cell>
            </table:table-row>
            <table:table-row>
              <table:table-cell office:value-type="float" office:value="2.04045202921731">
                <text:p>2.04045202921731</text:p>
              </table:table-cell>
              <table:table-cell office:value-type="float" office:value="0.181107662625316">
                <text:p>0.181107662625316</text:p>
              </table:table-cell>
            </table:table-row>
            <table:table-row>
              <table:table-cell office:value-type="float" office:value="2.04102414465804">
                <text:p>2.04102414465804</text:p>
              </table:table-cell>
              <table:table-cell office:value-type="float" office:value="0.170956712467409">
                <text:p>0.170956712467409</text:p>
              </table:table-cell>
            </table:table-row>
            <table:table-row>
              <table:table-cell office:value-type="float" office:value="2.0423365060873">
                <text:p>2.0423365060873</text:p>
              </table:table-cell>
              <table:table-cell office:value-type="float" office:value="0.163261996577219">
                <text:p>0.163261996577219</text:p>
              </table:table-cell>
            </table:table-row>
            <table:table-row>
              <table:table-cell office:value-type="float" office:value="2.04307875128848">
                <text:p>2.04307875128848</text:p>
              </table:table-cell>
              <table:table-cell office:value-type="float" office:value="0.159201941744686">
                <text:p>0.159201941744686</text:p>
              </table:table-cell>
            </table:table-row>
            <table:table-row>
              <table:table-cell office:value-type="float" office:value="2.04473077650989">
                <text:p>2.04473077650989</text:p>
              </table:table-cell>
              <table:table-cell office:value-type="float" office:value="0.158004935116385">
                <text:p>0.158004935116385</text:p>
              </table:table-cell>
            </table:table-row>
            <table:table-row>
              <table:table-cell office:value-type="float" office:value="2.04564189028568">
                <text:p>2.04564189028568</text:p>
              </table:table-cell>
              <table:table-cell office:value-type="float" office:value="0.156281405378558">
                <text:p>0.156281405378558</text:p>
              </table:table-cell>
            </table:table-row>
            <table:table-row>
              <table:table-cell office:value-type="float" office:value="2.04763107192921">
                <text:p>2.04763107192921</text:p>
              </table:table-cell>
              <table:table-cell office:value-type="float" office:value="0.152416973046205">
                <text:p>0.152416973046205</text:p>
              </table:table-cell>
            </table:table-row>
            <table:table-row>
              <table:table-cell office:value-type="float" office:value="2.0487098016732">
                <text:p>2.0487098016732</text:p>
              </table:table-cell>
              <table:table-cell office:value-type="float" office:value="0.152983830852473">
                <text:p>0.152983830852473</text:p>
              </table:table-cell>
            </table:table-row>
            <table:table-row>
              <table:table-cell office:value-type="float" office:value="2.04984471292001">
                <text:p>2.04984471292001</text:p>
              </table:table-cell>
              <table:table-cell office:value-type="float" office:value="0.151766821031071">
                <text:p>0.151766821031071</text:p>
              </table:table-cell>
            </table:table-row>
            <table:table-row>
              <table:table-cell office:value-type="float" office:value="2.05228208473673">
                <text:p>2.05228208473673</text:p>
              </table:table-cell>
              <table:table-cell office:value-type="float" office:value="0.154541963778956">
                <text:p>0.154541963778956</text:p>
              </table:table-cell>
            </table:table-row>
            <table:table-row>
              <table:table-cell office:value-type="float" office:value="2.05358530449701">
                <text:p>2.05358530449701</text:p>
              </table:table-cell>
              <table:table-cell office:value-type="float" office:value="0.159203166574246">
                <text:p>0.159203166574246</text:p>
              </table:table-cell>
            </table:table-row>
            <table:table-row>
              <table:table-cell office:value-type="float" office:value="2.05635663261411">
                <text:p>2.05635663261411</text:p>
              </table:table-cell>
              <table:table-cell office:value-type="float" office:value="0.157600389919665">
                <text:p>0.157600389919665</text:p>
              </table:table-cell>
            </table:table-row>
            <table:table-row>
              <table:table-cell office:value-type="float" office:value="2.05935243525277">
                <text:p>2.05935243525277</text:p>
              </table:table-cell>
              <table:table-cell office:value-type="float" office:value="0.157120093966032">
                <text:p>0.157120093966032</text:p>
              </table:table-cell>
            </table:table-row>
            <table:table-row>
              <table:table-cell office:value-type="float" office:value="2.06256925688562">
                <text:p>2.06256925688562</text:p>
              </table:table-cell>
              <table:table-cell office:value-type="float" office:value="0.167988420674493">
                <text:p>0.167988420674493</text:p>
              </table:table-cell>
            </table:table-row>
            <table:table-row>
              <table:table-cell office:value-type="float" office:value="2.06600768967139">
                <text:p>2.06600768967139</text:p>
              </table:table-cell>
              <table:table-cell office:value-type="float" office:value="0.156715057145767">
                <text:p>0.156715057145767</text:p>
              </table:table-cell>
            </table:table-row>
            <table:table-row>
              <table:table-cell office:value-type="float" office:value="2.06780855885564">
                <text:p>2.06780855885564</text:p>
              </table:table-cell>
              <table:table-cell office:value-type="float" office:value="0.156795056947316">
                <text:p>0.156795056947316</text:p>
              </table:table-cell>
            </table:table-row>
            <table:table-row>
              <table:table-cell office:value-type="float" office:value="2.06966571754936">
                <text:p>2.06966571754936</text:p>
              </table:table-cell>
              <table:table-cell office:value-type="float" office:value="0.156495484922025">
                <text:p>0.156495484922025</text:p>
              </table:table-cell>
            </table:table-row>
            <table:table-row>
              <table:table-cell office:value-type="float" office:value="2.07354495108056">
                <text:p>2.07354495108056</text:p>
              </table:table-cell>
              <table:table-cell office:value-type="float" office:value="0.149745059773287">
                <text:p>0.149745059773287</text:p>
              </table:table-cell>
            </table:table-row>
            <table:table-row>
              <table:table-cell office:value-type="float" office:value="2.07556680228523">
                <text:p>2.07556680228523</text:p>
              </table:table-cell>
              <table:table-cell office:value-type="float" office:value="0.156050328553581">
                <text:p>0.156050328553581</text:p>
              </table:table-cell>
            </table:table-row>
            <table:table-row>
              <table:table-cell office:value-type="float" office:value="2.07977461118941">
                <text:p>2.07977461118941</text:p>
              </table:table-cell>
              <table:table-cell office:value-type="float" office:value="0.156151164438095">
                <text:p>0.156151164438095</text:p>
              </table:table-cell>
            </table:table-row>
            <table:table-row>
              <table:table-cell office:value-type="float" office:value="2.08196216547858">
                <text:p>2.08196216547858</text:p>
              </table:table-cell>
              <table:table-cell office:value-type="float" office:value="0.160117279103588">
                <text:p>0.160117279103588</text:p>
              </table:table-cell>
            </table:table-row>
            <table:table-row>
              <table:table-cell office:value-type="float" office:value="2.08649856776769">
                <text:p>2.08649856776769</text:p>
              </table:table-cell>
              <table:table-cell office:value-type="float" office:value="0.157594866628438">
                <text:p>0.157594866628438</text:p>
              </table:table-cell>
            </table:table-row>
            <table:table-row>
              <table:table-cell office:value-type="float" office:value="2.08884852860967">
                <text:p>2.08884852860967</text:p>
              </table:table-cell>
              <table:table-cell office:value-type="float" office:value="0.157029215768023">
                <text:p>0.157029215768023</text:p>
              </table:table-cell>
            </table:table-row>
            <table:table-row>
              <table:table-cell office:value-type="float" office:value="2.09125411943336">
                <text:p>2.09125411943336</text:p>
              </table:table-cell>
              <table:table-cell office:value-type="float" office:value="0.155886830424061">
                <text:p>0.155886830424061</text:p>
              </table:table-cell>
            </table:table-row>
            <table:table-row>
              <table:table-cell office:value-type="float" office:value="2.09622794879726">
                <text:p>2.09622794879726</text:p>
              </table:table-cell>
              <table:table-cell office:value-type="float" office:value="0.156463080033377">
                <text:p>0.156463080033377</text:p>
              </table:table-cell>
            </table:table-row>
            <table:table-row>
              <table:table-cell office:value-type="float" office:value="2.0987951262984">
                <text:p>2.0987951262984</text:p>
              </table:table-cell>
              <table:table-cell office:value-type="float" office:value="0.156989262530515">
                <text:p>0.156989262530515</text:p>
              </table:table-cell>
            </table:table-row>
            <table:table-row>
              <table:table-cell office:value-type="float" office:value="2.10409471840897">
                <text:p>2.10409471840897</text:p>
              </table:table-cell>
              <table:table-cell office:value-type="float" office:value="0.150953244389731">
                <text:p>0.150953244389731</text:p>
              </table:table-cell>
            </table:table-row>
            <table:table-row>
              <table:table-cell office:value-type="float" office:value="2.10682566053088">
                <text:p>2.10682566053088</text:p>
              </table:table-cell>
              <table:table-cell office:value-type="float" office:value="0.147153031923198">
                <text:p>0.147153031923198</text:p>
              </table:table-cell>
            </table:table-row>
            <table:table-row>
              <table:table-cell office:value-type="float" office:value="2.11244881476437">
                <text:p>2.11244881476437</text:p>
              </table:table-cell>
              <table:table-cell office:value-type="float" office:value="0.0360009942510754">
                <text:p>0.0360009942510754</text:p>
              </table:table-cell>
            </table:table-row>
            <table:table-row>
              <table:table-cell office:value-type="float" office:value="2.11534101894238">
                <text:p>2.11534101894238</text:p>
              </table:table-cell>
              <table:table-cell office:value-type="float" office:value="0.140336767221132">
                <text:p>0.140336767221132</text:p>
              </table:table-cell>
            </table:table-row>
            <table:table-row>
              <table:table-cell office:value-type="float" office:value="2.11828792008597">
                <text:p>2.11828792008597</text:p>
              </table:table-cell>
              <table:table-cell office:value-type="float" office:value="0.0253025237406546">
                <text:p>0.0253025237406546</text:p>
              </table:table-cell>
            </table:table-row>
            <table:table-row>
              <table:table-cell office:value-type="float" office:value="2.12434195028461">
                <text:p>2.12434195028461</text:p>
              </table:table-cell>
              <table:table-cell office:value-type="float" office:value="0.0301696649369166">
                <text:p>0.0301696649369166</text:p>
              </table:table-cell>
            </table:table-row>
            <table:table-row>
              <table:table-cell office:value-type="float" office:value="2.12744992899079">
                <text:p>2.12744992899079</text:p>
              </table:table-cell>
              <table:table-cell office:value-type="float" office:value="0.0287223561669675">
                <text:p>0.0287223561669675</text:p>
              </table:table-cell>
            </table:table-row>
            <table:table-row>
              <table:table-cell office:value-type="float" office:value="2.13382737125274">
                <text:p>2.13382737125274</text:p>
              </table:table-cell>
              <table:table-cell office:value-type="float" office:value="0.129680221437507">
                <text:p>0.129680221437507</text:p>
              </table:table-cell>
            </table:table-row>
            <table:table-row>
              <table:table-cell office:value-type="float" office:value="2.13709745055145">
                <text:p>2.13709745055145</text:p>
              </table:table-cell>
              <table:table-cell office:value-type="float" office:value="0.127790297745596">
                <text:p>0.127790297745596</text:p>
              </table:table-cell>
            </table:table-row>
            <table:table-row>
              <table:table-cell office:value-type="float" office:value="2.14379505653279">
                <text:p>2.14379505653279</text:p>
              </table:table-cell>
              <table:table-cell office:value-type="float" office:value="0.121613500622193">
                <text:p>0.121613500622193</text:p>
              </table:table-cell>
            </table:table-row>
            <table:table-row>
              <table:table-cell office:value-type="float" office:value="2.1472242591344">
                <text:p>2.1472242591344</text:p>
              </table:table-cell>
              <table:table-cell office:value-type="float" office:value="0.0584882815508733">
                <text:p>0.0584882815508733</text:p>
              </table:table-cell>
            </table:table-row>
            <table:table-row>
              <table:table-cell office:value-type="float" office:value="2.15424235282174">
                <text:p>2.15424235282174</text:p>
              </table:table-cell>
              <table:table-cell office:value-type="float" office:value="0.0435078724560345">
                <text:p>0.0435078724560345</text:p>
              </table:table-cell>
            </table:table-row>
            <table:table-row>
              <table:table-cell office:value-type="float" office:value="2.15783054400285">
                <text:p>2.15783054400285</text:p>
              </table:table-cell>
              <table:table-cell office:value-type="float" office:value="0.0369375056785436">
                <text:p>0.0369375056785436</text:p>
              </table:table-cell>
            </table:table-row>
            <table:table-row>
              <table:table-cell office:value-type="float" office:value="2.16147320377535">
                <text:p>2.16147320377535</text:p>
              </table:table-cell>
              <table:table-cell office:value-type="float" office:value="0.0299800515064843">
                <text:p>0.0299800515064843</text:p>
              </table:table-cell>
            </table:table-row>
            <table:table-row>
              <table:table-cell office:value-type="float" office:value="2.1689165430437">
                <text:p>2.1689165430437</text:p>
              </table:table-cell>
              <table:table-cell office:value-type="float" office:value="0.0293097604284376">
                <text:p>0.0293097604284376</text:p>
              </table:table-cell>
            </table:table-row>
            <table:table-row>
              <table:table-cell office:value-type="float" office:value="2.17271794116986">
                <text:p>2.17271794116986</text:p>
              </table:table-cell>
              <table:table-cell office:value-type="float" office:value="0.0271938919894783">
                <text:p>0.0271938919894783</text:p>
              </table:table-cell>
            </table:table-row>
            <table:table-row>
              <table:table-cell office:value-type="float" office:value="2.18047769302875">
                <text:p>2.18047769302875</text:p>
              </table:table-cell>
              <table:table-cell office:value-type="float" office:value="0.018748370117974">
                <text:p>0.018748370117974</text:p>
              </table:table-cell>
            </table:table-row>
            <table:table-row>
              <table:table-cell office:value-type="float" office:value="2.18443889768121">
                <text:p>2.18443889768121</text:p>
              </table:table-cell>
              <table:table-cell office:value-type="float" office:value="0.0272987883466305">
                <text:p>0.0272987883466305</text:p>
              </table:table-cell>
            </table:table-row>
            <table:table-row>
              <table:table-cell office:value-type="float" office:value="2.19251576654183">
                <text:p>2.19251576654183</text:p>
              </table:table-cell>
              <table:table-cell office:value-type="float" office:value="0.02842594292764">
                <text:p>0.02842594292764</text:p>
              </table:table-cell>
            </table:table-row>
            <table:table-row>
              <table:table-cell office:value-type="float" office:value="2.19663280355129">
                <text:p>2.19663280355129</text:p>
              </table:table-cell>
              <table:table-cell office:value-type="float" office:value="0.0135423823189599">
                <text:p>0.0135423823189599</text:p>
              </table:table-cell>
            </table:table-row>
            <table:table-row>
              <table:table-cell office:value-type="float" office:value="2.20080271805325">
                <text:p>2.20080271805325</text:p>
              </table:table-cell>
              <table:table-cell office:value-type="float" office:value="0.0339894532025508">
                <text:p>0.0339894532025508</text:p>
              </table:table-cell>
            </table:table-row>
            <table:table-row>
              <table:table-cell office:value-type="float" office:value="2.20930106095572">
                <text:p>2.20930106095572</text:p>
              </table:table-cell>
              <table:table-cell office:value-type="float" office:value="0.018160978764121">
                <text:p>0.018160978764121</text:p>
              </table:table-cell>
            </table:table-row>
            <table:table-row>
              <table:table-cell office:value-type="float" office:value="2.21362909750095">
                <text:p>2.21362909750095</text:p>
              </table:table-cell>
              <table:table-cell office:value-type="float" office:value="0.0316927712804885">
                <text:p>0.0316927712804885</text:p>
              </table:table-cell>
            </table:table-row>
            <table:table-row>
              <table:table-cell office:value-type="float" office:value="2.22244209680941">
                <text:p>2.22244209680941</text:p>
              </table:table-cell>
              <table:table-cell office:value-type="float" office:value="0.0497150301159226">
                <text:p>0.0497150301159226</text:p>
              </table:table-cell>
            </table:table-row>
            <table:table-row>
              <table:table-cell office:value-type="float" office:value="2.22692679235113">
                <text:p>2.22692679235113</text:p>
              </table:table-cell>
              <table:table-cell office:value-type="float" office:value="0.147004648743901">
                <text:p>0.147004648743901</text:p>
              </table:table-cell>
            </table:table-row>
            <table:table-row>
              <table:table-cell office:value-type="float" office:value="2.23605285843534">
                <text:p>2.23605285843534</text:p>
              </table:table-cell>
              <table:table-cell office:value-type="float" office:value="0.154122697061188">
                <text:p>0.154122697061188</text:p>
              </table:table-cell>
            </table:table-row>
            <table:table-row>
              <table:table-cell office:value-type="float" office:value="2.24069490464678">
                <text:p>2.24069490464678</text:p>
              </table:table-cell>
              <table:table-cell office:value-type="float" office:value="0.150201819796506">
                <text:p>0.150201819796506</text:p>
              </table:table-cell>
            </table:table-row>
            <table:table-row>
              <table:table-cell office:value-type="float" office:value="2.24538660346526">
                <text:p>2.24538660346526</text:p>
              </table:table-cell>
              <table:table-cell office:value-type="float" office:value="0.149204489746833">
                <text:p>0.149204489746833</text:p>
              </table:table-cell>
            </table:table-row>
            <table:table-row>
              <table:table-cell office:value-type="float" office:value="2.25485475575846">
                <text:p>2.25485475575846</text:p>
              </table:table-cell>
              <table:table-cell office:value-type="float" office:value="0.154016645048033">
                <text:p>0.154016645048033</text:p>
              </table:table-cell>
            </table:table-row>
            <table:table-row>
              <table:table-cell office:value-type="float" office:value="2.25966338846584">
                <text:p>2.25966338846584</text:p>
              </table:table-cell>
              <table:table-cell office:value-type="float" office:value="0.160690856517181">
                <text:p>0.160690856517181</text:p>
              </table:table-cell>
            </table:table-row>
            <table:table-row>
              <table:table-cell office:value-type="float" office:value="2.26943578285584">
                <text:p>2.26943578285584</text:p>
              </table:table-cell>
              <table:table-cell office:value-type="float" office:value="0.163965980898297">
                <text:p>0.163965980898297</text:p>
              </table:table-cell>
            </table:table-row>
            <table:table-row>
              <table:table-cell office:value-type="float" office:value="2.2743993022038">
                <text:p>2.2743993022038</text:p>
              </table:table-cell>
              <table:table-cell office:value-type="float" office:value="0.15536347879607">
                <text:p>0.15536347879607</text:p>
              </table:table-cell>
            </table:table-row>
            <table:table-row>
              <table:table-cell office:value-type="float" office:value="2.28448306943567">
                <text:p>2.28448306943567</text:p>
              </table:table-cell>
              <table:table-cell office:value-type="float" office:value="0.137355307994198">
                <text:p>0.137355307994198</text:p>
              </table:table-cell>
            </table:table-row>
            <table:table-row>
              <table:table-cell office:value-type="float" office:value="2.28960291747085">
                <text:p>2.28960291747085</text:p>
              </table:table-cell>
              <table:table-cell office:value-type="float" office:value="0.0218319071832636">
                <text:p>0.0218319071832636</text:p>
              </table:table-cell>
            </table:table-row>
            <table:table-row>
              <table:table-cell office:value-type="float" office:value="2.29999578756563">
                <text:p>2.29999578756563</text:p>
              </table:table-cell>
              <table:table-cell office:value-type="float" office:value="0.143756769452213">
                <text:p>0.143756769452213</text:p>
              </table:table-cell>
            </table:table-row>
            <table:table-row>
              <table:table-cell office:value-type="float" office:value="2.30526915651146">
                <text:p>2.30526915651146</text:p>
              </table:table-cell>
              <table:table-cell office:value-type="float" office:value="0.069111010549602">
                <text:p>0.069111010549602</text:p>
              </table:table-cell>
            </table:table-row>
            <table:table-row>
              <table:table-cell office:value-type="float" office:value="2.31597119034273">
                <text:p>2.31597119034273</text:p>
              </table:table-cell>
              <table:table-cell office:value-type="float" office:value="0.147022336284042">
                <text:p>0.147022336284042</text:p>
              </table:table-cell>
            </table:table-row>
            <table:table-row>
              <table:table-cell office:value-type="float" office:value="2.32139799775169">
                <text:p>2.32139799775169</text:p>
              </table:table-cell>
              <table:table-cell office:value-type="float" office:value="0.0935855077816771">
                <text:p>0.0935855077816771</text:p>
              </table:table-cell>
            </table:table-row>
            <table:table-row>
              <table:table-cell office:value-type="float" office:value="2.32687601054502">
                <text:p>2.32687601054502</text:p>
              </table:table-cell>
              <table:table-cell office:value-type="float" office:value="0.111685392958568">
                <text:p>0.111685392958568</text:p>
              </table:table-cell>
            </table:table-row>
            <table:table-row>
              <table:table-cell office:value-type="float" office:value="2.33798776376133">
                <text:p>2.33798776376133</text:p>
              </table:table-cell>
              <table:table-cell office:value-type="float" office:value="0.0331262286666374">
                <text:p>0.0331262286666374</text:p>
              </table:table-cell>
            </table:table-row>
            <table:table-row>
              <table:table-cell office:value-type="float" office:value="2.34391481779417">
                <text:p>2.34391481779417</text:p>
              </table:table-cell>
              <table:table-cell office:value-type="float" office:value="0.0644256698638128">
                <text:p>0.0644256698638128</text:p>
              </table:table-cell>
            </table:table-row>
            <table:table-row>
              <table:table-cell office:value-type="float" office:value="2.35597805182825">
                <text:p>2.35597805182825</text:p>
              </table:table-cell>
              <table:table-cell office:value-type="float" office:value="0.0456567724394685">
                <text:p>0.0456567724394685</text:p>
              </table:table-cell>
            </table:table-row>
            <table:table-row>
              <table:table-cell office:value-type="float" office:value="2.36208636406592">
                <text:p>2.36208636406592</text:p>
              </table:table-cell>
              <table:table-cell office:value-type="float" office:value="0.0385770693904836">
                <text:p>0.0385770693904836</text:p>
              </table:table-cell>
            </table:table-row>
            <table:table-row>
              <table:table-cell office:value-type="float" office:value="2.37445812675484">
                <text:p>2.37445812675484</text:p>
              </table:table-cell>
              <table:table-cell office:value-type="float" office:value="0.0304699976630677">
                <text:p>0.0304699976630677</text:p>
              </table:table-cell>
            </table:table-row>
            <table:table-row>
              <table:table-cell office:value-type="float" office:value="2.38071908156914">
                <text:p>2.38071908156914</text:p>
              </table:table-cell>
              <table:table-cell office:value-type="float" office:value="0.0512477662538233">
                <text:p>0.0512477662538233</text:p>
              </table:table-cell>
            </table:table-row>
            <table:table-row>
              <table:table-cell office:value-type="float" office:value="2.38703304490422">
                <text:p>2.38703304490422</text:p>
              </table:table-cell>
              <table:table-cell office:value-type="float" office:value="0.0334450244912514">
                <text:p>0.0334450244912514</text:p>
              </table:table-cell>
            </table:table-row>
            <table:table-row>
              <table:table-cell office:value-type="float" office:value="2.39981228434792">
                <text:p>2.39981228434792</text:p>
              </table:table-cell>
              <table:table-cell office:value-type="float" office:value="0.0364606225640242">
                <text:p>0.0364606225640242</text:p>
              </table:table-cell>
            </table:table-row>
            <table:table-row>
              <table:table-cell office:value-type="float" office:value="2.40627834841709">
                <text:p>2.40627834841709</text:p>
              </table:table-cell>
              <table:table-cell office:value-type="float" office:value="0.045978724363088">
                <text:p>0.045978724363088</text:p>
              </table:table-cell>
            </table:table-row>
            <table:table-row>
              <table:table-cell office:value-type="float" office:value="2.41936189317928">
                <text:p>2.41936189317928</text:p>
              </table:table-cell>
              <table:table-cell office:value-type="float" office:value="0.0497063161641001">
                <text:p>0.0497063161641001</text:p>
              </table:table-cell>
            </table:table-row>
            <table:table-row>
              <table:table-cell office:value-type="float" office:value="2.42598011447694">
                <text:p>2.42598011447694</text:p>
              </table:table-cell>
              <table:table-cell office:value-type="float" office:value="0.0551871996334363">
                <text:p>0.0551871996334363</text:p>
              </table:table-cell>
            </table:table-row>
            <table:table-row>
              <table:table-cell office:value-type="float" office:value="2.43264847350713">
                <text:p>2.43264847350713</text:p>
              </table:table-cell>
              <table:table-cell office:value-type="float" office:value="0.0605353038750799">
                <text:p>0.0605353038750799</text:p>
              </table:table-cell>
            </table:table-row>
            <table:table-row>
              <table:table-cell office:value-type="float" office:value="2.44613773354319">
                <text:p>2.44613773354319</text:p>
              </table:table-cell>
              <table:table-cell office:value-type="float" office:value="0.0694428504207304">
                <text:p>0.0694428504207304</text:p>
              </table:table-cell>
            </table:table-row>
            <table:table-row>
              <table:table-cell office:value-type="float" office:value="2.45295747327908">
                <text:p>2.45295747327908</text:p>
              </table:table-cell>
              <table:table-cell office:value-type="float" office:value="0.0535109620123091">
                <text:p>0.0535109620123091</text:p>
              </table:table-cell>
            </table:table-row>
            <table:table-row>
              <table:table-cell office:value-type="float" office:value="2.46674832311945">
                <text:p>2.46674832311945</text:p>
              </table:table-cell>
              <table:table-cell office:value-type="float" office:value="0.0666491318393451">
                <text:p>0.0666491318393451</text:p>
              </table:table-cell>
            </table:table-row>
            <table:table-row>
              <table:table-cell office:value-type="float" office:value="2.47371817595732">
                <text:p>2.47371817595732</text:p>
              </table:table-cell>
              <table:table-cell office:value-type="float" office:value="0.0610347556154545">
                <text:p>0.0610347556154545</text:p>
              </table:table-cell>
            </table:table-row>
            <table:table-row>
              <table:table-cell office:value-type="float" office:value="2.48780964224509">
                <text:p>2.48780964224509</text:p>
              </table:table-cell>
              <table:table-cell office:value-type="float" office:value="0.0612824667662674">
                <text:p>0.0612824667662674</text:p>
              </table:table-cell>
            </table:table-row>
            <table:table-row>
              <table:table-cell office:value-type="float" office:value="2.49492964440458">
                <text:p>2.49492964440458</text:p>
              </table:table-cell>
              <table:table-cell office:value-type="float" office:value="0.0698376319389116">
                <text:p>0.0698376319389116</text:p>
              </table:table-cell>
            </table:table-row>
            <table:table-row>
              <table:table-cell office:value-type="float" office:value="2.50932000634746">
                <text:p>2.50932000634746</text:p>
              </table:table-cell>
              <table:table-cell office:value-type="float" office:value="0.0392989534247552">
                <text:p>0.0392989534247552</text:p>
              </table:table-cell>
            </table:table-row>
            <table:table-row>
              <table:table-cell office:value-type="float" office:value="2.5165896565579">
                <text:p>2.5165896565579</text:p>
              </table:table-cell>
              <table:table-cell office:value-type="float" office:value="0.0755669490551411">
                <text:p>0.0755669490551411</text:p>
              </table:table-cell>
            </table:table-row>
            <table:table-row>
              <table:table-cell office:value-type="float" office:value="2.52390956796446">
                <text:p>2.52390956796446</text:p>
              </table:table-cell>
              <table:table-cell office:value-type="float" office:value="0.0794793098318852">
                <text:p>0.0794793098318852</text:p>
              </table:table-cell>
            </table:table-row>
            <table:table-row>
              <table:table-cell office:value-type="float" office:value="2.5386972554463">
                <text:p>2.5386972554463</text:p>
              </table:table-cell>
              <table:table-cell office:value-type="float" office:value="0.0931591941558697">
                <text:p>0.0931591941558697</text:p>
              </table:table-cell>
            </table:table-row>
            <table:table-row>
              <table:table-cell office:value-type="float" office:value="2.54616544680815">
                <text:p>2.54616544680815</text:p>
              </table:table-cell>
              <table:table-cell office:value-type="float" office:value="0.097207826228819">
                <text:p>0.097207826228819</text:p>
              </table:table-cell>
            </table:table-row>
            <table:table-row>
              <table:table-cell office:value-type="float" office:value="2.56125034725283">
                <text:p>2.56125034725283</text:p>
              </table:table-cell>
              <table:table-cell office:value-type="float" office:value="0.0914011588399684">
                <text:p>0.0914011588399684</text:p>
              </table:table-cell>
            </table:table-row>
            <table:table-row>
              <table:table-cell office:value-type="float" office:value="2.56886551158657">
                <text:p>2.56886551158657</text:p>
              </table:table-cell>
              <table:table-cell office:value-type="float" office:value="0.104456568958162">
                <text:p>0.104456568958162</text:p>
              </table:table-cell>
            </table:table-row>
            <table:table-row>
              <table:table-cell office:value-type="float" office:value="2.58424538264689">
                <text:p>2.58424538264689</text:p>
              </table:table-cell>
              <table:table-cell office:value-type="float" office:value="0.130538043025482">
                <text:p>0.130538043025482</text:p>
              </table:table-cell>
            </table:table-row>
            <table:table-row>
              <table:table-cell office:value-type="float" office:value="2.59200889259674">
                <text:p>2.59200889259674</text:p>
              </table:table-cell>
              <table:table-cell office:value-type="float" office:value="0.129820874843574">
                <text:p>0.129820874843574</text:p>
              </table:table-cell>
            </table:table-row>
            <table:table-row>
              <table:table-cell office:value-type="float" office:value="2.60768206830947">
                <text:p>2.60768206830947</text:p>
              </table:table-cell>
              <table:table-cell office:value-type="float" office:value="0.129215802909932">
                <text:p>0.129215802909932</text:p>
              </table:table-cell>
            </table:table-row>
            <table:table-row>
              <table:table-cell office:value-type="float" office:value="2.61559207049419">
                <text:p>2.61559207049419</text:p>
              </table:table-cell>
              <table:table-cell office:value-type="float" office:value="0.0205859111231264">
                <text:p>0.0205859111231264</text:p>
              </table:table-cell>
            </table:table-row>
            <table:table-row>
              <table:table-cell office:value-type="float" office:value="2.62355070970208">
                <text:p>2.62355070970208</text:p>
              </table:table-cell>
              <table:table-cell office:value-type="float" office:value="0.0156651714229546">
                <text:p>0.0156651714229546</text:p>
              </table:table-cell>
            </table:table-row>
            <table:table-row>
              <table:table-cell office:value-type="float" office:value="2.63961351791443">
                <text:p>2.63961351791443</text:p>
              </table:table-cell>
              <table:table-cell office:value-type="float" office:value="0.0434330943823427">
                <text:p>0.0434330943823427</text:p>
              </table:table-cell>
            </table:table-row>
            <table:table-row>
              <table:table-cell office:value-type="float" office:value="2.64771761913324">
                <text:p>2.64771761913324</text:p>
              </table:table-cell>
              <table:table-cell office:value-type="float" office:value="0.0951504028011069">
                <text:p>0.0951504028011069</text:p>
              </table:table-cell>
            </table:table-row>
            <table:table-row>
              <table:table-cell office:value-type="float" office:value="2.66407154198647">
                <text:p>2.66407154198647</text:p>
              </table:table-cell>
              <table:table-cell office:value-type="float" office:value="0.126295307555566">
                <text:p>0.126295307555566</text:p>
              </table:table-cell>
            </table:table-row>
            <table:table-row>
              <table:table-cell office:value-type="float" office:value="2.67232052997366">
                <text:p>2.67232052997366</text:p>
              </table:table-cell>
              <table:table-cell office:value-type="float" office:value="0.124086089274345">
                <text:p>0.124086089274345</text:p>
              </table:table-cell>
            </table:table-row>
            <table:table-row>
              <table:table-cell office:value-type="float" office:value="2.68896340486252">
                <text:p>2.68896340486252</text:p>
              </table:table-cell>
              <table:table-cell office:value-type="float" office:value="0.124059791972157">
                <text:p>0.124059791972157</text:p>
              </table:table-cell>
            </table:table-row>
            <table:table-row>
              <table:table-cell office:value-type="float" office:value="2.69735705494078">
                <text:p>2.69735705494078</text:p>
              </table:table-cell>
              <table:table-cell office:value-type="float" office:value="0.0942375726171533">
                <text:p>0.0942375726171533</text:p>
              </table:table-cell>
            </table:table-row>
            <table:table-row>
              <table:table-cell office:value-type="float" office:value="2.70579905297546">
                <text:p>2.70579905297546</text:p>
              </table:table-cell>
              <table:table-cell office:value-type="float" office:value="0.100843995712224">
                <text:p>0.100843995712224</text:p>
              </table:table-cell>
            </table:table-row>
            <table:table-row>
              <table:table-cell office:value-type="float" office:value="2.72282479626975">
                <text:p>2.72282479626975</text:p>
              </table:table-cell>
              <table:table-cell office:value-type="float" office:value="0.114156435105667">
                <text:p>0.114156435105667</text:p>
              </table:table-cell>
            </table:table-row>
            <table:table-row>
              <table:table-cell office:value-type="float" office:value="2.73141041393944">
                <text:p>2.73141041393944</text:p>
              </table:table-cell>
              <table:table-cell office:value-type="float" office:value="0.104067213218481">
                <text:p>0.104067213218481</text:p>
              </table:table-cell>
            </table:table-row>
            <table:table-row>
              <table:table-cell office:value-type="float" office:value="2.74872378768638">
                <text:p>2.74872378768638</text:p>
              </table:table-cell>
              <table:table-cell office:value-type="float" office:value="0.104701037602548">
                <text:p>0.104701037602548</text:p>
              </table:table-cell>
            </table:table-row>
            <table:table-row>
              <table:table-cell office:value-type="float" office:value="2.75745110604654">
                <text:p>2.75745110604654</text:p>
              </table:table-cell>
              <table:table-cell office:value-type="float" office:value="0.109599995806113">
                <text:p>0.109599995806113</text:p>
              </table:table-cell>
            </table:table-row>
            <table:table-row>
              <table:table-cell office:value-type="float" office:value="2.77504856372763">
                <text:p>2.77504856372763</text:p>
              </table:table-cell>
              <table:table-cell office:value-type="float" office:value="0.0937373622354416">
                <text:p>0.0937373622354416</text:p>
              </table:table-cell>
            </table:table-row>
            <table:table-row>
              <table:table-cell office:value-type="float" office:value="2.78391846014795">
                <text:p>2.78391846014795</text:p>
              </table:table-cell>
              <table:table-cell office:value-type="float" office:value="0.0905845858918098">
                <text:p>0.0905845858918098</text:p>
              </table:table-cell>
            </table:table-row>
            <table:table-row>
              <table:table-cell office:value-type="float" office:value="2.79283493750818">
                <text:p>2.79283493750818</text:p>
              </table:table-cell>
              <table:table-cell office:value-type="float" office:value="0.0866428455754237">
                <text:p>0.0866428455754237</text:p>
              </table:table-cell>
            </table:table-row>
            <table:table-row>
              <table:table-cell office:value-type="float" office:value="2.81080965342384">
                <text:p>2.81080965342384</text:p>
              </table:table-cell>
              <table:table-cell office:value-type="float" office:value="0.0680035555464194">
                <text:p>0.0680035555464194</text:p>
              </table:table-cell>
            </table:table-row>
            <table:table-row>
              <table:table-cell office:value-type="float" office:value="2.81986851481608">
                <text:p>2.81986851481608</text:p>
              </table:table-cell>
              <table:table-cell office:value-type="float" office:value="0.0574696818283586">
                <text:p>0.0574696818283586</text:p>
              </table:table-cell>
            </table:table-row>
            <table:table-row>
              <table:table-cell office:value-type="float" office:value="2.83812448264964">
                <text:p>2.83812448264964</text:p>
              </table:table-cell>
              <table:table-cell office:value-type="float" office:value="0.0496368254945317">
                <text:p>0.0496368254945317</text:p>
              </table:table-cell>
            </table:table-row>
            <table:table-row>
              <table:table-cell office:value-type="float" office:value="2.8473233051183">
                <text:p>2.8473233051183</text:p>
              </table:table-cell>
              <table:table-cell office:value-type="float" office:value="0.045879177488693">
                <text:p>0.045879177488693</text:p>
              </table:table-cell>
            </table:table-row>
            <table:table-row>
              <table:table-cell office:value-type="float" office:value="2.86585915836073">
                <text:p>2.86585915836073</text:p>
              </table:table-cell>
              <table:table-cell office:value-type="float" office:value="0.037242530704029">
                <text:p>0.037242530704029</text:p>
              </table:table-cell>
            </table:table-row>
            <table:table-row>
              <table:table-cell office:value-type="float" office:value="2.87519773038415">
                <text:p>2.87519773038415</text:p>
              </table:table-cell>
              <table:table-cell office:value-type="float" office:value="0.0423065083985563">
                <text:p>0.0423065083985563</text:p>
              </table:table-cell>
            </table:table-row>
            <table:table-row>
              <table:table-cell office:value-type="float" office:value="2.88458195102353">
                <text:p>2.88458195102353</text:p>
              </table:table-cell>
              <table:table-cell office:value-type="float" office:value="0.0508185690547066">
                <text:p>0.0508185690547066</text:p>
              </table:table-cell>
            </table:table-row>
            <table:table-row>
              <table:table-cell office:value-type="float" office:value="2.90348960466963">
                <text:p>2.90348960466963</text:p>
              </table:table-cell>
              <table:table-cell office:value-type="float" office:value="0.0523109115412745">
                <text:p>0.0523109115412745</text:p>
              </table:table-cell>
            </table:table-row>
            <table:table-row>
              <table:table-cell office:value-type="float" office:value="2.91301235237636">
                <text:p>2.91301235237636</text:p>
              </table:table-cell>
              <table:table-cell office:value-type="float" office:value="0.0568117797888577">
                <text:p>0.0568117797888577</text:p>
              </table:table-cell>
            </table:table-row>
            <table:table-row>
              <table:table-cell office:value-type="float" office:value="2.93219680753326">
                <text:p>2.93219680753326</text:p>
              </table:table-cell>
              <table:table-cell office:value-type="float" office:value="0.0549645994034202">
                <text:p>0.0549645994034202</text:p>
              </table:table-cell>
            </table:table-row>
            <table:table-row>
              <table:table-cell office:value-type="float" office:value="2.94185784316436">
                <text:p>2.94185784316436</text:p>
              </table:table-cell>
              <table:table-cell office:value-type="float" office:value="0.0873593279660686">
                <text:p>0.0873593279660686</text:p>
              </table:table-cell>
            </table:table-row>
            <table:table-row>
              <table:table-cell office:value-type="float" office:value="2.96131754929203">
                <text:p>2.96131754929203</text:p>
              </table:table-cell>
              <table:table-cell office:value-type="float" office:value="0.0884920772578654">
                <text:p>0.0884920772578654</text:p>
              </table:table-cell>
            </table:table-row>
            <table:table-row>
              <table:table-cell office:value-type="float" office:value="2.97111585821754">
                <text:p>2.97111585821754</text:p>
              </table:table-cell>
              <table:table-cell office:value-type="float" office:value="0.0888596996775264">
                <text:p>0.0888596996775264</text:p>
              </table:table-cell>
            </table:table-row>
            <table:table-row>
              <table:table-cell office:value-type="float" office:value="2.9809593809952">
                <text:p>2.9809593809952</text:p>
              </table:table-cell>
              <table:table-cell office:value-type="float" office:value="0.0836099110559207">
                <text:p>0.0836099110559207</text:p>
              </table:table-cell>
            </table:table-row>
            <table:table-row>
              <table:table-cell office:value-type="float" office:value="3.00078395505478">
                <text:p>3.00078395505478</text:p>
              </table:table-cell>
              <table:table-cell office:value-type="float" office:value="0.0643023033601537">
                <text:p>0.0643023033601537</text:p>
              </table:table-cell>
            </table:table-row>
            <table:table-row>
              <table:table-cell office:value-type="float" office:value="3.01076473348044">
                <text:p>3.01076473348044</text:p>
              </table:table-cell>
              <table:table-cell office:value-type="float" office:value="0.0540471109048929">
                <text:p>0.0540471109048929</text:p>
              </table:table-cell>
            </table:table-row>
            <table:table-row>
              <table:table-cell office:value-type="float" office:value="3.03086064455962">
                <text:p>3.03086064455962</text:p>
              </table:table-cell>
              <table:table-cell office:value-type="float" office:value="0.0345982831196341">
                <text:p>0.0345982831196341</text:p>
              </table:table-cell>
            </table:table-row>
            <table:table-row>
              <table:table-cell office:value-type="float" office:value="3.04097668043059">
                <text:p>3.04097668043059</text:p>
              </table:table-cell>
              <table:table-cell office:value-type="float" office:value="0.0223084137619925">
                <text:p>0.0223084137619925</text:p>
              </table:table-cell>
            </table:table-row>
            <table:table-row>
              <table:table-cell office:value-type="float" office:value="3.06134292545296">
                <text:p>3.06134292545296</text:p>
              </table:table-cell>
              <table:table-cell office:value-type="float" office:value="0.00885944728579326">
                <text:p>0.00885944728579326</text:p>
              </table:table-cell>
            </table:table-row>
            <table:table-row>
              <table:table-cell office:value-type="float" office:value="3.07159398110969">
                <text:p>3.07159398110969</text:p>
              </table:table-cell>
              <table:table-cell office:value-type="float" office:value="0.0133191164829833">
                <text:p>0.0133191164829833</text:p>
              </table:table-cell>
            </table:table-row>
            <table:table-row>
              <table:table-cell office:value-type="float" office:value="3.08188923731417">
                <text:p>3.08188923731417</text:p>
              </table:table-cell>
              <table:table-cell office:value-type="float" office:value="0.0171250141433487">
                <text:p>0.0171250141433487</text:p>
              </table:table-cell>
            </table:table-row>
            <table:table-row>
              <table:table-cell office:value-type="float" office:value="3.10261424786483">
                <text:p>3.10261424786483</text:p>
              </table:table-cell>
              <table:table-cell office:value-type="float" office:value="0.0238743959613269">
                <text:p>0.0238743959613269</text:p>
              </table:table-cell>
            </table:table-row>
            <table:table-row>
              <table:table-cell office:value-type="float" office:value="3.11304287025863">
                <text:p>3.11304287025863</text:p>
              </table:table-cell>
              <table:table-cell office:value-type="float" office:value="0.0279711171699346">
                <text:p>0.0279711171699346</text:p>
              </table:table-cell>
            </table:table-row>
            <table:table-row>
              <table:table-cell office:value-type="float" office:value="3.13403493293187">
                <text:p>3.13403493293187</text:p>
              </table:table-cell>
              <table:table-cell office:value-type="float" office:value="0.036074206640004">
                <text:p>0.036074206640004</text:p>
              </table:table-cell>
            </table:table-row>
            <table:table-row>
              <table:table-cell office:value-type="float" office:value="3.14459728118923">
                <text:p>3.14459728118923</text:p>
              </table:table-cell>
              <table:table-cell office:value-type="float" office:value="0.0364107878083509">
                <text:p>0.0364107878083509</text:p>
              </table:table-cell>
            </table:table-row>
            <table:table-row>
              <table:table-cell office:value-type="float" office:value="3.15520360078607">
                <text:p>3.15520360078607</text:p>
              </table:table-cell>
              <table:table-cell office:value-type="float" office:value="0.0261079775555505">
                <text:p>0.0261079775555505</text:p>
              </table:table-cell>
            </table:table-row>
            <table:table-row>
              <table:table-cell office:value-type="float" office:value="3.17654842508224">
                <text:p>3.17654842508224</text:p>
              </table:table-cell>
              <table:table-cell office:value-type="float" office:value="0.0143654214449127">
                <text:p>0.0143654214449127</text:p>
              </table:table-cell>
            </table:table-row>
            <table:table-row>
              <table:table-cell office:value-type="float" office:value="3.18728705383087">
                <text:p>3.18728705383087</text:p>
              </table:table-cell>
              <table:table-cell office:value-type="float" office:value="0.1627267128281">
                <text:p>0.1627267128281</text:p>
              </table:table-cell>
            </table:table-row>
            <table:table-row>
              <table:table-cell office:value-type="float" office:value="3.20889629936891">
                <text:p>3.20889629936891</text:p>
              </table:table-cell>
              <table:table-cell office:value-type="float" office:value="0.0198683611424289">
                <text:p>0.0198683611424289</text:p>
              </table:table-cell>
            </table:table-row>
            <table:table-row>
              <table:table-cell office:value-type="float" office:value="3.21976520378828">
                <text:p>3.21976520378828</text:p>
              </table:table-cell>
              <table:table-cell office:value-type="float" office:value="0.0241860893332824">
                <text:p>0.0241860893332824</text:p>
              </table:table-cell>
            </table:table-row>
            <table:table-row>
              <table:table-cell office:value-type="float" office:value="3.24163571029592">
                <text:p>3.24163571029592</text:p>
              </table:table-cell>
              <table:table-cell office:value-type="float" office:value="0.0227152659412156">
                <text:p>0.0227152659412156</text:p>
              </table:table-cell>
            </table:table-row>
            <table:table-row>
              <table:table-cell office:value-type="float" office:value="3.25263645846789">
                <text:p>3.25263645846789</text:p>
              </table:table-cell>
              <table:table-cell office:value-type="float" office:value="0.0311982764230516">
                <text:p>0.0311982764230516</text:p>
              </table:table-cell>
            </table:table-row>
            <table:table-row>
              <table:table-cell office:value-type="float" office:value="3.26368059037559">
                <text:p>3.26368059037559</text:p>
              </table:table-cell>
              <table:table-cell office:value-type="float" office:value="0.107354625211358">
                <text:p>0.107354625211358</text:p>
              </table:table-cell>
            </table:table-row>
            <table:table-row>
              <table:table-cell office:value-type="float" office:value="3.28589804921469">
                <text:p>3.28589804921469</text:p>
              </table:table-cell>
              <table:table-cell office:value-type="float" office:value="0.15770889351773">
                <text:p>0.15770889351773</text:p>
              </table:table-cell>
            </table:table-row>
            <table:table-row>
              <table:table-cell office:value-type="float" office:value="3.2970714694383">
                <text:p>3.2970714694383</text:p>
              </table:table-cell>
              <table:table-cell office:value-type="float" office:value="0.101101074085177">
                <text:p>0.101101074085177</text:p>
              </table:table-cell>
            </table:table-row>
            <table:table-row>
              <table:table-cell office:value-type="float" office:value="3.31954709896689">
                <text:p>3.31954709896689</text:p>
              </table:table-cell>
              <table:table-cell office:value-type="float" office:value="0.161760823538126">
                <text:p>0.161760823538126</text:p>
              </table:table-cell>
            </table:table-row>
            <table:table-row>
              <table:table-cell office:value-type="float" office:value="3.3308494435763">
                <text:p>3.3308494435763</text:p>
              </table:table-cell>
              <table:table-cell office:value-type="float" office:value="0.161363017046517">
                <text:p>0.161363017046517</text:p>
              </table:table-cell>
            </table:table-row>
            <table:table-row>
              <table:table-cell office:value-type="float" office:value="3.35358175773973">
                <text:p>3.35358175773973</text:p>
              </table:table-cell>
              <table:table-cell office:value-type="float" office:value="0.00818089489830721">
                <text:p>0.00818089489830721</text:p>
              </table:table-cell>
            </table:table-row>
            <table:table-row>
              <table:table-cell office:value-type="float" office:value="3.3650118052361">
                <text:p>3.3650118052361</text:p>
              </table:table-cell>
              <table:table-cell office:value-type="float" office:value="0.161886391200098">
                <text:p>0.161886391200098</text:p>
              </table:table-cell>
            </table:table-row>
            <table:table-row>
              <table:table-cell office:value-type="float" office:value="3.37648454938628">
                <text:p>3.37648454938628</text:p>
              </table:table-cell>
              <table:table-cell office:value-type="float" office:value="0.00825644494846452">
                <text:p>0.00825644494846452</text:p>
              </table:table-cell>
            </table:table-row>
            <table:table-row>
              <table:table-cell office:value-type="float" office:value="3.39955723169876">
                <text:p>3.39955723169876</text:p>
              </table:table-cell>
              <table:table-cell office:value-type="float" office:value="0.0313729142785448">
                <text:p>0.0313729142785448</text:p>
              </table:table-cell>
            </table:table-row>
            <table:table-row>
              <table:table-cell office:value-type="float" office:value="3.41115661799266">
                <text:p>3.41115661799266</text:p>
              </table:table-cell>
              <table:table-cell office:value-type="float" office:value="0.0256966757247408">
                <text:p>0.0256966757247408</text:p>
              </table:table-cell>
            </table:table-row>
            <table:table-row>
              <table:table-cell office:value-type="float" office:value="3.43448229260881">
                <text:p>3.43448229260881</text:p>
              </table:table-cell>
              <table:table-cell office:value-type="float" office:value="0.0345210913520697">
                <text:p>0.0345210913520697</text:p>
              </table:table-cell>
            </table:table-row>
            <table:table-row>
              <table:table-cell office:value-type="float" office:value="3.44620769800023">
                <text:p>3.44620769800023</text:p>
              </table:table-cell>
              <table:table-cell office:value-type="float" office:value="0.0443964332567621">
                <text:p>0.0443964332567621</text:p>
              </table:table-cell>
            </table:table-row>
            <table:table-row>
              <table:table-cell office:value-type="float" office:value="3.46978530377707">
                <text:p>3.46978530377707</text:p>
              </table:table-cell>
              <table:table-cell office:value-type="float" office:value="0.068951613294308">
                <text:p>0.068951613294308</text:p>
              </table:table-cell>
            </table:table-row>
            <table:table-row>
              <table:table-cell office:value-type="float" office:value="3.48163584424575">
                <text:p>3.48163584424575</text:p>
              </table:table-cell>
              <table:table-cell office:value-type="float" office:value="0.0928074790086443">
                <text:p>0.0928074790086443</text:p>
              </table:table-cell>
            </table:table-row>
            <table:table-row>
              <table:table-cell office:value-type="float" office:value="3.49352964335974">
                <text:p>3.49352964335974</text:p>
              </table:table-cell>
              <table:table-cell office:value-type="float" office:value="0.101631951916199">
                <text:p>0.101631951916199</text:p>
              </table:table-cell>
            </table:table-row>
            <table:table-row>
              <table:table-cell office:value-type="float" office:value="3.5174393402265">
                <text:p>3.5174393402265</text:p>
              </table:table-cell>
              <table:table-cell office:value-type="float" office:value="0.12008294763307">
                <text:p>0.12008294763307</text:p>
              </table:table-cell>
            </table:table-row>
            <table:table-row>
              <table:table-cell office:value-type="float" office:value="3.52945593253329">
                <text:p>3.52945593253329</text:p>
              </table:table-cell>
              <table:table-cell office:value-type="float" office:value="0.127743309341207">
                <text:p>0.127743309341207</text:p>
              </table:table-cell>
            </table:table-row>
            <table:table-row>
              <table:table-cell office:value-type="float" office:value="3.55361489800315">
                <text:p>3.55361489800315</text:p>
              </table:table-cell>
              <table:table-cell office:value-type="float" office:value="0.138763782506465">
                <text:p>0.138763782506465</text:p>
              </table:table-cell>
            </table:table-row>
            <table:table-row>
              <table:table-cell office:value-type="float" office:value="3.56575568926245">
                <text:p>3.56575568926245</text:p>
              </table:table-cell>
              <table:table-cell office:value-type="float" office:value="0.130839945376081">
                <text:p>0.130839945376081</text:p>
              </table:table-cell>
            </table:table-row>
            <table:table-row>
              <table:table-cell office:value-type="float" office:value="3.59016076721168">
                <text:p>3.59016076721168</text:p>
              </table:table-cell>
              <table:table-cell office:value-type="float" office:value="0.104517190046812">
                <text:p>0.104517190046812</text:p>
              </table:table-cell>
            </table:table-row>
            <table:table-row>
              <table:table-cell office:value-type="float" office:value="3.60242425924746">
                <text:p>3.60242425924746</text:p>
              </table:table-cell>
              <table:table-cell office:value-type="float" office:value="0.0388980168524701">
                <text:p>0.0388980168524701</text:p>
              </table:table-cell>
            </table:table-row>
            <table:table-row>
              <table:table-cell office:value-type="float" office:value="3.62707481289967">
                <text:p>3.62707481289967</text:p>
              </table:table-cell>
              <table:table-cell office:value-type="float" office:value="0.0634054429126643">
                <text:p>0.0634054429126643</text:p>
              </table:table-cell>
            </table:table-row>
            <table:table-row>
              <table:table-cell office:value-type="float" office:value="3.63946032119144">
                <text:p>3.63946032119144</text:p>
              </table:table-cell>
              <table:table-cell office:value-type="float" office:value="0.217246162731103">
                <text:p>0.217246162731103</text:p>
              </table:table-cell>
            </table:table-row>
            <table:table-row>
              <table:table-cell office:value-type="float" office:value="3.65188646030864">
                <text:p>3.65188646030864</text:p>
              </table:table-cell>
              <table:table-cell office:value-type="float" office:value="0.0175544502788164">
                <text:p>0.0175544502788164</text:p>
              </table:table-cell>
            </table:table-row>
            <table:table-row>
              <table:table-cell office:value-type="float" office:value="3.676860669869">
                <text:p>3.676860669869</text:p>
              </table:table-cell>
              <table:table-cell office:value-type="float" office:value="0.0460828790609602">
                <text:p>0.0460828790609602</text:p>
              </table:table-cell>
            </table:table-row>
            <table:table-row>
              <table:table-cell office:value-type="float" office:value="3.68940806185703">
                <text:p>3.68940806185703</text:p>
              </table:table-cell>
              <table:table-cell office:value-type="float" office:value="0.028139020734661">
                <text:p>0.028139020734661</text:p>
              </table:table-cell>
            </table:table-row>
            <table:table-row>
              <table:table-cell office:value-type="float" office:value="3.71462348220163">
                <text:p>3.71462348220163</text:p>
              </table:table-cell>
              <table:table-cell office:value-type="float" office:value="0.0259325867577424">
                <text:p>0.0259325867577424</text:p>
              </table:table-cell>
            </table:table-row>
            <table:table-row>
              <table:table-cell office:value-type="float" office:value="3.72729119956265">
                <text:p>3.72729119956265</text:p>
              </table:table-cell>
              <table:table-cell office:value-type="float" office:value="0.0092806065475115">
                <text:p>0.0092806065475115</text:p>
              </table:table-cell>
            </table:table-row>
            <table:table-row>
              <table:table-cell office:value-type="float" office:value="3.75274620723957">
                <text:p>3.75274620723957</text:p>
              </table:table-cell>
              <table:table-cell office:value-type="float" office:value="0.0175332468583452">
                <text:p>0.0175332468583452</text:p>
              </table:table-cell>
            </table:table-row>
            <table:table-row>
              <table:table-cell office:value-type="float" office:value="3.7655333170626">
                <text:p>3.7655333170626</text:p>
              </table:table-cell>
              <table:table-cell office:value-type="float" office:value="0.150110702151201">
                <text:p>0.150110702151201</text:p>
              </table:table-cell>
            </table:table-row>
            <table:table-row>
              <table:table-cell office:value-type="float" office:value="3.77836012773186">
                <text:p>3.77836012773186</text:p>
              </table:table-cell>
              <table:table-cell office:value-type="float" office:value="0.151558388251851">
                <text:p>0.151558388251851</text:p>
              </table:table-cell>
            </table:table-row>
            <table:table-row>
              <table:table-cell office:value-type="float" office:value="3.80413189104181">
                <text:p>3.80413189104181</text:p>
              </table:table-cell>
              <table:table-cell office:value-type="float" office:value="0.0777088243149869">
                <text:p>0.0777088243149869</text:p>
              </table:table-cell>
            </table:table-row>
            <table:table-row>
              <table:table-cell office:value-type="float" office:value="3.81707729949565">
                <text:p>3.81707729949565</text:p>
              </table:table-cell>
              <table:table-cell office:value-type="float" office:value="0.101205538550647">
                <text:p>0.101205538550647</text:p>
              </table:table-cell>
            </table:table-row>
            <table:table-row>
              <table:table-cell office:value-type="float" office:value="3.84308620371494">
                <text:p>3.84308620371494</text:p>
              </table:table-cell>
              <table:table-cell office:value-type="float" office:value="0.0875124145694603">
                <text:p>0.0875124145694603</text:p>
              </table:table-cell>
            </table:table-row>
            <table:table-row>
              <table:table-cell office:value-type="float" office:value="3.85614899296391">
                <text:p>3.85614899296391</text:p>
              </table:table-cell>
              <table:table-cell office:value-type="float" office:value="0.0864007616191799">
                <text:p>0.0864007616191799</text:p>
              </table:table-cell>
            </table:table-row>
            <table:table-row>
              <table:table-cell office:value-type="float" office:value="3.86925070517347">
                <text:p>3.86925070517347</text:p>
              </table:table-cell>
              <table:table-cell office:value-type="float" office:value="0.0348608191868189">
                <text:p>0.0348608191868189</text:p>
              </table:table-cell>
            </table:table-row>
            <table:table-row>
              <table:table-cell office:value-type="float" office:value="3.89557179940004">
                <text:p>3.89557179940004</text:p>
              </table:table-cell>
              <table:table-cell office:value-type="float" office:value="0.0337183115157186">
                <text:p>0.0337183115157186</text:p>
              </table:table-cell>
            </table:table-row>
            <table:table-row>
              <table:table-cell office:value-type="float" office:value="3.90879027470658">
                <text:p>3.90879027470658</text:p>
              </table:table-cell>
              <table:table-cell office:value-type="float" office:value="0.011465232710587">
                <text:p>0.011465232710587</text:p>
              </table:table-cell>
            </table:table-row>
            <table:table-row>
              <table:table-cell office:value-type="float" office:value="3.93534344578626">
                <text:p>3.93534344578626</text:p>
              </table:table-cell>
              <table:table-cell office:value-type="float" office:value="0.0423145067317512">
                <text:p>0.0423145067317512</text:p>
              </table:table-cell>
            </table:table-row>
            <table:table-row>
              <table:table-cell office:value-type="float" office:value="3.9486779432149">
                <text:p>3.9486779432149</text:p>
              </table:table-cell>
              <table:table-cell office:value-type="float" office:value="0.0685241724186944">
                <text:p>0.0685241724186944</text:p>
              </table:table-cell>
            </table:table-row>
            <table:table-row>
              <table:table-cell office:value-type="float" office:value="3.97546156069282">
                <text:p>3.97546156069282</text:p>
              </table:table-cell>
              <table:table-cell office:value-type="float" office:value="0.0399376734893753">
                <text:p>0.0399376734893753</text:p>
              </table:table-cell>
            </table:table-row>
            <table:table-row>
              <table:table-cell office:value-type="float" office:value="3.98891134145598">
                <text:p>3.98891134145598</text:p>
              </table:table-cell>
              <table:table-cell office:value-type="float" office:value="0.0680152749133954">
                <text:p>0.0680152749133954</text:p>
              </table:table-cell>
            </table:table-row>
            <table:table-row>
              <table:table-cell office:value-type="float" office:value="4.01592494018361">
                <text:p>4.01592494018361</text:p>
              </table:table-cell>
              <table:table-cell office:value-type="float" office:value="0.118659248788657">
                <text:p>0.118659248788657</text:p>
              </table:table-cell>
            </table:table-row>
            <table:table-row>
              <table:table-cell office:value-type="float" office:value="4.02948902175312">
                <text:p>4.02948902175312</text:p>
              </table:table-cell>
              <table:table-cell office:value-type="float" office:value="0.193242049565841">
                <text:p>0.193242049565841</text:p>
              </table:table-cell>
            </table:table-row>
            <table:table-row>
              <table:table-cell office:value-type="float" office:value="4.0430907028146">
                <text:p>4.0430907028146</text:p>
              </table:table-cell>
              <table:table-cell office:value-type="float" office:value="0.232200211760138">
                <text:p>0.232200211760138</text:p>
              </table:table-cell>
            </table:table-row>
            <table:table-row>
              <table:table-cell office:value-type="float" office:value="4.07040750995643">
                <text:p>4.07040750995643</text:p>
              </table:table-cell>
              <table:table-cell office:value-type="float" office:value="0.0292248835322396">
                <text:p>0.0292248835322396</text:p>
              </table:table-cell>
            </table:table-row>
            <table:table-row>
              <table:table-cell office:value-type="float" office:value="4.08412275551796">
                <text:p>4.08412275551796</text:p>
              </table:table-cell>
              <table:table-cell office:value-type="float" office:value="0.233677525378527">
                <text:p>0.233677525378527</text:p>
              </table:table-cell>
            </table:table-row>
            <table:table-row>
              <table:table-cell office:value-type="float" office:value="4.11166557965068">
                <text:p>4.11166557965068</text:p>
              </table:table-cell>
              <table:table-cell office:value-type="float" office:value="0.188443609782665">
                <text:p>0.188443609782665</text:p>
              </table:table-cell>
            </table:table-row>
            <table:table-row>
              <table:table-cell office:value-type="float" office:value="4.12549330260543">
                <text:p>4.12549330260543</text:p>
              </table:table-cell>
              <table:table-cell office:value-type="float" office:value="0.172881707879882">
                <text:p>0.172881707879882</text:p>
              </table:table-cell>
            </table:table-row>
            <table:table-row>
              <table:table-cell office:value-type="float" office:value="4.15326036564095">
                <text:p>4.15326036564095</text:p>
              </table:table-cell>
              <table:table-cell office:value-type="float" office:value="0.174835470942595">
                <text:p>0.174835470942595</text:p>
              </table:table-cell>
            </table:table-row>
            <table:table-row>
              <table:table-cell office:value-type="float" office:value="4.16719958102545">
                <text:p>4.16719958102545</text:p>
              </table:table-cell>
              <table:table-cell office:value-type="float" office:value="0.165393248281329">
                <text:p>0.165393248281329</text:p>
              </table:table-cell>
            </table:table-row>
            <table:table-row>
              <table:table-cell office:value-type="float" office:value="4.18117579653377">
                <text:p>4.18117579653377</text:p>
              </table:table-cell>
              <table:table-cell office:value-type="float" office:value="0.146958853845808">
                <text:p>0.146958853845808</text:p>
              </table:table-cell>
            </table:table-row>
            <table:table-row>
              <table:table-cell office:value-type="float" office:value="4.20923939695149">
                <text:p>4.20923939695149</text:p>
              </table:table-cell>
              <table:table-cell office:value-type="float" office:value="0.145093315158101">
                <text:p>0.145093315158101</text:p>
              </table:table-cell>
            </table:table-row>
            <table:table-row>
              <table:table-cell office:value-type="float" office:value="4.22332630897616">
                <text:p>4.22332630897616</text:p>
              </table:table-cell>
              <table:table-cell office:value-type="float" office:value="0.0243282285514124">
                <text:p>0.0243282285514124</text:p>
              </table:table-cell>
            </table:table-row>
            <table:table-row>
              <table:table-cell office:value-type="float" office:value="4.25161069100665">
                <text:p>4.25161069100665</text:p>
              </table:table-cell>
              <table:table-cell office:value-type="float" office:value="0.00926211251580844">
                <text:p>0.00926211251580844</text:p>
              </table:table-cell>
            </table:table-row>
            <table:table-row>
              <table:table-cell office:value-type="float" office:value="4.26580716388806">
                <text:p>4.26580716388806</text:p>
              </table:table-cell>
              <table:table-cell office:value-type="float" office:value="0.00836626546097504">
                <text:p>0.00836626546097504</text:p>
              </table:table-cell>
            </table:table-row>
            <table:table-row>
              <table:table-cell office:value-type="float" office:value="4.29431092489413">
                <text:p>4.29431092489413</text:p>
              </table:table-cell>
              <table:table-cell office:value-type="float" office:value="0.124642440006947">
                <text:p>0.124642440006947</text:p>
              </table:table-cell>
            </table:table-row>
            <table:table-row>
              <table:table-cell office:value-type="float" office:value="4.30861732970779">
                <text:p>4.30861732970779</text:p>
              </table:table-cell>
              <table:table-cell office:value-type="float" office:value="0.213805596252305">
                <text:p>0.213805596252305</text:p>
              </table:table-cell>
            </table:table-row>
            <table:table-row>
              <table:table-cell office:value-type="float" office:value="4.32295951659939">
                <text:p>4.32295951659939</text:p>
              </table:table-cell>
              <table:table-cell office:value-type="float" office:value="0.219310978019297">
                <text:p>0.219310978019297</text:p>
              </table:table-cell>
            </table:table-row>
            <table:table-row>
              <table:table-cell office:value-type="float" office:value="4.35175237742246">
                <text:p>4.35175237742246</text:p>
              </table:table-cell>
              <table:table-cell office:value-type="float" office:value="0.18074199207739">
                <text:p>0.18074199207739</text:p>
              </table:table-cell>
            </table:table-row>
            <table:table-row>
              <table:table-cell office:value-type="float" office:value="4.36620233176182">
                <text:p>4.36620233176182</text:p>
              </table:table-cell>
              <table:table-cell office:value-type="float" office:value="0.248088551316516">
                <text:p>0.248088551316516</text:p>
              </table:table-cell>
            </table:table-row>
            <table:table-row>
              <table:table-cell office:value-type="float" office:value="4.39521063199097">
                <text:p>4.39521063199097</text:p>
              </table:table-cell>
              <table:table-cell office:value-type="float" office:value="0.284913245416798">
                <text:p>0.284913245416798</text:p>
              </table:table-cell>
            </table:table-row>
            <table:table-row>
              <table:table-cell office:value-type="float" office:value="4.40976875610262">
                <text:p>4.40976875610262</text:p>
              </table:table-cell>
              <table:table-cell office:value-type="float" office:value="0.315107086410865">
                <text:p>0.315107086410865</text:p>
              </table:table-cell>
            </table:table-row>
            <table:table-row>
              <table:table-cell office:value-type="float" office:value="4.43899103857417">
                <text:p>4.43899103857417</text:p>
              </table:table-cell>
              <table:table-cell office:value-type="float" office:value="0.322635195651003">
                <text:p>0.322635195651003</text:p>
              </table:table-cell>
            </table:table-row>
            <table:table-row>
              <table:table-cell office:value-type="float" office:value="4.45365512648715">
                <text:p>4.45365512648715</text:p>
              </table:table-cell>
              <table:table-cell office:value-type="float" office:value="0.228282594273276">
                <text:p>0.228282594273276</text:p>
              </table:table-cell>
            </table:table-row>
            <table:table-row>
              <table:table-cell office:value-type="float" office:value="4.48308923843908">
                <text:p>4.48308923843908</text:p>
              </table:table-cell>
              <table:table-cell office:value-type="float" office:value="0.270977040533282">
                <text:p>0.270977040533282</text:p>
              </table:table-cell>
            </table:table-row>
            <table:table-row>
              <table:table-cell office:value-type="float" office:value="4.49785976381669">
                <text:p>4.49785976381669</text:p>
              </table:table-cell>
              <table:table-cell office:value-type="float" office:value="0.282020985167441">
                <text:p>0.282020985167441</text:p>
              </table:table-cell>
            </table:table-row>
            <table:table-row>
              <table:table-cell office:value-type="float" office:value="4.51266480545094">
                <text:p>4.51266480545094</text:p>
              </table:table-cell>
              <table:table-cell office:value-type="float" office:value="0.261930964273593">
                <text:p>0.261930964273593</text:p>
              </table:table-cell>
            </table:table-row>
            <table:table-row>
              <table:table-cell office:value-type="float" office:value="4.54237969692212">
                <text:p>4.54237969692212</text:p>
              </table:table-cell>
              <table:table-cell office:value-type="float" office:value="0.291771909148935">
                <text:p>0.291771909148935</text:p>
              </table:table-cell>
            </table:table-row>
            <table:table-row>
              <table:table-cell office:value-type="float" office:value="4.55728973008048">
                <text:p>4.55728973008048</text:p>
              </table:table-cell>
              <table:table-cell office:value-type="float" office:value="0.302891511551405">
                <text:p>0.302891511551405</text:p>
              </table:table-cell>
            </table:table-row>
            <table:table-row>
              <table:table-cell office:value-type="float" office:value="4.58721353216635">
                <text:p>4.58721353216635</text:p>
              </table:table-cell>
              <table:table-cell office:value-type="float" office:value="0.332488426192982">
                <text:p>0.332488426192982</text:p>
              </table:table-cell>
            </table:table-row>
            <table:table-row>
              <table:table-cell office:value-type="float" office:value="4.60222785822323">
                <text:p>4.60222785822323</text:p>
              </table:table-cell>
              <table:table-cell office:value-type="float" office:value="0.315116751202131">
                <text:p>0.315116751202131</text:p>
              </table:table-cell>
            </table:table-row>
            <table:table-row>
              <table:table-cell office:value-type="float" office:value="4.63235870638705">
                <text:p>4.63235870638705</text:p>
              </table:table-cell>
              <table:table-cell office:value-type="float" office:value="0.26488646912025">
                <text:p>0.26488646912025</text:p>
              </table:table-cell>
            </table:table-row>
            <table:table-row>
              <table:table-cell office:value-type="float" office:value="4.64747585310809">
                <text:p>4.64747585310809</text:p>
              </table:table-cell>
              <table:table-cell office:value-type="float" office:value="0.166433594662107">
                <text:p>0.166433594662107</text:p>
              </table:table-cell>
            </table:table-row>
            <table:table-row>
              <table:table-cell office:value-type="float" office:value="4.66262733143462">
                <text:p>4.66262733143462</text:p>
              </table:table-cell>
              <table:table-cell office:value-type="float" office:value="0.112207340655583">
                <text:p>0.112207340655583</text:p>
              </table:table-cell>
            </table:table-row>
            <table:table-row>
              <table:table-cell office:value-type="float" office:value="4.69303282191683">
                <text:p>4.69303282191683</text:p>
              </table:table-cell>
              <table:table-cell office:value-type="float" office:value="0.122760640719041">
                <text:p>0.122760640719041</text:p>
              </table:table-cell>
            </table:table-row>
            <table:table-row>
              <table:table-cell office:value-type="float" office:value="4.70828615799836">
                <text:p>4.70828615799836</text:p>
              </table:table-cell>
              <table:table-cell office:value-type="float" office:value="0.0873788341793076">
                <text:p>0.0873788341793076</text:p>
              </table:table-cell>
            </table:table-row>
            <table:table-row>
              <table:table-cell office:value-type="float" office:value="4.73889470555219">
                <text:p>4.73889470555219</text:p>
              </table:table-cell>
              <table:table-cell office:value-type="float" office:value="0.154632059707511">
                <text:p>0.154632059707511</text:p>
              </table:table-cell>
            </table:table-row>
            <table:table-row>
              <table:table-cell office:value-type="float" office:value="4.75424945307317">
                <text:p>4.75424945307317</text:p>
              </table:table-cell>
              <table:table-cell office:value-type="float" office:value="0.1701799873678">
                <text:p>0.1701799873678</text:p>
              </table:table-cell>
            </table:table-row>
            <table:table-row>
              <table:table-cell office:value-type="float" office:value="4.78505986948633">
                <text:p>4.78505986948633</text:p>
              </table:table-cell>
              <table:table-cell office:value-type="float" office:value="0.0855070195633985">
                <text:p>0.0855070195633985</text:p>
              </table:table-cell>
            </table:table-row>
            <table:table-row>
              <table:table-cell office:value-type="float" office:value="4.80051596532136">
                <text:p>4.80051596532136</text:p>
              </table:table-cell>
              <table:table-cell office:value-type="float" office:value="0.0879418271821423">
                <text:p>0.0879418271821423</text:p>
              </table:table-cell>
            </table:table-row>
            <table:table-row>
              <table:table-cell office:value-type="float" office:value="4.81600495197418">
                <text:p>4.81600495197418</text:p>
              </table:table-cell>
              <table:table-cell office:value-type="float" office:value="0.0923135862408353">
                <text:p>0.0923135862408353</text:p>
              </table:table-cell>
            </table:table-row>
            <table:table-row>
              <table:table-cell office:value-type="float" office:value="4.84708307646449">
                <text:p>4.84708307646449</text:p>
              </table:table-cell>
              <table:table-cell office:value-type="float" office:value="0.101371673929216">
                <text:p>0.101371673929216</text:p>
              </table:table-cell>
            </table:table-row>
            <table:table-row>
              <table:table-cell office:value-type="float" office:value="4.8626715594688">
                <text:p>4.8626715594688</text:p>
              </table:table-cell>
              <table:table-cell office:value-type="float" office:value="0.0915152024387451">
                <text:p>0.0915152024387451</text:p>
              </table:table-cell>
            </table:table-row>
            <table:table-row>
              <table:table-cell office:value-type="float" office:value="4.89394839950954">
                <text:p>4.89394839950954</text:p>
              </table:table-cell>
              <table:table-cell office:value-type="float" office:value="0.10873352382355">
                <text:p>0.10873352382355</text:p>
              </table:table-cell>
            </table:table-row>
            <table:table-row>
              <table:table-cell office:value-type="float" office:value="4.90963586905975">
                <text:p>4.90963586905975</text:p>
              </table:table-cell>
              <table:table-cell office:value-type="float" office:value="0.174974446501653">
                <text:p>0.174974446501653</text:p>
              </table:table-cell>
            </table:table-row>
            <table:table-row>
              <table:table-cell office:value-type="float" office:value="4.9411094681691">
                <text:p>4.9411094681691</text:p>
              </table:table-cell>
              <table:table-cell office:value-type="float" office:value="0.156883384337624">
                <text:p>0.156883384337624</text:p>
              </table:table-cell>
            </table:table-row>
            <table:table-row>
              <table:table-cell office:value-type="float" office:value="4.95689515997015">
                <text:p>4.95689515997015</text:p>
              </table:table-cell>
              <table:table-cell office:value-type="float" office:value="0.255685335292684">
                <text:p>0.255685335292684</text:p>
              </table:table-cell>
            </table:table-row>
            <table:table-row>
              <table:table-cell office:value-type="float" office:value="4.97271346350187">
                <text:p>4.97271346350187</text:p>
              </table:table-cell>
              <table:table-cell office:value-type="float" office:value="0.132729446484238">
                <text:p>0.132729446484238</text:p>
              </table:table-cell>
            </table:table-row>
            <table:table-row>
              <table:table-cell office:value-type="float" office:value="5.00444756962171">
                <text:p>5.00444756962171</text:p>
              </table:table-cell>
              <table:table-cell office:value-type="float" office:value="0.271635009291408">
                <text:p>0.271635009291408</text:p>
              </table:table-cell>
            </table:table-row>
            <table:table-row>
              <table:table-cell office:value-type="float" office:value="5.02036259383882">
                <text:p>5.02036259383882</text:p>
              </table:table-cell>
              <table:table-cell office:value-type="float" office:value="0.215320004845396">
                <text:p>0.215320004845396</text:p>
              </table:table-cell>
            </table:table-row>
            <table:table-row>
              <table:table-cell office:value-type="float" office:value="5.0522905858586">
                <text:p>5.0522905858586</text:p>
              </table:table-cell>
              <table:table-cell office:value-type="float" office:value="0.134919906444369">
                <text:p>0.134919906444369</text:p>
              </table:table-cell>
            </table:table-row>
            <table:table-row>
              <table:table-cell office:value-type="float" office:value="5.06830242532978">
                <text:p>5.06830242532978</text:p>
              </table:table-cell>
              <table:table-cell office:value-type="float" office:value="0.174358189602595">
                <text:p>0.174358189602595</text:p>
              </table:table-cell>
            </table:table-row>
            <table:table-row>
              <table:table-cell office:value-type="float" office:value="5.10042187292294">
                <text:p>5.10042187292294</text:p>
              </table:table-cell>
              <table:table-cell office:value-type="float" office:value="0.231087020653409">
                <text:p>0.231087020653409</text:p>
              </table:table-cell>
            </table:table-row>
            <table:table-row>
              <table:table-cell office:value-type="float" office:value="5.11652964165755">
                <text:p>5.11652964165755</text:p>
              </table:table-cell>
              <table:table-cell office:value-type="float" office:value="0.191921692473098">
                <text:p>0.191921692473098</text:p>
              </table:table-cell>
            </table:table-row>
            <table:table-row>
              <table:table-cell office:value-type="float" office:value="5.14883968109681">
                <text:p>5.14883968109681</text:p>
              </table:table-cell>
              <table:table-cell office:value-type="float" office:value="0.237272389836478">
                <text:p>0.237272389836478</text:p>
              </table:table-cell>
            </table:table-row>
            <table:table-row>
              <table:table-cell office:value-type="float" office:value="5.1650418393018">
                <text:p>5.1650418393018</text:p>
              </table:table-cell>
              <table:table-cell office:value-type="float" office:value="0.199257923468243">
                <text:p>0.199257923468243</text:p>
              </table:table-cell>
            </table:table-row>
            <table:table-row>
              <table:table-cell office:value-type="float" office:value="5.18127570492495">
                <text:p>5.18127570492495</text:p>
              </table:table-cell>
              <table:table-cell office:value-type="float" office:value="0.163905508120055">
                <text:p>0.163905508120055</text:p>
              </table:table-cell>
            </table:table-row>
            <table:table-row>
              <table:table-cell office:value-type="float" office:value="5.21383770703162">
                <text:p>5.21383770703162</text:p>
              </table:table-cell>
              <table:table-cell office:value-type="float" office:value="0.219321058163634">
                <text:p>0.219321058163634</text:p>
              </table:table-cell>
            </table:table-row>
            <table:table-row>
              <table:table-cell office:value-type="float" office:value="5.23016532309821">
                <text:p>5.23016532309821</text:p>
              </table:table-cell>
              <table:table-cell office:value-type="float" office:value="0.200607744357698">
                <text:p>0.200607744357698</text:p>
              </table:table-cell>
            </table:table-row>
            <table:table-row>
              <table:table-cell office:value-type="float" office:value="5.26291416343979">
                <text:p>5.26291416343979</text:p>
              </table:table-cell>
              <table:table-cell office:value-type="float" office:value="0.137697160937106">
                <text:p>0.137697160937106</text:p>
              </table:table-cell>
            </table:table-row>
            <table:table-row>
              <table:table-cell office:value-type="float" office:value="5.27933499388758">
                <text:p>5.27933499388758</text:p>
              </table:table-cell>
              <table:table-cell office:value-type="float" office:value="0.226936074508882">
                <text:p>0.226936074508882</text:p>
              </table:table-cell>
            </table:table-row>
            <table:table-row>
              <table:table-cell office:value-type="float" office:value="5.31226973036653">
                <text:p>5.31226973036653</text:p>
              </table:table-cell>
              <table:table-cell office:value-type="float" office:value="0.22888890718207">
                <text:p>0.22888890718207</text:p>
              </table:table-cell>
            </table:table-row>
            <table:table-row>
              <table:table-cell office:value-type="float" office:value="5.32878276073475">
                <text:p>5.32878276073475</text:p>
              </table:table-cell>
              <table:table-cell office:value-type="float" office:value="0.121911514296335">
                <text:p>0.121911514296335</text:p>
              </table:table-cell>
            </table:table-row>
            <table:table-row>
              <table:table-cell office:value-type="float" office:value="5.36190180121493">
                <text:p>5.36190180121493</text:p>
              </table:table-cell>
              <table:table-cell office:value-type="float" office:value="0.120257507205016">
                <text:p>0.120257507205016</text:p>
              </table:table-cell>
            </table:table-row>
            <table:table-row>
              <table:table-cell office:value-type="float" office:value="5.3785070410662">
                <text:p>5.3785070410662</text:p>
              </table:table-cell>
              <table:table-cell office:value-type="float" office:value="0.118899302709934">
                <text:p>0.118899302709934</text:p>
              </table:table-cell>
            </table:table-row>
            <table:table-row>
              <table:table-cell office:value-type="float" office:value="5.39514198799666">
                <text:p>5.39514198799666</text:p>
              </table:table-cell>
              <table:table-cell office:value-type="float" office:value="0.143703220229206">
                <text:p>0.143703220229206</text:p>
              </table:table-cell>
            </table:table-row>
            <table:table-row>
              <table:table-cell office:value-type="float" office:value="5.42850403398044">
                <text:p>5.42850403398044</text:p>
              </table:table-cell>
              <table:table-cell office:value-type="float" office:value="0.215739733789462">
                <text:p>0.215739733789462</text:p>
              </table:table-cell>
            </table:table-row>
            <table:table-row>
              <table:table-cell office:value-type="float" office:value="5.44523076801408">
                <text:p>5.44523076801408</text:p>
              </table:table-cell>
              <table:table-cell office:value-type="float" office:value="0.237830521628299">
                <text:p>0.237830521628299</text:p>
              </table:table-cell>
            </table:table-row>
            <table:table-row>
              <table:table-cell office:value-type="float" office:value="5.47877276840441">
                <text:p>5.47877276840441</text:p>
              </table:table-cell>
              <table:table-cell office:value-type="float" office:value="0.200346784011369">
                <text:p>0.200346784011369</text:p>
              </table:table-cell>
            </table:table-row>
            <table:table-row>
              <table:table-cell office:value-type="float" office:value="5.49558896235462">
                <text:p>5.49558896235462</text:p>
              </table:table-cell>
              <table:table-cell office:value-type="float" office:value="0.179752659425984">
                <text:p>0.179752659425984</text:p>
              </table:table-cell>
            </table:table-row>
            <table:table-row>
              <table:table-cell office:value-type="float" office:value="5.5293108901702">
                <text:p>5.5293108901702</text:p>
              </table:table-cell>
              <table:table-cell office:value-type="float" office:value="0.0528410043471096">
                <text:p>0.0528410043471096</text:p>
              </table:table-cell>
            </table:table-row>
            <table:table-row>
              <table:table-cell office:value-type="float" office:value="5.54621601179972">
                <text:p>5.54621601179972</text:p>
              </table:table-cell>
              <table:table-cell office:value-type="float" office:value="0.0545929692881619">
                <text:p>0.0545929692881619</text:p>
              </table:table-cell>
            </table:table-row>
            <table:table-row>
              <table:table-cell office:value-type="float" office:value="5.56315090292202">
                <text:p>5.56315090292202</text:p>
              </table:table-cell>
              <table:table-cell office:value-type="float" office:value="0.169333694055589">
                <text:p>0.169333694055589</text:p>
              </table:table-cell>
            </table:table-row>
            <table:table-row>
              <table:table-cell office:value-type="float" office:value="5.59710921535167">
                <text:p>5.59710921535167</text:p>
              </table:table-cell>
              <table:table-cell office:value-type="float" office:value="0.202155661504104">
                <text:p>0.202155661504104</text:p>
              </table:table-cell>
            </table:table-row>
            <table:table-row>
              <table:table-cell office:value-type="float" office:value="5.61413268181638">
                <text:p>5.61413268181638</text:p>
              </table:table-cell>
              <table:table-cell office:value-type="float" office:value="0.216964503938831">
                <text:p>0.216964503938831</text:p>
              </table:table-cell>
            </table:table-row>
            <table:table-row>
              <table:table-cell office:value-type="float" office:value="5.64826695304416">
                <text:p>5.64826695304416</text:p>
              </table:table-cell>
              <table:table-cell office:value-type="float" office:value="0.188409382645979">
                <text:p>0.188409382645979</text:p>
              </table:table-cell>
            </table:table-row>
            <table:table-row>
              <table:table-cell office:value-type="float" office:value="5.6653775524904">
                <text:p>5.6653775524904</text:p>
              </table:table-cell>
              <table:table-cell office:value-type="float" office:value="0.171688640526741">
                <text:p>0.171688640526741</text:p>
              </table:table-cell>
            </table:table-row>
            <table:table-row>
              <table:table-cell office:value-type="float" office:value="5.69968586827375">
                <text:p>5.69968586827375</text:p>
              </table:table-cell>
              <table:table-cell office:value-type="float" office:value="0.199435126462861">
                <text:p>0.199435126462861</text:p>
              </table:table-cell>
            </table:table-row>
            <table:table-row>
              <table:table-cell office:value-type="float" office:value="5.71688337115946">
                <text:p>5.71688337115946</text:p>
              </table:table-cell>
              <table:table-cell office:value-type="float" office:value="0.153135595729319">
                <text:p>0.153135595729319</text:p>
              </table:table-cell>
            </table:table-row>
            <table:table-row>
              <table:table-cell office:value-type="float" office:value="5.7513647065631">
                <text:p>5.7513647065631</text:p>
              </table:table-cell>
              <table:table-cell office:value-type="float" office:value="0.183174007022636">
                <text:p>0.183174007022636</text:p>
              </table:table-cell>
            </table:table-row>
            <table:table-row>
              <table:table-cell office:value-type="float" office:value="5.76864837265173">
                <text:p>5.76864837265173</text:p>
              </table:table-cell>
              <table:table-cell office:value-type="float" office:value="0.16276898041286">
                <text:p>0.16276898041286</text:p>
              </table:table-cell>
            </table:table-row>
            <table:table-row>
              <table:table-cell office:value-type="float" office:value="5.80330135360009">
                <text:p>5.80330135360009</text:p>
              </table:table-cell>
              <table:table-cell office:value-type="float" office:value="0.161859843095032">
                <text:p>0.161859843095032</text:p>
              </table:table-cell>
            </table:table-row>
            <table:table-row>
              <table:table-cell office:value-type="float" office:value="5.82066995727941">
                <text:p>5.82066995727941</text:p>
              </table:table-cell>
              <table:table-cell office:value-type="float" office:value="0.176986479516233">
                <text:p>0.176986479516233</text:p>
              </table:table-cell>
            </table:table-row>
            <table:table-row>
              <table:table-cell office:value-type="float" office:value="5.83806724147919">
                <text:p>5.83806724147919</text:p>
              </table:table-cell>
              <table:table-cell office:value-type="float" office:value="0.206585641809733">
                <text:p>0.206585641809733</text:p>
              </table:table-cell>
            </table:table-row>
            <table:table-row>
              <table:table-cell office:value-type="float" office:value="5.87294599353565">
                <text:p>5.87294599353565</text:p>
              </table:table-cell>
              <table:table-cell office:value-type="float" office:value="0.237823037115273">
                <text:p>0.237823037115273</text:p>
              </table:table-cell>
            </table:table-row>
            <table:table-row>
              <table:table-cell office:value-type="float" office:value="5.8904283034572">
                <text:p>5.8904283034572</text:p>
              </table:table-cell>
              <table:table-cell office:value-type="float" office:value="0.226819209986733">
                <text:p>0.226819209986733</text:p>
              </table:table-cell>
            </table:table-row>
            <table:table-row>
              <table:table-cell office:value-type="float" office:value="5.92547526742165">
                <text:p>5.92547526742165</text:p>
              </table:table-cell>
              <table:table-cell office:value-type="float" office:value="0.29670268284328">
                <text:p>0.29670268284328</text:p>
              </table:table-cell>
            </table:table-row>
            <table:table-row>
              <table:table-cell office:value-type="float" office:value="5.94304057202268">
                <text:p>5.94304057202268</text:p>
              </table:table-cell>
              <table:table-cell office:value-type="float" office:value="0.175465055814328">
                <text:p>0.175465055814328</text:p>
              </table:table-cell>
            </table:table-row>
            <table:table-row>
              <table:table-cell office:value-type="float" office:value="5.97825462886068">
                <text:p>5.97825462886068</text:p>
              </table:table-cell>
              <table:table-cell office:value-type="float" office:value="0.174287996657706">
                <text:p>0.174287996657706</text:p>
              </table:table-cell>
            </table:table-row>
            <table:table-row>
              <table:table-cell office:value-type="float" office:value="5.99590277544509">
                <text:p>5.99590277544509</text:p>
              </table:table-cell>
              <table:table-cell office:value-type="float" office:value="0.259684279366111">
                <text:p>0.259684279366111</text:p>
              </table:table-cell>
            </table:table-row>
            <table:table-row>
              <table:table-cell office:value-type="float" office:value="6.03128166862723">
                <text:p>6.03128166862723</text:p>
              </table:table-cell>
              <table:table-cell office:value-type="float" office:value="0.269825027085964">
                <text:p>0.269825027085964</text:p>
              </table:table-cell>
            </table:table-row>
            <table:table-row>
              <table:table-cell office:value-type="float" office:value="6.04901251754271">
                <text:p>6.04901251754271</text:p>
              </table:table-cell>
              <table:table-cell office:value-type="float" office:value="0.243173981166381">
                <text:p>0.243173981166381</text:p>
              </table:table-cell>
            </table:table-row>
            <table:table-row>
              <table:table-cell office:value-type="float" office:value="6.08455533951543">
                <text:p>6.08455533951543</text:p>
              </table:table-cell>
              <table:table-cell office:value-type="float" office:value="0.257578520618067">
                <text:p>0.257578520618067</text:p>
              </table:table-cell>
            </table:table-row>
            <table:table-row>
              <table:table-cell office:value-type="float" office:value="6.10236751478451">
                <text:p>6.10236751478451</text:p>
              </table:table-cell>
              <table:table-cell office:value-type="float" office:value="0.144688379026331">
                <text:p>0.144688379026331</text:p>
              </table:table-cell>
            </table:table-row>
            <table:table-row>
              <table:table-cell office:value-type="float" office:value="6.13807256651448">
                <text:p>6.13807256651448</text:p>
              </table:table-cell>
              <table:table-cell office:value-type="float" office:value="0.259689412610417">
                <text:p>0.259689412610417</text:p>
              </table:table-cell>
            </table:table-row>
            <table:table-row>
              <table:table-cell office:value-type="float" office:value="6.15596552424524">
                <text:p>6.15596552424524</text:p>
              </table:table-cell>
              <table:table-cell office:value-type="float" office:value="0.262130809741756">
                <text:p>0.262130809741756</text:p>
              </table:table-cell>
            </table:table-row>
            <table:table-row>
              <table:table-cell office:value-type="float" office:value="6.19183170127675">
                <text:p>6.19183170127675</text:p>
              </table:table-cell>
              <table:table-cell office:value-type="float" office:value="0.143455695761353">
                <text:p>0.143455695761353</text:p>
              </table:table-cell>
            </table:table-row>
            <table:table-row>
              <table:table-cell office:value-type="float" office:value="6.20980450517259">
                <text:p>6.20980450517259</text:p>
              </table:table-cell>
              <table:table-cell office:value-type="float" office:value="0.221911308350493">
                <text:p>0.221911308350493</text:p>
              </table:table-cell>
            </table:table-row>
            <table:table-row>
              <table:table-cell office:value-type="float" office:value="6.22780458984337">
                <text:p>6.22780458984337</text:p>
              </table:table-cell>
              <table:table-cell office:value-type="float" office:value="0.197732381166747">
                <text:p>0.197732381166747</text:p>
              </table:table-cell>
            </table:table-row>
            <table:table-row>
              <table:table-cell office:value-type="float" office:value="6.26388301482099">
                <text:p>6.26388301482099</text:p>
              </table:table-cell>
              <table:table-cell office:value-type="float" office:value="0.221217315188964">
                <text:p>0.221217315188964</text:p>
              </table:table-cell>
            </table:table-row>
            <table:table-row>
              <table:table-cell office:value-type="float" office:value="6.28196140397214">
                <text:p>6.28196140397214</text:p>
              </table:table-cell>
              <table:table-cell office:value-type="float" office:value="0.315055666548646">
                <text:p>0.315055666548646</text:p>
              </table:table-cell>
            </table:table-row>
            <table:table-row>
              <table:table-cell office:value-type="float" office:value="6.31819765116031">
                <text:p>6.31819765116031</text:p>
              </table:table-cell>
              <table:table-cell office:value-type="float" office:value="0.32373843231886">
                <text:p>0.32373843231886</text:p>
              </table:table-cell>
            </table:table-row>
            <table:table-row>
              <table:table-cell office:value-type="float" office:value="6.33635506043839">
                <text:p>6.33635506043839</text:p>
              </table:table-cell>
              <table:table-cell office:value-type="float" office:value="0.299521673562361">
                <text:p>0.299521673562361</text:p>
              </table:table-cell>
            </table:table-row>
            <table:table-row>
              <table:table-cell office:value-type="float" office:value="6.37274740309287">
                <text:p>6.37274740309287</text:p>
              </table:table-cell>
              <table:table-cell office:value-type="float" office:value="0.344535201631962">
                <text:p>0.344535201631962</text:p>
              </table:table-cell>
            </table:table-row>
            <table:table-row>
              <table:table-cell office:value-type="float" office:value="6.39098211573754">
                <text:p>6.39098211573754</text:p>
              </table:table-cell>
              <table:table-cell office:value-type="float" office:value="0.317089059254974">
                <text:p>0.317089059254974</text:p>
              </table:table-cell>
            </table:table-row>
            <table:table-row>
              <table:table-cell office:value-type="float" office:value="6.4275296925225">
                <text:p>6.4275296925225</text:p>
              </table:table-cell>
              <table:table-cell office:value-type="float" office:value="0.264816526465667">
                <text:p>0.264816526465667</text:p>
              </table:table-cell>
            </table:table-row>
            <table:table-row>
              <table:table-cell office:value-type="float" office:value="6.44584224540319">
                <text:p>6.44584224540319</text:p>
              </table:table-cell>
              <table:table-cell office:value-type="float" office:value="0.212172215160582">
                <text:p>0.212172215160582</text:p>
              </table:table-cell>
            </table:table-row>
            <table:table-row>
              <table:table-cell office:value-type="float" office:value="6.46417964044219">
                <text:p>6.46417964044219</text:p>
              </table:table-cell>
              <table:table-cell office:value-type="float" office:value="0.194502337000528">
                <text:p>0.194502337000528</text:p>
              </table:table-cell>
            </table:table-row>
            <table:table-row>
              <table:table-cell office:value-type="float" office:value="6.50093123080825">
                <text:p>6.50093123080825</text:p>
              </table:table-cell>
              <table:table-cell office:value-type="float" office:value="0.1951381292304">
                <text:p>0.1951381292304</text:p>
              </table:table-cell>
            </table:table-row>
            <table:table-row>
              <table:table-cell office:value-type="float" office:value="6.51934567167931">
                <text:p>6.51934567167931</text:p>
              </table:table-cell>
              <table:table-cell office:value-type="float" office:value="0.202487329037582">
                <text:p>0.202487329037582</text:p>
              </table:table-cell>
            </table:table-row>
            <table:table-row>
              <table:table-cell office:value-type="float" office:value="6.55624873980703">
                <text:p>6.55624873980703</text:p>
              </table:table-cell>
              <table:table-cell office:value-type="float" office:value="0.223237754144584">
                <text:p>0.223237754144584</text:p>
              </table:table-cell>
            </table:table-row>
            <table:table-row>
              <table:table-cell office:value-type="float" office:value="6.57473771180576">
                <text:p>6.57473771180576</text:p>
              </table:table-cell>
              <table:table-cell office:value-type="float" office:value="0.331198797456766">
                <text:p>0.331198797456766</text:p>
              </table:table-cell>
            </table:table-row>
            <table:table-row>
              <table:table-cell office:value-type="float" office:value="6.61179109347077">
                <text:p>6.61179109347077</text:p>
              </table:table-cell>
              <table:table-cell office:value-type="float" office:value="0.231347589092103">
                <text:p>0.231347589092103</text:p>
              </table:table-cell>
            </table:table-row>
            <table:table-row>
              <table:table-cell office:value-type="float" office:value="6.63035518179998">
                <text:p>6.63035518179998</text:p>
              </table:table-cell>
              <table:table-cell office:value-type="float" office:value="0.241680305392621">
                <text:p>0.241680305392621</text:p>
              </table:table-cell>
            </table:table-row>
            <table:table-row>
              <table:table-cell office:value-type="float" office:value="6.64894349622218">
                <text:p>6.64894349622218</text:p>
              </table:table-cell>
              <table:table-cell office:value-type="float" office:value="0.25928492707566">
                <text:p>0.25928492707566</text:p>
              </table:table-cell>
            </table:table-row>
            <table:table-row>
              <table:table-cell office:value-type="float" office:value="6.68619584720558">
                <text:p>6.68619584720558</text:p>
              </table:table-cell>
              <table:table-cell office:value-type="float" office:value="0.269919125631899">
                <text:p>0.269919125631899</text:p>
              </table:table-cell>
            </table:table-row>
            <table:table-row>
              <table:table-cell office:value-type="float" office:value="6.70485891122216">
                <text:p>6.70485891122216</text:p>
              </table:table-cell>
              <table:table-cell office:value-type="float" office:value="0.282323133342292">
                <text:p>0.282323133342292</text:p>
              </table:table-cell>
            </table:table-row>
            <table:table-row>
              <table:table-cell office:value-type="float" office:value="6.74225701924243">
                <text:p>6.74225701924243</text:p>
              </table:table-cell>
              <table:table-cell office:value-type="float" office:value="0.295264835746087">
                <text:p>0.295264835746087</text:p>
              </table:table-cell>
            </table:table-row>
            <table:table-row>
              <table:table-cell office:value-type="float" office:value="6.76099261219702">
                <text:p>6.76099261219702</text:p>
              </table:table-cell>
              <table:table-cell office:value-type="float" office:value="0.29798930339401">
                <text:p>0.29798930339401</text:p>
              </table:table-cell>
            </table:table-row>
            <table:table-row>
              <table:table-cell office:value-type="float" office:value="6.79853668253935">
                <text:p>6.79853668253935</text:p>
              </table:table-cell>
              <table:table-cell office:value-type="float" office:value="0.282538135536205">
                <text:p>0.282538135536205</text:p>
              </table:table-cell>
            </table:table-row>
            <table:table-row>
              <table:table-cell office:value-type="float" office:value="6.81734566404013">
                <text:p>6.81734566404013</text:p>
              </table:table-cell>
              <table:table-cell office:value-type="float" office:value="0.282173937241502">
                <text:p>0.282173937241502</text:p>
              </table:table-cell>
            </table:table-row>
            <table:table-row>
              <table:table-cell office:value-type="float" office:value="6.85503368736297">
                <text:p>6.85503368736297</text:p>
              </table:table-cell>
              <table:table-cell office:value-type="float" office:value="0.270010543761828">
                <text:p>0.270010543761828</text:p>
              </table:table-cell>
            </table:table-row>
            <table:table-row>
              <table:table-cell office:value-type="float" office:value="6.87391333595712">
                <text:p>6.87391333595712</text:p>
              </table:table-cell>
              <table:table-cell office:value-type="float" office:value="0.266363597007198">
                <text:p>0.266363597007198</text:p>
              </table:table-cell>
            </table:table-row>
            <table:table-row>
              <table:table-cell office:value-type="float" office:value="6.91172610502676">
                <text:p>6.91172610502676</text:p>
              </table:table-cell>
              <table:table-cell office:value-type="float" office:value="0.260930916928497">
                <text:p>0.260930916928497</text:p>
              </table:table-cell>
            </table:table-row>
            <table:table-row>
              <table:table-cell office:value-type="float" office:value="6.93066274440413">
                <text:p>6.93066274440413</text:p>
              </table:table-cell>
              <table:table-cell office:value-type="float" office:value="0.25152035494011">
                <text:p>0.25152035494011</text:p>
              </table:table-cell>
            </table:table-row>
            <table:table-row>
              <table:table-cell office:value-type="float" office:value="6.96860738704527">
                <text:p>6.96860738704527</text:p>
              </table:table-cell>
              <table:table-cell office:value-type="float" office:value="0.242171267611405">
                <text:p>0.242171267611405</text:p>
              </table:table-cell>
            </table:table-row>
            <table:table-row>
              <table:table-cell office:value-type="float" office:value="6.9876148085863">
                <text:p>6.9876148085863</text:p>
              </table:table-cell>
              <table:table-cell office:value-type="float" office:value="0.335266465425267">
                <text:p>0.335266465425267</text:p>
              </table:table-cell>
            </table:table-row>
            <table:table-row>
              <table:table-cell office:value-type="float" office:value="7.00664650789279">
                <text:p>7.00664650789279</text:p>
              </table:table-cell>
              <table:table-cell office:value-type="float" office:value="0.348109594162639">
                <text:p>0.348109594162639</text:p>
              </table:table-cell>
            </table:table-row>
            <table:table-row>
              <table:table-cell office:value-type="float" office:value="7.04477900189226">
                <text:p>7.04477900189226</text:p>
              </table:table-cell>
              <table:table-cell office:value-type="float" office:value="0.379497044923695">
                <text:p>0.379497044923695</text:p>
              </table:table-cell>
            </table:table-row>
            <table:table-row>
              <table:table-cell office:value-type="float" office:value="7.06393099950681">
                <text:p>7.06393099950681</text:p>
              </table:table-cell>
              <table:table-cell office:value-type="float" office:value="0.335904474454147">
                <text:p>0.335904474454147</text:p>
              </table:table-cell>
            </table:table-row>
            <table:table-row>
              <table:table-cell office:value-type="float" office:value="7.10241974800638">
                <text:p>7.10241974800638</text:p>
              </table:table-cell>
              <table:table-cell office:value-type="float" office:value="0.367310928159407">
                <text:p>0.367310928159407</text:p>
              </table:table-cell>
            </table:table-row>
            <table:table-row>
              <table:table-cell office:value-type="float" office:value="7.12169881494045">
                <text:p>7.12169881494045</text:p>
              </table:table-cell>
              <table:table-cell office:value-type="float" office:value="0.329480729445489">
                <text:p>0.329480729445489</text:p>
              </table:table-cell>
            </table:table-row>
            <table:table-row>
              <table:table-cell office:value-type="float" office:value="7.16032632842171">
                <text:p>7.16032632842171</text:p>
              </table:table-cell>
              <table:table-cell office:value-type="float" office:value="0.297962324803419">
                <text:p>0.297962324803419</text:p>
              </table:table-cell>
            </table:table-row>
            <table:table-row>
              <table:table-cell office:value-type="float" office:value="7.17967527066801">
                <text:p>7.17967527066801</text:p>
              </table:table-cell>
              <table:table-cell office:value-type="float" office:value="0.284224036050359">
                <text:p>0.284224036050359</text:p>
              </table:table-cell>
            </table:table-row>
            <table:table-row>
              <table:table-cell office:value-type="float" office:value="7.21844253867147">
                <text:p>7.21844253867147</text:p>
              </table:table-cell>
              <table:table-cell office:value-type="float" office:value="0.283442129916443">
                <text:p>0.283442129916443</text:p>
              </table:table-cell>
            </table:table-row>
            <table:table-row>
              <table:table-cell office:value-type="float" office:value="7.23785965414839">
                <text:p>7.23785965414839</text:p>
              </table:table-cell>
              <table:table-cell office:value-type="float" office:value="0.28507898595779">
                <text:p>0.28507898595779</text:p>
              </table:table-cell>
            </table:table-row>
            <table:table-row>
              <table:table-cell office:value-type="float" office:value="7.27676303311457">
                <text:p>7.27676303311457</text:p>
              </table:table-cell>
              <table:table-cell office:value-type="float" office:value="0.266296180438342">
                <text:p>0.266296180438342</text:p>
              </table:table-cell>
            </table:table-row>
            <table:table-row>
              <table:table-cell office:value-type="float" office:value="7.29624859372382">
                <text:p>7.29624859372382</text:p>
              </table:table-cell>
              <table:table-cell office:value-type="float" office:value="0.243552477258745">
                <text:p>0.243552477258745</text:p>
              </table:table-cell>
            </table:table-row>
            <table:table-row>
              <table:table-cell office:value-type="float" office:value="7.3157572498982">
                <text:p>7.3157572498982</text:p>
              </table:table-cell>
              <table:table-cell office:value-type="float" office:value="0.220189926241533">
                <text:p>0.220189926241533</text:p>
              </table:table-cell>
            </table:table-row>
            <table:table-row>
              <table:table-cell office:value-type="float" office:value="7.35483990230893">
                <text:p>7.35483990230893</text:p>
              </table:table-cell>
              <table:table-cell office:value-type="float" office:value="0.271116896780071">
                <text:p>0.271116896780071</text:p>
              </table:table-cell>
            </table:table-row>
            <table:table-row>
              <table:table-cell office:value-type="float" office:value="7.37441527065735">
                <text:p>7.37441527065735</text:p>
              </table:table-cell>
              <table:table-cell office:value-type="float" office:value="0.284872057176025">
                <text:p>0.284872057176025</text:p>
              </table:table-cell>
            </table:table-row>
            <table:table-row>
              <table:table-cell office:value-type="float" office:value="7.41363318646431">
                <text:p>7.41363318646431</text:p>
              </table:table-cell>
              <table:table-cell office:value-type="float" office:value="0.295408418508899">
                <text:p>0.295408418508899</text:p>
              </table:table-cell>
            </table:table-row>
            <table:table-row>
              <table:table-cell office:value-type="float" office:value="7.43327411949092">
                <text:p>7.43327411949092</text:p>
              </table:table-cell>
              <table:table-cell office:value-type="float" office:value="0.223721329761636">
                <text:p>0.223721329761636</text:p>
              </table:table-cell>
            </table:table-row>
            <table:table-row>
              <table:table-cell office:value-type="float" office:value="7.47262322944737">
                <text:p>7.47262322944737</text:p>
              </table:table-cell>
              <table:table-cell office:value-type="float" office:value="0.31285955076524">
                <text:p>0.31285955076524</text:p>
              </table:table-cell>
            </table:table-row>
            <table:table-row>
              <table:table-cell office:value-type="float" office:value="7.49233099787765">
                <text:p>7.49233099787765</text:p>
              </table:table-cell>
              <table:table-cell office:value-type="float" office:value="0.301571073530313">
                <text:p>0.301571073530313</text:p>
              </table:table-cell>
            </table:table-row>
            <table:table-row>
              <table:table-cell office:value-type="float" office:value="7.53181062757781">
                <text:p>7.53181062757781</text:p>
              </table:table-cell>
              <table:table-cell office:value-type="float" office:value="0.310823487004396">
                <text:p>0.310823487004396</text:p>
              </table:table-cell>
            </table:table-row>
            <table:table-row>
              <table:table-cell office:value-type="float" office:value="7.55158341427877">
                <text:p>7.55158341427877</text:p>
              </table:table-cell>
              <table:table-cell office:value-type="float" office:value="0.215250786385842">
                <text:p>0.215250786385842</text:p>
              </table:table-cell>
            </table:table-row>
            <table:table-row>
              <table:table-cell office:value-type="float" office:value="7.59119265896155">
                <text:p>7.59119265896155</text:p>
              </table:table-cell>
              <table:table-cell office:value-type="float" office:value="0.191059367404071">
                <text:p>0.191059367404071</text:p>
              </table:table-cell>
            </table:table-row>
            <table:table-row>
              <table:table-cell office:value-type="float" office:value="7.61102812146536">
                <text:p>7.61102812146536</text:p>
              </table:table-cell>
              <table:table-cell office:value-type="float" office:value="0.266203597396873">
                <text:p>0.266203597396873</text:p>
              </table:table-cell>
            </table:table-row>
            <table:table-row>
              <table:table-cell office:value-type="float" office:value="7.65076531984466">
                <text:p>7.65076531984466</text:p>
              </table:table-cell>
              <table:table-cell office:value-type="float" office:value="0.287116039095967">
                <text:p>0.287116039095967</text:p>
              </table:table-cell>
            </table:table-row>
            <table:table-row>
              <table:table-cell office:value-type="float" office:value="7.67066575650162">
                <text:p>7.67066575650162</text:p>
              </table:table-cell>
              <table:table-cell office:value-type="float" office:value="0.230555835578218">
                <text:p>0.230555835578218</text:p>
              </table:table-cell>
            </table:table-row>
            <table:table-row>
              <table:table-cell office:value-type="float" office:value="7.71052969837633">
                <text:p>7.71052969837633</text:p>
              </table:table-cell>
              <table:table-cell office:value-type="float" office:value="0.191581131917775">
                <text:p>0.191581131917775</text:p>
              </table:table-cell>
            </table:table-row>
            <table:table-row>
              <table:table-cell office:value-type="float" office:value="7.73049285965161">
                <text:p>7.73049285965161</text:p>
              </table:table-cell>
              <table:table-cell office:value-type="float" office:value="0.173114760447932">
                <text:p>0.173114760447932</text:p>
              </table:table-cell>
            </table:table-row>
            <table:table-row>
              <table:table-cell office:value-type="float" office:value="7.7504767258595">
                <text:p>7.7504767258595</text:p>
              </table:table-cell>
              <table:table-cell office:value-type="float" office:value="0.169314858296304">
                <text:p>0.169314858296304</text:p>
              </table:table-cell>
            </table:table-row>
            <table:table-row>
              <table:table-cell office:value-type="float" office:value="7.79050643463024">
                <text:p>7.79050643463024</text:p>
              </table:table-cell>
              <table:table-cell office:value-type="float" office:value="0.190999757141999">
                <text:p>0.190999757141999</text:p>
              </table:table-cell>
            </table:table-row>
            <table:table-row>
              <table:table-cell office:value-type="float" office:value="7.81055238140041">
                <text:p>7.81055238140041</text:p>
              </table:table-cell>
              <table:table-cell office:value-type="float" office:value="0.203390424584341">
                <text:p>0.203390424584341</text:p>
              </table:table-cell>
            </table:table-row>
            <table:table-row>
              <table:table-cell office:value-type="float" office:value="7.85070517659141">
                <text:p>7.85070517659141</text:p>
              </table:table-cell>
              <table:table-cell office:value-type="float" office:value="0.226651886263214">
                <text:p>0.226651886263214</text:p>
              </table:table-cell>
            </table:table-row>
            <table:table-row>
              <table:table-cell office:value-type="float" office:value="7.87081369511932">
                <text:p>7.87081369511932</text:p>
              </table:table-cell>
              <table:table-cell office:value-type="float" office:value="0.197479264011229">
                <text:p>0.197479264011229</text:p>
              </table:table-cell>
            </table:table-row>
            <table:table-row>
              <table:table-cell office:value-type="float" office:value="7.91108764295661">
                <text:p>7.91108764295661</text:p>
              </table:table-cell>
              <table:table-cell office:value-type="float" office:value="0.22109339842583">
                <text:p>0.22109339842583</text:p>
              </table:table-cell>
            </table:table-row>
            <table:table-row>
              <table:table-cell office:value-type="float" office:value="7.93125480432771">
                <text:p>7.93125480432771</text:p>
              </table:table-cell>
              <table:table-cell office:value-type="float" office:value="0.311948957799992">
                <text:p>0.311948957799992</text:p>
              </table:table-cell>
            </table:table-row>
            <table:table-row>
              <table:table-cell office:value-type="float" office:value="7.95144365268794">
                <text:p>7.95144365268794</text:p>
              </table:table-cell>
              <table:table-cell office:value-type="float" office:value="0.213223181343435">
                <text:p>0.213223181343435</text:p>
              </table:table-cell>
            </table:table-row>
            <table:table-row>
              <table:table-cell office:value-type="float" office:value="7.99187898917963">
                <text:p>7.99187898917963</text:p>
              </table:table-cell>
              <table:table-cell office:value-type="float" office:value="0.283669578176077">
                <text:p>0.283669578176077</text:p>
              </table:table-cell>
            </table:table-row>
            <table:table-row>
              <table:table-cell office:value-type="float" office:value="8.0121255731577">
                <text:p>8.0121255731577</text:p>
              </table:table-cell>
              <table:table-cell office:value-type="float" office:value="0.273456995830777">
                <text:p>0.273456995830777</text:p>
              </table:table-cell>
            </table:table-row>
            <table:table-row>
              <table:table-cell office:value-type="float" office:value="8.05268049942487">
                <text:p>8.05268049942487</text:p>
              </table:table-cell>
              <table:table-cell office:value-type="float" office:value="0.195685737445702">
                <text:p>0.195685737445702</text:p>
              </table:table-cell>
            </table:table-row>
            <table:table-row>
              <table:table-cell office:value-type="float" office:value="8.07298772566945">
                <text:p>8.07298772566945</text:p>
              </table:table-cell>
              <table:table-cell office:value-type="float" office:value="0.208235031848461">
                <text:p>0.208235031848461</text:p>
              </table:table-cell>
            </table:table-row>
            <table:table-row>
              <table:table-cell office:value-type="float" office:value="8.11365901706442">
                <text:p>8.11365901706442</text:p>
              </table:table-cell>
              <table:table-cell office:value-type="float" office:value="0.24494200655663">
                <text:p>0.24494200655663</text:p>
              </table:table-cell>
            </table:table-row>
            <table:table-row>
              <table:table-cell office:value-type="float" office:value="8.13402289969077">
                <text:p>8.13402289969077</text:p>
              </table:table-cell>
              <table:table-cell office:value-type="float" office:value="0.221599855372209">
                <text:p>0.221599855372209</text:p>
              </table:table-cell>
            </table:table-row>
            <table:table-row>
              <table:table-cell office:value-type="float" office:value="8.17481061914558">
                <text:p>8.17481061914558</text:p>
              </table:table-cell>
              <table:table-cell office:value-type="float" office:value="0.228222148261031">
                <text:p>0.228222148261031</text:p>
              </table:table-cell>
            </table:table-row>
            <table:table-row>
              <table:table-cell office:value-type="float" office:value="8.19523335510054">
                <text:p>8.19523335510054</text:p>
              </table:table-cell>
              <table:table-cell office:value-type="float" office:value="0.210502990581374">
                <text:p>0.210502990581374</text:p>
              </table:table-cell>
            </table:table-row>
            <table:table-row>
              <table:table-cell office:value-type="float" office:value="8.23613387096234">
                <text:p>8.23613387096234</text:p>
              </table:table-cell>
              <table:table-cell office:value-type="float" office:value="0.188383967906749">
                <text:p>0.188383967906749</text:p>
              </table:table-cell>
            </table:table-row>
            <table:table-row>
              <table:table-cell office:value-type="float" office:value="8.25661215790802">
                <text:p>8.25661215790802</text:p>
              </table:table-cell>
              <table:table-cell office:value-type="float" office:value="0.163406310533149">
                <text:p>0.163406310533149</text:p>
              </table:table-cell>
            </table:table-row>
            <table:table-row>
              <table:table-cell office:value-type="float" office:value="8.29762820679065">
                <text:p>8.29762820679065</text:p>
              </table:table-cell>
              <table:table-cell office:value-type="float" office:value="0.174427383624285">
                <text:p>0.174427383624285</text:p>
              </table:table-cell>
            </table:table-row>
            <table:table-row>
              <table:table-cell office:value-type="float" office:value="8.31816304607018">
                <text:p>8.31816304607018</text:p>
              </table:table-cell>
              <table:table-cell office:value-type="float" office:value="0.164387309778577">
                <text:p>0.164387309778577</text:p>
              </table:table-cell>
            </table:table-row>
            <table:table-row>
              <table:table-cell office:value-type="float" office:value="8.35928966154529">
                <text:p>8.35928966154529</text:p>
              </table:table-cell>
              <table:table-cell office:value-type="float" office:value="0.155977849016037">
                <text:p>0.155977849016037</text:p>
              </table:table-cell>
            </table:table-row>
            <table:table-row>
              <table:table-cell office:value-type="float" office:value="8.37988025288026">
                <text:p>8.37988025288026</text:p>
              </table:table-cell>
              <table:table-cell office:value-type="float" office:value="0.167709122864157">
                <text:p>0.167709122864157</text:p>
              </table:table-cell>
            </table:table-row>
            <table:table-row>
              <table:table-cell office:value-type="float" office:value="8.42111717635607">
                <text:p>8.42111717635607</text:p>
              </table:table-cell>
              <table:table-cell office:value-type="float" office:value="0.176920810006784">
                <text:p>0.176920810006784</text:p>
              </table:table-cell>
            </table:table-row>
            <table:table-row>
              <table:table-cell office:value-type="float" office:value="8.44176330233641">
                <text:p>8.44176330233641</text:p>
              </table:table-cell>
              <table:table-cell office:value-type="float" office:value="0.0969078851493537">
                <text:p>0.0969078851493537</text:p>
              </table:table-cell>
            </table:table-row>
            <table:table-row>
              <table:table-cell office:value-type="float" office:value="8.46242736428061">
                <text:p>8.46242736428061</text:p>
              </table:table-cell>
              <table:table-cell office:value-type="float" office:value="0.0961040562999114">
                <text:p>0.0961040562999114</text:p>
              </table:table-cell>
            </table:table-row>
            <table:table-row>
              <table:table-cell office:value-type="float" office:value="8.50380868874914">
                <text:p>8.50380868874914</text:p>
              </table:table-cell>
              <table:table-cell office:value-type="float" office:value="0.0742932386763959">
                <text:p>0.0742932386763959</text:p>
              </table:table-cell>
            </table:table-row>
            <table:table-row>
              <table:table-cell office:value-type="float" office:value="8.52452637282485">
                <text:p>8.52452637282485</text:p>
              </table:table-cell>
              <table:table-cell office:value-type="float" office:value="0.101260032856071">
                <text:p>0.101260032856071</text:p>
              </table:table-cell>
            </table:table-row>
            <table:table-row>
              <table:table-cell office:value-type="float" office:value="8.56601532913404">
                <text:p>8.56601532913404</text:p>
              </table:table-cell>
              <table:table-cell office:value-type="float" office:value="0.0966283283676218">
                <text:p>0.0966283283676218</text:p>
              </table:table-cell>
            </table:table-row>
            <table:table-row>
              <table:table-cell office:value-type="float" office:value="8.58678585075727">
                <text:p>8.58678585075727</text:p>
              </table:table-cell>
              <table:table-cell office:value-type="float" office:value="0.132725335771875">
                <text:p>0.132725335771875</text:p>
              </table:table-cell>
            </table:table-row>
            <table:table-row>
              <table:table-cell office:value-type="float" office:value="8.6283817216813">
                <text:p>8.6283817216813</text:p>
              </table:table-cell>
              <table:table-cell office:value-type="float" office:value="0.163518324477588">
                <text:p>0.163518324477588</text:p>
              </table:table-cell>
            </table:table-row>
            <table:table-row>
              <table:table-cell office:value-type="float" office:value="8.64920647011741">
                <text:p>8.64920647011741</text:p>
              </table:table-cell>
              <table:table-cell office:value-type="float" office:value="0.173155019070466">
                <text:p>0.173155019070466</text:p>
              </table:table-cell>
            </table:table-row>
            <table:table-row>
              <table:table-cell office:value-type="float" office:value="8.69090529147748">
                <text:p>8.69090529147748</text:p>
              </table:table-cell>
              <table:table-cell office:value-type="float" office:value="0.20060488570931">
                <text:p>0.20060488570931</text:p>
              </table:table-cell>
            </table:table-row>
            <table:table-row>
              <table:table-cell office:value-type="float" office:value="8.71178092669589">
                <text:p>8.71178092669589</text:p>
              </table:table-cell>
              <table:table-cell office:value-type="float" office:value="0.214164867364736">
                <text:p>0.214164867364736</text:p>
              </table:table-cell>
            </table:table-row>
            <table:table-row>
              <table:table-cell office:value-type="float" office:value="8.73267319546519">
                <text:p>8.73267319546519</text:p>
              </table:table-cell>
              <table:table-cell office:value-type="float" office:value="0.228302899232977">
                <text:p>0.228302899232977</text:p>
              </table:table-cell>
            </table:table-row>
            <table:table-row>
              <table:table-cell office:value-type="float" office:value="8.7745093956523">
                <text:p>8.7745093956523</text:p>
              </table:table-cell>
              <table:table-cell office:value-type="float" office:value="0.254954374305504">
                <text:p>0.254954374305504</text:p>
              </table:table-cell>
            </table:table-row>
            <table:table-row>
              <table:table-cell office:value-type="float" office:value="8.79545328606444">
                <text:p>8.79545328606444</text:p>
              </table:table-cell>
              <table:table-cell office:value-type="float" office:value="0.160347462525172">
                <text:p>0.160347462525172</text:p>
              </table:table-cell>
            </table:table-row>
            <table:table-row>
              <table:table-cell office:value-type="float" office:value="8.83739213460352">
                <text:p>8.83739213460352</text:p>
              </table:table-cell>
              <table:table-cell office:value-type="float" office:value="0.181603205255355">
                <text:p>0.181603205255355</text:p>
              </table:table-cell>
            </table:table-row>
            <table:table-row>
              <table:table-cell office:value-type="float" office:value="8.85838467066547">
                <text:p>8.85838467066547</text:p>
              </table:table-cell>
              <table:table-cell office:value-type="float" office:value="0.159507454536942">
                <text:p>0.159507454536942</text:p>
              </table:table-cell>
            </table:table-row>
            <table:table-row>
              <table:table-cell office:value-type="float" office:value="8.90042294502581">
                <text:p>8.90042294502581</text:p>
              </table:table-cell>
              <table:table-cell office:value-type="float" office:value="0.153441527507951">
                <text:p>0.153441527507951</text:p>
              </table:table-cell>
            </table:table-row>
            <table:table-row>
              <table:table-cell office:value-type="float" office:value="8.92146571185862">
                <text:p>8.92146571185862</text:p>
              </table:table-cell>
              <table:table-cell office:value-type="float" office:value="0.126878390807085">
                <text:p>0.126878390807085</text:p>
              </table:table-cell>
            </table:table-row>
            <table:table-row>
              <table:table-cell office:value-type="float" office:value="8.96360287711612">
                <text:p>8.96360287711612</text:p>
              </table:table-cell>
              <table:table-cell office:value-type="float" office:value="0.17963715497937">
                <text:p>0.17963715497937</text:p>
              </table:table-cell>
            </table:table-row>
            <table:table-row>
              <table:table-cell office:value-type="float" office:value="8.9846959142241">
                <text:p>8.9846959142241</text:p>
              </table:table-cell>
              <table:table-cell office:value-type="float" office:value="0.17662746469893">
                <text:p>0.17662746469893</text:p>
              </table:table-cell>
            </table:table-row>
            <table:table-row>
              <table:table-cell office:value-type="float" office:value="9.00580463968978">
                <text:p>9.00580463968978</text:p>
              </table:table-cell>
              <table:table-cell office:value-type="float" office:value="0.181112887786774">
                <text:p>0.181112887786774</text:p>
              </table:table-cell>
            </table:table-row>
            <table:table-row>
              <table:table-cell office:value-type="float" office:value="9.04806980999219">
                <text:p>9.04806980999219</text:p>
              </table:table-cell>
              <table:table-cell office:value-type="float" office:value="0.179392756657145">
                <text:p>0.179392756657145</text:p>
              </table:table-cell>
            </table:table-row>
            <table:table-row>
              <table:table-cell office:value-type="float" office:value="9.06922740245313">
                <text:p>9.06922740245313</text:p>
              </table:table-cell>
              <table:table-cell office:value-type="float" office:value="0.136609787577123">
                <text:p>0.136609787577123</text:p>
              </table:table-cell>
            </table:table-row>
            <table:table-row>
              <table:table-cell office:value-type="float" office:value="9.1115876281754">
                <text:p>9.1115876281754</text:p>
              </table:table-cell>
              <table:table-cell office:value-type="float" office:value="0.0956286479569626">
                <text:p>0.0956286479569626</text:p>
              </table:table-cell>
            </table:table-row>
            <table:table-row>
              <table:table-cell office:value-type="float" office:value="9.13279215787171">
                <text:p>9.13279215787171</text:p>
              </table:table-cell>
              <table:table-cell office:value-type="float" office:value="0.0647735071975261">
                <text:p>0.0647735071975261</text:p>
              </table:table-cell>
            </table:table-row>
            <table:table-row>
              <table:table-cell office:value-type="float" office:value="9.17524827699451">
                <text:p>9.17524827699451</text:p>
              </table:table-cell>
              <table:table-cell office:value-type="float" office:value="0.0571526150827935">
                <text:p>0.0571526150827935</text:p>
              </table:table-cell>
            </table:table-row>
            <table:table-row>
              <table:table-cell office:value-type="float" office:value="9.19649897607972">
                <text:p>9.19649897607972</text:p>
              </table:table-cell>
              <table:table-cell office:value-type="float" office:value="0.0652081560109774">
                <text:p>0.0652081560109774</text:p>
              </table:table-cell>
            </table:table-row>
            <table:table-row>
              <table:table-cell office:value-type="float" office:value="9.23904614996897">
                <text:p>9.23904614996897</text:p>
              </table:table-cell>
              <table:table-cell office:value-type="float" office:value="0.0632925633256628">
                <text:p>0.0632925633256628</text:p>
              </table:table-cell>
            </table:table-row>
            <table:table-row>
              <table:table-cell office:value-type="float" office:value="9.26034283511579">
                <text:p>9.26034283511579</text:p>
              </table:table-cell>
              <table:table-cell office:value-type="float" office:value="0.0655669467931398">
                <text:p>0.0655669467931398</text:p>
              </table:table-cell>
            </table:table-row>
            <table:table-row>
              <table:table-cell office:value-type="float" office:value="9.28165395168629">
                <text:p>9.28165395168629</text:p>
              </table:table-cell>
              <table:table-cell office:value-type="float" office:value="0.179144906371394">
                <text:p>0.179144906371394</text:p>
              </table:table-cell>
            </table:table-row>
            <table:table-row>
              <table:table-cell office:value-type="float" office:value="9.3243256763372">
                <text:p>9.3243256763372</text:p>
              </table:table-cell>
              <table:table-cell office:value-type="float" office:value="0.174243185132814">
                <text:p>0.174243185132814</text:p>
              </table:table-cell>
            </table:table-row>
            <table:table-row>
              <table:table-cell office:value-type="float" office:value="9.34568187284824">
                <text:p>9.34568187284824</text:p>
              </table:table-cell>
              <table:table-cell office:value-type="float" office:value="0.15098651396124">
                <text:p>0.15098651396124</text:p>
              </table:table-cell>
            </table:table-row>
            <table:table-row>
              <table:table-cell office:value-type="float" office:value="9.38844088855313">
                <text:p>9.38844088855313</text:p>
              </table:table-cell>
              <table:table-cell office:value-type="float" office:value="0.140058594735219">
                <text:p>0.140058594735219</text:p>
              </table:table-cell>
            </table:table-row>
            <table:table-row>
              <table:table-cell office:value-type="float" office:value="9.40984291716176">
                <text:p>9.40984291716176</text:p>
              </table:table-cell>
              <table:table-cell office:value-type="float" office:value="0.182216579745898">
                <text:p>0.182216579745898</text:p>
              </table:table-cell>
            </table:table-row>
            <table:table-row>
              <table:table-cell office:value-type="float" office:value="9.45269051026204">
                <text:p>9.45269051026204</text:p>
              </table:table-cell>
              <table:table-cell office:value-type="float" office:value="0.186776806755695">
                <text:p>0.186776806755695</text:p>
              </table:table-cell>
            </table:table-row>
            <table:table-row>
              <table:table-cell office:value-type="float" office:value="9.47413625443815">
                <text:p>9.47413625443815</text:p>
              </table:table-cell>
              <table:table-cell office:value-type="float" office:value="0.154876426296957">
                <text:p>0.154876426296957</text:p>
              </table:table-cell>
            </table:table-row>
            <table:table-row>
              <table:table-cell office:value-type="float" office:value="9.51707116549703">
                <text:p>9.51707116549703</text:p>
              </table:table-cell>
              <table:table-cell office:value-type="float" office:value="0.133089371446643">
                <text:p>0.133089371446643</text:p>
              </table:table-cell>
            </table:table-row>
            <table:table-row>
              <table:table-cell office:value-type="float" office:value="9.53856036732898">
                <text:p>9.53856036732898</text:p>
              </table:table-cell>
              <table:table-cell office:value-type="float" office:value="0.123623900427139">
                <text:p>0.123623900427139</text:p>
              </table:table-cell>
            </table:table-row>
            <table:table-row>
              <table:table-cell office:value-type="float" office:value="9.58158040452278">
                <text:p>9.58158040452278</text:p>
              </table:table-cell>
              <table:table-cell office:value-type="float" office:value="0.13542901802148">
                <text:p>0.13542901802148</text:p>
              </table:table-cell>
            </table:table-row>
            <table:table-row>
              <table:table-cell office:value-type="float" office:value="9.60311113520019">
                <text:p>9.60311113520019</text:p>
              </table:table-cell>
              <table:table-cell office:value-type="float" office:value="0.132008695738637">
                <text:p>0.132008695738637</text:p>
              </table:table-cell>
            </table:table-row>
            <table:table-row>
              <table:table-cell office:value-type="float" office:value="9.64621728975945">
                <text:p>9.64621728975945</text:p>
              </table:table-cell>
              <table:table-cell office:value-type="float" office:value="0.146235288705635">
                <text:p>0.146235288705635</text:p>
              </table:table-cell>
            </table:table-row>
            <table:table-row>
              <table:table-cell office:value-type="float" office:value="9.66778954856916">
                <text:p>9.66778954856916</text:p>
              </table:table-cell>
              <table:table-cell office:value-type="float" office:value="0.129761639002042">
                <text:p>0.129761639002042</text:p>
              </table:table-cell>
            </table:table-row>
            <table:table-row>
              <table:table-cell office:value-type="float" office:value="9.68937657814374">
                <text:p>9.68937657814374</text:p>
              </table:table-cell>
              <table:table-cell office:value-type="float" office:value="0.127241494140933">
                <text:p>0.127241494140933</text:p>
              </table:table-cell>
            </table:table-row>
            <table:table-row>
              <table:table-cell office:value-type="float" office:value="9.73259125660737">
                <text:p>9.73259125660737</text:p>
              </table:table-cell>
              <table:table-cell office:value-type="float" office:value="0.135658077857973">
                <text:p>0.135658077857973</text:p>
              </table:table-cell>
            </table:table-row>
            <table:table-row>
              <table:table-cell office:value-type="float" office:value="9.75422263742816">
                <text:p>9.75422263742816</text:p>
              </table:table-cell>
              <table:table-cell office:value-type="float" office:value="0.13325169244625">
                <text:p>0.13325169244625</text:p>
              </table:table-cell>
            </table:table-row>
            <table:table-row>
              <table:table-cell office:value-type="float" office:value="9.79751698468802">
                <text:p>9.79751698468802</text:p>
              </table:table-cell>
              <table:table-cell office:value-type="float" office:value="0.158851417311318">
                <text:p>0.158851417311318</text:p>
              </table:table-cell>
            </table:table-row>
            <table:table-row>
              <table:table-cell office:value-type="float" office:value="9.81918560917535">
                <text:p>9.81918560917535</text:p>
              </table:table-cell>
              <table:table-cell office:value-type="float" office:value="0.160939205698821">
                <text:p>0.160939205698821</text:p>
              </table:table-cell>
            </table:table-row>
            <table:table-row>
              <table:table-cell office:value-type="float" office:value="9.86256273690116">
                <text:p>9.86256273690116</text:p>
              </table:table-cell>
              <table:table-cell office:value-type="float" office:value="0.196724766956692">
                <text:p>0.196724766956692</text:p>
              </table:table-cell>
            </table:table-row>
            <table:table-row>
              <table:table-cell office:value-type="float" office:value="9.8842693442522">
                <text:p>9.8842693442522</text:p>
              </table:table-cell>
              <table:table-cell office:value-type="float" office:value="0.0618052593168964">
                <text:p>0.0618052593168964</text:p>
              </table:table-cell>
            </table:table-row>
            <table:table-row>
              <table:table-cell office:value-type="float" office:value="9.92772467163163">
                <text:p>9.92772467163163</text:p>
              </table:table-cell>
              <table:table-cell office:value-type="float" office:value="0.0772229763100176">
                <text:p>0.0772229763100176</text:p>
              </table:table-cell>
            </table:table-row>
            <table:table-row>
              <table:table-cell office:value-type="float" office:value="9.94947117614454">
                <text:p>9.94947117614454</text:p>
              </table:table-cell>
              <table:table-cell office:value-type="float" office:value="0.207865302460084">
                <text:p>0.207865302460084</text:p>
              </table:table-cell>
            </table:table-row>
            <table:table-row>
              <table:table-cell office:value-type="float" office:value="9.9930045476682">
                <text:p>9.9930045476682</text:p>
              </table:table-cell>
              <table:table-cell office:value-type="float" office:value="0.225681929570076">
                <text:p>0.225681929570076</text:p>
              </table:table-cell>
            </table:table-row>
            <table:table-row>
              <table:table-cell office:value-type="float" office:value="10.0147898829722">
                <text:p>10.0147898829722</text:p>
              </table:table-cell>
              <table:table-cell office:value-type="float" office:value="0.18413556927278">
                <text:p>0.18413556927278</text:p>
              </table:table-cell>
            </table:table-row>
            <table:table-row>
              <table:table-cell office:value-type="float" office:value="10.036586354542">
                <text:p>10.036586354542</text:p>
              </table:table-cell>
              <table:table-cell office:value-type="float" office:value="0.0698003617082963">
                <text:p>0.0698003617082963</text:p>
              </table:table-cell>
            </table:table-row>
            <table:table-row>
              <table:table-cell office:value-type="float" office:value="10.0802196479354">
                <text:p>10.0802196479354</text:p>
              </table:table-cell>
              <table:table-cell office:value-type="float" office:value="0.0987808082596431">
                <text:p>0.0987808082596431</text:p>
              </table:table-cell>
            </table:table-row>
            <table:table-row>
              <table:table-cell office:value-type="float" office:value="10.1021030084117">
                <text:p>10.1021030084117</text:p>
              </table:table-cell>
              <table:table-cell office:value-type="float" office:value="0.163103713428689">
                <text:p>0.163103713428689</text:p>
              </table:table-cell>
            </table:table-row>
            <table:table-row>
              <table:table-cell office:value-type="float" office:value="10.1460912167003">
                <text:p>10.1460912167003</text:p>
              </table:table-cell>
              <table:table-cell office:value-type="float" office:value="0.178387214531">
                <text:p>0.178387214531</text:p>
              </table:table-cell>
            </table:table-row>
            <table:table-row>
              <table:table-cell office:value-type="float" office:value="10.1681050024507">
                <text:p>10.1681050024507</text:p>
              </table:table-cell>
              <table:table-cell office:value-type="float" office:value="0.145643670288854">
                <text:p>0.145643670288854</text:p>
              </table:table-cell>
            </table:table-row>
            <table:table-row>
              <table:table-cell office:value-type="float" office:value="10.2121647165889">
                <text:p>10.2121647165889</text:p>
              </table:table-cell>
              <table:table-cell office:value-type="float" office:value="0.155287803133157">
                <text:p>0.155287803133157</text:p>
              </table:table-cell>
            </table:table-row>
            <table:table-row>
              <table:table-cell office:value-type="float" office:value="10.2342127978135">
                <text:p>10.2342127978135</text:p>
              </table:table-cell>
              <table:table-cell office:value-type="float" office:value="0.176453572813101">
                <text:p>0.176453572813101</text:p>
              </table:table-cell>
            </table:table-row>
            <table:table-row>
              <table:table-cell office:value-type="float" office:value="10.2783454981031">
                <text:p>10.2783454981031</text:p>
              </table:table-cell>
              <table:table-cell office:value-type="float" office:value="0.18541179553967">
                <text:p>0.18541179553967</text:p>
              </table:table-cell>
            </table:table-row>
            <table:table-row>
              <table:table-cell office:value-type="float" office:value="10.3004291417818">
                <text:p>10.3004291417818</text:p>
              </table:table-cell>
              <table:table-cell office:value-type="float" office:value="0.196320365656309">
                <text:p>0.196320365656309</text:p>
              </table:table-cell>
            </table:table-row>
            <table:table-row>
              <table:table-cell office:value-type="float" office:value="10.3446327224364">
                <text:p>10.3446327224364</text:p>
              </table:table-cell>
              <table:table-cell office:value-type="float" office:value="0.208295187430019">
                <text:p>0.208295187430019</text:p>
              </table:table-cell>
            </table:table-row>
            <table:table-row>
              <table:table-cell office:value-type="float" office:value="10.366750384391">
                <text:p>10.366750384391</text:p>
              </table:table-cell>
              <table:table-cell office:value-type="float" office:value="0.21135593398403">
                <text:p>0.21135593398403</text:p>
              </table:table-cell>
            </table:table-row>
            <table:table-row>
              <table:table-cell office:value-type="float" office:value="10.388880636835">
                <text:p>10.388880636835</text:p>
              </table:table-cell>
              <table:table-cell office:value-type="float" office:value="0.214449486699632">
                <text:p>0.214449486699632</text:p>
              </table:table-cell>
            </table:table-row>
            <table:table-row>
              <table:table-cell office:value-type="float" office:value="10.4331749765504">
                <text:p>10.4331749765504</text:p>
              </table:table-cell>
              <table:table-cell office:value-type="float" office:value="0.229461772679991">
                <text:p>0.229461772679991</text:p>
              </table:table-cell>
            </table:table-row>
            <table:table-row>
              <table:table-cell office:value-type="float" office:value="10.4553397695915">
                <text:p>10.4553397695915</text:p>
              </table:table-cell>
              <table:table-cell office:value-type="float" office:value="0.259005459648395">
                <text:p>0.259005459648395</text:p>
              </table:table-cell>
            </table:table-row>
            <table:table-row>
              <table:table-cell office:value-type="float" office:value="10.4997007071489">
                <text:p>10.4997007071489</text:p>
              </table:table-cell>
              <table:table-cell office:value-type="float" office:value="0.134764746277546">
                <text:p>0.134764746277546</text:p>
              </table:table-cell>
            </table:table-row>
            <table:table-row>
              <table:table-cell office:value-type="float" office:value="10.5218975104829">
                <text:p>10.5218975104829</text:p>
              </table:table-cell>
              <table:table-cell office:value-type="float" office:value="0.141182526893419">
                <text:p>0.141182526893419</text:p>
              </table:table-cell>
            </table:table-row>
            <table:table-row>
              <table:table-cell office:value-type="float" office:value="10.566324788213">
                <text:p>10.566324788213</text:p>
              </table:table-cell>
              <table:table-cell office:value-type="float" office:value="0.115440834261462">
                <text:p>0.115440834261462</text:p>
              </table:table-cell>
            </table:table-row>
            <table:table-row>
              <table:table-cell office:value-type="float" office:value="10.5885528075571">
                <text:p>10.5885528075571</text:p>
              </table:table-cell>
              <table:table-cell office:value-type="float" office:value="0.0703066069717163">
                <text:p>0.0703066069717163</text:p>
              </table:table-cell>
            </table:table-row>
            <table:table-row>
              <table:table-cell office:value-type="float" office:value="10.6330436563883">
                <text:p>10.6330436563883</text:p>
              </table:table-cell>
              <table:table-cell office:value-type="float" office:value="0.118277823305797">
                <text:p>0.118277823305797</text:p>
              </table:table-cell>
            </table:table-row>
            <table:table-row>
              <table:table-cell office:value-type="float" office:value="10.655305855067">
                <text:p>10.655305855067</text:p>
              </table:table-cell>
              <table:table-cell office:value-type="float" office:value="0.0960313826894975">
                <text:p>0.0960313826894975</text:p>
              </table:table-cell>
            </table:table-row>
            <table:table-row>
              <table:table-cell office:value-type="float" office:value="10.6998578218339">
                <text:p>10.6998578218339</text:p>
              </table:table-cell>
              <table:table-cell office:value-type="float" office:value="0.112300295472497">
                <text:p>0.112300295472497</text:p>
              </table:table-cell>
            </table:table-row>
            <table:table-row>
              <table:table-cell office:value-type="float" office:value="10.7221519512345">
                <text:p>10.7221519512345</text:p>
              </table:table-cell>
              <table:table-cell office:value-type="float" office:value="0.130477983893798">
                <text:p>0.130477983893798</text:p>
              </table:table-cell>
            </table:table-row>
            <table:table-row>
              <table:table-cell office:value-type="float" office:value="10.7444546927351">
                <text:p>10.7444546927351</text:p>
              </table:table-cell>
              <table:table-cell office:value-type="float" office:value="0.123981699366765">
                <text:p>0.123981699366765</text:p>
              </table:table-cell>
            </table:table-row>
            <table:table-row>
              <table:table-cell office:value-type="float" office:value="10.7890892800941">
                <text:p>10.7890892800941</text:p>
              </table:table-cell>
              <table:table-cell office:value-type="float" office:value="0.15367524801219">
                <text:p>0.15367524801219</text:p>
              </table:table-cell>
            </table:table-row>
            <table:table-row>
              <table:table-cell office:value-type="float" office:value="10.8114220254672">
                <text:p>10.8114220254672</text:p>
              </table:table-cell>
              <table:table-cell office:value-type="float" office:value="0.110261612653483">
                <text:p>0.110261612653483</text:p>
              </table:table-cell>
            </table:table-row>
            <table:table-row>
              <table:table-cell office:value-type="float" office:value="10.8561172910309">
                <text:p>10.8561172910309</text:p>
              </table:table-cell>
              <table:table-cell office:value-type="float" office:value="0.150327169248775">
                <text:p>0.150327169248775</text:p>
              </table:table-cell>
            </table:table-row>
            <table:table-row>
              <table:table-cell office:value-type="float" office:value="10.8784811189686">
                <text:p>10.8784811189686</text:p>
              </table:table-cell>
              <table:table-cell office:value-type="float" office:value="0.191731746785707">
                <text:p>0.191731746785707</text:p>
              </table:table-cell>
            </table:table-row>
            <table:table-row>
              <table:table-cell office:value-type="float" office:value="10.9232331987106">
                <text:p>10.9232331987106</text:p>
              </table:table-cell>
              <table:table-cell office:value-type="float" office:value="0.23687802721522">
                <text:p>0.23687802721522</text:p>
              </table:table-cell>
            </table:table-row>
            <table:table-row>
              <table:table-cell office:value-type="float" office:value="10.9456227360498">
                <text:p>10.9456227360498</text:p>
              </table:table-cell>
              <table:table-cell office:value-type="float" office:value="0.220539035002432">
                <text:p>0.220539035002432</text:p>
              </table:table-cell>
            </table:table-row>
            <table:table-row>
              <table:table-cell office:value-type="float" office:value="10.9904344531143">
                <text:p>10.9904344531143</text:p>
              </table:table-cell>
              <table:table-cell office:value-type="float" office:value="0.276869652119439">
                <text:p>0.276869652119439</text:p>
              </table:table-cell>
            </table:table-row>
            <table:table-row>
              <table:table-cell office:value-type="float" office:value="11.0128540467147">
                <text:p>11.0128540467147</text:p>
              </table:table-cell>
              <table:table-cell office:value-type="float" office:value="0.28209544538154">
                <text:p>0.28209544538154</text:p>
              </table:table-cell>
            </table:table-row>
            <table:table-row>
              <table:table-cell office:value-type="float" office:value="11.0577194914991">
                <text:p>11.0577194914991</text:p>
              </table:table-cell>
              <table:table-cell office:value-type="float" office:value="0.32898806536557">
                <text:p>0.32898806536557</text:p>
              </table:table-cell>
            </table:table-row>
            <table:table-row>
              <table:table-cell office:value-type="float" office:value="11.0801658246645">
                <text:p>11.0801658246645</text:p>
              </table:table-cell>
              <table:table-cell office:value-type="float" office:value="0.338488542360714">
                <text:p>0.338488542360714</text:p>
              </table:table-cell>
            </table:table-row>
            <table:table-row>
              <table:table-cell office:value-type="float" office:value="11.1026230374063">
                <text:p>11.1026230374063</text:p>
              </table:table-cell>
              <table:table-cell office:value-type="float" office:value="0.282284942617199">
                <text:p>0.282284942617199</text:p>
              </table:table-cell>
            </table:table-row>
            <table:table-row>
              <table:table-cell office:value-type="float" office:value="11.1475603171607">
                <text:p>11.1475603171607</text:p>
              </table:table-cell>
              <table:table-cell office:value-type="float" office:value="0.247203461841036">
                <text:p>0.247203461841036</text:p>
              </table:table-cell>
            </table:table-row>
            <table:table-row>
              <table:table-cell office:value-type="float" office:value="11.1700429596671">
                <text:p>11.1700429596671</text:p>
              </table:table-cell>
              <table:table-cell office:value-type="float" office:value="0.240794454349783">
                <text:p>0.240794454349783</text:p>
              </table:table-cell>
            </table:table-row>
            <table:table-row>
              <table:table-cell office:value-type="float" office:value="11.2150329996056">
                <text:p>11.2150329996056</text:p>
              </table:table-cell>
              <table:table-cell office:value-type="float" office:value="0.266191178252582">
                <text:p>0.266191178252582</text:p>
              </table:table-cell>
            </table:table-row>
            <table:table-row>
              <table:table-cell office:value-type="float" office:value="11.2375407351391">
                <text:p>11.2375407351391</text:p>
              </table:table-cell>
              <table:table-cell office:value-type="float" office:value="0.280403903463991">
                <text:p>0.280403903463991</text:p>
              </table:table-cell>
            </table:table-row>
            <table:table-row>
              <table:table-cell office:value-type="float" office:value="11.2825821498081">
                <text:p>11.2825821498081</text:p>
              </table:table-cell>
              <table:table-cell office:value-type="float" office:value="0.260560983094078">
                <text:p>0.260560983094078</text:p>
              </table:table-cell>
            </table:table-row>
            <table:table-row>
              <table:table-cell office:value-type="float" office:value="11.3051163781948">
                <text:p>11.3051163781948</text:p>
              </table:table-cell>
              <table:table-cell office:value-type="float" office:value="0.290537351486608">
                <text:p>0.290537351486608</text:p>
              </table:table-cell>
            </table:table-row>
            <table:table-row>
              <table:table-cell office:value-type="float" office:value="11.3502082069699">
                <text:p>11.3502082069699</text:p>
              </table:table-cell>
              <table:table-cell office:value-type="float" office:value="0.189127747878853">
                <text:p>0.189127747878853</text:p>
              </table:table-cell>
            </table:table-row>
            <table:table-row>
              <table:table-cell office:value-type="float" office:value="11.3727663206764">
                <text:p>11.3727663206764</text:p>
              </table:table-cell>
              <table:table-cell office:value-type="float" office:value="0.205932240042157">
                <text:p>0.205932240042157</text:p>
              </table:table-cell>
            </table:table-row>
            <table:table-row>
              <table:table-cell office:value-type="float" office:value="11.4179053748946">
                <text:p>11.4179053748946</text:p>
              </table:table-cell>
              <table:table-cell office:value-type="float" office:value="0.250925607061879">
                <text:p>0.250925607061879</text:p>
              </table:table-cell>
            </table:table-row>
            <table:table-row>
              <table:table-cell office:value-type="float" office:value="11.4404875313555">
                <text:p>11.4404875313555</text:p>
              </table:table-cell>
              <table:table-cell office:value-type="float" office:value="0.138139851250137">
                <text:p>0.138139851250137</text:p>
              </table:table-cell>
            </table:table-row>
            <table:table-row>
              <table:table-cell office:value-type="float" office:value="11.4856745998836">
                <text:p>11.4856745998836</text:p>
              </table:table-cell>
              <table:table-cell office:value-type="float" office:value="0.102092290412762">
                <text:p>0.102092290412762</text:p>
              </table:table-cell>
            </table:table-row>
            <table:table-row>
              <table:table-cell office:value-type="float" office:value="11.5082799740895">
                <text:p>11.5082799740895</text:p>
              </table:table-cell>
              <table:table-cell office:value-type="float" office:value="0.152828397632311">
                <text:p>0.152828397632311</text:p>
              </table:table-cell>
            </table:table-row>
            <table:table-row>
              <table:table-cell office:value-type="float" office:value="11.5308916588639">
                <text:p>11.5308916588639</text:p>
              </table:table-cell>
              <table:table-cell office:value-type="float" office:value="0.156664778558987">
                <text:p>0.156664778558987</text:p>
              </table:table-cell>
            </table:table-row>
            <table:table-row>
              <table:table-cell office:value-type="float" office:value="11.5761405563139">
                <text:p>11.5761405563139</text:p>
              </table:table-cell>
              <table:table-cell office:value-type="float" office:value="0.125802003539487">
                <text:p>0.125802003539487</text:p>
              </table:table-cell>
            </table:table-row>
            <table:table-row>
              <table:table-cell office:value-type="float" office:value="11.5987751402798">
                <text:p>11.5987751402798</text:p>
              </table:table-cell>
              <table:table-cell office:value-type="float" office:value="0.109473085600505">
                <text:p>0.109473085600505</text:p>
              </table:table-cell>
            </table:table-row>
            <table:table-row>
              <table:table-cell office:value-type="float" office:value="11.6440676825084">
                <text:p>11.6440676825084</text:p>
              </table:table-cell>
              <table:table-cell office:value-type="float" office:value="0.11568487847493">
                <text:p>0.11568487847493</text:p>
              </table:table-cell>
            </table:table-row>
            <table:table-row>
              <table:table-cell office:value-type="float" office:value="11.6667242183371">
                <text:p>11.6667242183371</text:p>
              </table:table-cell>
              <table:table-cell office:value-type="float" office:value="0.122598186976332">
                <text:p>0.122598186976332</text:p>
              </table:table-cell>
            </table:table-row>
            <table:table-row>
              <table:table-cell office:value-type="float" office:value="11.7120588400041">
                <text:p>11.7120588400041</text:p>
              </table:table-cell>
              <table:table-cell office:value-type="float" office:value="0.130896648536064">
                <text:p>0.130896648536064</text:p>
              </table:table-cell>
            </table:table-row>
            <table:table-row>
              <table:table-cell office:value-type="float" office:value="11.734736196019">
                <text:p>11.734736196019</text:p>
              </table:table-cell>
              <table:table-cell office:value-type="float" office:value="0.132427993323691">
                <text:p>0.132427993323691</text:p>
              </table:table-cell>
            </table:table-row>
            <table:table-row>
              <table:table-cell office:value-type="float" office:value="11.7801120691392">
                <text:p>11.7801120691392</text:p>
              </table:table-cell>
              <table:table-cell office:value-type="float" office:value="0.116992819281802">
                <text:p>0.116992819281802</text:p>
              </table:table-cell>
            </table:table-row>
            <table:table-row>
              <table:table-cell office:value-type="float" office:value="11.802808628528">
                <text:p>11.802808628528</text:p>
              </table:table-cell>
              <table:table-cell office:value-type="float" office:value="0.148419878283783">
                <text:p>0.148419878283783</text:p>
              </table:table-cell>
            </table:table-row>
            <table:table-row>
              <table:table-cell office:value-type="float" office:value="11.825514985637">
                <text:p>11.825514985637</text:p>
              </table:table-cell>
              <table:table-cell office:value-type="float" office:value="0.157376528533798">
                <text:p>0.157376528533798</text:p>
              </table:table-cell>
            </table:table-row>
            <table:table-row>
              <table:table-cell office:value-type="float" office:value="11.8709433783936">
                <text:p>11.8709433783936</text:p>
              </table:table-cell>
              <table:table-cell office:value-type="float" office:value="0.151204016924594">
                <text:p>0.151204016924594</text:p>
              </table:table-cell>
            </table:table-row>
            <table:table-row>
              <table:table-cell office:value-type="float" office:value="11.8936663220257">
                <text:p>11.8936663220257</text:p>
              </table:table-cell>
              <table:table-cell office:value-type="float" office:value="0.15922191858733">
                <text:p>0.15922191858733</text:p>
              </table:table-cell>
            </table:table-row>
            <table:table-row>
              <table:table-cell office:value-type="float" office:value="11.9391346565583">
                <text:p>11.9391346565583</text:p>
              </table:table-cell>
              <table:table-cell office:value-type="float" office:value="0.146282235129046">
                <text:p>0.146282235129046</text:p>
              </table:table-cell>
            </table:table-row>
            <table:table-row>
              <table:table-cell office:value-type="float" office:value="11.9618757563485">
                <text:p>11.9618757563485</text:p>
              </table:table-cell>
              <table:table-cell office:value-type="float" office:value="0.189959800218656">
                <text:p>0.189959800218656</text:p>
              </table:table-cell>
            </table:table-row>
            <table:table-row>
              <table:table-cell office:value-type="float" office:value="12.0073795957345">
                <text:p>12.0073795957345</text:p>
              </table:table-cell>
              <table:table-cell office:value-type="float" office:value="0.181300044506546">
                <text:p>0.181300044506546</text:p>
              </table:table-cell>
            </table:table-row>
            <table:table-row>
              <table:table-cell office:value-type="float" office:value="12.0301405659533">
                <text:p>12.0301405659533</text:p>
              </table:table-cell>
              <table:table-cell office:value-type="float" office:value="0.186603023573381">
                <text:p>0.186603023573381</text:p>
              </table:table-cell>
            </table:table-row>
            <table:table-row>
              <table:table-cell office:value-type="float" office:value="12.0756800808044">
                <text:p>12.0756800808044</text:p>
              </table:table-cell>
              <table:table-cell office:value-type="float" office:value="0.298124305886797">
                <text:p>0.298124305886797</text:p>
              </table:table-cell>
            </table:table-row>
            <table:table-row>
              <table:table-cell office:value-type="float" office:value="12.0984581891757">
                <text:p>12.0984581891757</text:p>
              </table:table-cell>
              <table:table-cell office:value-type="float" office:value="0.347550617956668">
                <text:p>0.347550617956668</text:p>
              </table:table-cell>
            </table:table-row>
            <table:table-row>
              <table:table-cell office:value-type="float" office:value="12.121242109173">
                <text:p>12.121242109173</text:p>
              </table:table-cell>
              <table:table-cell office:value-type="float" office:value="0.380551615728705">
                <text:p>0.380551615728705</text:p>
              </table:table-cell>
            </table:table-row>
            <table:table-row>
              <table:table-cell office:value-type="float" office:value="12.1668269051153">
                <text:p>12.1668269051153</text:p>
              </table:table-cell>
              <table:table-cell office:value-type="float" office:value="0.355855379637274">
                <text:p>0.355855379637274</text:p>
              </table:table-cell>
            </table:table-row>
            <table:table-row>
              <table:table-cell office:value-type="float" office:value="12.1896269424822">
                <text:p>12.1896269424822</text:p>
              </table:table-cell>
              <table:table-cell office:value-type="float" office:value="0.339176635293107">
                <text:p>0.339176635293107</text:p>
              </table:table-cell>
            </table:table-row>
            <table:table-row>
              <table:table-cell office:value-type="float" office:value="12.2352446208719">
                <text:p>12.2352446208719</text:p>
              </table:table-cell>
              <table:table-cell office:value-type="float" office:value="0.276240561192622">
                <text:p>0.276240561192622</text:p>
              </table:table-cell>
            </table:table-row>
            <table:table-row>
              <table:table-cell office:value-type="float" office:value="12.2580596650892">
                <text:p>12.2580596650892</text:p>
              </table:table-cell>
              <table:table-cell office:value-type="float" office:value="0.273522236258749">
                <text:p>0.273522236258749</text:p>
              </table:table-cell>
            </table:table-row>
            <table:table-row>
              <table:table-cell office:value-type="float" office:value="12.3037079311698">
                <text:p>12.3037079311698</text:p>
              </table:table-cell>
              <table:table-cell office:value-type="float" office:value="0.253472933752279">
                <text:p>0.253472933752279</text:p>
              </table:table-cell>
            </table:table-row>
            <table:table-row>
              <table:table-cell office:value-type="float" office:value="12.3265400300689">
                <text:p>12.3265400300689</text:p>
              </table:table-cell>
              <table:table-cell office:value-type="float" office:value="0.249505203635633">
                <text:p>0.249505203635633</text:p>
              </table:table-cell>
            </table:table-row>
            <table:table-row>
              <table:table-cell office:value-type="float" office:value="12.3722182509725">
                <text:p>12.3722182509725</text:p>
              </table:table-cell>
              <table:table-cell office:value-type="float" office:value="0.234785255595818">
                <text:p>0.234785255595818</text:p>
              </table:table-cell>
            </table:table-row>
            <table:table-row>
              <table:table-cell office:value-type="float" office:value="12.3950651892002">
                <text:p>12.3950651892002</text:p>
              </table:table-cell>
              <table:table-cell office:value-type="float" office:value="0.219575005086272">
                <text:p>0.219575005086272</text:p>
              </table:table-cell>
            </table:table-row>
            <table:table-row>
              <table:table-cell office:value-type="float" office:value="12.4407650822238">
                <text:p>12.4407650822238</text:p>
              </table:table-cell>
              <table:table-cell office:value-type="float" office:value="0.192747452997476">
                <text:p>0.192747452997476</text:p>
              </table:table-cell>
            </table:table-row>
            <table:table-row>
              <table:table-cell office:value-type="float" office:value="12.4636225147916">
                <text:p>12.4636225147916</text:p>
              </table:table-cell>
              <table:table-cell office:value-type="float" office:value="0.19774284690851">
                <text:p>0.19774284690851</text:p>
              </table:table-cell>
            </table:table-row>
            <table:table-row>
              <table:table-cell office:value-type="float" office:value="12.5093479143109">
                <text:p>12.5093479143109</text:p>
              </table:table-cell>
              <table:table-cell office:value-type="float" office:value="0.195539785675415">
                <text:p>0.195539785675415</text:p>
              </table:table-cell>
            </table:table-row>
            <table:table-row>
              <table:table-cell office:value-type="float" office:value="12.5322173413268">
                <text:p>12.5322173413268</text:p>
              </table:table-cell>
              <table:table-cell office:value-type="float" office:value="0.231607856425633">
                <text:p>0.231607856425633</text:p>
              </table:table-cell>
            </table:table-row>
            <table:table-row>
              <table:table-cell office:value-type="float" office:value="12.5550925753867">
                <text:p>12.5550925753867</text:p>
              </table:table-cell>
              <table:table-cell office:value-type="float" office:value="0.260444855348944">
                <text:p>0.260444855348944</text:p>
              </table:table-cell>
            </table:table-row>
            <table:table-row>
              <table:table-cell office:value-type="float" office:value="12.600853705033">
                <text:p>12.600853705033</text:p>
              </table:table-cell>
              <table:table-cell office:value-type="float" office:value="0.271859578119867">
                <text:p>0.271859578119867</text:p>
              </table:table-cell>
            </table:table-row>
            <table:table-row>
              <table:table-cell office:value-type="float" office:value="12.6237405813294">
                <text:p>12.6237405813294</text:p>
              </table:table-cell>
              <table:table-cell office:value-type="float" office:value="0.283570975719946">
                <text:p>0.283570975719946</text:p>
              </table:table-cell>
            </table:table-row>
            <table:table-row>
              <table:table-cell office:value-type="float" office:value="12.6695238260772">
                <text:p>12.6695238260772</text:p>
              </table:table-cell>
              <table:table-cell office:value-type="float" office:value="0.260848435125199">
                <text:p>0.260848435125199</text:p>
              </table:table-cell>
            </table:table-row>
            <table:table-row>
              <table:table-cell office:value-type="float" office:value="12.692421220504">
                <text:p>12.692421220504</text:p>
              </table:table-cell>
              <table:table-cell office:value-type="float" office:value="0.25492709926852">
                <text:p>0.25492709926852</text:p>
              </table:table-cell>
            </table:table-row>
            <table:table-row>
              <table:table-cell office:value-type="float" office:value="12.7382303769277">
                <text:p>12.7382303769277</text:p>
              </table:table-cell>
              <table:table-cell office:value-type="float" office:value="0.252374378489682">
                <text:p>0.252374378489682</text:p>
              </table:table-cell>
            </table:table-row>
            <table:table-row>
              <table:table-cell office:value-type="float" office:value="12.7611386580318">
                <text:p>12.7611386580318</text:p>
              </table:table-cell>
              <table:table-cell office:value-type="float" office:value="0.278936954504477">
                <text:p>0.278936954504477</text:p>
              </table:table-cell>
            </table:table-row>
            <table:table-row>
              <table:table-cell office:value-type="float" office:value="12.806970642648">
                <text:p>12.806970642648</text:p>
              </table:table-cell>
              <table:table-cell office:value-type="float" office:value="0.31796290820035">
                <text:p>0.31796290820035</text:p>
              </table:table-cell>
            </table:table-row>
            <table:table-row>
              <table:table-cell office:value-type="float" office:value="12.8298868600945">
                <text:p>12.8298868600945</text:p>
              </table:table-cell>
              <table:table-cell office:value-type="float" office:value="0.390567973535415">
                <text:p>0.390567973535415</text:p>
              </table:table-cell>
            </table:table-row>
            <table:table-row>
              <table:table-cell office:value-type="float" office:value="12.8757366999791">
                <text:p>12.8757366999791</text:p>
              </table:table-cell>
              <table:table-cell office:value-type="float" office:value="0.336893777535441">
                <text:p>0.336893777535441</text:p>
              </table:table-cell>
            </table:table-row>
            <table:table-row>
              <table:table-cell office:value-type="float" office:value="12.8986658414769">
                <text:p>12.8986658414769</text:p>
              </table:table-cell>
              <table:table-cell office:value-type="float" office:value="0.333669394855985">
                <text:p>0.333669394855985</text:p>
              </table:table-cell>
            </table:table-row>
            <table:table-row>
              <table:table-cell office:value-type="float" office:value="12.9215983351087">
                <text:p>12.9215983351087</text:p>
              </table:table-cell>
              <table:table-cell office:value-type="float" office:value="0.320474696137946">
                <text:p>0.320474696137946</text:p>
              </table:table-cell>
            </table:table-row>
            <table:table-row>
              <table:table-cell office:value-type="float" office:value="12.9674745572659">
                <text:p>12.9674745572659</text:p>
              </table:table-cell>
              <table:table-cell office:value-type="float" office:value="0.324534147807814">
                <text:p>0.324534147807814</text:p>
              </table:table-cell>
            </table:table-row>
            <table:table-row>
              <table:table-cell office:value-type="float" office:value="12.9904162411717">
                <text:p>12.9904162411717</text:p>
              </table:table-cell>
              <table:table-cell office:value-type="float" office:value="0.312873935011035">
                <text:p>0.312873935011035</text:p>
              </table:table-cell>
            </table:table-row>
            <table:table-row>
              <table:table-cell office:value-type="float" office:value="13.0363069813559">
                <text:p>13.0363069813559</text:p>
              </table:table-cell>
              <table:table-cell office:value-type="float" office:value="0.111262363191967">
                <text:p>0.111262363191967</text:p>
              </table:table-cell>
            </table:table-row>
            <table:table-row>
              <table:table-cell office:value-type="float" office:value="13.0592551933275">
                <text:p>13.0592551933275</text:p>
              </table:table-cell>
              <table:table-cell office:value-type="float" office:value="0.11181558646904">
                <text:p>0.11181558646904</text:p>
              </table:table-cell>
            </table:table-row>
            <table:table-row>
              <table:table-cell office:value-type="float" office:value="13.1051624875876">
                <text:p>13.1051624875876</text:p>
              </table:table-cell>
              <table:table-cell office:value-type="float" office:value="0.11721156699351">
                <text:p>0.11721156699351</text:p>
              </table:table-cell>
            </table:table-row>
            <table:table-row>
              <table:table-cell office:value-type="float" office:value="13.1281196657584">
                <text:p>13.1281196657584</text:p>
              </table:table-cell>
              <table:table-cell office:value-type="float" office:value="0.185230608828026">
                <text:p>0.185230608828026</text:p>
              </table:table-cell>
            </table:table-row>
            <table:table-row>
              <table:table-cell office:value-type="float" office:value="13.174039684583">
                <text:p>13.174039684583</text:p>
              </table:table-cell>
              <table:table-cell office:value-type="float" office:value="0.190471224893054">
                <text:p>0.190471224893054</text:p>
              </table:table-cell>
            </table:table-row>
            <table:table-row>
              <table:table-cell office:value-type="float" office:value="13.1970048780991">
                <text:p>13.1970048780991</text:p>
              </table:table-cell>
              <table:table-cell office:value-type="float" office:value="0.193475440003753">
                <text:p>0.193475440003753</text:p>
              </table:table-cell>
            </table:table-row>
            <table:table-row>
              <table:table-cell office:value-type="float" office:value="13.2429393562875">
                <text:p>13.2429393562875</text:p>
              </table:table-cell>
              <table:table-cell office:value-type="float" office:value="0.192475348597384">
                <text:p>0.192475348597384</text:p>
              </table:table-cell>
            </table:table-row>
            <table:table-row>
              <table:table-cell office:value-type="float" office:value="13.265910621959">
                <text:p>13.265910621959</text:p>
              </table:table-cell>
              <table:table-cell office:value-type="float" office:value="0.219045560191161">
                <text:p>0.219045560191161</text:p>
              </table:table-cell>
            </table:table-row>
            <table:table-row>
              <table:table-cell office:value-type="float" office:value="13.2888807552479">
                <text:p>13.2888807552479</text:p>
              </table:table-cell>
              <table:table-cell office:value-type="float" office:value="0.14983736840979">
                <text:p>0.14983736840979</text:p>
              </table:table-cell>
            </table:table-row>
            <table:table-row>
              <table:table-cell office:value-type="float" office:value="13.3348317285591">
                <text:p>13.3348317285591</text:p>
              </table:table-cell>
              <table:table-cell office:value-type="float" office:value="0.177948510571155">
                <text:p>0.177948510571155</text:p>
              </table:table-cell>
            </table:table-row>
            <table:table-row>
              <table:table-cell office:value-type="float" office:value="13.3578096132323">
                <text:p>13.3578096132323</text:p>
              </table:table-cell>
              <table:table-cell office:value-type="float" office:value="0.108211047918551">
                <text:p>0.108211047918551</text:p>
              </table:table-cell>
            </table:table-row>
            <table:table-row>
              <table:table-cell office:value-type="float" office:value="13.4037720388381">
                <text:p>13.4037720388381</text:p>
              </table:table-cell>
              <table:table-cell office:value-type="float" office:value="0.110730796861691">
                <text:p>0.110730796861691</text:p>
              </table:table-cell>
            </table:table-row>
            <table:table-row>
              <table:table-cell office:value-type="float" office:value="13.4267544546766">
                <text:p>13.4267544546766</text:p>
              </table:table-cell>
              <table:table-cell office:value-type="float" office:value="0.111799970660664">
                <text:p>0.111799970660664</text:p>
              </table:table-cell>
            </table:table-row>
            <table:table-row>
              <table:table-cell office:value-type="float" office:value="13.4727199142776">
                <text:p>13.4727199142776</text:p>
              </table:table-cell>
              <table:table-cell office:value-type="float" office:value="0.112200197660142">
                <text:p>0.112200197660142</text:p>
              </table:table-cell>
            </table:table-row>
            <table:table-row>
              <table:table-cell office:value-type="float" office:value="13.4957069079481">
                <text:p>13.4957069079481</text:p>
              </table:table-cell>
              <table:table-cell office:value-type="float" office:value="0.116477589827658">
                <text:p>0.116477589827658</text:p>
              </table:table-cell>
            </table:table-row>
            <table:table-row>
              <table:table-cell office:value-type="float" office:value="13.5416841739588">
                <text:p>13.5416841739588</text:p>
              </table:table-cell>
              <table:table-cell office:value-type="float" office:value="0.116870600924106">
                <text:p>0.116870600924106</text:p>
              </table:table-cell>
            </table:table-row>
            <table:table-row>
              <table:table-cell office:value-type="float" office:value="13.5646739695456">
                <text:p>13.5646739695456</text:p>
              </table:table-cell>
              <table:table-cell office:value-type="float" office:value="0.117393425030417">
                <text:p>0.117393425030417</text:p>
              </table:table-cell>
            </table:table-row>
            <table:table-row>
              <table:table-cell office:value-type="float" office:value="13.6106554229908">
                <text:p>13.6106554229908</text:p>
              </table:table-cell>
              <table:table-cell office:value-type="float" office:value="0.121068610273635">
                <text:p>0.121068610273635</text:p>
              </table:table-cell>
            </table:table-row>
            <table:table-row>
              <table:table-cell office:value-type="float" office:value="13.6336474454033">
                <text:p>13.6336474454033</text:p>
              </table:table-cell>
              <table:table-cell office:value-type="float" office:value="0.123262619683608">
                <text:p>0.123262619683608</text:p>
              </table:table-cell>
            </table:table-row>
            <table:table-row>
              <table:table-cell office:value-type="float" office:value="13.6566418186662">
                <text:p>13.6566418186662</text:p>
              </table:table-cell>
              <table:table-cell office:value-type="float" office:value="0.090630222390957">
                <text:p>0.090630222390957</text:p>
              </table:table-cell>
            </table:table-row>
            <table:table-row>
              <table:table-cell office:value-type="float" office:value="13.7026314086283">
                <text:p>13.7026314086283</text:p>
              </table:table-cell>
              <table:table-cell office:value-type="float" office:value="0.0545001354221392">
                <text:p>0.0545001354221392</text:p>
              </table:table-cell>
            </table:table-row>
            <table:table-row>
              <table:table-cell office:value-type="float" office:value="13.7256273780217">
                <text:p>13.7256273780217</text:p>
              </table:table-cell>
              <table:table-cell office:value-type="float" office:value="0.153030636109107">
                <text:p>0.153030636109107</text:p>
              </table:table-cell>
            </table:table-row>
            <table:table-row>
              <table:table-cell office:value-type="float" office:value="13.7716162212626">
                <text:p>13.7716162212626</text:p>
              </table:table-cell>
              <table:table-cell office:value-type="float" office:value="0.10714773815795">
                <text:p>0.10714773815795</text:p>
              </table:table-cell>
            </table:table-row>
            <table:table-row>
              <table:table-cell office:value-type="float" office:value="13.7946129384459">
                <text:p>13.7946129384459</text:p>
              </table:table-cell>
              <table:table-cell office:value-type="float" office:value="0.090244189524755">
                <text:p>0.090244189524755</text:p>
              </table:table-cell>
            </table:table-row>
            <table:table-row>
              <table:table-cell office:value-type="float" office:value="13.8406095990836">
                <text:p>13.8406095990836</text:p>
              </table:table-cell>
              <table:table-cell office:value-type="float" office:value="0.12460461340196">
                <text:p>0.12460461340196</text:p>
              </table:table-cell>
            </table:table-row>
            <table:table-row>
              <table:table-cell office:value-type="float" office:value="13.8636046666479">
                <text:p>13.8636046666479</text:p>
              </table:table-cell>
              <table:table-cell office:value-type="float" office:value="0.114545697538783">
                <text:p>0.114545697538783</text:p>
              </table:table-cell>
            </table:table-row>
            <table:table-row>
              <table:table-cell office:value-type="float" office:value="13.9096023652832">
                <text:p>13.9096023652832</text:p>
              </table:table-cell>
              <table:table-cell office:value-type="float" office:value="0.218755594657266">
                <text:p>0.218755594657266</text:p>
              </table:table-cell>
            </table:table-row>
            <table:table-row>
              <table:table-cell office:value-type="float" office:value="13.9325980046003">
                <text:p>13.9325980046003</text:p>
              </table:table-cell>
              <table:table-cell office:value-type="float" office:value="0.135474600017947">
                <text:p>0.135474600017947</text:p>
              </table:table-cell>
            </table:table-row>
            <table:table-row>
              <table:table-cell office:value-type="float" office:value="13.9785893449341">
                <text:p>13.9785893449341</text:p>
              </table:table-cell>
              <table:table-cell office:value-type="float" office:value="0.299989298941644">
                <text:p>0.299989298941644</text:p>
              </table:table-cell>
            </table:table-row>
            <table:table-row>
              <table:table-cell office:value-type="float" office:value="14.0015860780611">
                <text:p>14.0015860780611</text:p>
              </table:table-cell>
              <table:table-cell office:value-type="float" office:value="0.0770846278052504">
                <text:p>0.0770846278052504</text:p>
              </table:table-cell>
            </table:table-row>
            <table:table-row>
              <table:table-cell office:value-type="float" office:value="14.0475789688487">
                <text:p>14.0475789688487</text:p>
              </table:table-cell>
              <table:table-cell office:value-type="float" office:value="0.145477470837636">
                <text:p>0.145477470837636</text:p>
              </table:table-cell>
            </table:table-row>
            <table:table-row>
              <table:table-cell office:value-type="float" office:value="14.0705707797239">
                <text:p>14.0705707797239</text:p>
              </table:table-cell>
              <table:table-cell office:value-type="float" office:value="0.210282900216431">
                <text:p>0.210282900216431</text:p>
              </table:table-cell>
            </table:table-row>
            <table:table-row>
              <table:table-cell office:value-type="float" office:value="14.0935664106458">
                <text:p>14.0935664106458</text:p>
              </table:table-cell>
              <table:table-cell office:value-type="float" office:value="0.210207292523482">
                <text:p>0.210207292523482</text:p>
              </table:table-cell>
            </table:table-row>
            <table:table-row>
              <table:table-cell office:value-type="float" office:value="14.1395534094251">
                <text:p>14.1395534094251</text:p>
              </table:table-cell>
              <table:table-cell office:value-type="float" office:value="0.084625955240767">
                <text:p>0.084625955240767</text:p>
              </table:table-cell>
            </table:table-row>
            <table:table-row>
              <table:table-cell office:value-type="float" office:value="14.1625463508752">
                <text:p>14.1625463508752</text:p>
              </table:table-cell>
              <table:table-cell office:value-type="float" office:value="0.107695477937577">
                <text:p>0.107695477937577</text:p>
              </table:table-cell>
            </table:table-row>
            <table:table-row>
              <table:table-cell office:value-type="float" office:value="14.2085283763543">
                <text:p>14.2085283763543</text:p>
              </table:table-cell>
              <table:table-cell office:value-type="float" office:value="0.0957882994470358">
                <text:p>0.0957882994470358</text:p>
              </table:table-cell>
            </table:table-row>
            <table:table-row>
              <table:table-cell office:value-type="float" office:value="14.2315179147522">
                <text:p>14.2315179147522</text:p>
              </table:table-cell>
              <table:table-cell office:value-type="float" office:value="0.0874302514098365">
                <text:p>0.0874302514098365</text:p>
              </table:table-cell>
            </table:table-row>
            <table:table-row>
              <table:table-cell office:value-type="float" office:value="14.2774919641061">
                <text:p>14.2774919641061</text:p>
              </table:table-cell>
              <table:table-cell office:value-type="float" office:value="0.349059500497663">
                <text:p>0.349059500497663</text:p>
              </table:table-cell>
            </table:table-row>
            <table:table-row>
              <table:table-cell office:value-type="float" office:value="14.3004785837096">
                <text:p>14.3004785837096</text:p>
              </table:table-cell>
              <table:table-cell office:value-type="float" office:value="0.130879175565024">
                <text:p>0.130879175565024</text:p>
              </table:table-cell>
            </table:table-row>
            <table:table-row>
              <table:table-cell office:value-type="float" office:value="14.3464468674531">
                <text:p>14.3464468674531</text:p>
              </table:table-cell>
              <table:table-cell office:value-type="float" office:value="0.134100562079686">
                <text:p>0.134100562079686</text:p>
              </table:table-cell>
            </table:table-row>
            <table:table-row>
              <table:table-cell office:value-type="float" office:value="14.3694275950156">
                <text:p>14.3694275950156</text:p>
              </table:table-cell>
              <table:table-cell office:value-type="float" office:value="0.21854728939939">
                <text:p>0.21854728939939</text:p>
              </table:table-cell>
            </table:table-row>
            <table:table-row>
              <table:table-cell office:value-type="float" office:value="14.4153870317166">
                <text:p>14.4153870317166</text:p>
              </table:table-cell>
              <table:table-cell office:value-type="float" office:value="0.225434432697408">
                <text:p>0.225434432697408</text:p>
              </table:table-cell>
            </table:table-row>
            <table:table-row>
              <table:table-cell office:value-type="float" office:value="14.4383622661072">
                <text:p>14.4383622661072</text:p>
              </table:table-cell>
              <table:table-cell office:value-type="float" office:value="0.263780424917768">
                <text:p>0.263780424917768</text:p>
              </table:table-cell>
            </table:table-row>
            <table:table-row>
              <table:table-cell office:value-type="float" office:value="14.4843132816652">
                <text:p>14.4843132816652</text:p>
              </table:table-cell>
              <table:table-cell office:value-type="float" office:value="0.21948703886965">
                <text:p>0.21948703886965</text:p>
              </table:table-cell>
            </table:table-row>
            <table:table-row>
              <table:table-cell office:value-type="float" office:value="14.5072843444368">
                <text:p>14.5072843444368</text:p>
              </table:table-cell>
              <table:table-cell office:value-type="float" office:value="0.164486187062916">
                <text:p>0.164486187062916</text:p>
              </table:table-cell>
            </table:table-row>
            <table:table-row>
              <table:table-cell office:value-type="float" office:value="14.5532227650279">
                <text:p>14.5532227650279</text:p>
              </table:table-cell>
              <table:table-cell office:value-type="float" office:value="0.195043106697915">
                <text:p>0.195043106697915</text:p>
              </table:table-cell>
            </table:table-row>
            <table:table-row>
              <table:table-cell office:value-type="float" office:value="14.5761861312573">
                <text:p>14.5761861312573</text:p>
              </table:table-cell>
              <table:table-cell office:value-type="float" office:value="0.22053993065607">
                <text:p>0.22053993065607</text:p>
              </table:table-cell>
            </table:table-row>
            <table:table-row>
              <table:table-cell office:value-type="float" office:value="14.5991491948659">
                <text:p>14.5991491948659</text:p>
              </table:table-cell>
              <table:table-cell office:value-type="float" office:value="0.276662545925458">
                <text:p>0.276662545925458</text:p>
              </table:table-cell>
            </table:table-row>
            <table:table-row>
              <table:table-cell office:value-type="float" office:value="14.6450677010391">
                <text:p>14.6450677010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6680262356604">
                <text:p>14.6680262356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139296338534">
                <text:p>14.713929633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368783642996">
                <text:p>14.736878364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827658497836">
                <text:p>14.7827658497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057081821027">
                <text:p>14.805708182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515790449263">
                <text:p>14.8515790449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745111676094">
                <text:p>14.8745111676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97440564431">
                <text:p>14.897440564431</text:p>
              </table:table-cell>
              <table:table-cell office:value-type="float" office:value="0.94243822699453">
                <text:p>0.94243822699453</text:p>
              </table:table-cell>
            </table:table-row>
            <table:table-row>
              <table:table-cell office:value-type="float" office:value="14.9432845410848">
                <text:p>14.9432845410848</text:p>
              </table:table-cell>
              <table:table-cell office:value-type="float" office:value="0.984239604137739">
                <text:p>0.984239604137739</text:p>
              </table:table-cell>
            </table:table-row>
            <table:table-row>
              <table:table-cell office:value-type="float" office:value="14.9662055443165">
                <text:p>14.966205544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0120338257376">
                <text:p>15.012033825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0349417140874">
                <text:p>15.0349417140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0807455851538">
                <text:p>15.080745585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1036443467809">
                <text:p>15.1036443467809</text:p>
              </table:table-cell>
              <table:table-cell office:value-type="float" office:value="0.791175643146559">
                <text:p>0.791175643146559</text:p>
              </table:table-cell>
            </table:table-row>
            <table:table-row>
              <table:table-cell office:value-type="float" office:value="15.1494256422991">
                <text:p>15.1494256422991</text:p>
              </table:table-cell>
              <table:table-cell office:value-type="float" office:value="0.753432429709451">
                <text:p>0.753432429709451</text:p>
              </table:table-cell>
            </table:table-row>
            <table:table-row>
              <table:table-cell office:value-type="float" office:value="15.1723122226199">
                <text:p>15.1723122226199</text:p>
              </table:table-cell>
              <table:table-cell office:value-type="float" office:value="0.702562681168417">
                <text:p>0.702562681168417</text:p>
              </table:table-cell>
            </table:table-row>
            <table:table-row>
              <table:table-cell office:value-type="float" office:value="15.2180688321146">
                <text:p>15.2180688321146</text:p>
              </table:table-cell>
              <table:table-cell office:value-type="float" office:value="0.612132898948303">
                <text:p>0.612132898948303</text:p>
              </table:table-cell>
            </table:table-row>
            <table:table-row>
              <table:table-cell office:value-type="float" office:value="15.2409424548633">
                <text:p>15.240942454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2866770635479">
                <text:p>15.2866770635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095325180143">
                <text:p>15.3095325180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552351949024">
                <text:p>15.355235194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780794532211">
                <text:p>15.378079453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4009190426075">
                <text:p>15.4009190426075</text:p>
              </table:table-cell>
              <table:table-cell office:value-type="float" office:value="0.702692153521755">
                <text:p>0.702692153521755</text:p>
              </table:table-cell>
            </table:table-row>
            <table:table-row>
              <table:table-cell office:value-type="float" office:value="15.446587013506">
                <text:p>15.446587013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4694105196539">
                <text:p>15.4694105196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15044558822">
                <text:p>15.515044558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378570584866">
                <text:p>15.5378570584866</text:p>
              </table:table-cell>
              <table:table-cell office:value-type="float" office:value="0.399513957901563">
                <text:p>0.399513957901563</text:p>
              </table:table-cell>
            </table:table-row>
            <table:table-row>
              <table:table-cell office:value-type="float" office:value="15.5834609221485">
                <text:p>15.5834609221485</text:p>
              </table:table-cell>
              <table:table-cell office:value-type="float" office:value="0.232968110192972">
                <text:p>0.232968110192972</text:p>
              </table:table-cell>
            </table:table-row>
            <table:table-row>
              <table:table-cell office:value-type="float" office:value="15.6290450467767">
                <text:p>15.6290450467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651826536834">
                <text:p>15.651826536834</text:p>
              </table:table-cell>
              <table:table-cell office:value-type="float" office:value="0.149368166485478">
                <text:p>0.149368166485478</text:p>
              </table:table-cell>
            </table:table-row>
            <table:table-row>
              <table:table-cell office:value-type="float" office:value="15.674601955472">
                <text:p>15.67460195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7201435081891">
                <text:p>15.7201435081891</text:p>
              </table:table-cell>
              <table:table-cell office:value-type="float" office:value="0.0624643834412086">
                <text:p>0.0624643834412086</text:p>
              </table:table-cell>
            </table:table-row>
            <table:table-row>
              <table:table-cell office:value-type="float" office:value="15.7429038578673">
                <text:p>15.7429038578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7884054842274">
                <text:p>15.7884054842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11147952755">
                <text:p>15.81114795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338839944843">
                <text:p>15.833883994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793384585796">
                <text:p>15.8793384585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9020554439992">
                <text:p>15.902055443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9474724060338">
                <text:p>15.9474724060338</text:p>
              </table:table-cell>
              <table:table-cell office:value-type="float" office:value="0.0893158297263322">
                <text:p>0.0893158297263322</text:p>
              </table:table-cell>
            </table:table-row>
            <table:table-row>
              <table:table-cell office:value-type="float" office:value="15.9701723612263">
                <text:p>15.9701723612263</text:p>
              </table:table-cell>
              <table:table-cell office:value-type="float" office:value="0.187006423994123">
                <text:p>0.187006423994123</text:p>
              </table:table-cell>
            </table:table-row>
            <table:table-row>
              <table:table-cell office:value-type="float" office:value="16.0155459659203">
                <text:p>16.0155459659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0382265498012">
                <text:p>16.03822654980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01cm" svg:height="18.595cm" xlink:href=".." xlink:type="simple" chart:class="chart:line" chart:column-mapping="0" chart:style-name="ch1">
        <chart:legend chart:legend-position="end" svg:x="23.679cm" svg:y="8.749cm" style:legend-expansion="high" chart:style-name="ch2"/>
        <chart:plot-area chart:style-name="ch3" table:cell-range-address="main_results.E3:main_results.F596" chart:data-source-has-labels="column" svg:x="0.556cm" svg:y="0.371cm" svg:width="22.567cm" svg:height="17.853cm">
          <chart:coordinate-region svg:x="1.283cm" svg:y="0.571cm" svg:width="21.699cm" svg:height="16.523cm"/>
          <chart:axis chart:dimension="x" chart:name="primary-x" chart:style-name="ch4" chartooo:axis-type="auto">
            <chartooo:date-scale/>
            <chart:categories table:cell-range-address="main_results.F3:main_results.F59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in_results.E3:main_results.E596" chart:class="chart:line">
            <chart:regression-curve chart:style-name="ch8"/>
            <chart:data-point chart:repeated="59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float" office:value="2.03947895454796">
                <text:p>2.03947895454796</text:p>
                <draw:g>
                  <svg:desc>main_results.F3:main_results.F596</svg:desc>
                </draw:g>
              </table:table-cell>
              <table:table-cell office:value-type="float" office:value="0.335186943177395">
                <text:p>0.335186943177395</text:p>
                <draw:g>
                  <svg:desc>main_results.E3:main_results.E596</svg:desc>
                </draw:g>
              </table:table-cell>
            </table:table-row>
            <table:table-row>
              <table:table-cell office:value-type="float" office:value="2.03993756102753">
                <text:p>2.03993756102753</text:p>
              </table:table-cell>
              <table:table-cell office:value-type="float" office:value="0.35782905505992">
                <text:p>0.35782905505992</text:p>
              </table:table-cell>
            </table:table-row>
            <table:table-row>
              <table:table-cell office:value-type="float" office:value="2.04045202921731">
                <text:p>2.04045202921731</text:p>
              </table:table-cell>
              <table:table-cell office:value-type="float" office:value="0.341325185449106">
                <text:p>0.341325185449106</text:p>
              </table:table-cell>
            </table:table-row>
            <table:table-row>
              <table:table-cell office:value-type="float" office:value="2.04102414465804">
                <text:p>2.04102414465804</text:p>
              </table:table-cell>
              <table:table-cell office:value-type="float" office:value="0.370910027326912">
                <text:p>0.370910027326912</text:p>
              </table:table-cell>
            </table:table-row>
            <table:table-row>
              <table:table-cell office:value-type="float" office:value="2.0423365060873">
                <text:p>2.0423365060873</text:p>
              </table:table-cell>
              <table:table-cell office:value-type="float" office:value="0.353667559332239">
                <text:p>0.353667559332239</text:p>
              </table:table-cell>
            </table:table-row>
            <table:table-row>
              <table:table-cell office:value-type="float" office:value="2.04307875128848">
                <text:p>2.04307875128848</text:p>
              </table:table-cell>
              <table:table-cell office:value-type="float" office:value="0.342196305910335">
                <text:p>0.342196305910335</text:p>
              </table:table-cell>
            </table:table-row>
            <table:table-row>
              <table:table-cell office:value-type="float" office:value="2.04473077650989">
                <text:p>2.04473077650989</text:p>
              </table:table-cell>
              <table:table-cell office:value-type="float" office:value="0.335509163018084">
                <text:p>0.335509163018084</text:p>
              </table:table-cell>
            </table:table-row>
            <table:table-row>
              <table:table-cell office:value-type="float" office:value="2.04564189028568">
                <text:p>2.04564189028568</text:p>
              </table:table-cell>
              <table:table-cell office:value-type="float" office:value="0.345840571242758">
                <text:p>0.345840571242758</text:p>
              </table:table-cell>
            </table:table-row>
            <table:table-row>
              <table:table-cell office:value-type="float" office:value="2.04763107192921">
                <text:p>2.04763107192921</text:p>
              </table:table-cell>
              <table:table-cell office:value-type="float" office:value="0.365167254420957">
                <text:p>0.365167254420957</text:p>
              </table:table-cell>
            </table:table-row>
            <table:table-row>
              <table:table-cell office:value-type="float" office:value="2.0487098016732">
                <text:p>2.0487098016732</text:p>
              </table:table-cell>
              <table:table-cell office:value-type="float" office:value="0.347054688975819">
                <text:p>0.347054688975819</text:p>
              </table:table-cell>
            </table:table-row>
            <table:table-row>
              <table:table-cell office:value-type="float" office:value="2.04984471292001">
                <text:p>2.04984471292001</text:p>
              </table:table-cell>
              <table:table-cell office:value-type="float" office:value="0.368448394367089">
                <text:p>0.368448394367089</text:p>
              </table:table-cell>
            </table:table-row>
            <table:table-row>
              <table:table-cell office:value-type="float" office:value="2.05228208473673">
                <text:p>2.05228208473673</text:p>
              </table:table-cell>
              <table:table-cell office:value-type="float" office:value="0.356516813581304">
                <text:p>0.356516813581304</text:p>
              </table:table-cell>
            </table:table-row>
            <table:table-row>
              <table:table-cell office:value-type="float" office:value="2.05358530449701">
                <text:p>2.05358530449701</text:p>
              </table:table-cell>
              <table:table-cell office:value-type="float" office:value="0.333889676685311">
                <text:p>0.333889676685311</text:p>
              </table:table-cell>
            </table:table-row>
            <table:table-row>
              <table:table-cell office:value-type="float" office:value="2.05635663261411">
                <text:p>2.05635663261411</text:p>
              </table:table-cell>
              <table:table-cell office:value-type="float" office:value="0.348116172246406">
                <text:p>0.348116172246406</text:p>
              </table:table-cell>
            </table:table-row>
            <table:table-row>
              <table:table-cell office:value-type="float" office:value="2.05935243525277">
                <text:p>2.05935243525277</text:p>
              </table:table-cell>
              <table:table-cell office:value-type="float" office:value="0.364311008053573">
                <text:p>0.364311008053573</text:p>
              </table:table-cell>
            </table:table-row>
            <table:table-row>
              <table:table-cell office:value-type="float" office:value="2.06256925688562">
                <text:p>2.06256925688562</text:p>
              </table:table-cell>
              <table:table-cell office:value-type="float" office:value="0.368852471664409">
                <text:p>0.368852471664409</text:p>
              </table:table-cell>
            </table:table-row>
            <table:table-row>
              <table:table-cell office:value-type="float" office:value="2.06600768967139">
                <text:p>2.06600768967139</text:p>
              </table:table-cell>
              <table:table-cell office:value-type="float" office:value="0.354184627321496">
                <text:p>0.354184627321496</text:p>
              </table:table-cell>
            </table:table-row>
            <table:table-row>
              <table:table-cell office:value-type="float" office:value="2.06780855885564">
                <text:p>2.06780855885564</text:p>
              </table:table-cell>
              <table:table-cell office:value-type="float" office:value="0.349826813061119">
                <text:p>0.349826813061119</text:p>
              </table:table-cell>
            </table:table-row>
            <table:table-row>
              <table:table-cell office:value-type="float" office:value="2.06966571754936">
                <text:p>2.06966571754936</text:p>
              </table:table-cell>
              <table:table-cell office:value-type="float" office:value="0.354649875535952">
                <text:p>0.354649875535952</text:p>
              </table:table-cell>
            </table:table-row>
            <table:table-row>
              <table:table-cell office:value-type="float" office:value="2.07354495108056">
                <text:p>2.07354495108056</text:p>
              </table:table-cell>
              <table:table-cell office:value-type="float" office:value="0.336121857992648">
                <text:p>0.336121857992648</text:p>
              </table:table-cell>
            </table:table-row>
            <table:table-row>
              <table:table-cell office:value-type="float" office:value="2.07556680228523">
                <text:p>2.07556680228523</text:p>
              </table:table-cell>
              <table:table-cell office:value-type="float" office:value="0.369561415444286">
                <text:p>0.369561415444286</text:p>
              </table:table-cell>
            </table:table-row>
            <table:table-row>
              <table:table-cell office:value-type="float" office:value="2.07977461118941">
                <text:p>2.07977461118941</text:p>
              </table:table-cell>
              <table:table-cell office:value-type="float" office:value="0.346800209472738">
                <text:p>0.346800209472738</text:p>
              </table:table-cell>
            </table:table-row>
            <table:table-row>
              <table:table-cell office:value-type="float" office:value="2.08196216547858">
                <text:p>2.08196216547858</text:p>
              </table:table-cell>
              <table:table-cell office:value-type="float" office:value="0.309156374369328">
                <text:p>0.309156374369328</text:p>
              </table:table-cell>
            </table:table-row>
            <table:table-row>
              <table:table-cell office:value-type="float" office:value="2.08649856776769">
                <text:p>2.08649856776769</text:p>
              </table:table-cell>
              <table:table-cell office:value-type="float" office:value="0.331328530076205">
                <text:p>0.331328530076205</text:p>
              </table:table-cell>
            </table:table-row>
            <table:table-row>
              <table:table-cell office:value-type="float" office:value="2.08884852860967">
                <text:p>2.08884852860967</text:p>
              </table:table-cell>
              <table:table-cell office:value-type="float" office:value="0.340569406416739">
                <text:p>0.340569406416739</text:p>
              </table:table-cell>
            </table:table-row>
            <table:table-row>
              <table:table-cell office:value-type="float" office:value="2.09125411943336">
                <text:p>2.09125411943336</text:p>
              </table:table-cell>
              <table:table-cell office:value-type="float" office:value="0.358446237676827">
                <text:p>0.358446237676827</text:p>
              </table:table-cell>
            </table:table-row>
            <table:table-row>
              <table:table-cell office:value-type="float" office:value="2.09622794879726">
                <text:p>2.09622794879726</text:p>
              </table:table-cell>
              <table:table-cell office:value-type="float" office:value="0.366841336016644">
                <text:p>0.366841336016644</text:p>
              </table:table-cell>
            </table:table-row>
            <table:table-row>
              <table:table-cell office:value-type="float" office:value="2.0987951262984">
                <text:p>2.0987951262984</text:p>
              </table:table-cell>
              <table:table-cell office:value-type="float" office:value="0.340548097982738">
                <text:p>0.340548097982738</text:p>
              </table:table-cell>
            </table:table-row>
            <table:table-row>
              <table:table-cell office:value-type="float" office:value="2.10409471840897">
                <text:p>2.10409471840897</text:p>
              </table:table-cell>
              <table:table-cell office:value-type="float" office:value="0.337778258296441">
                <text:p>0.337778258296441</text:p>
              </table:table-cell>
            </table:table-row>
            <table:table-row>
              <table:table-cell office:value-type="float" office:value="2.10682566053088">
                <text:p>2.10682566053088</text:p>
              </table:table-cell>
              <table:table-cell office:value-type="float" office:value="0.340527497012168">
                <text:p>0.340527497012168</text:p>
              </table:table-cell>
            </table:table-row>
            <table:table-row>
              <table:table-cell office:value-type="float" office:value="2.11244881476437">
                <text:p>2.11244881476437</text:p>
              </table:table-cell>
              <table:table-cell office:value-type="float" office:value="0.166691042831898">
                <text:p>0.166691042831898</text:p>
              </table:table-cell>
            </table:table-row>
            <table:table-row>
              <table:table-cell office:value-type="float" office:value="2.11534101894238">
                <text:p>2.11534101894238</text:p>
              </table:table-cell>
              <table:table-cell office:value-type="float" office:value="0.355460446940585">
                <text:p>0.355460446940585</text:p>
              </table:table-cell>
            </table:table-row>
            <table:table-row>
              <table:table-cell office:value-type="float" office:value="2.11828792008597">
                <text:p>2.11828792008597</text:p>
              </table:table-cell>
              <table:table-cell office:value-type="float" office:value="0.221244393528507">
                <text:p>0.221244393528507</text:p>
              </table:table-cell>
            </table:table-row>
            <table:table-row>
              <table:table-cell office:value-type="float" office:value="2.12434195028461">
                <text:p>2.12434195028461</text:p>
              </table:table-cell>
              <table:table-cell office:value-type="float" office:value="0.220900234201885">
                <text:p>0.220900234201885</text:p>
              </table:table-cell>
            </table:table-row>
            <table:table-row>
              <table:table-cell office:value-type="float" office:value="2.12744992899079">
                <text:p>2.12744992899079</text:p>
              </table:table-cell>
              <table:table-cell office:value-type="float" office:value="0.250987946140172">
                <text:p>0.250987946140172</text:p>
              </table:table-cell>
            </table:table-row>
            <table:table-row>
              <table:table-cell office:value-type="float" office:value="2.13382737125274">
                <text:p>2.13382737125274</text:p>
              </table:table-cell>
              <table:table-cell office:value-type="float" office:value="0.317239859267934">
                <text:p>0.317239859267934</text:p>
              </table:table-cell>
            </table:table-row>
            <table:table-row>
              <table:table-cell office:value-type="float" office:value="2.13709745055145">
                <text:p>2.13709745055145</text:p>
              </table:table-cell>
              <table:table-cell office:value-type="float" office:value="0.313438916905385">
                <text:p>0.313438916905385</text:p>
              </table:table-cell>
            </table:table-row>
            <table:table-row>
              <table:table-cell office:value-type="float" office:value="2.14379505653279">
                <text:p>2.14379505653279</text:p>
              </table:table-cell>
              <table:table-cell office:value-type="float" office:value="0.310040757778834">
                <text:p>0.310040757778834</text:p>
              </table:table-cell>
            </table:table-row>
            <table:table-row>
              <table:table-cell office:value-type="float" office:value="2.1472242591344">
                <text:p>2.1472242591344</text:p>
              </table:table-cell>
              <table:table-cell office:value-type="float" office:value="0.177322799182646">
                <text:p>0.177322799182646</text:p>
              </table:table-cell>
            </table:table-row>
            <table:table-row>
              <table:table-cell office:value-type="float" office:value="2.15424235282174">
                <text:p>2.15424235282174</text:p>
              </table:table-cell>
              <table:table-cell office:value-type="float" office:value="0.262608245635288">
                <text:p>0.262608245635288</text:p>
              </table:table-cell>
            </table:table-row>
            <table:table-row>
              <table:table-cell office:value-type="float" office:value="2.15783054400285">
                <text:p>2.15783054400285</text:p>
              </table:table-cell>
              <table:table-cell office:value-type="float" office:value="0.235320811752949">
                <text:p>0.235320811752949</text:p>
              </table:table-cell>
            </table:table-row>
            <table:table-row>
              <table:table-cell office:value-type="float" office:value="2.16147320377535">
                <text:p>2.16147320377535</text:p>
              </table:table-cell>
              <table:table-cell office:value-type="float" office:value="0.249899635738457">
                <text:p>0.249899635738457</text:p>
              </table:table-cell>
            </table:table-row>
            <table:table-row>
              <table:table-cell office:value-type="float" office:value="2.1689165430437">
                <text:p>2.1689165430437</text:p>
              </table:table-cell>
              <table:table-cell office:value-type="float" office:value="0.209875033567295">
                <text:p>0.209875033567295</text:p>
              </table:table-cell>
            </table:table-row>
            <table:table-row>
              <table:table-cell office:value-type="float" office:value="2.17271794116986">
                <text:p>2.17271794116986</text:p>
              </table:table-cell>
              <table:table-cell office:value-type="float" office:value="0.216521405319413">
                <text:p>0.216521405319413</text:p>
              </table:table-cell>
            </table:table-row>
            <table:table-row>
              <table:table-cell office:value-type="float" office:value="2.18047769302875">
                <text:p>2.18047769302875</text:p>
              </table:table-cell>
              <table:table-cell office:value-type="float" office:value="0.204508025155702">
                <text:p>0.204508025155702</text:p>
              </table:table-cell>
            </table:table-row>
            <table:table-row>
              <table:table-cell office:value-type="float" office:value="2.18443889768121">
                <text:p>2.18443889768121</text:p>
              </table:table-cell>
              <table:table-cell office:value-type="float" office:value="0.199148023801102">
                <text:p>0.199148023801102</text:p>
              </table:table-cell>
            </table:table-row>
            <table:table-row>
              <table:table-cell office:value-type="float" office:value="2.19251576654183">
                <text:p>2.19251576654183</text:p>
              </table:table-cell>
              <table:table-cell office:value-type="float" office:value="0.202851465881403">
                <text:p>0.202851465881403</text:p>
              </table:table-cell>
            </table:table-row>
            <table:table-row>
              <table:table-cell office:value-type="float" office:value="2.19663280355129">
                <text:p>2.19663280355129</text:p>
              </table:table-cell>
              <table:table-cell office:value-type="float" office:value="0.213966209440644">
                <text:p>0.213966209440644</text:p>
              </table:table-cell>
            </table:table-row>
            <table:table-row>
              <table:table-cell office:value-type="float" office:value="2.20080271805325">
                <text:p>2.20080271805325</text:p>
              </table:table-cell>
              <table:table-cell office:value-type="float" office:value="0.218843983928217">
                <text:p>0.218843983928217</text:p>
              </table:table-cell>
            </table:table-row>
            <table:table-row>
              <table:table-cell office:value-type="float" office:value="2.20930106095572">
                <text:p>2.20930106095572</text:p>
              </table:table-cell>
              <table:table-cell office:value-type="float" office:value="0.214630189797351">
                <text:p>0.214630189797351</text:p>
              </table:table-cell>
            </table:table-row>
            <table:table-row>
              <table:table-cell office:value-type="float" office:value="2.21362909750095">
                <text:p>2.21362909750095</text:p>
              </table:table-cell>
              <table:table-cell office:value-type="float" office:value="0.227676396147437">
                <text:p>0.227676396147437</text:p>
              </table:table-cell>
            </table:table-row>
            <table:table-row>
              <table:table-cell office:value-type="float" office:value="2.22244209680941">
                <text:p>2.22244209680941</text:p>
              </table:table-cell>
              <table:table-cell office:value-type="float" office:value="0.271921534934638">
                <text:p>0.271921534934638</text:p>
              </table:table-cell>
            </table:table-row>
            <table:table-row>
              <table:table-cell office:value-type="float" office:value="2.22692679235113">
                <text:p>2.22692679235113</text:p>
              </table:table-cell>
              <table:table-cell office:value-type="float" office:value="0.422823953031254">
                <text:p>0.422823953031254</text:p>
              </table:table-cell>
            </table:table-row>
            <table:table-row>
              <table:table-cell office:value-type="float" office:value="2.23605285843534">
                <text:p>2.23605285843534</text:p>
              </table:table-cell>
              <table:table-cell office:value-type="float" office:value="0.414645637355062">
                <text:p>0.414645637355062</text:p>
              </table:table-cell>
            </table:table-row>
            <table:table-row>
              <table:table-cell office:value-type="float" office:value="2.24069490464678">
                <text:p>2.24069490464678</text:p>
              </table:table-cell>
              <table:table-cell office:value-type="float" office:value="0.421103222219024">
                <text:p>0.421103222219024</text:p>
              </table:table-cell>
            </table:table-row>
            <table:table-row>
              <table:table-cell office:value-type="float" office:value="2.24538660346526">
                <text:p>2.24538660346526</text:p>
              </table:table-cell>
              <table:table-cell office:value-type="float" office:value="0.413047128196469">
                <text:p>0.413047128196469</text:p>
              </table:table-cell>
            </table:table-row>
            <table:table-row>
              <table:table-cell office:value-type="float" office:value="2.25485475575846">
                <text:p>2.25485475575846</text:p>
              </table:table-cell>
              <table:table-cell office:value-type="float" office:value="0.423312055005656">
                <text:p>0.423312055005656</text:p>
              </table:table-cell>
            </table:table-row>
            <table:table-row>
              <table:table-cell office:value-type="float" office:value="2.25966338846584">
                <text:p>2.25966338846584</text:p>
              </table:table-cell>
              <table:table-cell office:value-type="float" office:value="0.422905927304158">
                <text:p>0.422905927304158</text:p>
              </table:table-cell>
            </table:table-row>
            <table:table-row>
              <table:table-cell office:value-type="float" office:value="2.26943578285584">
                <text:p>2.26943578285584</text:p>
              </table:table-cell>
              <table:table-cell office:value-type="float" office:value="0.450977267867132">
                <text:p>0.450977267867132</text:p>
              </table:table-cell>
            </table:table-row>
            <table:table-row>
              <table:table-cell office:value-type="float" office:value="2.2743993022038">
                <text:p>2.2743993022038</text:p>
              </table:table-cell>
              <table:table-cell office:value-type="float" office:value="0.442381882152723">
                <text:p>0.442381882152723</text:p>
              </table:table-cell>
            </table:table-row>
            <table:table-row>
              <table:table-cell office:value-type="float" office:value="2.28448306943567">
                <text:p>2.28448306943567</text:p>
              </table:table-cell>
              <table:table-cell office:value-type="float" office:value="0.414942964414203">
                <text:p>0.414942964414203</text:p>
              </table:table-cell>
            </table:table-row>
            <table:table-row>
              <table:table-cell office:value-type="float" office:value="2.28960291747085">
                <text:p>2.28960291747085</text:p>
              </table:table-cell>
              <table:table-cell office:value-type="float" office:value="0.254918023281742">
                <text:p>0.254918023281742</text:p>
              </table:table-cell>
            </table:table-row>
            <table:table-row>
              <table:table-cell office:value-type="float" office:value="2.29999578756563">
                <text:p>2.29999578756563</text:p>
              </table:table-cell>
              <table:table-cell office:value-type="float" office:value="0.415218814150185">
                <text:p>0.415218814150185</text:p>
              </table:table-cell>
            </table:table-row>
            <table:table-row>
              <table:table-cell office:value-type="float" office:value="2.30526915651146">
                <text:p>2.30526915651146</text:p>
              </table:table-cell>
              <table:table-cell office:value-type="float" office:value="0.269642504004541">
                <text:p>0.269642504004541</text:p>
              </table:table-cell>
            </table:table-row>
            <table:table-row>
              <table:table-cell office:value-type="float" office:value="2.31597119034273">
                <text:p>2.31597119034273</text:p>
              </table:table-cell>
              <table:table-cell office:value-type="float" office:value="0.398009263153792">
                <text:p>0.398009263153792</text:p>
              </table:table-cell>
            </table:table-row>
            <table:table-row>
              <table:table-cell office:value-type="float" office:value="2.32139799775169">
                <text:p>2.32139799775169</text:p>
              </table:table-cell>
              <table:table-cell office:value-type="float" office:value="0.343357806023781">
                <text:p>0.343357806023781</text:p>
              </table:table-cell>
            </table:table-row>
            <table:table-row>
              <table:table-cell office:value-type="float" office:value="2.32687601054502">
                <text:p>2.32687601054502</text:p>
              </table:table-cell>
              <table:table-cell office:value-type="float" office:value="0.325904199736402">
                <text:p>0.325904199736402</text:p>
              </table:table-cell>
            </table:table-row>
            <table:table-row>
              <table:table-cell office:value-type="float" office:value="2.33798776376133">
                <text:p>2.33798776376133</text:p>
              </table:table-cell>
              <table:table-cell office:value-type="float" office:value="0.192937704802703">
                <text:p>0.192937704802703</text:p>
              </table:table-cell>
            </table:table-row>
            <table:table-row>
              <table:table-cell office:value-type="float" office:value="2.34391481779417">
                <text:p>2.34391481779417</text:p>
              </table:table-cell>
              <table:table-cell office:value-type="float" office:value="0.23479130170088">
                <text:p>0.23479130170088</text:p>
              </table:table-cell>
            </table:table-row>
            <table:table-row>
              <table:table-cell office:value-type="float" office:value="2.35597805182825">
                <text:p>2.35597805182825</text:p>
              </table:table-cell>
              <table:table-cell office:value-type="float" office:value="0.254686088807944">
                <text:p>0.254686088807944</text:p>
              </table:table-cell>
            </table:table-row>
            <table:table-row>
              <table:table-cell office:value-type="float" office:value="2.36208636406592">
                <text:p>2.36208636406592</text:p>
              </table:table-cell>
              <table:table-cell office:value-type="float" office:value="0.241964834808857">
                <text:p>0.241964834808857</text:p>
              </table:table-cell>
            </table:table-row>
            <table:table-row>
              <table:table-cell office:value-type="float" office:value="2.37445812675484">
                <text:p>2.37445812675484</text:p>
              </table:table-cell>
              <table:table-cell office:value-type="float" office:value="0.196469580552706">
                <text:p>0.196469580552706</text:p>
              </table:table-cell>
            </table:table-row>
            <table:table-row>
              <table:table-cell office:value-type="float" office:value="2.38071908156914">
                <text:p>2.38071908156914</text:p>
              </table:table-cell>
              <table:table-cell office:value-type="float" office:value="0.234761285802796">
                <text:p>0.234761285802796</text:p>
              </table:table-cell>
            </table:table-row>
            <table:table-row>
              <table:table-cell office:value-type="float" office:value="2.38703304490422">
                <text:p>2.38703304490422</text:p>
              </table:table-cell>
              <table:table-cell office:value-type="float" office:value="0.206311685447451">
                <text:p>0.206311685447451</text:p>
              </table:table-cell>
            </table:table-row>
            <table:table-row>
              <table:table-cell office:value-type="float" office:value="2.39981228434792">
                <text:p>2.39981228434792</text:p>
              </table:table-cell>
              <table:table-cell office:value-type="float" office:value="0.18973417288604">
                <text:p>0.18973417288604</text:p>
              </table:table-cell>
            </table:table-row>
            <table:table-row>
              <table:table-cell office:value-type="float" office:value="2.40627834841709">
                <text:p>2.40627834841709</text:p>
              </table:table-cell>
              <table:table-cell office:value-type="float" office:value="0.194043351577413">
                <text:p>0.194043351577413</text:p>
              </table:table-cell>
            </table:table-row>
            <table:table-row>
              <table:table-cell office:value-type="float" office:value="2.41936189317928">
                <text:p>2.41936189317928</text:p>
              </table:table-cell>
              <table:table-cell office:value-type="float" office:value="0.216829036235715">
                <text:p>0.216829036235715</text:p>
              </table:table-cell>
            </table:table-row>
            <table:table-row>
              <table:table-cell office:value-type="float" office:value="2.42598011447694">
                <text:p>2.42598011447694</text:p>
              </table:table-cell>
              <table:table-cell office:value-type="float" office:value="0.213528495932463">
                <text:p>0.213528495932463</text:p>
              </table:table-cell>
            </table:table-row>
            <table:table-row>
              <table:table-cell office:value-type="float" office:value="2.43264847350713">
                <text:p>2.43264847350713</text:p>
              </table:table-cell>
              <table:table-cell office:value-type="float" office:value="0.255911877445007">
                <text:p>0.255911877445007</text:p>
              </table:table-cell>
            </table:table-row>
            <table:table-row>
              <table:table-cell office:value-type="float" office:value="2.44613773354319">
                <text:p>2.44613773354319</text:p>
              </table:table-cell>
              <table:table-cell office:value-type="float" office:value="0.245978302259535">
                <text:p>0.245978302259535</text:p>
              </table:table-cell>
            </table:table-row>
            <table:table-row>
              <table:table-cell office:value-type="float" office:value="2.45295747327908">
                <text:p>2.45295747327908</text:p>
              </table:table-cell>
              <table:table-cell office:value-type="float" office:value="0.279746262019348">
                <text:p>0.279746262019348</text:p>
              </table:table-cell>
            </table:table-row>
            <table:table-row>
              <table:table-cell office:value-type="float" office:value="2.46674832311945">
                <text:p>2.46674832311945</text:p>
              </table:table-cell>
              <table:table-cell office:value-type="float" office:value="0.282018098946693">
                <text:p>0.282018098946693</text:p>
              </table:table-cell>
            </table:table-row>
            <table:table-row>
              <table:table-cell office:value-type="float" office:value="2.47371817595732">
                <text:p>2.47371817595732</text:p>
              </table:table-cell>
              <table:table-cell office:value-type="float" office:value="0.279068454249986">
                <text:p>0.279068454249986</text:p>
              </table:table-cell>
            </table:table-row>
            <table:table-row>
              <table:table-cell office:value-type="float" office:value="2.48780964224509">
                <text:p>2.48780964224509</text:p>
              </table:table-cell>
              <table:table-cell office:value-type="float" office:value="0.270931653229808">
                <text:p>0.270931653229808</text:p>
              </table:table-cell>
            </table:table-row>
            <table:table-row>
              <table:table-cell office:value-type="float" office:value="2.49492964440458">
                <text:p>2.49492964440458</text:p>
              </table:table-cell>
              <table:table-cell office:value-type="float" office:value="0.274857055985627">
                <text:p>0.274857055985627</text:p>
              </table:table-cell>
            </table:table-row>
            <table:table-row>
              <table:table-cell office:value-type="float" office:value="2.50932000634746">
                <text:p>2.50932000634746</text:p>
              </table:table-cell>
              <table:table-cell office:value-type="float" office:value="0.192549172909083">
                <text:p>0.192549172909083</text:p>
              </table:table-cell>
            </table:table-row>
            <table:table-row>
              <table:table-cell office:value-type="float" office:value="2.5165896565579">
                <text:p>2.5165896565579</text:p>
              </table:table-cell>
              <table:table-cell office:value-type="float" office:value="0.292202274104881">
                <text:p>0.292202274104881</text:p>
              </table:table-cell>
            </table:table-row>
            <table:table-row>
              <table:table-cell office:value-type="float" office:value="2.52390956796446">
                <text:p>2.52390956796446</text:p>
              </table:table-cell>
              <table:table-cell office:value-type="float" office:value="0.293165432083668">
                <text:p>0.293165432083668</text:p>
              </table:table-cell>
            </table:table-row>
            <table:table-row>
              <table:table-cell office:value-type="float" office:value="2.5386972554463">
                <text:p>2.5386972554463</text:p>
              </table:table-cell>
              <table:table-cell office:value-type="float" office:value="0.320600529399972">
                <text:p>0.320600529399972</text:p>
              </table:table-cell>
            </table:table-row>
            <table:table-row>
              <table:table-cell office:value-type="float" office:value="2.54616544680815">
                <text:p>2.54616544680815</text:p>
              </table:table-cell>
              <table:table-cell office:value-type="float" office:value="0.299004822441193">
                <text:p>0.299004822441193</text:p>
              </table:table-cell>
            </table:table-row>
            <table:table-row>
              <table:table-cell office:value-type="float" office:value="2.56125034725283">
                <text:p>2.56125034725283</text:p>
              </table:table-cell>
              <table:table-cell office:value-type="float" office:value="0.320057368093471">
                <text:p>0.320057368093471</text:p>
              </table:table-cell>
            </table:table-row>
            <table:table-row>
              <table:table-cell office:value-type="float" office:value="2.56886551158657">
                <text:p>2.56886551158657</text:p>
              </table:table-cell>
              <table:table-cell office:value-type="float" office:value="0.343722338000773">
                <text:p>0.343722338000773</text:p>
              </table:table-cell>
            </table:table-row>
            <table:table-row>
              <table:table-cell office:value-type="float" office:value="2.58424538264689">
                <text:p>2.58424538264689</text:p>
              </table:table-cell>
              <table:table-cell office:value-type="float" office:value="0.373687337314734">
                <text:p>0.373687337314734</text:p>
              </table:table-cell>
            </table:table-row>
            <table:table-row>
              <table:table-cell office:value-type="float" office:value="2.59200889259674">
                <text:p>2.59200889259674</text:p>
              </table:table-cell>
              <table:table-cell office:value-type="float" office:value="0.379399328395612">
                <text:p>0.379399328395612</text:p>
              </table:table-cell>
            </table:table-row>
            <table:table-row>
              <table:table-cell office:value-type="float" office:value="2.60768206830947">
                <text:p>2.60768206830947</text:p>
              </table:table-cell>
              <table:table-cell office:value-type="float" office:value="0.363441701498423">
                <text:p>0.363441701498423</text:p>
              </table:table-cell>
            </table:table-row>
            <table:table-row>
              <table:table-cell office:value-type="float" office:value="2.61559207049419">
                <text:p>2.61559207049419</text:p>
              </table:table-cell>
              <table:table-cell office:value-type="float" office:value="0.193861519952766">
                <text:p>0.193861519952766</text:p>
              </table:table-cell>
            </table:table-row>
            <table:table-row>
              <table:table-cell office:value-type="float" office:value="2.62355070970208">
                <text:p>2.62355070970208</text:p>
              </table:table-cell>
              <table:table-cell office:value-type="float" office:value="0.198515476858591">
                <text:p>0.198515476858591</text:p>
              </table:table-cell>
            </table:table-row>
            <table:table-row>
              <table:table-cell office:value-type="float" office:value="2.63961351791443">
                <text:p>2.63961351791443</text:p>
              </table:table-cell>
              <table:table-cell office:value-type="float" office:value="0.204421838480017">
                <text:p>0.204421838480017</text:p>
              </table:table-cell>
            </table:table-row>
            <table:table-row>
              <table:table-cell office:value-type="float" office:value="2.64771761913324">
                <text:p>2.64771761913324</text:p>
              </table:table-cell>
              <table:table-cell office:value-type="float" office:value="0.322609420221641">
                <text:p>0.322609420221641</text:p>
              </table:table-cell>
            </table:table-row>
            <table:table-row>
              <table:table-cell office:value-type="float" office:value="2.66407154198647">
                <text:p>2.66407154198647</text:p>
              </table:table-cell>
              <table:table-cell office:value-type="float" office:value="0.338245415887759">
                <text:p>0.338245415887759</text:p>
              </table:table-cell>
            </table:table-row>
            <table:table-row>
              <table:table-cell office:value-type="float" office:value="2.67232052997366">
                <text:p>2.67232052997366</text:p>
              </table:table-cell>
              <table:table-cell office:value-type="float" office:value="0.351391932458927">
                <text:p>0.351391932458927</text:p>
              </table:table-cell>
            </table:table-row>
            <table:table-row>
              <table:table-cell office:value-type="float" office:value="2.68896340486252">
                <text:p>2.68896340486252</text:p>
              </table:table-cell>
              <table:table-cell office:value-type="float" office:value="0.347846101934021">
                <text:p>0.347846101934021</text:p>
              </table:table-cell>
            </table:table-row>
            <table:table-row>
              <table:table-cell office:value-type="float" office:value="2.69735705494078">
                <text:p>2.69735705494078</text:p>
              </table:table-cell>
              <table:table-cell office:value-type="float" office:value="0.241858683035915">
                <text:p>0.241858683035915</text:p>
              </table:table-cell>
            </table:table-row>
            <table:table-row>
              <table:table-cell office:value-type="float" office:value="2.70579905297546">
                <text:p>2.70579905297546</text:p>
              </table:table-cell>
              <table:table-cell office:value-type="float" office:value="0.332272472255722">
                <text:p>0.332272472255722</text:p>
              </table:table-cell>
            </table:table-row>
            <table:table-row>
              <table:table-cell office:value-type="float" office:value="2.72282479626975">
                <text:p>2.72282479626975</text:p>
              </table:table-cell>
              <table:table-cell office:value-type="float" office:value="0.373439295478845">
                <text:p>0.373439295478845</text:p>
              </table:table-cell>
            </table:table-row>
            <table:table-row>
              <table:table-cell office:value-type="float" office:value="2.73141041393944">
                <text:p>2.73141041393944</text:p>
              </table:table-cell>
              <table:table-cell office:value-type="float" office:value="0.315132237483689">
                <text:p>0.315132237483689</text:p>
              </table:table-cell>
            </table:table-row>
            <table:table-row>
              <table:table-cell office:value-type="float" office:value="2.74872378768638">
                <text:p>2.74872378768638</text:p>
              </table:table-cell>
              <table:table-cell office:value-type="float" office:value="0.335588993889171">
                <text:p>0.335588993889171</text:p>
              </table:table-cell>
            </table:table-row>
            <table:table-row>
              <table:table-cell office:value-type="float" office:value="2.75745110604654">
                <text:p>2.75745110604654</text:p>
              </table:table-cell>
              <table:table-cell office:value-type="float" office:value="0.321433026915528">
                <text:p>0.321433026915528</text:p>
              </table:table-cell>
            </table:table-row>
            <table:table-row>
              <table:table-cell office:value-type="float" office:value="2.77504856372763">
                <text:p>2.77504856372763</text:p>
              </table:table-cell>
              <table:table-cell office:value-type="float" office:value="0.305728677041939">
                <text:p>0.305728677041939</text:p>
              </table:table-cell>
            </table:table-row>
            <table:table-row>
              <table:table-cell office:value-type="float" office:value="2.78391846014795">
                <text:p>2.78391846014795</text:p>
              </table:table-cell>
              <table:table-cell office:value-type="float" office:value="0.309957068395435">
                <text:p>0.309957068395435</text:p>
              </table:table-cell>
            </table:table-row>
            <table:table-row>
              <table:table-cell office:value-type="float" office:value="2.79283493750818">
                <text:p>2.79283493750818</text:p>
              </table:table-cell>
              <table:table-cell office:value-type="float" office:value="0.292859592489765">
                <text:p>0.292859592489765</text:p>
              </table:table-cell>
            </table:table-row>
            <table:table-row>
              <table:table-cell office:value-type="float" office:value="2.81080965342384">
                <text:p>2.81080965342384</text:p>
              </table:table-cell>
              <table:table-cell office:value-type="float" office:value="0.25641496720724">
                <text:p>0.25641496720724</text:p>
              </table:table-cell>
            </table:table-row>
            <table:table-row>
              <table:table-cell office:value-type="float" office:value="2.81986851481608">
                <text:p>2.81986851481608</text:p>
              </table:table-cell>
              <table:table-cell office:value-type="float" office:value="0.270826122275107">
                <text:p>0.270826122275107</text:p>
              </table:table-cell>
            </table:table-row>
            <table:table-row>
              <table:table-cell office:value-type="float" office:value="2.83812448264964">
                <text:p>2.83812448264964</text:p>
              </table:table-cell>
              <table:table-cell office:value-type="float" office:value="0.274265268000699">
                <text:p>0.274265268000699</text:p>
              </table:table-cell>
            </table:table-row>
            <table:table-row>
              <table:table-cell office:value-type="float" office:value="2.8473233051183">
                <text:p>2.8473233051183</text:p>
              </table:table-cell>
              <table:table-cell office:value-type="float" office:value="0.262750386214293">
                <text:p>0.262750386214293</text:p>
              </table:table-cell>
            </table:table-row>
            <table:table-row>
              <table:table-cell office:value-type="float" office:value="2.86585915836073">
                <text:p>2.86585915836073</text:p>
              </table:table-cell>
              <table:table-cell office:value-type="float" office:value="0.268536196685058">
                <text:p>0.268536196685058</text:p>
              </table:table-cell>
            </table:table-row>
            <table:table-row>
              <table:table-cell office:value-type="float" office:value="2.87519773038415">
                <text:p>2.87519773038415</text:p>
              </table:table-cell>
              <table:table-cell office:value-type="float" office:value="0.24136964843015">
                <text:p>0.24136964843015</text:p>
              </table:table-cell>
            </table:table-row>
            <table:table-row>
              <table:table-cell office:value-type="float" office:value="2.88458195102353">
                <text:p>2.88458195102353</text:p>
              </table:table-cell>
              <table:table-cell office:value-type="float" office:value="0.277338930369909">
                <text:p>0.277338930369909</text:p>
              </table:table-cell>
            </table:table-row>
            <table:table-row>
              <table:table-cell office:value-type="float" office:value="2.90348960466963">
                <text:p>2.90348960466963</text:p>
              </table:table-cell>
              <table:table-cell office:value-type="float" office:value="0.276184726465832">
                <text:p>0.276184726465832</text:p>
              </table:table-cell>
            </table:table-row>
            <table:table-row>
              <table:table-cell office:value-type="float" office:value="2.91301235237636">
                <text:p>2.91301235237636</text:p>
              </table:table-cell>
              <table:table-cell office:value-type="float" office:value="0.276618563517922">
                <text:p>0.276618563517922</text:p>
              </table:table-cell>
            </table:table-row>
            <table:table-row>
              <table:table-cell office:value-type="float" office:value="2.93219680753326">
                <text:p>2.93219680753326</text:p>
              </table:table-cell>
              <table:table-cell office:value-type="float" office:value="0.277920413401097">
                <text:p>0.277920413401097</text:p>
              </table:table-cell>
            </table:table-row>
            <table:table-row>
              <table:table-cell office:value-type="float" office:value="2.94185784316436">
                <text:p>2.94185784316436</text:p>
              </table:table-cell>
              <table:table-cell office:value-type="float" office:value="0.289885094518629">
                <text:p>0.289885094518629</text:p>
              </table:table-cell>
            </table:table-row>
            <table:table-row>
              <table:table-cell office:value-type="float" office:value="2.96131754929203">
                <text:p>2.96131754929203</text:p>
              </table:table-cell>
              <table:table-cell office:value-type="float" office:value="0.336139739975274">
                <text:p>0.336139739975274</text:p>
              </table:table-cell>
            </table:table-row>
            <table:table-row>
              <table:table-cell office:value-type="float" office:value="2.97111585821754">
                <text:p>2.97111585821754</text:p>
              </table:table-cell>
              <table:table-cell office:value-type="float" office:value="0.333549217545161">
                <text:p>0.333549217545161</text:p>
              </table:table-cell>
            </table:table-row>
            <table:table-row>
              <table:table-cell office:value-type="float" office:value="2.9809593809952">
                <text:p>2.9809593809952</text:p>
              </table:table-cell>
              <table:table-cell office:value-type="float" office:value="0.281825205821899">
                <text:p>0.281825205821899</text:p>
              </table:table-cell>
            </table:table-row>
            <table:table-row>
              <table:table-cell office:value-type="float" office:value="3.00078395505478">
                <text:p>3.00078395505478</text:p>
              </table:table-cell>
              <table:table-cell office:value-type="float" office:value="0.313041977487491">
                <text:p>0.313041977487491</text:p>
              </table:table-cell>
            </table:table-row>
            <table:table-row>
              <table:table-cell office:value-type="float" office:value="3.01076473348044">
                <text:p>3.01076473348044</text:p>
              </table:table-cell>
              <table:table-cell office:value-type="float" office:value="0.301379282350705">
                <text:p>0.301379282350705</text:p>
              </table:table-cell>
            </table:table-row>
            <table:table-row>
              <table:table-cell office:value-type="float" office:value="3.03086064455962">
                <text:p>3.03086064455962</text:p>
              </table:table-cell>
              <table:table-cell office:value-type="float" office:value="0.262606391033157">
                <text:p>0.262606391033157</text:p>
              </table:table-cell>
            </table:table-row>
            <table:table-row>
              <table:table-cell office:value-type="float" office:value="3.04097668043059">
                <text:p>3.04097668043059</text:p>
              </table:table-cell>
              <table:table-cell office:value-type="float" office:value="0.238938806363488">
                <text:p>0.238938806363488</text:p>
              </table:table-cell>
            </table:table-row>
            <table:table-row>
              <table:table-cell office:value-type="float" office:value="3.06134292545296">
                <text:p>3.06134292545296</text:p>
              </table:table-cell>
              <table:table-cell office:value-type="float" office:value="0.235947993967761">
                <text:p>0.235947993967761</text:p>
              </table:table-cell>
            </table:table-row>
            <table:table-row>
              <table:table-cell office:value-type="float" office:value="3.07159398110969">
                <text:p>3.07159398110969</text:p>
              </table:table-cell>
              <table:table-cell office:value-type="float" office:value="0.20932925888537">
                <text:p>0.20932925888537</text:p>
              </table:table-cell>
            </table:table-row>
            <table:table-row>
              <table:table-cell office:value-type="float" office:value="3.08188923731417">
                <text:p>3.08188923731417</text:p>
              </table:table-cell>
              <table:table-cell office:value-type="float" office:value="0.242347604621227">
                <text:p>0.242347604621227</text:p>
              </table:table-cell>
            </table:table-row>
            <table:table-row>
              <table:table-cell office:value-type="float" office:value="3.10261424786483">
                <text:p>3.10261424786483</text:p>
              </table:table-cell>
              <table:table-cell office:value-type="float" office:value="0.242571301277787">
                <text:p>0.242571301277787</text:p>
              </table:table-cell>
            </table:table-row>
            <table:table-row>
              <table:table-cell office:value-type="float" office:value="3.11304287025863">
                <text:p>3.11304287025863</text:p>
              </table:table-cell>
              <table:table-cell office:value-type="float" office:value="0.241715502815351">
                <text:p>0.241715502815351</text:p>
              </table:table-cell>
            </table:table-row>
            <table:table-row>
              <table:table-cell office:value-type="float" office:value="3.13403493293187">
                <text:p>3.13403493293187</text:p>
              </table:table-cell>
              <table:table-cell office:value-type="float" office:value="0.232912447082534">
                <text:p>0.232912447082534</text:p>
              </table:table-cell>
            </table:table-row>
            <table:table-row>
              <table:table-cell office:value-type="float" office:value="3.14459728118923">
                <text:p>3.14459728118923</text:p>
              </table:table-cell>
              <table:table-cell office:value-type="float" office:value="0.226457194722878">
                <text:p>0.226457194722878</text:p>
              </table:table-cell>
            </table:table-row>
            <table:table-row>
              <table:table-cell office:value-type="float" office:value="3.15520360078607">
                <text:p>3.15520360078607</text:p>
              </table:table-cell>
              <table:table-cell office:value-type="float" office:value="0.204344771320518">
                <text:p>0.204344771320518</text:p>
              </table:table-cell>
            </table:table-row>
            <table:table-row>
              <table:table-cell office:value-type="float" office:value="3.17654842508224">
                <text:p>3.17654842508224</text:p>
              </table:table-cell>
              <table:table-cell office:value-type="float" office:value="0.232564664305636">
                <text:p>0.232564664305636</text:p>
              </table:table-cell>
            </table:table-row>
            <table:table-row>
              <table:table-cell office:value-type="float" office:value="3.18728705383087">
                <text:p>3.18728705383087</text:p>
              </table:table-cell>
              <table:table-cell office:value-type="float" office:value="0.39140985243101">
                <text:p>0.39140985243101</text:p>
              </table:table-cell>
            </table:table-row>
            <table:table-row>
              <table:table-cell office:value-type="float" office:value="3.20889629936891">
                <text:p>3.20889629936891</text:p>
              </table:table-cell>
              <table:table-cell office:value-type="float" office:value="0.288821996442748">
                <text:p>0.288821996442748</text:p>
              </table:table-cell>
            </table:table-row>
            <table:table-row>
              <table:table-cell office:value-type="float" office:value="3.21976520378828">
                <text:p>3.21976520378828</text:p>
              </table:table-cell>
              <table:table-cell office:value-type="float" office:value="0.270592919220187">
                <text:p>0.270592919220187</text:p>
              </table:table-cell>
            </table:table-row>
            <table:table-row>
              <table:table-cell office:value-type="float" office:value="3.24163571029592">
                <text:p>3.24163571029592</text:p>
              </table:table-cell>
              <table:table-cell office:value-type="float" office:value="0.290441824900853">
                <text:p>0.290441824900853</text:p>
              </table:table-cell>
            </table:table-row>
            <table:table-row>
              <table:table-cell office:value-type="float" office:value="3.25263645846789">
                <text:p>3.25263645846789</text:p>
              </table:table-cell>
              <table:table-cell office:value-type="float" office:value="0.276017473264419">
                <text:p>0.276017473264419</text:p>
              </table:table-cell>
            </table:table-row>
            <table:table-row>
              <table:table-cell office:value-type="float" office:value="3.26368059037559">
                <text:p>3.26368059037559</text:p>
              </table:table-cell>
              <table:table-cell office:value-type="float" office:value="0.343433636087883">
                <text:p>0.343433636087883</text:p>
              </table:table-cell>
            </table:table-row>
            <table:table-row>
              <table:table-cell office:value-type="float" office:value="3.28589804921469">
                <text:p>3.28589804921469</text:p>
              </table:table-cell>
              <table:table-cell office:value-type="float" office:value="0.408442145795619">
                <text:p>0.408442145795619</text:p>
              </table:table-cell>
            </table:table-row>
            <table:table-row>
              <table:table-cell office:value-type="float" office:value="3.2970714694383">
                <text:p>3.2970714694383</text:p>
              </table:table-cell>
              <table:table-cell office:value-type="float" office:value="0.340896531409839">
                <text:p>0.340896531409839</text:p>
              </table:table-cell>
            </table:table-row>
            <table:table-row>
              <table:table-cell office:value-type="float" office:value="3.31954709896689">
                <text:p>3.31954709896689</text:p>
              </table:table-cell>
              <table:table-cell office:value-type="float" office:value="0.424994629385232">
                <text:p>0.424994629385232</text:p>
              </table:table-cell>
            </table:table-row>
            <table:table-row>
              <table:table-cell office:value-type="float" office:value="3.3308494435763">
                <text:p>3.3308494435763</text:p>
              </table:table-cell>
              <table:table-cell office:value-type="float" office:value="0.419224642231099">
                <text:p>0.419224642231099</text:p>
              </table:table-cell>
            </table:table-row>
            <table:table-row>
              <table:table-cell office:value-type="float" office:value="3.35358175773973">
                <text:p>3.35358175773973</text:p>
              </table:table-cell>
              <table:table-cell office:value-type="float" office:value="0.249959675153727">
                <text:p>0.249959675153727</text:p>
              </table:table-cell>
            </table:table-row>
            <table:table-row>
              <table:table-cell office:value-type="float" office:value="3.3650118052361">
                <text:p>3.3650118052361</text:p>
              </table:table-cell>
              <table:table-cell office:value-type="float" office:value="0.389120870571248">
                <text:p>0.389120870571248</text:p>
              </table:table-cell>
            </table:table-row>
            <table:table-row>
              <table:table-cell office:value-type="float" office:value="3.37648454938628">
                <text:p>3.37648454938628</text:p>
              </table:table-cell>
              <table:table-cell office:value-type="float" office:value="0.209850142737319">
                <text:p>0.209850142737319</text:p>
              </table:table-cell>
            </table:table-row>
            <table:table-row>
              <table:table-cell office:value-type="float" office:value="3.39955723169876">
                <text:p>3.39955723169876</text:p>
              </table:table-cell>
              <table:table-cell office:value-type="float" office:value="0.206254505410308">
                <text:p>0.206254505410308</text:p>
              </table:table-cell>
            </table:table-row>
            <table:table-row>
              <table:table-cell office:value-type="float" office:value="3.41115661799266">
                <text:p>3.41115661799266</text:p>
              </table:table-cell>
              <table:table-cell office:value-type="float" office:value="0.222095343029353">
                <text:p>0.222095343029353</text:p>
              </table:table-cell>
            </table:table-row>
            <table:table-row>
              <table:table-cell office:value-type="float" office:value="3.43448229260881">
                <text:p>3.43448229260881</text:p>
              </table:table-cell>
              <table:table-cell office:value-type="float" office:value="0.228922061145112">
                <text:p>0.228922061145112</text:p>
              </table:table-cell>
            </table:table-row>
            <table:table-row>
              <table:table-cell office:value-type="float" office:value="3.44620769800023">
                <text:p>3.44620769800023</text:p>
              </table:table-cell>
              <table:table-cell office:value-type="float" office:value="0.257444252860488">
                <text:p>0.257444252860488</text:p>
              </table:table-cell>
            </table:table-row>
            <table:table-row>
              <table:table-cell office:value-type="float" office:value="3.46978530377707">
                <text:p>3.46978530377707</text:p>
              </table:table-cell>
              <table:table-cell office:value-type="float" office:value="0.297961646728632">
                <text:p>0.297961646728632</text:p>
              </table:table-cell>
            </table:table-row>
            <table:table-row>
              <table:table-cell office:value-type="float" office:value="3.48163584424575">
                <text:p>3.48163584424575</text:p>
              </table:table-cell>
              <table:table-cell office:value-type="float" office:value="0.335078192279624">
                <text:p>0.335078192279624</text:p>
              </table:table-cell>
            </table:table-row>
            <table:table-row>
              <table:table-cell office:value-type="float" office:value="3.49352964335974">
                <text:p>3.49352964335974</text:p>
              </table:table-cell>
              <table:table-cell office:value-type="float" office:value="0.34146175413438">
                <text:p>0.34146175413438</text:p>
              </table:table-cell>
            </table:table-row>
            <table:table-row>
              <table:table-cell office:value-type="float" office:value="3.5174393402265">
                <text:p>3.5174393402265</text:p>
              </table:table-cell>
              <table:table-cell office:value-type="float" office:value="0.32944594200306">
                <text:p>0.32944594200306</text:p>
              </table:table-cell>
            </table:table-row>
            <table:table-row>
              <table:table-cell office:value-type="float" office:value="3.52945593253329">
                <text:p>3.52945593253329</text:p>
              </table:table-cell>
              <table:table-cell office:value-type="float" office:value="0.313997556242334">
                <text:p>0.313997556242334</text:p>
              </table:table-cell>
            </table:table-row>
            <table:table-row>
              <table:table-cell office:value-type="float" office:value="3.55361489800315">
                <text:p>3.55361489800315</text:p>
              </table:table-cell>
              <table:table-cell office:value-type="float" office:value="0.38035382172268">
                <text:p>0.38035382172268</text:p>
              </table:table-cell>
            </table:table-row>
            <table:table-row>
              <table:table-cell office:value-type="float" office:value="3.56575568926245">
                <text:p>3.56575568926245</text:p>
              </table:table-cell>
              <table:table-cell office:value-type="float" office:value="0.394028961790571">
                <text:p>0.394028961790571</text:p>
              </table:table-cell>
            </table:table-row>
            <table:table-row>
              <table:table-cell office:value-type="float" office:value="3.59016076721168">
                <text:p>3.59016076721168</text:p>
              </table:table-cell>
              <table:table-cell office:value-type="float" office:value="0.350026094990534">
                <text:p>0.350026094990534</text:p>
              </table:table-cell>
            </table:table-row>
            <table:table-row>
              <table:table-cell office:value-type="float" office:value="3.60242425924746">
                <text:p>3.60242425924746</text:p>
              </table:table-cell>
              <table:table-cell office:value-type="float" office:value="0.240934181192205">
                <text:p>0.240934181192205</text:p>
              </table:table-cell>
            </table:table-row>
            <table:table-row>
              <table:table-cell office:value-type="float" office:value="3.62707481289967">
                <text:p>3.62707481289967</text:p>
              </table:table-cell>
              <table:table-cell office:value-type="float" office:value="0.265818959017664">
                <text:p>0.265818959017664</text:p>
              </table:table-cell>
            </table:table-row>
            <table:table-row>
              <table:table-cell office:value-type="float" office:value="3.63946032119144">
                <text:p>3.63946032119144</text:p>
              </table:table-cell>
              <table:table-cell office:value-type="float" office:value="0.50539196429066">
                <text:p>0.50539196429066</text:p>
              </table:table-cell>
            </table:table-row>
            <table:table-row>
              <table:table-cell office:value-type="float" office:value="3.65188646030864">
                <text:p>3.65188646030864</text:p>
              </table:table-cell>
              <table:table-cell office:value-type="float" office:value="0.247387601958218">
                <text:p>0.247387601958218</text:p>
              </table:table-cell>
            </table:table-row>
            <table:table-row>
              <table:table-cell office:value-type="float" office:value="3.676860669869">
                <text:p>3.676860669869</text:p>
              </table:table-cell>
              <table:table-cell office:value-type="float" office:value="0.303269800596927">
                <text:p>0.303269800596927</text:p>
              </table:table-cell>
            </table:table-row>
            <table:table-row>
              <table:table-cell office:value-type="float" office:value="3.68940806185703">
                <text:p>3.68940806185703</text:p>
              </table:table-cell>
              <table:table-cell office:value-type="float" office:value="0.292402244646313">
                <text:p>0.292402244646313</text:p>
              </table:table-cell>
            </table:table-row>
            <table:table-row>
              <table:table-cell office:value-type="float" office:value="3.71462348220163">
                <text:p>3.71462348220163</text:p>
              </table:table-cell>
              <table:table-cell office:value-type="float" office:value="0.257836969107339">
                <text:p>0.257836969107339</text:p>
              </table:table-cell>
            </table:table-row>
            <table:table-row>
              <table:table-cell office:value-type="float" office:value="3.72729119956265">
                <text:p>3.72729119956265</text:p>
              </table:table-cell>
              <table:table-cell office:value-type="float" office:value="0.248931902410622">
                <text:p>0.248931902410622</text:p>
              </table:table-cell>
            </table:table-row>
            <table:table-row>
              <table:table-cell office:value-type="float" office:value="3.75274620723957">
                <text:p>3.75274620723957</text:p>
              </table:table-cell>
              <table:table-cell office:value-type="float" office:value="0.292232162964718">
                <text:p>0.292232162964718</text:p>
              </table:table-cell>
            </table:table-row>
            <table:table-row>
              <table:table-cell office:value-type="float" office:value="3.7655333170626">
                <text:p>3.7655333170626</text:p>
              </table:table-cell>
              <table:table-cell office:value-type="float" office:value="0.405797806243309">
                <text:p>0.405797806243309</text:p>
              </table:table-cell>
            </table:table-row>
            <table:table-row>
              <table:table-cell office:value-type="float" office:value="3.77836012773186">
                <text:p>3.77836012773186</text:p>
              </table:table-cell>
              <table:table-cell office:value-type="float" office:value="0.427593013099332">
                <text:p>0.427593013099332</text:p>
              </table:table-cell>
            </table:table-row>
            <table:table-row>
              <table:table-cell office:value-type="float" office:value="3.80413189104181">
                <text:p>3.80413189104181</text:p>
              </table:table-cell>
              <table:table-cell office:value-type="float" office:value="0.368086063780388">
                <text:p>0.368086063780388</text:p>
              </table:table-cell>
            </table:table-row>
            <table:table-row>
              <table:table-cell office:value-type="float" office:value="3.81707729949565">
                <text:p>3.81707729949565</text:p>
              </table:table-cell>
              <table:table-cell office:value-type="float" office:value="0.352637710786842">
                <text:p>0.352637710786842</text:p>
              </table:table-cell>
            </table:table-row>
            <table:table-row>
              <table:table-cell office:value-type="float" office:value="3.84308620371494">
                <text:p>3.84308620371494</text:p>
              </table:table-cell>
              <table:table-cell office:value-type="float" office:value="0.357695692558701">
                <text:p>0.357695692558701</text:p>
              </table:table-cell>
            </table:table-row>
            <table:table-row>
              <table:table-cell office:value-type="float" office:value="3.85614899296391">
                <text:p>3.85614899296391</text:p>
              </table:table-cell>
              <table:table-cell office:value-type="float" office:value="0.327707140480934">
                <text:p>0.327707140480934</text:p>
              </table:table-cell>
            </table:table-row>
            <table:table-row>
              <table:table-cell office:value-type="float" office:value="3.86925070517347">
                <text:p>3.86925070517347</text:p>
              </table:table-cell>
              <table:table-cell office:value-type="float" office:value="0.27364308638495">
                <text:p>0.27364308638495</text:p>
              </table:table-cell>
            </table:table-row>
            <table:table-row>
              <table:table-cell office:value-type="float" office:value="3.89557179940004">
                <text:p>3.89557179940004</text:p>
              </table:table-cell>
              <table:table-cell office:value-type="float" office:value="0.2486778018538">
                <text:p>0.2486778018538</text:p>
              </table:table-cell>
            </table:table-row>
            <table:table-row>
              <table:table-cell office:value-type="float" office:value="3.90879027470658">
                <text:p>3.90879027470658</text:p>
              </table:table-cell>
              <table:table-cell office:value-type="float" office:value="0.253862850989201">
                <text:p>0.253862850989201</text:p>
              </table:table-cell>
            </table:table-row>
            <table:table-row>
              <table:table-cell office:value-type="float" office:value="3.93534344578626">
                <text:p>3.93534344578626</text:p>
              </table:table-cell>
              <table:table-cell office:value-type="float" office:value="0.280679373510889">
                <text:p>0.280679373510889</text:p>
              </table:table-cell>
            </table:table-row>
            <table:table-row>
              <table:table-cell office:value-type="float" office:value="3.9486779432149">
                <text:p>3.9486779432149</text:p>
              </table:table-cell>
              <table:table-cell office:value-type="float" office:value="0.330103804605805">
                <text:p>0.330103804605805</text:p>
              </table:table-cell>
            </table:table-row>
            <table:table-row>
              <table:table-cell office:value-type="float" office:value="3.97546156069282">
                <text:p>3.97546156069282</text:p>
              </table:table-cell>
              <table:table-cell office:value-type="float" office:value="0.221762490311032">
                <text:p>0.221762490311032</text:p>
              </table:table-cell>
            </table:table-row>
            <table:table-row>
              <table:table-cell office:value-type="float" office:value="3.98891134145598">
                <text:p>3.98891134145598</text:p>
              </table:table-cell>
              <table:table-cell office:value-type="float" office:value="0.251530595141452">
                <text:p>0.251530595141452</text:p>
              </table:table-cell>
            </table:table-row>
            <table:table-row>
              <table:table-cell office:value-type="float" office:value="4.01592494018361">
                <text:p>4.01592494018361</text:p>
              </table:table-cell>
              <table:table-cell office:value-type="float" office:value="0.350361874704657">
                <text:p>0.350361874704657</text:p>
              </table:table-cell>
            </table:table-row>
            <table:table-row>
              <table:table-cell office:value-type="float" office:value="4.02948902175312">
                <text:p>4.02948902175312</text:p>
              </table:table-cell>
              <table:table-cell office:value-type="float" office:value="0.455770406242796">
                <text:p>0.455770406242796</text:p>
              </table:table-cell>
            </table:table-row>
            <table:table-row>
              <table:table-cell office:value-type="float" office:value="4.0430907028146">
                <text:p>4.0430907028146</text:p>
              </table:table-cell>
              <table:table-cell office:value-type="float" office:value="0.491929659659528">
                <text:p>0.491929659659528</text:p>
              </table:table-cell>
            </table:table-row>
            <table:table-row>
              <table:table-cell office:value-type="float" office:value="4.07040750995643">
                <text:p>4.07040750995643</text:p>
              </table:table-cell>
              <table:table-cell office:value-type="float" office:value="0.230172808157921">
                <text:p>0.230172808157921</text:p>
              </table:table-cell>
            </table:table-row>
            <table:table-row>
              <table:table-cell office:value-type="float" office:value="4.08412275551796">
                <text:p>4.08412275551796</text:p>
              </table:table-cell>
              <table:table-cell office:value-type="float" office:value="0.524140308486952">
                <text:p>0.524140308486952</text:p>
              </table:table-cell>
            </table:table-row>
            <table:table-row>
              <table:table-cell office:value-type="float" office:value="4.11166557965068">
                <text:p>4.11166557965068</text:p>
              </table:table-cell>
              <table:table-cell office:value-type="float" office:value="0.987550558579302">
                <text:p>0.987550558579302</text:p>
              </table:table-cell>
            </table:table-row>
            <table:table-row>
              <table:table-cell office:value-type="float" office:value="4.12549330260543">
                <text:p>4.12549330260543</text:p>
              </table:table-cell>
              <table:table-cell office:value-type="float" office:value="0.428969639428256">
                <text:p>0.428969639428256</text:p>
              </table:table-cell>
            </table:table-row>
            <table:table-row>
              <table:table-cell office:value-type="float" office:value="4.15326036564095">
                <text:p>4.15326036564095</text:p>
              </table:table-cell>
              <table:table-cell office:value-type="float" office:value="0.411012593579029">
                <text:p>0.411012593579029</text:p>
              </table:table-cell>
            </table:table-row>
            <table:table-row>
              <table:table-cell office:value-type="float" office:value="4.16719958102545">
                <text:p>4.16719958102545</text:p>
              </table:table-cell>
              <table:table-cell office:value-type="float" office:value="0.397967229385627">
                <text:p>0.397967229385627</text:p>
              </table:table-cell>
            </table:table-row>
            <table:table-row>
              <table:table-cell office:value-type="float" office:value="4.18117579653377">
                <text:p>4.18117579653377</text:p>
              </table:table-cell>
              <table:table-cell office:value-type="float" office:value="0.38638375469606">
                <text:p>0.38638375469606</text:p>
              </table:table-cell>
            </table:table-row>
            <table:table-row>
              <table:table-cell office:value-type="float" office:value="4.20923939695149">
                <text:p>4.20923939695149</text:p>
              </table:table-cell>
              <table:table-cell office:value-type="float" office:value="0.385644269900511">
                <text:p>0.385644269900511</text:p>
              </table:table-cell>
            </table:table-row>
            <table:table-row>
              <table:table-cell office:value-type="float" office:value="4.22332630897616">
                <text:p>4.22332630897616</text:p>
              </table:table-cell>
              <table:table-cell office:value-type="float" office:value="0.260299177541714">
                <text:p>0.260299177541714</text:p>
              </table:table-cell>
            </table:table-row>
            <table:table-row>
              <table:table-cell office:value-type="float" office:value="4.25161069100665">
                <text:p>4.25161069100665</text:p>
              </table:table-cell>
              <table:table-cell office:value-type="float" office:value="0.270370843259326">
                <text:p>0.270370843259326</text:p>
              </table:table-cell>
            </table:table-row>
            <table:table-row>
              <table:table-cell office:value-type="float" office:value="4.26580716388806">
                <text:p>4.26580716388806</text:p>
              </table:table-cell>
              <table:table-cell office:value-type="float" office:value="0.27141447479203">
                <text:p>0.27141447479203</text:p>
              </table:table-cell>
            </table:table-row>
            <table:table-row>
              <table:table-cell office:value-type="float" office:value="4.29431092489413">
                <text:p>4.29431092489413</text:p>
              </table:table-cell>
              <table:table-cell office:value-type="float" office:value="0.403260767227015">
                <text:p>0.403260767227015</text:p>
              </table:table-cell>
            </table:table-row>
            <table:table-row>
              <table:table-cell office:value-type="float" office:value="4.30861732970779">
                <text:p>4.30861732970779</text:p>
              </table:table-cell>
              <table:table-cell office:value-type="float" office:value="0.511095217321955">
                <text:p>0.511095217321955</text:p>
              </table:table-cell>
            </table:table-row>
            <table:table-row>
              <table:table-cell office:value-type="float" office:value="4.32295951659939">
                <text:p>4.32295951659939</text:p>
              </table:table-cell>
              <table:table-cell office:value-type="float" office:value="0.512646105625638">
                <text:p>0.512646105625638</text:p>
              </table:table-cell>
            </table:table-row>
            <table:table-row>
              <table:table-cell office:value-type="float" office:value="4.35175237742246">
                <text:p>4.35175237742246</text:p>
              </table:table-cell>
              <table:table-cell office:value-type="float" office:value="0.443669580681305">
                <text:p>0.443669580681305</text:p>
              </table:table-cell>
            </table:table-row>
            <table:table-row>
              <table:table-cell office:value-type="float" office:value="4.36620233176182">
                <text:p>4.36620233176182</text:p>
              </table:table-cell>
              <table:table-cell office:value-type="float" office:value="0.520076786625879">
                <text:p>0.520076786625879</text:p>
              </table:table-cell>
            </table:table-row>
            <table:table-row>
              <table:table-cell office:value-type="float" office:value="4.39521063199097">
                <text:p>4.39521063199097</text:p>
              </table:table-cell>
              <table:table-cell office:value-type="float" office:value="0.571017202459535">
                <text:p>0.571017202459535</text:p>
              </table:table-cell>
            </table:table-row>
            <table:table-row>
              <table:table-cell office:value-type="float" office:value="4.40976875610262">
                <text:p>4.40976875610262</text:p>
              </table:table-cell>
              <table:table-cell office:value-type="float" office:value="0.622140309765051">
                <text:p>0.622140309765051</text:p>
              </table:table-cell>
            </table:table-row>
            <table:table-row>
              <table:table-cell office:value-type="float" office:value="4.43899103857417">
                <text:p>4.43899103857417</text:p>
              </table:table-cell>
              <table:table-cell office:value-type="float" office:value="0.605977150341128">
                <text:p>0.605977150341128</text:p>
              </table:table-cell>
            </table:table-row>
            <table:table-row>
              <table:table-cell office:value-type="float" office:value="4.45365512648715">
                <text:p>4.45365512648715</text:p>
              </table:table-cell>
              <table:table-cell office:value-type="float" office:value="0.47971673517814">
                <text:p>0.47971673517814</text:p>
              </table:table-cell>
            </table:table-row>
            <table:table-row>
              <table:table-cell office:value-type="float" office:value="4.48308923843908">
                <text:p>4.48308923843908</text:p>
              </table:table-cell>
              <table:table-cell office:value-type="float" office:value="0.526761487954063">
                <text:p>0.526761487954063</text:p>
              </table:table-cell>
            </table:table-row>
            <table:table-row>
              <table:table-cell office:value-type="float" office:value="4.49785976381669">
                <text:p>4.49785976381669</text:p>
              </table:table-cell>
              <table:table-cell office:value-type="float" office:value="0.544334280002159">
                <text:p>0.544334280002159</text:p>
              </table:table-cell>
            </table:table-row>
            <table:table-row>
              <table:table-cell office:value-type="float" office:value="4.51266480545094">
                <text:p>4.51266480545094</text:p>
              </table:table-cell>
              <table:table-cell office:value-type="float" office:value="0.529548323706375">
                <text:p>0.529548323706375</text:p>
              </table:table-cell>
            </table:table-row>
            <table:table-row>
              <table:table-cell office:value-type="float" office:value="4.54237969692212">
                <text:p>4.54237969692212</text:p>
              </table:table-cell>
              <table:table-cell office:value-type="float" office:value="0.557341400833853">
                <text:p>0.557341400833853</text:p>
              </table:table-cell>
            </table:table-row>
            <table:table-row>
              <table:table-cell office:value-type="float" office:value="4.55728973008048">
                <text:p>4.55728973008048</text:p>
              </table:table-cell>
              <table:table-cell office:value-type="float" office:value="0.54792191904025">
                <text:p>0.54792191904025</text:p>
              </table:table-cell>
            </table:table-row>
            <table:table-row>
              <table:table-cell office:value-type="float" office:value="4.58721353216635">
                <text:p>4.58721353216635</text:p>
              </table:table-cell>
              <table:table-cell office:value-type="float" office:value="0.559685359297018">
                <text:p>0.559685359297018</text:p>
              </table:table-cell>
            </table:table-row>
            <table:table-row>
              <table:table-cell office:value-type="float" office:value="4.60222785822323">
                <text:p>4.60222785822323</text:p>
              </table:table-cell>
              <table:table-cell office:value-type="float" office:value="0.98558933519334">
                <text:p>0.98558933519334</text:p>
              </table:table-cell>
            </table:table-row>
            <table:table-row>
              <table:table-cell office:value-type="float" office:value="4.63235870638705">
                <text:p>4.63235870638705</text:p>
              </table:table-cell>
              <table:table-cell office:value-type="float" office:value="0.944240009372004">
                <text:p>0.944240009372004</text:p>
              </table:table-cell>
            </table:table-row>
            <table:table-row>
              <table:table-cell office:value-type="float" office:value="4.64747585310809">
                <text:p>4.64747585310809</text:p>
              </table:table-cell>
              <table:table-cell office:value-type="float" office:value="0.291505585941343">
                <text:p>0.291505585941343</text:p>
              </table:table-cell>
            </table:table-row>
            <table:table-row>
              <table:table-cell office:value-type="float" office:value="4.66262733143462">
                <text:p>4.66262733143462</text:p>
              </table:table-cell>
              <table:table-cell office:value-type="float" office:value="0.206131494940198">
                <text:p>0.206131494940198</text:p>
              </table:table-cell>
            </table:table-row>
            <table:table-row>
              <table:table-cell office:value-type="float" office:value="4.69303282191683">
                <text:p>4.69303282191683</text:p>
              </table:table-cell>
              <table:table-cell office:value-type="float" office:value="0.324720641160823">
                <text:p>0.324720641160823</text:p>
              </table:table-cell>
            </table:table-row>
            <table:table-row>
              <table:table-cell office:value-type="float" office:value="4.70828615799836">
                <text:p>4.70828615799836</text:p>
              </table:table-cell>
              <table:table-cell office:value-type="float" office:value="0.306620083487667">
                <text:p>0.306620083487667</text:p>
              </table:table-cell>
            </table:table-row>
            <table:table-row>
              <table:table-cell office:value-type="float" office:value="4.73889470555219">
                <text:p>4.73889470555219</text:p>
              </table:table-cell>
              <table:table-cell office:value-type="float" office:value="0.386980631272208">
                <text:p>0.386980631272208</text:p>
              </table:table-cell>
            </table:table-row>
            <table:table-row>
              <table:table-cell office:value-type="float" office:value="4.75424945307317">
                <text:p>4.75424945307317</text:p>
              </table:table-cell>
              <table:table-cell office:value-type="float" office:value="0.395426026225972">
                <text:p>0.395426026225972</text:p>
              </table:table-cell>
            </table:table-row>
            <table:table-row>
              <table:table-cell office:value-type="float" office:value="4.78505986948633">
                <text:p>4.78505986948633</text:p>
              </table:table-cell>
              <table:table-cell office:value-type="float" office:value="0.320640162524173">
                <text:p>0.320640162524173</text:p>
              </table:table-cell>
            </table:table-row>
            <table:table-row>
              <table:table-cell office:value-type="float" office:value="4.80051596532136">
                <text:p>4.80051596532136</text:p>
              </table:table-cell>
              <table:table-cell office:value-type="float" office:value="0.318785571197612">
                <text:p>0.318785571197612</text:p>
              </table:table-cell>
            </table:table-row>
            <table:table-row>
              <table:table-cell office:value-type="float" office:value="4.81600495197418">
                <text:p>4.81600495197418</text:p>
              </table:table-cell>
              <table:table-cell office:value-type="float" office:value="0.379068002438691">
                <text:p>0.379068002438691</text:p>
              </table:table-cell>
            </table:table-row>
            <table:table-row>
              <table:table-cell office:value-type="float" office:value="4.84708307646449">
                <text:p>4.84708307646449</text:p>
              </table:table-cell>
              <table:table-cell office:value-type="float" office:value="0.321424618423555">
                <text:p>0.321424618423555</text:p>
              </table:table-cell>
            </table:table-row>
            <table:table-row>
              <table:table-cell office:value-type="float" office:value="4.8626715594688">
                <text:p>4.8626715594688</text:p>
              </table:table-cell>
              <table:table-cell office:value-type="float" office:value="0.320565624243453">
                <text:p>0.320565624243453</text:p>
              </table:table-cell>
            </table:table-row>
            <table:table-row>
              <table:table-cell office:value-type="float" office:value="4.89394839950954">
                <text:p>4.89394839950954</text:p>
              </table:table-cell>
              <table:table-cell office:value-type="float" office:value="0.394919137206875">
                <text:p>0.394919137206875</text:p>
              </table:table-cell>
            </table:table-row>
            <table:table-row>
              <table:table-cell office:value-type="float" office:value="4.90963586905975">
                <text:p>4.90963586905975</text:p>
              </table:table-cell>
              <table:table-cell office:value-type="float" office:value="0.471186765038373">
                <text:p>0.471186765038373</text:p>
              </table:table-cell>
            </table:table-row>
            <table:table-row>
              <table:table-cell office:value-type="float" office:value="4.9411094681691">
                <text:p>4.9411094681691</text:p>
              </table:table-cell>
              <table:table-cell office:value-type="float" office:value="0.373648703011479">
                <text:p>0.373648703011479</text:p>
              </table:table-cell>
            </table:table-row>
            <table:table-row>
              <table:table-cell office:value-type="float" office:value="4.95689515997015">
                <text:p>4.95689515997015</text:p>
              </table:table-cell>
              <table:table-cell office:value-type="float" office:value="0.579931117625798">
                <text:p>0.579931117625798</text:p>
              </table:table-cell>
            </table:table-row>
            <table:table-row>
              <table:table-cell office:value-type="float" office:value="4.97271346350187">
                <text:p>4.97271346350187</text:p>
              </table:table-cell>
              <table:table-cell office:value-type="float" office:value="0.416898374226982">
                <text:p>0.416898374226982</text:p>
              </table:table-cell>
            </table:table-row>
            <table:table-row>
              <table:table-cell office:value-type="float" office:value="5.00444756962171">
                <text:p>5.00444756962171</text:p>
              </table:table-cell>
              <table:table-cell office:value-type="float" office:value="0.591010461188855">
                <text:p>0.591010461188855</text:p>
              </table:table-cell>
            </table:table-row>
            <table:table-row>
              <table:table-cell office:value-type="float" office:value="5.02036259383882">
                <text:p>5.02036259383882</text:p>
              </table:table-cell>
              <table:table-cell office:value-type="float" office:value="0.567507122270488">
                <text:p>0.567507122270488</text:p>
              </table:table-cell>
            </table:table-row>
            <table:table-row>
              <table:table-cell office:value-type="float" office:value="5.0522905858586">
                <text:p>5.0522905858586</text:p>
              </table:table-cell>
              <table:table-cell office:value-type="float" office:value="0.480922555901183">
                <text:p>0.480922555901183</text:p>
              </table:table-cell>
            </table:table-row>
            <table:table-row>
              <table:table-cell office:value-type="float" office:value="5.06830242532978">
                <text:p>5.06830242532978</text:p>
              </table:table-cell>
              <table:table-cell office:value-type="float" office:value="0.523052828745316">
                <text:p>0.523052828745316</text:p>
              </table:table-cell>
            </table:table-row>
            <table:table-row>
              <table:table-cell office:value-type="float" office:value="5.10042187292294">
                <text:p>5.10042187292294</text:p>
              </table:table-cell>
              <table:table-cell office:value-type="float" office:value="0.568330589379217">
                <text:p>0.568330589379217</text:p>
              </table:table-cell>
            </table:table-row>
            <table:table-row>
              <table:table-cell office:value-type="float" office:value="5.11652964165755">
                <text:p>5.11652964165755</text:p>
              </table:table-cell>
              <table:table-cell office:value-type="float" office:value="0.516947568880006">
                <text:p>0.516947568880006</text:p>
              </table:table-cell>
            </table:table-row>
            <table:table-row>
              <table:table-cell office:value-type="float" office:value="5.14883968109681">
                <text:p>5.14883968109681</text:p>
              </table:table-cell>
              <table:table-cell office:value-type="float" office:value="0.53028596493088">
                <text:p>0.53028596493088</text:p>
              </table:table-cell>
            </table:table-row>
            <table:table-row>
              <table:table-cell office:value-type="float" office:value="5.1650418393018">
                <text:p>5.1650418393018</text:p>
              </table:table-cell>
              <table:table-cell office:value-type="float" office:value="0.46534594351597">
                <text:p>0.46534594351597</text:p>
              </table:table-cell>
            </table:table-row>
            <table:table-row>
              <table:table-cell office:value-type="float" office:value="5.18127570492495">
                <text:p>5.18127570492495</text:p>
              </table:table-cell>
              <table:table-cell office:value-type="float" office:value="0.434159848725437">
                <text:p>0.434159848725437</text:p>
              </table:table-cell>
            </table:table-row>
            <table:table-row>
              <table:table-cell office:value-type="float" office:value="5.21383770703162">
                <text:p>5.21383770703162</text:p>
              </table:table-cell>
              <table:table-cell office:value-type="float" office:value="0.481203447279755">
                <text:p>0.481203447279755</text:p>
              </table:table-cell>
            </table:table-row>
            <table:table-row>
              <table:table-cell office:value-type="float" office:value="5.23016532309821">
                <text:p>5.23016532309821</text:p>
              </table:table-cell>
              <table:table-cell office:value-type="float" office:value="0.40152619533481">
                <text:p>0.40152619533481</text:p>
              </table:table-cell>
            </table:table-row>
            <table:table-row>
              <table:table-cell office:value-type="float" office:value="5.26291416343979">
                <text:p>5.26291416343979</text:p>
              </table:table-cell>
              <table:table-cell office:value-type="float" office:value="0.379718756684281">
                <text:p>0.379718756684281</text:p>
              </table:table-cell>
            </table:table-row>
            <table:table-row>
              <table:table-cell office:value-type="float" office:value="5.27933499388758">
                <text:p>5.27933499388758</text:p>
              </table:table-cell>
              <table:table-cell office:value-type="float" office:value="0.510813399301306">
                <text:p>0.510813399301306</text:p>
              </table:table-cell>
            </table:table-row>
            <table:table-row>
              <table:table-cell office:value-type="float" office:value="5.31226973036653">
                <text:p>5.31226973036653</text:p>
              </table:table-cell>
              <table:table-cell office:value-type="float" office:value="0.518713781622602">
                <text:p>0.518713781622602</text:p>
              </table:table-cell>
            </table:table-row>
            <table:table-row>
              <table:table-cell office:value-type="float" office:value="5.32878276073475">
                <text:p>5.32878276073475</text:p>
              </table:table-cell>
              <table:table-cell office:value-type="float" office:value="0.396183879350136">
                <text:p>0.396183879350136</text:p>
              </table:table-cell>
            </table:table-row>
            <table:table-row>
              <table:table-cell office:value-type="float" office:value="5.36190180121493">
                <text:p>5.36190180121493</text:p>
              </table:table-cell>
              <table:table-cell office:value-type="float" office:value="0.364747441709406">
                <text:p>0.364747441709406</text:p>
              </table:table-cell>
            </table:table-row>
            <table:table-row>
              <table:table-cell office:value-type="float" office:value="5.3785070410662">
                <text:p>5.3785070410662</text:p>
              </table:table-cell>
              <table:table-cell office:value-type="float" office:value="0.392603156941455">
                <text:p>0.392603156941455</text:p>
              </table:table-cell>
            </table:table-row>
            <table:table-row>
              <table:table-cell office:value-type="float" office:value="5.39514198799666">
                <text:p>5.39514198799666</text:p>
              </table:table-cell>
              <table:table-cell office:value-type="float" office:value="0.415791132472134">
                <text:p>0.415791132472134</text:p>
              </table:table-cell>
            </table:table-row>
            <table:table-row>
              <table:table-cell office:value-type="float" office:value="5.42850403398044">
                <text:p>5.42850403398044</text:p>
              </table:table-cell>
              <table:table-cell office:value-type="float" office:value="0.490922980411273">
                <text:p>0.490922980411273</text:p>
              </table:table-cell>
            </table:table-row>
            <table:table-row>
              <table:table-cell office:value-type="float" office:value="5.44523076801408">
                <text:p>5.44523076801408</text:p>
              </table:table-cell>
              <table:table-cell office:value-type="float" office:value="0.544547686884179">
                <text:p>0.544547686884179</text:p>
              </table:table-cell>
            </table:table-row>
            <table:table-row>
              <table:table-cell office:value-type="float" office:value="5.47877276840441">
                <text:p>5.47877276840441</text:p>
              </table:table-cell>
              <table:table-cell office:value-type="float" office:value="0.446210017804892">
                <text:p>0.446210017804892</text:p>
              </table:table-cell>
            </table:table-row>
            <table:table-row>
              <table:table-cell office:value-type="float" office:value="5.49558896235462">
                <text:p>5.49558896235462</text:p>
              </table:table-cell>
              <table:table-cell office:value-type="float" office:value="0.417450989950918">
                <text:p>0.417450989950918</text:p>
              </table:table-cell>
            </table:table-row>
            <table:table-row>
              <table:table-cell office:value-type="float" office:value="5.5293108901702">
                <text:p>5.5293108901702</text:p>
              </table:table-cell>
              <table:table-cell office:value-type="float" office:value="0.239617365594545">
                <text:p>0.239617365594545</text:p>
              </table:table-cell>
            </table:table-row>
            <table:table-row>
              <table:table-cell office:value-type="float" office:value="5.54621601179972">
                <text:p>5.54621601179972</text:p>
              </table:table-cell>
              <table:table-cell office:value-type="float" office:value="0.294462670165029">
                <text:p>0.294462670165029</text:p>
              </table:table-cell>
            </table:table-row>
            <table:table-row>
              <table:table-cell office:value-type="float" office:value="5.56315090292202">
                <text:p>5.56315090292202</text:p>
              </table:table-cell>
              <table:table-cell office:value-type="float" office:value="0.457181980397504">
                <text:p>0.457181980397504</text:p>
              </table:table-cell>
            </table:table-row>
            <table:table-row>
              <table:table-cell office:value-type="float" office:value="5.59710921535167">
                <text:p>5.59710921535167</text:p>
              </table:table-cell>
              <table:table-cell office:value-type="float" office:value="0.501668560761146">
                <text:p>0.501668560761146</text:p>
              </table:table-cell>
            </table:table-row>
            <table:table-row>
              <table:table-cell office:value-type="float" office:value="5.61413268181638">
                <text:p>5.61413268181638</text:p>
              </table:table-cell>
              <table:table-cell office:value-type="float" office:value="0.538570117386763">
                <text:p>0.538570117386763</text:p>
              </table:table-cell>
            </table:table-row>
            <table:table-row>
              <table:table-cell office:value-type="float" office:value="5.64826695304416">
                <text:p>5.64826695304416</text:p>
              </table:table-cell>
              <table:table-cell office:value-type="float" office:value="0.485225779005624">
                <text:p>0.485225779005624</text:p>
              </table:table-cell>
            </table:table-row>
            <table:table-row>
              <table:table-cell office:value-type="float" office:value="5.6653775524904">
                <text:p>5.6653775524904</text:p>
              </table:table-cell>
              <table:table-cell office:value-type="float" office:value="0.459273332120322">
                <text:p>0.459273332120322</text:p>
              </table:table-cell>
            </table:table-row>
            <table:table-row>
              <table:table-cell office:value-type="float" office:value="5.69968586827375">
                <text:p>5.69968586827375</text:p>
              </table:table-cell>
              <table:table-cell office:value-type="float" office:value="0.478257346891336">
                <text:p>0.478257346891336</text:p>
              </table:table-cell>
            </table:table-row>
            <table:table-row>
              <table:table-cell office:value-type="float" office:value="5.71688337115946">
                <text:p>5.71688337115946</text:p>
              </table:table-cell>
              <table:table-cell office:value-type="float" office:value="0.441241680297693">
                <text:p>0.441241680297693</text:p>
              </table:table-cell>
            </table:table-row>
            <table:table-row>
              <table:table-cell office:value-type="float" office:value="5.7513647065631">
                <text:p>5.7513647065631</text:p>
              </table:table-cell>
              <table:table-cell office:value-type="float" office:value="0.471603305916524">
                <text:p>0.471603305916524</text:p>
              </table:table-cell>
            </table:table-row>
            <table:table-row>
              <table:table-cell office:value-type="float" office:value="5.76864837265173">
                <text:p>5.76864837265173</text:p>
              </table:table-cell>
              <table:table-cell office:value-type="float" office:value="0.442032385970964">
                <text:p>0.442032385970964</text:p>
              </table:table-cell>
            </table:table-row>
            <table:table-row>
              <table:table-cell office:value-type="float" office:value="5.80330135360009">
                <text:p>5.80330135360009</text:p>
              </table:table-cell>
              <table:table-cell office:value-type="float" office:value="0.392451786977088">
                <text:p>0.392451786977088</text:p>
              </table:table-cell>
            </table:table-row>
            <table:table-row>
              <table:table-cell office:value-type="float" office:value="5.82066995727941">
                <text:p>5.82066995727941</text:p>
              </table:table-cell>
              <table:table-cell office:value-type="float" office:value="0.42549428357523">
                <text:p>0.42549428357523</text:p>
              </table:table-cell>
            </table:table-row>
            <table:table-row>
              <table:table-cell office:value-type="float" office:value="5.83806724147919">
                <text:p>5.83806724147919</text:p>
              </table:table-cell>
              <table:table-cell office:value-type="float" office:value="0.432738101562811">
                <text:p>0.432738101562811</text:p>
              </table:table-cell>
            </table:table-row>
            <table:table-row>
              <table:table-cell office:value-type="float" office:value="5.87294599353565">
                <text:p>5.87294599353565</text:p>
              </table:table-cell>
              <table:table-cell office:value-type="float" office:value="0.454669194075439">
                <text:p>0.454669194075439</text:p>
              </table:table-cell>
            </table:table-row>
            <table:table-row>
              <table:table-cell office:value-type="float" office:value="5.8904283034572">
                <text:p>5.8904283034572</text:p>
              </table:table-cell>
              <table:table-cell office:value-type="float" office:value="0.443928015079967">
                <text:p>0.443928015079967</text:p>
              </table:table-cell>
            </table:table-row>
            <table:table-row>
              <table:table-cell office:value-type="float" office:value="5.92547526742165">
                <text:p>5.92547526742165</text:p>
              </table:table-cell>
              <table:table-cell office:value-type="float" office:value="0.58041594355678">
                <text:p>0.58041594355678</text:p>
              </table:table-cell>
            </table:table-row>
            <table:table-row>
              <table:table-cell office:value-type="float" office:value="5.94304057202268">
                <text:p>5.94304057202268</text:p>
              </table:table-cell>
              <table:table-cell office:value-type="float" office:value="0.427524337696703">
                <text:p>0.427524337696703</text:p>
              </table:table-cell>
            </table:table-row>
            <table:table-row>
              <table:table-cell office:value-type="float" office:value="5.97825462886068">
                <text:p>5.97825462886068</text:p>
              </table:table-cell>
              <table:table-cell office:value-type="float" office:value="0.436142343773789">
                <text:p>0.436142343773789</text:p>
              </table:table-cell>
            </table:table-row>
            <table:table-row>
              <table:table-cell office:value-type="float" office:value="5.99590277544509">
                <text:p>5.99590277544509</text:p>
              </table:table-cell>
              <table:table-cell office:value-type="float" office:value="0.549063543627207">
                <text:p>0.549063543627207</text:p>
              </table:table-cell>
            </table:table-row>
            <table:table-row>
              <table:table-cell office:value-type="float" office:value="6.03128166862723">
                <text:p>6.03128166862723</text:p>
              </table:table-cell>
              <table:table-cell office:value-type="float" office:value="0.573499030151131">
                <text:p>0.573499030151131</text:p>
              </table:table-cell>
            </table:table-row>
            <table:table-row>
              <table:table-cell office:value-type="float" office:value="6.04901251754271">
                <text:p>6.04901251754271</text:p>
              </table:table-cell>
              <table:table-cell office:value-type="float" office:value="0.581373045407646">
                <text:p>0.581373045407646</text:p>
              </table:table-cell>
            </table:table-row>
            <table:table-row>
              <table:table-cell office:value-type="float" office:value="6.08455533951543">
                <text:p>6.08455533951543</text:p>
              </table:table-cell>
              <table:table-cell office:value-type="float" office:value="0.564722213289345">
                <text:p>0.564722213289345</text:p>
              </table:table-cell>
            </table:table-row>
            <table:table-row>
              <table:table-cell office:value-type="float" office:value="6.10236751478451">
                <text:p>6.10236751478451</text:p>
              </table:table-cell>
              <table:table-cell office:value-type="float" office:value="0.410661192893639">
                <text:p>0.410661192893639</text:p>
              </table:table-cell>
            </table:table-row>
            <table:table-row>
              <table:table-cell office:value-type="float" office:value="6.13807256651448">
                <text:p>6.13807256651448</text:p>
              </table:table-cell>
              <table:table-cell office:value-type="float" office:value="0.542308555693766">
                <text:p>0.542308555693766</text:p>
              </table:table-cell>
            </table:table-row>
            <table:table-row>
              <table:table-cell office:value-type="float" office:value="6.15596552424524">
                <text:p>6.15596552424524</text:p>
              </table:table-cell>
              <table:table-cell office:value-type="float" office:value="0.563628981004344">
                <text:p>0.563628981004344</text:p>
              </table:table-cell>
            </table:table-row>
            <table:table-row>
              <table:table-cell office:value-type="float" office:value="6.19183170127675">
                <text:p>6.19183170127675</text:p>
              </table:table-cell>
              <table:table-cell office:value-type="float" office:value="0.412707374486292">
                <text:p>0.412707374486292</text:p>
              </table:table-cell>
            </table:table-row>
            <table:table-row>
              <table:table-cell office:value-type="float" office:value="6.20980450517259">
                <text:p>6.20980450517259</text:p>
              </table:table-cell>
              <table:table-cell office:value-type="float" office:value="0.564458762481337">
                <text:p>0.564458762481337</text:p>
              </table:table-cell>
            </table:table-row>
            <table:table-row>
              <table:table-cell office:value-type="float" office:value="6.22780458984337">
                <text:p>6.22780458984337</text:p>
              </table:table-cell>
              <table:table-cell office:value-type="float" office:value="0.496260919657203">
                <text:p>0.496260919657203</text:p>
              </table:table-cell>
            </table:table-row>
            <table:table-row>
              <table:table-cell office:value-type="float" office:value="6.26388301482099">
                <text:p>6.26388301482099</text:p>
              </table:table-cell>
              <table:table-cell office:value-type="float" office:value="0.501990866512721">
                <text:p>0.501990866512721</text:p>
              </table:table-cell>
            </table:table-row>
            <table:table-row>
              <table:table-cell office:value-type="float" office:value="6.28196140397214">
                <text:p>6.28196140397214</text:p>
              </table:table-cell>
              <table:table-cell office:value-type="float" office:value="0.662654622943133">
                <text:p>0.662654622943133</text:p>
              </table:table-cell>
            </table:table-row>
            <table:table-row>
              <table:table-cell office:value-type="float" office:value="6.31819765116031">
                <text:p>6.31819765116031</text:p>
              </table:table-cell>
              <table:table-cell office:value-type="float" office:value="0.664874138014471">
                <text:p>0.664874138014471</text:p>
              </table:table-cell>
            </table:table-row>
            <table:table-row>
              <table:table-cell office:value-type="float" office:value="6.33635506043839">
                <text:p>6.33635506043839</text:p>
              </table:table-cell>
              <table:table-cell office:value-type="float" office:value="0.612200124919917">
                <text:p>0.612200124919917</text:p>
              </table:table-cell>
            </table:table-row>
            <table:table-row>
              <table:table-cell office:value-type="float" office:value="6.37274740309287">
                <text:p>6.37274740309287</text:p>
              </table:table-cell>
              <table:table-cell office:value-type="float" office:value="0.660611851396967">
                <text:p>0.660611851396967</text:p>
              </table:table-cell>
            </table:table-row>
            <table:table-row>
              <table:table-cell office:value-type="float" office:value="6.39098211573754">
                <text:p>6.39098211573754</text:p>
              </table:table-cell>
              <table:table-cell office:value-type="float" office:value="0.643416349106252">
                <text:p>0.643416349106252</text:p>
              </table:table-cell>
            </table:table-row>
            <table:table-row>
              <table:table-cell office:value-type="float" office:value="6.4275296925225">
                <text:p>6.4275296925225</text:p>
              </table:table-cell>
              <table:table-cell office:value-type="float" office:value="0.582497163409734">
                <text:p>0.582497163409734</text:p>
              </table:table-cell>
            </table:table-row>
            <table:table-row>
              <table:table-cell office:value-type="float" office:value="6.44584224540319">
                <text:p>6.44584224540319</text:p>
              </table:table-cell>
              <table:table-cell office:value-type="float" office:value="0.500914816033007">
                <text:p>0.500914816033007</text:p>
              </table:table-cell>
            </table:table-row>
            <table:table-row>
              <table:table-cell office:value-type="float" office:value="6.46417964044219">
                <text:p>6.46417964044219</text:p>
              </table:table-cell>
              <table:table-cell office:value-type="float" office:value="0.470661983020862">
                <text:p>0.470661983020862</text:p>
              </table:table-cell>
            </table:table-row>
            <table:table-row>
              <table:table-cell office:value-type="float" office:value="6.50093123080825">
                <text:p>6.50093123080825</text:p>
              </table:table-cell>
              <table:table-cell office:value-type="float" office:value="0.466185744660672">
                <text:p>0.466185744660672</text:p>
              </table:table-cell>
            </table:table-row>
            <table:table-row>
              <table:table-cell office:value-type="float" office:value="6.51934567167931">
                <text:p>6.51934567167931</text:p>
              </table:table-cell>
              <table:table-cell office:value-type="float" office:value="0.481749883315699">
                <text:p>0.481749883315699</text:p>
              </table:table-cell>
            </table:table-row>
            <table:table-row>
              <table:table-cell office:value-type="float" office:value="6.55624873980703">
                <text:p>6.55624873980703</text:p>
              </table:table-cell>
              <table:table-cell office:value-type="float" office:value="0.503252694338226">
                <text:p>0.503252694338226</text:p>
              </table:table-cell>
            </table:table-row>
            <table:table-row>
              <table:table-cell office:value-type="float" office:value="6.57473771180576">
                <text:p>6.57473771180576</text:p>
              </table:table-cell>
              <table:table-cell office:value-type="float" office:value="0.653849355416342">
                <text:p>0.653849355416342</text:p>
              </table:table-cell>
            </table:table-row>
            <table:table-row>
              <table:table-cell office:value-type="float" office:value="6.61179109347077">
                <text:p>6.61179109347077</text:p>
              </table:table-cell>
              <table:table-cell office:value-type="float" office:value="0.498141596308938">
                <text:p>0.498141596308938</text:p>
              </table:table-cell>
            </table:table-row>
            <table:table-row>
              <table:table-cell office:value-type="float" office:value="6.63035518179998">
                <text:p>6.63035518179998</text:p>
              </table:table-cell>
              <table:table-cell office:value-type="float" office:value="0.53821287104496">
                <text:p>0.53821287104496</text:p>
              </table:table-cell>
            </table:table-row>
            <table:table-row>
              <table:table-cell office:value-type="float" office:value="6.64894349622218">
                <text:p>6.64894349622218</text:p>
              </table:table-cell>
              <table:table-cell office:value-type="float" office:value="0.569343585336827">
                <text:p>0.569343585336827</text:p>
              </table:table-cell>
            </table:table-row>
            <table:table-row>
              <table:table-cell office:value-type="float" office:value="6.68619584720558">
                <text:p>6.68619584720558</text:p>
              </table:table-cell>
              <table:table-cell office:value-type="float" office:value="0.542932247664341">
                <text:p>0.542932247664341</text:p>
              </table:table-cell>
            </table:table-row>
            <table:table-row>
              <table:table-cell office:value-type="float" office:value="6.70485891122216">
                <text:p>6.70485891122216</text:p>
              </table:table-cell>
              <table:table-cell office:value-type="float" office:value="0.578310847446065">
                <text:p>0.578310847446065</text:p>
              </table:table-cell>
            </table:table-row>
            <table:table-row>
              <table:table-cell office:value-type="float" office:value="6.74225701924243">
                <text:p>6.74225701924243</text:p>
              </table:table-cell>
              <table:table-cell office:value-type="float" office:value="0.614606513227834">
                <text:p>0.614606513227834</text:p>
              </table:table-cell>
            </table:table-row>
            <table:table-row>
              <table:table-cell office:value-type="float" office:value="6.76099261219702">
                <text:p>6.76099261219702</text:p>
              </table:table-cell>
              <table:table-cell office:value-type="float" office:value="0.642695004700896">
                <text:p>0.642695004700896</text:p>
              </table:table-cell>
            </table:table-row>
            <table:table-row>
              <table:table-cell office:value-type="float" office:value="6.79853668253935">
                <text:p>6.79853668253935</text:p>
              </table:table-cell>
              <table:table-cell office:value-type="float" office:value="0.63354845591758">
                <text:p>0.63354845591758</text:p>
              </table:table-cell>
            </table:table-row>
            <table:table-row>
              <table:table-cell office:value-type="float" office:value="6.81734566404013">
                <text:p>6.81734566404013</text:p>
              </table:table-cell>
              <table:table-cell office:value-type="float" office:value="0.639522981289131">
                <text:p>0.639522981289131</text:p>
              </table:table-cell>
            </table:table-row>
            <table:table-row>
              <table:table-cell office:value-type="float" office:value="6.85503368736297">
                <text:p>6.85503368736297</text:p>
              </table:table-cell>
              <table:table-cell office:value-type="float" office:value="0.603226378395638">
                <text:p>0.603226378395638</text:p>
              </table:table-cell>
            </table:table-row>
            <table:table-row>
              <table:table-cell office:value-type="float" office:value="6.87391333595712">
                <text:p>6.87391333595712</text:p>
              </table:table-cell>
              <table:table-cell office:value-type="float" office:value="0.565934076144385">
                <text:p>0.565934076144385</text:p>
              </table:table-cell>
            </table:table-row>
            <table:table-row>
              <table:table-cell office:value-type="float" office:value="6.91172610502676">
                <text:p>6.91172610502676</text:p>
              </table:table-cell>
              <table:table-cell office:value-type="float" office:value="0.522909649462709">
                <text:p>0.522909649462709</text:p>
              </table:table-cell>
            </table:table-row>
            <table:table-row>
              <table:table-cell office:value-type="float" office:value="6.93066274440413">
                <text:p>6.93066274440413</text:p>
              </table:table-cell>
              <table:table-cell office:value-type="float" office:value="0.50455355555883">
                <text:p>0.50455355555883</text:p>
              </table:table-cell>
            </table:table-row>
            <table:table-row>
              <table:table-cell office:value-type="float" office:value="6.96860738704527">
                <text:p>6.96860738704527</text:p>
              </table:table-cell>
              <table:table-cell office:value-type="float" office:value="0.484404194688792">
                <text:p>0.484404194688792</text:p>
              </table:table-cell>
            </table:table-row>
            <table:table-row>
              <table:table-cell office:value-type="float" office:value="6.9876148085863">
                <text:p>6.9876148085863</text:p>
              </table:table-cell>
              <table:table-cell office:value-type="float" office:value="0.624099237768254">
                <text:p>0.624099237768254</text:p>
              </table:table-cell>
            </table:table-row>
            <table:table-row>
              <table:table-cell office:value-type="float" office:value="7.00664650789279">
                <text:p>7.00664650789279</text:p>
              </table:table-cell>
              <table:table-cell office:value-type="float" office:value="0.648556432644596">
                <text:p>0.648556432644596</text:p>
              </table:table-cell>
            </table:table-row>
            <table:table-row>
              <table:table-cell office:value-type="float" office:value="7.04477900189226">
                <text:p>7.04477900189226</text:p>
              </table:table-cell>
              <table:table-cell office:value-type="float" office:value="0.661720407953343">
                <text:p>0.661720407953343</text:p>
              </table:table-cell>
            </table:table-row>
            <table:table-row>
              <table:table-cell office:value-type="float" office:value="7.06393099950681">
                <text:p>7.06393099950681</text:p>
              </table:table-cell>
              <table:table-cell office:value-type="float" office:value="0.566699750114808">
                <text:p>0.566699750114808</text:p>
              </table:table-cell>
            </table:table-row>
            <table:table-row>
              <table:table-cell office:value-type="float" office:value="7.10241974800638">
                <text:p>7.10241974800638</text:p>
              </table:table-cell>
              <table:table-cell office:value-type="float" office:value="0.563279583066353">
                <text:p>0.563279583066353</text:p>
              </table:table-cell>
            </table:table-row>
            <table:table-row>
              <table:table-cell office:value-type="float" office:value="7.12169881494045">
                <text:p>7.12169881494045</text:p>
              </table:table-cell>
              <table:table-cell office:value-type="float" office:value="0.502702047760308">
                <text:p>0.502702047760308</text:p>
              </table:table-cell>
            </table:table-row>
            <table:table-row>
              <table:table-cell office:value-type="float" office:value="7.16032632842171">
                <text:p>7.16032632842171</text:p>
              </table:table-cell>
              <table:table-cell office:value-type="float" office:value="0.571456103388929">
                <text:p>0.571456103388929</text:p>
              </table:table-cell>
            </table:table-row>
            <table:table-row>
              <table:table-cell office:value-type="float" office:value="7.17967527066801">
                <text:p>7.17967527066801</text:p>
              </table:table-cell>
              <table:table-cell office:value-type="float" office:value="0.574881886704089">
                <text:p>0.574881886704089</text:p>
              </table:table-cell>
            </table:table-row>
            <table:table-row>
              <table:table-cell office:value-type="float" office:value="7.21844253867147">
                <text:p>7.21844253867147</text:p>
              </table:table-cell>
              <table:table-cell office:value-type="float" office:value="0.590068466128757">
                <text:p>0.590068466128757</text:p>
              </table:table-cell>
            </table:table-row>
            <table:table-row>
              <table:table-cell office:value-type="float" office:value="7.23785965414839">
                <text:p>7.23785965414839</text:p>
              </table:table-cell>
              <table:table-cell office:value-type="float" office:value="0.596056130645716">
                <text:p>0.596056130645716</text:p>
              </table:table-cell>
            </table:table-row>
            <table:table-row>
              <table:table-cell office:value-type="float" office:value="7.27676303311457">
                <text:p>7.27676303311457</text:p>
              </table:table-cell>
              <table:table-cell office:value-type="float" office:value="0.672526581056822">
                <text:p>0.672526581056822</text:p>
              </table:table-cell>
            </table:table-row>
            <table:table-row>
              <table:table-cell office:value-type="float" office:value="7.29624859372382">
                <text:p>7.29624859372382</text:p>
              </table:table-cell>
              <table:table-cell office:value-type="float" office:value="0.683943994990544">
                <text:p>0.683943994990544</text:p>
              </table:table-cell>
            </table:table-row>
            <table:table-row>
              <table:table-cell office:value-type="float" office:value="7.3157572498982">
                <text:p>7.3157572498982</text:p>
              </table:table-cell>
              <table:table-cell office:value-type="float" office:value="0.658903556218282">
                <text:p>0.658903556218282</text:p>
              </table:table-cell>
            </table:table-row>
            <table:table-row>
              <table:table-cell office:value-type="float" office:value="7.35483990230893">
                <text:p>7.35483990230893</text:p>
              </table:table-cell>
              <table:table-cell office:value-type="float" office:value="0.6887824468697">
                <text:p>0.6887824468697</text:p>
              </table:table-cell>
            </table:table-row>
            <table:table-row>
              <table:table-cell office:value-type="float" office:value="7.37441527065735">
                <text:p>7.37441527065735</text:p>
              </table:table-cell>
              <table:table-cell office:value-type="float" office:value="0.695569399430338">
                <text:p>0.695569399430338</text:p>
              </table:table-cell>
            </table:table-row>
            <table:table-row>
              <table:table-cell office:value-type="float" office:value="7.41363318646431">
                <text:p>7.41363318646431</text:p>
              </table:table-cell>
              <table:table-cell office:value-type="float" office:value="0.680659474132292">
                <text:p>0.680659474132292</text:p>
              </table:table-cell>
            </table:table-row>
            <table:table-row>
              <table:table-cell office:value-type="float" office:value="7.43327411949092">
                <text:p>7.43327411949092</text:p>
              </table:table-cell>
              <table:table-cell office:value-type="float" office:value="0.598154236442061">
                <text:p>0.598154236442061</text:p>
              </table:table-cell>
            </table:table-row>
            <table:table-row>
              <table:table-cell office:value-type="float" office:value="7.47262322944737">
                <text:p>7.47262322944737</text:p>
              </table:table-cell>
              <table:table-cell office:value-type="float" office:value="0.684656796264706">
                <text:p>0.684656796264706</text:p>
              </table:table-cell>
            </table:table-row>
            <table:table-row>
              <table:table-cell office:value-type="float" office:value="7.49233099787765">
                <text:p>7.49233099787765</text:p>
              </table:table-cell>
              <table:table-cell office:value-type="float" office:value="0.703283365490952">
                <text:p>0.703283365490952</text:p>
              </table:table-cell>
            </table:table-row>
            <table:table-row>
              <table:table-cell office:value-type="float" office:value="7.53181062757781">
                <text:p>7.53181062757781</text:p>
              </table:table-cell>
              <table:table-cell office:value-type="float" office:value="0.701111672962955">
                <text:p>0.701111672962955</text:p>
              </table:table-cell>
            </table:table-row>
            <table:table-row>
              <table:table-cell office:value-type="float" office:value="7.55158341427877">
                <text:p>7.55158341427877</text:p>
              </table:table-cell>
              <table:table-cell office:value-type="float" office:value="0.552754500891225">
                <text:p>0.552754500891225</text:p>
              </table:table-cell>
            </table:table-row>
            <table:table-row>
              <table:table-cell office:value-type="float" office:value="7.59119265896155">
                <text:p>7.59119265896155</text:p>
              </table:table-cell>
              <table:table-cell office:value-type="float" office:value="0.494675242462666">
                <text:p>0.494675242462666</text:p>
              </table:table-cell>
            </table:table-row>
            <table:table-row>
              <table:table-cell office:value-type="float" office:value="7.61102812146536">
                <text:p>7.61102812146536</text:p>
              </table:table-cell>
              <table:table-cell office:value-type="float" office:value="0.622554468259624">
                <text:p>0.622554468259624</text:p>
              </table:table-cell>
            </table:table-row>
            <table:table-row>
              <table:table-cell office:value-type="float" office:value="7.65076531984466">
                <text:p>7.65076531984466</text:p>
              </table:table-cell>
              <table:table-cell office:value-type="float" office:value="0.597049725156193">
                <text:p>0.597049725156193</text:p>
              </table:table-cell>
            </table:table-row>
            <table:table-row>
              <table:table-cell office:value-type="float" office:value="7.67066575650162">
                <text:p>7.67066575650162</text:p>
              </table:table-cell>
              <table:table-cell office:value-type="float" office:value="0.499675423958957">
                <text:p>0.499675423958957</text:p>
              </table:table-cell>
            </table:table-row>
            <table:table-row>
              <table:table-cell office:value-type="float" office:value="7.71052969837633">
                <text:p>7.71052969837633</text:p>
              </table:table-cell>
              <table:table-cell office:value-type="float" office:value="0.366181254539115">
                <text:p>0.366181254539115</text:p>
              </table:table-cell>
            </table:table-row>
            <table:table-row>
              <table:table-cell office:value-type="float" office:value="7.73049285965161">
                <text:p>7.73049285965161</text:p>
              </table:table-cell>
              <table:table-cell office:value-type="float" office:value="0.340260430087075">
                <text:p>0.340260430087075</text:p>
              </table:table-cell>
            </table:table-row>
            <table:table-row>
              <table:table-cell office:value-type="float" office:value="7.7504767258595">
                <text:p>7.7504767258595</text:p>
              </table:table-cell>
              <table:table-cell office:value-type="float" office:value="0.359165562213644">
                <text:p>0.359165562213644</text:p>
              </table:table-cell>
            </table:table-row>
            <table:table-row>
              <table:table-cell office:value-type="float" office:value="7.79050643463024">
                <text:p>7.79050643463024</text:p>
              </table:table-cell>
              <table:table-cell office:value-type="float" office:value="0.414314923069769">
                <text:p>0.414314923069769</text:p>
              </table:table-cell>
            </table:table-row>
            <table:table-row>
              <table:table-cell office:value-type="float" office:value="7.81055238140041">
                <text:p>7.81055238140041</text:p>
              </table:table-cell>
              <table:table-cell office:value-type="float" office:value="0.37677394313656">
                <text:p>0.37677394313656</text:p>
              </table:table-cell>
            </table:table-row>
            <table:table-row>
              <table:table-cell office:value-type="float" office:value="7.85070517659141">
                <text:p>7.85070517659141</text:p>
              </table:table-cell>
              <table:table-cell office:value-type="float" office:value="0.434534816598656">
                <text:p>0.434534816598656</text:p>
              </table:table-cell>
            </table:table-row>
            <table:table-row>
              <table:table-cell office:value-type="float" office:value="7.87081369511932">
                <text:p>7.87081369511932</text:p>
              </table:table-cell>
              <table:table-cell office:value-type="float" office:value="0.394670429427917">
                <text:p>0.394670429427917</text:p>
              </table:table-cell>
            </table:table-row>
            <table:table-row>
              <table:table-cell office:value-type="float" office:value="7.91108764295661">
                <text:p>7.91108764295661</text:p>
              </table:table-cell>
              <table:table-cell office:value-type="float" office:value="0.419229118219209">
                <text:p>0.419229118219209</text:p>
              </table:table-cell>
            </table:table-row>
            <table:table-row>
              <table:table-cell office:value-type="float" office:value="7.93125480432771">
                <text:p>7.93125480432771</text:p>
              </table:table-cell>
              <table:table-cell office:value-type="float" office:value="0.529135899809469">
                <text:p>0.529135899809469</text:p>
              </table:table-cell>
            </table:table-row>
            <table:table-row>
              <table:table-cell office:value-type="float" office:value="7.95144365268794">
                <text:p>7.95144365268794</text:p>
              </table:table-cell>
              <table:table-cell office:value-type="float" office:value="0.412478929267952">
                <text:p>0.412478929267952</text:p>
              </table:table-cell>
            </table:table-row>
            <table:table-row>
              <table:table-cell office:value-type="float" office:value="7.99187898917963">
                <text:p>7.99187898917963</text:p>
              </table:table-cell>
              <table:table-cell office:value-type="float" office:value="0.603766315631467">
                <text:p>0.603766315631467</text:p>
              </table:table-cell>
            </table:table-row>
            <table:table-row>
              <table:table-cell office:value-type="float" office:value="8.0121255731577">
                <text:p>8.0121255731577</text:p>
              </table:table-cell>
              <table:table-cell office:value-type="float" office:value="0.656908361204662">
                <text:p>0.656908361204662</text:p>
              </table:table-cell>
            </table:table-row>
            <table:table-row>
              <table:table-cell office:value-type="float" office:value="8.05268049942487">
                <text:p>8.05268049942487</text:p>
              </table:table-cell>
              <table:table-cell office:value-type="float" office:value="0.545693506000789">
                <text:p>0.545693506000789</text:p>
              </table:table-cell>
            </table:table-row>
            <table:table-row>
              <table:table-cell office:value-type="float" office:value="8.07298772566945">
                <text:p>8.07298772566945</text:p>
              </table:table-cell>
              <table:table-cell office:value-type="float" office:value="0.566490482120585">
                <text:p>0.566490482120585</text:p>
              </table:table-cell>
            </table:table-row>
            <table:table-row>
              <table:table-cell office:value-type="float" office:value="8.11365901706442">
                <text:p>8.11365901706442</text:p>
              </table:table-cell>
              <table:table-cell office:value-type="float" office:value="0.566837093808281">
                <text:p>0.566837093808281</text:p>
              </table:table-cell>
            </table:table-row>
            <table:table-row>
              <table:table-cell office:value-type="float" office:value="8.13402289969077">
                <text:p>8.13402289969077</text:p>
              </table:table-cell>
              <table:table-cell office:value-type="float" office:value="0.527763869302575">
                <text:p>0.527763869302575</text:p>
              </table:table-cell>
            </table:table-row>
            <table:table-row>
              <table:table-cell office:value-type="float" office:value="8.17481061914558">
                <text:p>8.17481061914558</text:p>
              </table:table-cell>
              <table:table-cell office:value-type="float" office:value="0.518310598938691">
                <text:p>0.518310598938691</text:p>
              </table:table-cell>
            </table:table-row>
            <table:table-row>
              <table:table-cell office:value-type="float" office:value="8.19523335510054">
                <text:p>8.19523335510054</text:p>
              </table:table-cell>
              <table:table-cell office:value-type="float" office:value="0.5505610824205">
                <text:p>0.5505610824205</text:p>
              </table:table-cell>
            </table:table-row>
            <table:table-row>
              <table:table-cell office:value-type="float" office:value="8.23613387096234">
                <text:p>8.23613387096234</text:p>
              </table:table-cell>
              <table:table-cell office:value-type="float" office:value="0.536216576413708">
                <text:p>0.536216576413708</text:p>
              </table:table-cell>
            </table:table-row>
            <table:table-row>
              <table:table-cell office:value-type="float" office:value="8.25661215790802">
                <text:p>8.25661215790802</text:p>
              </table:table-cell>
              <table:table-cell office:value-type="float" office:value="0.568258666012482">
                <text:p>0.568258666012482</text:p>
              </table:table-cell>
            </table:table-row>
            <table:table-row>
              <table:table-cell office:value-type="float" office:value="8.29762820679065">
                <text:p>8.29762820679065</text:p>
              </table:table-cell>
              <table:table-cell office:value-type="float" office:value="0.538175378241411">
                <text:p>0.538175378241411</text:p>
              </table:table-cell>
            </table:table-row>
            <table:table-row>
              <table:table-cell office:value-type="float" office:value="8.31816304607018">
                <text:p>8.31816304607018</text:p>
              </table:table-cell>
              <table:table-cell office:value-type="float" office:value="0.504257792278728">
                <text:p>0.504257792278728</text:p>
              </table:table-cell>
            </table:table-row>
            <table:table-row>
              <table:table-cell office:value-type="float" office:value="8.35928966154529">
                <text:p>8.35928966154529</text:p>
              </table:table-cell>
              <table:table-cell office:value-type="float" office:value="0.447289148746665">
                <text:p>0.447289148746665</text:p>
              </table:table-cell>
            </table:table-row>
            <table:table-row>
              <table:table-cell office:value-type="float" office:value="8.37988025288026">
                <text:p>8.37988025288026</text:p>
              </table:table-cell>
              <table:table-cell office:value-type="float" office:value="0.440911941337371">
                <text:p>0.440911941337371</text:p>
              </table:table-cell>
            </table:table-row>
            <table:table-row>
              <table:table-cell office:value-type="float" office:value="8.42111717635607">
                <text:p>8.42111717635607</text:p>
              </table:table-cell>
              <table:table-cell office:value-type="float" office:value="0.436163548652746">
                <text:p>0.436163548652746</text:p>
              </table:table-cell>
            </table:table-row>
            <table:table-row>
              <table:table-cell office:value-type="float" office:value="8.44176330233641">
                <text:p>8.44176330233641</text:p>
              </table:table-cell>
              <table:table-cell office:value-type="float" office:value="0.36973173409774">
                <text:p>0.36973173409774</text:p>
              </table:table-cell>
            </table:table-row>
            <table:table-row>
              <table:table-cell office:value-type="float" office:value="8.46242736428061">
                <text:p>8.46242736428061</text:p>
              </table:table-cell>
              <table:table-cell office:value-type="float" office:value="0.389040697133954">
                <text:p>0.389040697133954</text:p>
              </table:table-cell>
            </table:table-row>
            <table:table-row>
              <table:table-cell office:value-type="float" office:value="8.50380868874914">
                <text:p>8.50380868874914</text:p>
              </table:table-cell>
              <table:table-cell office:value-type="float" office:value="0.459221034445702">
                <text:p>0.459221034445702</text:p>
              </table:table-cell>
            </table:table-row>
            <table:table-row>
              <table:table-cell office:value-type="float" office:value="8.52452637282485">
                <text:p>8.52452637282485</text:p>
              </table:table-cell>
              <table:table-cell office:value-type="float" office:value="0.526296354893462">
                <text:p>0.526296354893462</text:p>
              </table:table-cell>
            </table:table-row>
            <table:table-row>
              <table:table-cell office:value-type="float" office:value="8.56601532913404">
                <text:p>8.56601532913404</text:p>
              </table:table-cell>
              <table:table-cell office:value-type="float" office:value="0.519570671644667">
                <text:p>0.519570671644667</text:p>
              </table:table-cell>
            </table:table-row>
            <table:table-row>
              <table:table-cell office:value-type="float" office:value="8.58678585075727">
                <text:p>8.58678585075727</text:p>
              </table:table-cell>
              <table:table-cell office:value-type="float" office:value="0.568965319353298">
                <text:p>0.568965319353298</text:p>
              </table:table-cell>
            </table:table-row>
            <table:table-row>
              <table:table-cell office:value-type="float" office:value="8.6283817216813">
                <text:p>8.6283817216813</text:p>
              </table:table-cell>
              <table:table-cell office:value-type="float" office:value="0.573506667526126">
                <text:p>0.573506667526126</text:p>
              </table:table-cell>
            </table:table-row>
            <table:table-row>
              <table:table-cell office:value-type="float" office:value="8.64920647011741">
                <text:p>8.64920647011741</text:p>
              </table:table-cell>
              <table:table-cell office:value-type="float" office:value="0.579774608478882">
                <text:p>0.579774608478882</text:p>
              </table:table-cell>
            </table:table-row>
            <table:table-row>
              <table:table-cell office:value-type="float" office:value="8.69090529147748">
                <text:p>8.69090529147748</text:p>
              </table:table-cell>
              <table:table-cell office:value-type="float" office:value="0.618309947942563">
                <text:p>0.618309947942563</text:p>
              </table:table-cell>
            </table:table-row>
            <table:table-row>
              <table:table-cell office:value-type="float" office:value="8.71178092669589">
                <text:p>8.71178092669589</text:p>
              </table:table-cell>
              <table:table-cell office:value-type="float" office:value="0.632365063530771">
                <text:p>0.632365063530771</text:p>
              </table:table-cell>
            </table:table-row>
            <table:table-row>
              <table:table-cell office:value-type="float" office:value="8.73267319546519">
                <text:p>8.73267319546519</text:p>
              </table:table-cell>
              <table:table-cell office:value-type="float" office:value="0.633977908425942">
                <text:p>0.633977908425942</text:p>
              </table:table-cell>
            </table:table-row>
            <table:table-row>
              <table:table-cell office:value-type="float" office:value="8.7745093956523">
                <text:p>8.7745093956523</text:p>
              </table:table-cell>
              <table:table-cell office:value-type="float" office:value="0.635980546310485">
                <text:p>0.635980546310485</text:p>
              </table:table-cell>
            </table:table-row>
            <table:table-row>
              <table:table-cell office:value-type="float" office:value="8.79545328606444">
                <text:p>8.79545328606444</text:p>
              </table:table-cell>
              <table:table-cell office:value-type="float" office:value="0.500601029469317">
                <text:p>0.500601029469317</text:p>
              </table:table-cell>
            </table:table-row>
            <table:table-row>
              <table:table-cell office:value-type="float" office:value="8.83739213460352">
                <text:p>8.83739213460352</text:p>
              </table:table-cell>
              <table:table-cell office:value-type="float" office:value="0.505711954568752">
                <text:p>0.505711954568752</text:p>
              </table:table-cell>
            </table:table-row>
            <table:table-row>
              <table:table-cell office:value-type="float" office:value="8.85838467066547">
                <text:p>8.85838467066547</text:p>
              </table:table-cell>
              <table:table-cell office:value-type="float" office:value="0.559609994372971">
                <text:p>0.559609994372971</text:p>
              </table:table-cell>
            </table:table-row>
            <table:table-row>
              <table:table-cell office:value-type="float" office:value="8.90042294502581">
                <text:p>8.90042294502581</text:p>
              </table:table-cell>
              <table:table-cell office:value-type="float" office:value="0.5787004640037">
                <text:p>0.5787004640037</text:p>
              </table:table-cell>
            </table:table-row>
            <table:table-row>
              <table:table-cell office:value-type="float" office:value="8.92146571185862">
                <text:p>8.92146571185862</text:p>
              </table:table-cell>
              <table:table-cell office:value-type="float" office:value="0.555036841516799">
                <text:p>0.555036841516799</text:p>
              </table:table-cell>
            </table:table-row>
            <table:table-row>
              <table:table-cell office:value-type="float" office:value="8.96360287711612">
                <text:p>8.96360287711612</text:p>
              </table:table-cell>
              <table:table-cell office:value-type="float" office:value="0.626118581876057">
                <text:p>0.626118581876057</text:p>
              </table:table-cell>
            </table:table-row>
            <table:table-row>
              <table:table-cell office:value-type="float" office:value="8.9846959142241">
                <text:p>8.9846959142241</text:p>
              </table:table-cell>
              <table:table-cell office:value-type="float" office:value="0.623880179173899">
                <text:p>0.623880179173899</text:p>
              </table:table-cell>
            </table:table-row>
            <table:table-row>
              <table:table-cell office:value-type="float" office:value="9.00580463968978">
                <text:p>9.00580463968978</text:p>
              </table:table-cell>
              <table:table-cell office:value-type="float" office:value="0.609769538226173">
                <text:p>0.609769538226173</text:p>
              </table:table-cell>
            </table:table-row>
            <table:table-row>
              <table:table-cell office:value-type="float" office:value="9.04806980999219">
                <text:p>9.04806980999219</text:p>
              </table:table-cell>
              <table:table-cell office:value-type="float" office:value="0.577799994199458">
                <text:p>0.577799994199458</text:p>
              </table:table-cell>
            </table:table-row>
            <table:table-row>
              <table:table-cell office:value-type="float" office:value="9.06922740245313">
                <text:p>9.06922740245313</text:p>
              </table:table-cell>
              <table:table-cell office:value-type="float" office:value="0.538065026430602">
                <text:p>0.538065026430602</text:p>
              </table:table-cell>
            </table:table-row>
            <table:table-row>
              <table:table-cell office:value-type="float" office:value="9.1115876281754">
                <text:p>9.1115876281754</text:p>
              </table:table-cell>
              <table:table-cell office:value-type="float" office:value="0.450110985208042">
                <text:p>0.450110985208042</text:p>
              </table:table-cell>
            </table:table-row>
            <table:table-row>
              <table:table-cell office:value-type="float" office:value="9.13279215787171">
                <text:p>9.13279215787171</text:p>
              </table:table-cell>
              <table:table-cell office:value-type="float" office:value="0.3964950740396">
                <text:p>0.3964950740396</text:p>
              </table:table-cell>
            </table:table-row>
            <table:table-row>
              <table:table-cell office:value-type="float" office:value="9.17524827699451">
                <text:p>9.17524827699451</text:p>
              </table:table-cell>
              <table:table-cell office:value-type="float" office:value="0.316511127029883">
                <text:p>0.316511127029883</text:p>
              </table:table-cell>
            </table:table-row>
            <table:table-row>
              <table:table-cell office:value-type="float" office:value="9.19649897607972">
                <text:p>9.19649897607972</text:p>
              </table:table-cell>
              <table:table-cell office:value-type="float" office:value="0.29983780201422">
                <text:p>0.29983780201422</text:p>
              </table:table-cell>
            </table:table-row>
            <table:table-row>
              <table:table-cell office:value-type="float" office:value="9.23904614996897">
                <text:p>9.23904614996897</text:p>
              </table:table-cell>
              <table:table-cell office:value-type="float" office:value="0.278242329277422">
                <text:p>0.278242329277422</text:p>
              </table:table-cell>
            </table:table-row>
            <table:table-row>
              <table:table-cell office:value-type="float" office:value="9.26034283511579">
                <text:p>9.26034283511579</text:p>
              </table:table-cell>
              <table:table-cell office:value-type="float" office:value="0.255758085110444">
                <text:p>0.255758085110444</text:p>
              </table:table-cell>
            </table:table-row>
            <table:table-row>
              <table:table-cell office:value-type="float" office:value="9.28165395168629">
                <text:p>9.28165395168629</text:p>
              </table:table-cell>
              <table:table-cell office:value-type="float" office:value="0.4099820412699">
                <text:p>0.4099820412699</text:p>
              </table:table-cell>
            </table:table-row>
            <table:table-row>
              <table:table-cell office:value-type="float" office:value="9.3243256763372">
                <text:p>9.3243256763372</text:p>
              </table:table-cell>
              <table:table-cell office:value-type="float" office:value="0.388736315089082">
                <text:p>0.388736315089082</text:p>
              </table:table-cell>
            </table:table-row>
            <table:table-row>
              <table:table-cell office:value-type="float" office:value="9.34568187284824">
                <text:p>9.34568187284824</text:p>
              </table:table-cell>
              <table:table-cell office:value-type="float" office:value="0.395260321350866">
                <text:p>0.395260321350866</text:p>
              </table:table-cell>
            </table:table-row>
            <table:table-row>
              <table:table-cell office:value-type="float" office:value="9.38844088855313">
                <text:p>9.38844088855313</text:p>
              </table:table-cell>
              <table:table-cell office:value-type="float" office:value="0.457231761079485">
                <text:p>0.457231761079485</text:p>
              </table:table-cell>
            </table:table-row>
            <table:table-row>
              <table:table-cell office:value-type="float" office:value="9.40984291716176">
                <text:p>9.40984291716176</text:p>
              </table:table-cell>
              <table:table-cell office:value-type="float" office:value="0.492080840082163">
                <text:p>0.492080840082163</text:p>
              </table:table-cell>
            </table:table-row>
            <table:table-row>
              <table:table-cell office:value-type="float" office:value="9.45269051026204">
                <text:p>9.45269051026204</text:p>
              </table:table-cell>
              <table:table-cell office:value-type="float" office:value="0.470651504731631">
                <text:p>0.470651504731631</text:p>
              </table:table-cell>
            </table:table-row>
            <table:table-row>
              <table:table-cell office:value-type="float" office:value="9.47413625443815">
                <text:p>9.47413625443815</text:p>
              </table:table-cell>
              <table:table-cell office:value-type="float" office:value="0.430473525310595">
                <text:p>0.430473525310595</text:p>
              </table:table-cell>
            </table:table-row>
            <table:table-row>
              <table:table-cell office:value-type="float" office:value="9.51707116549703">
                <text:p>9.51707116549703</text:p>
              </table:table-cell>
              <table:table-cell office:value-type="float" office:value="0.424669221903985">
                <text:p>0.424669221903985</text:p>
              </table:table-cell>
            </table:table-row>
            <table:table-row>
              <table:table-cell office:value-type="float" office:value="9.53856036732898">
                <text:p>9.53856036732898</text:p>
              </table:table-cell>
              <table:table-cell office:value-type="float" office:value="0.447576438711516">
                <text:p>0.447576438711516</text:p>
              </table:table-cell>
            </table:table-row>
            <table:table-row>
              <table:table-cell office:value-type="float" office:value="9.58158040452278">
                <text:p>9.58158040452278</text:p>
              </table:table-cell>
              <table:table-cell office:value-type="float" office:value="0.454585404499204">
                <text:p>0.454585404499204</text:p>
              </table:table-cell>
            </table:table-row>
            <table:table-row>
              <table:table-cell office:value-type="float" office:value="9.60311113520019">
                <text:p>9.60311113520019</text:p>
              </table:table-cell>
              <table:table-cell office:value-type="float" office:value="0.462956536351016">
                <text:p>0.462956536351016</text:p>
              </table:table-cell>
            </table:table-row>
            <table:table-row>
              <table:table-cell office:value-type="float" office:value="9.64621728975945">
                <text:p>9.64621728975945</text:p>
              </table:table-cell>
              <table:table-cell office:value-type="float" office:value="0.449003714005371">
                <text:p>0.449003714005371</text:p>
              </table:table-cell>
            </table:table-row>
            <table:table-row>
              <table:table-cell office:value-type="float" office:value="9.66778954856916">
                <text:p>9.66778954856916</text:p>
              </table:table-cell>
              <table:table-cell office:value-type="float" office:value="0.437315751456808">
                <text:p>0.437315751456808</text:p>
              </table:table-cell>
            </table:table-row>
            <table:table-row>
              <table:table-cell office:value-type="float" office:value="9.68937657814374">
                <text:p>9.68937657814374</text:p>
              </table:table-cell>
              <table:table-cell office:value-type="float" office:value="0.438319205864093">
                <text:p>0.438319205864093</text:p>
              </table:table-cell>
            </table:table-row>
            <table:table-row>
              <table:table-cell office:value-type="float" office:value="9.73259125660737">
                <text:p>9.73259125660737</text:p>
              </table:table-cell>
              <table:table-cell office:value-type="float" office:value="0.455730248384979">
                <text:p>0.455730248384979</text:p>
              </table:table-cell>
            </table:table-row>
            <table:table-row>
              <table:table-cell office:value-type="float" office:value="9.75422263742816">
                <text:p>9.75422263742816</text:p>
              </table:table-cell>
              <table:table-cell office:value-type="float" office:value="0.480644577805945">
                <text:p>0.480644577805945</text:p>
              </table:table-cell>
            </table:table-row>
            <table:table-row>
              <table:table-cell office:value-type="float" office:value="9.79751698468802">
                <text:p>9.79751698468802</text:p>
              </table:table-cell>
              <table:table-cell office:value-type="float" office:value="0.48113079899509">
                <text:p>0.48113079899509</text:p>
              </table:table-cell>
            </table:table-row>
            <table:table-row>
              <table:table-cell office:value-type="float" office:value="9.81918560917535">
                <text:p>9.81918560917535</text:p>
              </table:table-cell>
              <table:table-cell office:value-type="float" office:value="0.443778086963097">
                <text:p>0.443778086963097</text:p>
              </table:table-cell>
            </table:table-row>
            <table:table-row>
              <table:table-cell office:value-type="float" office:value="9.86256273690116">
                <text:p>9.86256273690116</text:p>
              </table:table-cell>
              <table:table-cell office:value-type="float" office:value="0.390008846867569">
                <text:p>0.390008846867569</text:p>
              </table:table-cell>
            </table:table-row>
            <table:table-row>
              <table:table-cell office:value-type="float" office:value="9.8842693442522">
                <text:p>9.8842693442522</text:p>
              </table:table-cell>
              <table:table-cell office:value-type="float" office:value="0.603704315749387">
                <text:p>0.603704315749387</text:p>
              </table:table-cell>
            </table:table-row>
            <table:table-row>
              <table:table-cell office:value-type="float" office:value="9.92772467163163">
                <text:p>9.92772467163163</text:p>
              </table:table-cell>
              <table:table-cell office:value-type="float" office:value="0.546136963579814">
                <text:p>0.546136963579814</text:p>
              </table:table-cell>
            </table:table-row>
            <table:table-row>
              <table:table-cell office:value-type="float" office:value="9.94947117614454">
                <text:p>9.94947117614454</text:p>
              </table:table-cell>
              <table:table-cell office:value-type="float" office:value="0.696290764401714">
                <text:p>0.696290764401714</text:p>
              </table:table-cell>
            </table:table-row>
            <table:table-row>
              <table:table-cell office:value-type="float" office:value="9.9930045476682">
                <text:p>9.9930045476682</text:p>
              </table:table-cell>
              <table:table-cell office:value-type="float" office:value="0.671636407866835">
                <text:p>0.671636407866835</text:p>
              </table:table-cell>
            </table:table-row>
            <table:table-row>
              <table:table-cell office:value-type="float" office:value="10.0147898829722">
                <text:p>10.0147898829722</text:p>
              </table:table-cell>
              <table:table-cell office:value-type="float" office:value="0.594465387666697">
                <text:p>0.594465387666697</text:p>
              </table:table-cell>
            </table:table-row>
            <table:table-row>
              <table:table-cell office:value-type="float" office:value="10.036586354542">
                <text:p>10.036586354542</text:p>
              </table:table-cell>
              <table:table-cell office:value-type="float" office:value="0.581968487972344">
                <text:p>0.581968487972344</text:p>
              </table:table-cell>
            </table:table-row>
            <table:table-row>
              <table:table-cell office:value-type="float" office:value="10.0802196479354">
                <text:p>10.0802196479354</text:p>
              </table:table-cell>
              <table:table-cell office:value-type="float" office:value="0.586456674512485">
                <text:p>0.586456674512485</text:p>
              </table:table-cell>
            </table:table-row>
            <table:table-row>
              <table:table-cell office:value-type="float" office:value="10.1021030084117">
                <text:p>10.1021030084117</text:p>
              </table:table-cell>
              <table:table-cell office:value-type="float" office:value="0.469133209505991">
                <text:p>0.469133209505991</text:p>
              </table:table-cell>
            </table:table-row>
            <table:table-row>
              <table:table-cell office:value-type="float" office:value="10.1460912167003">
                <text:p>10.1460912167003</text:p>
              </table:table-cell>
              <table:table-cell office:value-type="float" office:value="0.483090156392994">
                <text:p>0.483090156392994</text:p>
              </table:table-cell>
            </table:table-row>
            <table:table-row>
              <table:table-cell office:value-type="float" office:value="10.1681050024507">
                <text:p>10.1681050024507</text:p>
              </table:table-cell>
              <table:table-cell office:value-type="float" office:value="0.527763485163698">
                <text:p>0.527763485163698</text:p>
              </table:table-cell>
            </table:table-row>
            <table:table-row>
              <table:table-cell office:value-type="float" office:value="10.2121647165889">
                <text:p>10.2121647165889</text:p>
              </table:table-cell>
              <table:table-cell office:value-type="float" office:value="0.438641670030482">
                <text:p>0.438641670030482</text:p>
              </table:table-cell>
            </table:table-row>
            <table:table-row>
              <table:table-cell office:value-type="float" office:value="10.2342127978135">
                <text:p>10.2342127978135</text:p>
              </table:table-cell>
              <table:table-cell office:value-type="float" office:value="0.501074165669891">
                <text:p>0.501074165669891</text:p>
              </table:table-cell>
            </table:table-row>
            <table:table-row>
              <table:table-cell office:value-type="float" office:value="10.2783454981031">
                <text:p>10.2783454981031</text:p>
              </table:table-cell>
              <table:table-cell office:value-type="float" office:value="0.449541658040089">
                <text:p>0.449541658040089</text:p>
              </table:table-cell>
            </table:table-row>
            <table:table-row>
              <table:table-cell office:value-type="float" office:value="10.3004291417818">
                <text:p>10.3004291417818</text:p>
              </table:table-cell>
              <table:table-cell office:value-type="float" office:value="0.439650555173284">
                <text:p>0.439650555173284</text:p>
              </table:table-cell>
            </table:table-row>
            <table:table-row>
              <table:table-cell office:value-type="float" office:value="10.3446327224364">
                <text:p>10.3446327224364</text:p>
              </table:table-cell>
              <table:table-cell office:value-type="float" office:value="0.428313099002275">
                <text:p>0.428313099002275</text:p>
              </table:table-cell>
            </table:table-row>
            <table:table-row>
              <table:table-cell office:value-type="float" office:value="10.366750384391">
                <text:p>10.366750384391</text:p>
              </table:table-cell>
              <table:table-cell office:value-type="float" office:value="0.45111861418008">
                <text:p>0.45111861418008</text:p>
              </table:table-cell>
            </table:table-row>
            <table:table-row>
              <table:table-cell office:value-type="float" office:value="10.388880636835">
                <text:p>10.388880636835</text:p>
              </table:table-cell>
              <table:table-cell office:value-type="float" office:value="0.490392120813543">
                <text:p>0.490392120813543</text:p>
              </table:table-cell>
            </table:table-row>
            <table:table-row>
              <table:table-cell office:value-type="float" office:value="10.4331749765504">
                <text:p>10.4331749765504</text:p>
              </table:table-cell>
              <table:table-cell office:value-type="float" office:value="0.478245353938846">
                <text:p>0.478245353938846</text:p>
              </table:table-cell>
            </table:table-row>
            <table:table-row>
              <table:table-cell office:value-type="float" office:value="10.4553397695915">
                <text:p>10.4553397695915</text:p>
              </table:table-cell>
              <table:table-cell office:value-type="float" office:value="0.490710211442388">
                <text:p>0.490710211442388</text:p>
              </table:table-cell>
            </table:table-row>
            <table:table-row>
              <table:table-cell office:value-type="float" office:value="10.4997007071489">
                <text:p>10.4997007071489</text:p>
              </table:table-cell>
              <table:table-cell office:value-type="float" office:value="0.327838488759287">
                <text:p>0.327838488759287</text:p>
              </table:table-cell>
            </table:table-row>
            <table:table-row>
              <table:table-cell office:value-type="float" office:value="10.5218975104829">
                <text:p>10.5218975104829</text:p>
              </table:table-cell>
              <table:table-cell office:value-type="float" office:value="0.388162092070118">
                <text:p>0.388162092070118</text:p>
              </table:table-cell>
            </table:table-row>
            <table:table-row>
              <table:table-cell office:value-type="float" office:value="10.566324788213">
                <text:p>10.566324788213</text:p>
              </table:table-cell>
              <table:table-cell office:value-type="float" office:value="0.333736578368509">
                <text:p>0.333736578368509</text:p>
              </table:table-cell>
            </table:table-row>
            <table:table-row>
              <table:table-cell office:value-type="float" office:value="10.5885528075571">
                <text:p>10.5885528075571</text:p>
              </table:table-cell>
              <table:table-cell office:value-type="float" office:value="0.296928527504799">
                <text:p>0.296928527504799</text:p>
              </table:table-cell>
            </table:table-row>
            <table:table-row>
              <table:table-cell office:value-type="float" office:value="10.6330436563883">
                <text:p>10.6330436563883</text:p>
              </table:table-cell>
              <table:table-cell office:value-type="float" office:value="0.398218789019928">
                <text:p>0.398218789019928</text:p>
              </table:table-cell>
            </table:table-row>
            <table:table-row>
              <table:table-cell office:value-type="float" office:value="10.655305855067">
                <text:p>10.655305855067</text:p>
              </table:table-cell>
              <table:table-cell office:value-type="float" office:value="0.326514858750399">
                <text:p>0.326514858750399</text:p>
              </table:table-cell>
            </table:table-row>
            <table:table-row>
              <table:table-cell office:value-type="float" office:value="10.6998578218339">
                <text:p>10.6998578218339</text:p>
              </table:table-cell>
              <table:table-cell office:value-type="float" office:value="0.414113460382093">
                <text:p>0.414113460382093</text:p>
              </table:table-cell>
            </table:table-row>
            <table:table-row>
              <table:table-cell office:value-type="float" office:value="10.7221519512345">
                <text:p>10.7221519512345</text:p>
              </table:table-cell>
              <table:table-cell office:value-type="float" office:value="0.43043958897099">
                <text:p>0.43043958897099</text:p>
              </table:table-cell>
            </table:table-row>
            <table:table-row>
              <table:table-cell office:value-type="float" office:value="10.7444546927351">
                <text:p>10.7444546927351</text:p>
              </table:table-cell>
              <table:table-cell office:value-type="float" office:value="0.421903721353055">
                <text:p>0.421903721353055</text:p>
              </table:table-cell>
            </table:table-row>
            <table:table-row>
              <table:table-cell office:value-type="float" office:value="10.7890892800941">
                <text:p>10.7890892800941</text:p>
              </table:table-cell>
              <table:table-cell office:value-type="float" office:value="0.405574430413353">
                <text:p>0.405574430413353</text:p>
              </table:table-cell>
            </table:table-row>
            <table:table-row>
              <table:table-cell office:value-type="float" office:value="10.8114220254672">
                <text:p>10.8114220254672</text:p>
              </table:table-cell>
              <table:table-cell office:value-type="float" office:value="0.320745997218854">
                <text:p>0.320745997218854</text:p>
              </table:table-cell>
            </table:table-row>
            <table:table-row>
              <table:table-cell office:value-type="float" office:value="10.8561172910309">
                <text:p>10.8561172910309</text:p>
              </table:table-cell>
              <table:table-cell office:value-type="float" office:value="0.283460214910619">
                <text:p>0.283460214910619</text:p>
              </table:table-cell>
            </table:table-row>
            <table:table-row>
              <table:table-cell office:value-type="float" office:value="10.8784811189686">
                <text:p>10.8784811189686</text:p>
              </table:table-cell>
              <table:table-cell office:value-type="float" office:value="0.353486138430078">
                <text:p>0.353486138430078</text:p>
              </table:table-cell>
            </table:table-row>
            <table:table-row>
              <table:table-cell office:value-type="float" office:value="10.9232331987106">
                <text:p>10.9232331987106</text:p>
              </table:table-cell>
              <table:table-cell office:value-type="float" office:value="0.361595982703425">
                <text:p>0.361595982703425</text:p>
              </table:table-cell>
            </table:table-row>
            <table:table-row>
              <table:table-cell office:value-type="float" office:value="10.9456227360498">
                <text:p>10.9456227360498</text:p>
              </table:table-cell>
              <table:table-cell office:value-type="float" office:value="0.312616010106666">
                <text:p>0.312616010106666</text:p>
              </table:table-cell>
            </table:table-row>
            <table:table-row>
              <table:table-cell office:value-type="float" office:value="10.9904344531143">
                <text:p>10.9904344531143</text:p>
              </table:table-cell>
              <table:table-cell office:value-type="float" office:value="0.429174311733646">
                <text:p>0.429174311733646</text:p>
              </table:table-cell>
            </table:table-row>
            <table:table-row>
              <table:table-cell office:value-type="float" office:value="11.0128540467147">
                <text:p>11.0128540467147</text:p>
              </table:table-cell>
              <table:table-cell office:value-type="float" office:value="0.429406745360024">
                <text:p>0.429406745360024</text:p>
              </table:table-cell>
            </table:table-row>
            <table:table-row>
              <table:table-cell office:value-type="float" office:value="11.0577194914991">
                <text:p>11.0577194914991</text:p>
              </table:table-cell>
              <table:table-cell office:value-type="float" office:value="0.438451717566706">
                <text:p>0.438451717566706</text:p>
              </table:table-cell>
            </table:table-row>
            <table:table-row>
              <table:table-cell office:value-type="float" office:value="11.0801658246645">
                <text:p>11.0801658246645</text:p>
              </table:table-cell>
              <table:table-cell office:value-type="float" office:value="0.426794919149633">
                <text:p>0.426794919149633</text:p>
              </table:table-cell>
            </table:table-row>
            <table:table-row>
              <table:table-cell office:value-type="float" office:value="11.1026230374063">
                <text:p>11.1026230374063</text:p>
              </table:table-cell>
              <table:table-cell office:value-type="float" office:value="0.3324869003239">
                <text:p>0.3324869003239</text:p>
              </table:table-cell>
            </table:table-row>
            <table:table-row>
              <table:table-cell office:value-type="float" office:value="11.1475603171607">
                <text:p>11.1475603171607</text:p>
              </table:table-cell>
              <table:table-cell office:value-type="float" office:value="0.294244785121403">
                <text:p>0.294244785121403</text:p>
              </table:table-cell>
            </table:table-row>
            <table:table-row>
              <table:table-cell office:value-type="float" office:value="11.1700429596671">
                <text:p>11.1700429596671</text:p>
              </table:table-cell>
              <table:table-cell office:value-type="float" office:value="0.292406632680633">
                <text:p>0.292406632680633</text:p>
              </table:table-cell>
            </table:table-row>
            <table:table-row>
              <table:table-cell office:value-type="float" office:value="11.2150329996056">
                <text:p>11.2150329996056</text:p>
              </table:table-cell>
              <table:table-cell office:value-type="float" office:value="0.31403625893663">
                <text:p>0.31403625893663</text:p>
              </table:table-cell>
            </table:table-row>
            <table:table-row>
              <table:table-cell office:value-type="float" office:value="11.2375407351391">
                <text:p>11.2375407351391</text:p>
              </table:table-cell>
              <table:table-cell office:value-type="float" office:value="0.30907498451185">
                <text:p>0.30907498451185</text:p>
              </table:table-cell>
            </table:table-row>
            <table:table-row>
              <table:table-cell office:value-type="float" office:value="11.2825821498081">
                <text:p>11.2825821498081</text:p>
              </table:table-cell>
              <table:table-cell office:value-type="float" office:value="0.271528888506293">
                <text:p>0.271528888506293</text:p>
              </table:table-cell>
            </table:table-row>
            <table:table-row>
              <table:table-cell office:value-type="float" office:value="11.3051163781948">
                <text:p>11.3051163781948</text:p>
              </table:table-cell>
              <table:table-cell office:value-type="float" office:value="0.26092336347626">
                <text:p>0.26092336347626</text:p>
              </table:table-cell>
            </table:table-row>
            <table:table-row>
              <table:table-cell office:value-type="float" office:value="11.3502082069699">
                <text:p>11.3502082069699</text:p>
              </table:table-cell>
              <table:table-cell office:value-type="float" office:value="0.330203823650291">
                <text:p>0.330203823650291</text:p>
              </table:table-cell>
            </table:table-row>
            <table:table-row>
              <table:table-cell office:value-type="float" office:value="11.3727663206764">
                <text:p>11.3727663206764</text:p>
              </table:table-cell>
              <table:table-cell office:value-type="float" office:value="0.393160534204878">
                <text:p>0.393160534204878</text:p>
              </table:table-cell>
            </table:table-row>
            <table:table-row>
              <table:table-cell office:value-type="float" office:value="11.4179053748946">
                <text:p>11.4179053748946</text:p>
              </table:table-cell>
              <table:table-cell office:value-type="float" office:value="0.26015097609685">
                <text:p>0.26015097609685</text:p>
              </table:table-cell>
            </table:table-row>
            <table:table-row>
              <table:table-cell office:value-type="float" office:value="11.4404875313555">
                <text:p>11.4404875313555</text:p>
              </table:table-cell>
              <table:table-cell office:value-type="float" office:value="0.304078487960571">
                <text:p>0.304078487960571</text:p>
              </table:table-cell>
            </table:table-row>
            <table:table-row>
              <table:table-cell office:value-type="float" office:value="11.4856745998836">
                <text:p>11.4856745998836</text:p>
              </table:table-cell>
              <table:table-cell office:value-type="float" office:value="0.317450948133214">
                <text:p>0.317450948133214</text:p>
              </table:table-cell>
            </table:table-row>
            <table:table-row>
              <table:table-cell office:value-type="float" office:value="11.5082799740895">
                <text:p>11.5082799740895</text:p>
              </table:table-cell>
              <table:table-cell office:value-type="float" office:value="0.344916644239554">
                <text:p>0.344916644239554</text:p>
              </table:table-cell>
            </table:table-row>
            <table:table-row>
              <table:table-cell office:value-type="float" office:value="11.5308916588639">
                <text:p>11.5308916588639</text:p>
              </table:table-cell>
              <table:table-cell office:value-type="float" office:value="0.302551814847234">
                <text:p>0.302551814847234</text:p>
              </table:table-cell>
            </table:table-row>
            <table:table-row>
              <table:table-cell office:value-type="float" office:value="11.5761405563139">
                <text:p>11.5761405563139</text:p>
              </table:table-cell>
              <table:table-cell office:value-type="float" office:value="0.308670099221548">
                <text:p>0.308670099221548</text:p>
              </table:table-cell>
            </table:table-row>
            <table:table-row>
              <table:table-cell office:value-type="float" office:value="11.5987751402798">
                <text:p>11.5987751402798</text:p>
              </table:table-cell>
              <table:table-cell office:value-type="float" office:value="0.32323223669855">
                <text:p>0.32323223669855</text:p>
              </table:table-cell>
            </table:table-row>
            <table:table-row>
              <table:table-cell office:value-type="float" office:value="11.6440676825084">
                <text:p>11.6440676825084</text:p>
              </table:table-cell>
              <table:table-cell office:value-type="float" office:value="0.336855865916216">
                <text:p>0.336855865916216</text:p>
              </table:table-cell>
            </table:table-row>
            <table:table-row>
              <table:table-cell office:value-type="float" office:value="11.6667242183371">
                <text:p>11.6667242183371</text:p>
              </table:table-cell>
              <table:table-cell office:value-type="float" office:value="0.324798166958072">
                <text:p>0.324798166958072</text:p>
              </table:table-cell>
            </table:table-row>
            <table:table-row>
              <table:table-cell office:value-type="float" office:value="11.7120588400041">
                <text:p>11.7120588400041</text:p>
              </table:table-cell>
              <table:table-cell office:value-type="float" office:value="0.35152583792591">
                <text:p>0.35152583792591</text:p>
              </table:table-cell>
            </table:table-row>
            <table:table-row>
              <table:table-cell office:value-type="float" office:value="11.734736196019">
                <text:p>11.734736196019</text:p>
              </table:table-cell>
              <table:table-cell office:value-type="float" office:value="0.348121501366313">
                <text:p>0.348121501366313</text:p>
              </table:table-cell>
            </table:table-row>
            <table:table-row>
              <table:table-cell office:value-type="float" office:value="11.7801120691392">
                <text:p>11.7801120691392</text:p>
              </table:table-cell>
              <table:table-cell office:value-type="float" office:value="0.376963769745183">
                <text:p>0.376963769745183</text:p>
              </table:table-cell>
            </table:table-row>
            <table:table-row>
              <table:table-cell office:value-type="float" office:value="11.802808628528">
                <text:p>11.802808628528</text:p>
              </table:table-cell>
              <table:table-cell office:value-type="float" office:value="0.347782568801263">
                <text:p>0.347782568801263</text:p>
              </table:table-cell>
            </table:table-row>
            <table:table-row>
              <table:table-cell office:value-type="float" office:value="11.825514985637">
                <text:p>11.825514985637</text:p>
              </table:table-cell>
              <table:table-cell office:value-type="float" office:value="0.300707738287816">
                <text:p>0.300707738287816</text:p>
              </table:table-cell>
            </table:table-row>
            <table:table-row>
              <table:table-cell office:value-type="float" office:value="11.8709433783936">
                <text:p>11.8709433783936</text:p>
              </table:table-cell>
              <table:table-cell office:value-type="float" office:value="0.342297030312884">
                <text:p>0.342297030312884</text:p>
              </table:table-cell>
            </table:table-row>
            <table:table-row>
              <table:table-cell office:value-type="float" office:value="11.8936663220257">
                <text:p>11.8936663220257</text:p>
              </table:table-cell>
              <table:table-cell office:value-type="float" office:value="0.425448780791309">
                <text:p>0.425448780791309</text:p>
              </table:table-cell>
            </table:table-row>
            <table:table-row>
              <table:table-cell office:value-type="float" office:value="11.9391346565583">
                <text:p>11.9391346565583</text:p>
              </table:table-cell>
              <table:table-cell office:value-type="float" office:value="0.440347803028249">
                <text:p>0.440347803028249</text:p>
              </table:table-cell>
            </table:table-row>
            <table:table-row>
              <table:table-cell office:value-type="float" office:value="11.9618757563485">
                <text:p>11.9618757563485</text:p>
              </table:table-cell>
              <table:table-cell office:value-type="float" office:value="0.448480632050261">
                <text:p>0.448480632050261</text:p>
              </table:table-cell>
            </table:table-row>
            <table:table-row>
              <table:table-cell office:value-type="float" office:value="12.0073795957345">
                <text:p>12.0073795957345</text:p>
              </table:table-cell>
              <table:table-cell office:value-type="float" office:value="0.468011308758012">
                <text:p>0.468011308758012</text:p>
              </table:table-cell>
            </table:table-row>
            <table:table-row>
              <table:table-cell office:value-type="float" office:value="12.0301405659533">
                <text:p>12.0301405659533</text:p>
              </table:table-cell>
              <table:table-cell office:value-type="float" office:value="0.458430098859993">
                <text:p>0.458430098859993</text:p>
              </table:table-cell>
            </table:table-row>
            <table:table-row>
              <table:table-cell office:value-type="float" office:value="12.0756800808044">
                <text:p>12.0756800808044</text:p>
              </table:table-cell>
              <table:table-cell office:value-type="float" office:value="0.408494889897609">
                <text:p>0.408494889897609</text:p>
              </table:table-cell>
            </table:table-row>
            <table:table-row>
              <table:table-cell office:value-type="float" office:value="12.0984581891757">
                <text:p>12.0984581891757</text:p>
              </table:table-cell>
              <table:table-cell office:value-type="float" office:value="0.407230825348994">
                <text:p>0.407230825348994</text:p>
              </table:table-cell>
            </table:table-row>
            <table:table-row>
              <table:table-cell office:value-type="float" office:value="12.121242109173">
                <text:p>12.121242109173</text:p>
              </table:table-cell>
              <table:table-cell office:value-type="float" office:value="0.381668272256723">
                <text:p>0.381668272256723</text:p>
              </table:table-cell>
            </table:table-row>
            <table:table-row>
              <table:table-cell office:value-type="float" office:value="12.1668269051153">
                <text:p>12.1668269051153</text:p>
              </table:table-cell>
              <table:table-cell office:value-type="float" office:value="0.353190059520039">
                <text:p>0.353190059520039</text:p>
              </table:table-cell>
            </table:table-row>
            <table:table-row>
              <table:table-cell office:value-type="float" office:value="12.1896269424822">
                <text:p>12.1896269424822</text:p>
              </table:table-cell>
              <table:table-cell office:value-type="float" office:value="0.362025935032619">
                <text:p>0.362025935032619</text:p>
              </table:table-cell>
            </table:table-row>
            <table:table-row>
              <table:table-cell office:value-type="float" office:value="12.2352446208719">
                <text:p>12.2352446208719</text:p>
              </table:table-cell>
              <table:table-cell office:value-type="float" office:value="0.427217079512971">
                <text:p>0.427217079512971</text:p>
              </table:table-cell>
            </table:table-row>
            <table:table-row>
              <table:table-cell office:value-type="float" office:value="12.2580596650892">
                <text:p>12.2580596650892</text:p>
              </table:table-cell>
              <table:table-cell office:value-type="float" office:value="0.40827877001262">
                <text:p>0.40827877001262</text:p>
              </table:table-cell>
            </table:table-row>
            <table:table-row>
              <table:table-cell office:value-type="float" office:value="12.3037079311698">
                <text:p>12.3037079311698</text:p>
              </table:table-cell>
              <table:table-cell office:value-type="float" office:value="0.402174732859834">
                <text:p>0.402174732859834</text:p>
              </table:table-cell>
            </table:table-row>
            <table:table-row>
              <table:table-cell office:value-type="float" office:value="12.3265400300689">
                <text:p>12.3265400300689</text:p>
              </table:table-cell>
              <table:table-cell office:value-type="float" office:value="0.393852627556906">
                <text:p>0.393852627556906</text:p>
              </table:table-cell>
            </table:table-row>
            <table:table-row>
              <table:table-cell office:value-type="float" office:value="12.3722182509725">
                <text:p>12.3722182509725</text:p>
              </table:table-cell>
              <table:table-cell office:value-type="float" office:value="0.381601290701067">
                <text:p>0.381601290701067</text:p>
              </table:table-cell>
            </table:table-row>
            <table:table-row>
              <table:table-cell office:value-type="float" office:value="12.3950651892002">
                <text:p>12.3950651892002</text:p>
              </table:table-cell>
              <table:table-cell office:value-type="float" office:value="0.397609770411112">
                <text:p>0.397609770411112</text:p>
              </table:table-cell>
            </table:table-row>
            <table:table-row>
              <table:table-cell office:value-type="float" office:value="12.4407650822238">
                <text:p>12.4407650822238</text:p>
              </table:table-cell>
              <table:table-cell office:value-type="float" office:value="0.405690064856617">
                <text:p>0.405690064856617</text:p>
              </table:table-cell>
            </table:table-row>
            <table:table-row>
              <table:table-cell office:value-type="float" office:value="12.4636225147916">
                <text:p>12.4636225147916</text:p>
              </table:table-cell>
              <table:table-cell office:value-type="float" office:value="0.403315679598672">
                <text:p>0.403315679598672</text:p>
              </table:table-cell>
            </table:table-row>
            <table:table-row>
              <table:table-cell office:value-type="float" office:value="12.5093479143109">
                <text:p>12.5093479143109</text:p>
              </table:table-cell>
              <table:table-cell office:value-type="float" office:value="0.386924963117754">
                <text:p>0.386924963117754</text:p>
              </table:table-cell>
            </table:table-row>
            <table:table-row>
              <table:table-cell office:value-type="float" office:value="12.5322173413268">
                <text:p>12.5322173413268</text:p>
              </table:table-cell>
              <table:table-cell office:value-type="float" office:value="0.368448756696753">
                <text:p>0.368448756696753</text:p>
              </table:table-cell>
            </table:table-row>
            <table:table-row>
              <table:table-cell office:value-type="float" office:value="12.5550925753867">
                <text:p>12.5550925753867</text:p>
              </table:table-cell>
              <table:table-cell office:value-type="float" office:value="0.412791331041106">
                <text:p>0.412791331041106</text:p>
              </table:table-cell>
            </table:table-row>
            <table:table-row>
              <table:table-cell office:value-type="float" office:value="12.600853705033">
                <text:p>12.600853705033</text:p>
              </table:table-cell>
              <table:table-cell office:value-type="float" office:value="0.427015427279502">
                <text:p>0.427015427279502</text:p>
              </table:table-cell>
            </table:table-row>
            <table:table-row>
              <table:table-cell office:value-type="float" office:value="12.6237405813294">
                <text:p>12.6237405813294</text:p>
              </table:table-cell>
              <table:table-cell office:value-type="float" office:value="0.41911380042087">
                <text:p>0.41911380042087</text:p>
              </table:table-cell>
            </table:table-row>
            <table:table-row>
              <table:table-cell office:value-type="float" office:value="12.6695238260772">
                <text:p>12.6695238260772</text:p>
              </table:table-cell>
              <table:table-cell office:value-type="float" office:value="0.414701815810197">
                <text:p>0.414701815810197</text:p>
              </table:table-cell>
            </table:table-row>
            <table:table-row>
              <table:table-cell office:value-type="float" office:value="12.692421220504">
                <text:p>12.692421220504</text:p>
              </table:table-cell>
              <table:table-cell office:value-type="float" office:value="0.415265804793595">
                <text:p>0.415265804793595</text:p>
              </table:table-cell>
            </table:table-row>
            <table:table-row>
              <table:table-cell office:value-type="float" office:value="12.7382303769277">
                <text:p>12.7382303769277</text:p>
              </table:table-cell>
              <table:table-cell office:value-type="float" office:value="0.419232410882443">
                <text:p>0.419232410882443</text:p>
              </table:table-cell>
            </table:table-row>
            <table:table-row>
              <table:table-cell office:value-type="float" office:value="12.7611386580318">
                <text:p>12.7611386580318</text:p>
              </table:table-cell>
              <table:table-cell office:value-type="float" office:value="0.436396494587995">
                <text:p>0.436396494587995</text:p>
              </table:table-cell>
            </table:table-row>
            <table:table-row>
              <table:table-cell office:value-type="float" office:value="12.806970642648">
                <text:p>12.806970642648</text:p>
              </table:table-cell>
              <table:table-cell office:value-type="float" office:value="0.453407439739466">
                <text:p>0.453407439739466</text:p>
              </table:table-cell>
            </table:table-row>
            <table:table-row>
              <table:table-cell office:value-type="float" office:value="12.8298868600945">
                <text:p>12.8298868600945</text:p>
              </table:table-cell>
              <table:table-cell office:value-type="float" office:value="0.46181657038561">
                <text:p>0.46181657038561</text:p>
              </table:table-cell>
            </table:table-row>
            <table:table-row>
              <table:table-cell office:value-type="float" office:value="12.8757366999791">
                <text:p>12.8757366999791</text:p>
              </table:table-cell>
              <table:table-cell office:value-type="float" office:value="0.458381717733739">
                <text:p>0.458381717733739</text:p>
              </table:table-cell>
            </table:table-row>
            <table:table-row>
              <table:table-cell office:value-type="float" office:value="12.8986658414769">
                <text:p>12.8986658414769</text:p>
              </table:table-cell>
              <table:table-cell office:value-type="float" office:value="0.453635249522321">
                <text:p>0.453635249522321</text:p>
              </table:table-cell>
            </table:table-row>
            <table:table-row>
              <table:table-cell office:value-type="float" office:value="12.9215983351087">
                <text:p>12.9215983351087</text:p>
              </table:table-cell>
              <table:table-cell office:value-type="float" office:value="0.447867021748564">
                <text:p>0.447867021748564</text:p>
              </table:table-cell>
            </table:table-row>
            <table:table-row>
              <table:table-cell office:value-type="float" office:value="12.9674745572659">
                <text:p>12.9674745572659</text:p>
              </table:table-cell>
              <table:table-cell office:value-type="float" office:value="0.449619767784572">
                <text:p>0.449619767784572</text:p>
              </table:table-cell>
            </table:table-row>
            <table:table-row>
              <table:table-cell office:value-type="float" office:value="12.9904162411717">
                <text:p>12.9904162411717</text:p>
              </table:table-cell>
              <table:table-cell office:value-type="float" office:value="0.447877101816392">
                <text:p>0.447877101816392</text:p>
              </table:table-cell>
            </table:table-row>
            <table:table-row>
              <table:table-cell office:value-type="float" office:value="13.0363069813559">
                <text:p>13.0363069813559</text:p>
              </table:table-cell>
              <table:table-cell office:value-type="float" office:value="0.54848557037867">
                <text:p>0.54848557037867</text:p>
              </table:table-cell>
            </table:table-row>
            <table:table-row>
              <table:table-cell office:value-type="float" office:value="13.0592551933275">
                <text:p>13.0592551933275</text:p>
              </table:table-cell>
              <table:table-cell office:value-type="float" office:value="0.542061907180655">
                <text:p>0.542061907180655</text:p>
              </table:table-cell>
            </table:table-row>
            <table:table-row>
              <table:table-cell office:value-type="float" office:value="13.1051624875876">
                <text:p>13.1051624875876</text:p>
              </table:table-cell>
              <table:table-cell office:value-type="float" office:value="0.520751478196638">
                <text:p>0.520751478196638</text:p>
              </table:table-cell>
            </table:table-row>
            <table:table-row>
              <table:table-cell office:value-type="float" office:value="13.1281196657584">
                <text:p>13.1281196657584</text:p>
              </table:table-cell>
              <table:table-cell office:value-type="float" office:value="0.50393691897256">
                <text:p>0.50393691897256</text:p>
              </table:table-cell>
            </table:table-row>
            <table:table-row>
              <table:table-cell office:value-type="float" office:value="13.174039684583">
                <text:p>13.174039684583</text:p>
              </table:table-cell>
              <table:table-cell office:value-type="float" office:value="0.496444177681606">
                <text:p>0.496444177681606</text:p>
              </table:table-cell>
            </table:table-row>
            <table:table-row>
              <table:table-cell office:value-type="float" office:value="13.1970048780991">
                <text:p>13.1970048780991</text:p>
              </table:table-cell>
              <table:table-cell office:value-type="float" office:value="0.48754107838463">
                <text:p>0.48754107838463</text:p>
              </table:table-cell>
            </table:table-row>
            <table:table-row>
              <table:table-cell office:value-type="float" office:value="13.2429393562875">
                <text:p>13.2429393562875</text:p>
              </table:table-cell>
              <table:table-cell office:value-type="float" office:value="0.560110811632095">
                <text:p>0.560110811632095</text:p>
              </table:table-cell>
            </table:table-row>
            <table:table-row>
              <table:table-cell office:value-type="float" office:value="13.265910621959">
                <text:p>13.265910621959</text:p>
              </table:table-cell>
              <table:table-cell office:value-type="float" office:value="0.557913261995966">
                <text:p>0.557913261995966</text:p>
              </table:table-cell>
            </table:table-row>
            <table:table-row>
              <table:table-cell office:value-type="float" office:value="13.2888807552479">
                <text:p>13.2888807552479</text:p>
              </table:table-cell>
              <table:table-cell office:value-type="float" office:value="0.618559779893354">
                <text:p>0.618559779893354</text:p>
              </table:table-cell>
            </table:table-row>
            <table:table-row>
              <table:table-cell office:value-type="float" office:value="13.3348317285591">
                <text:p>13.3348317285591</text:p>
              </table:table-cell>
              <table:table-cell office:value-type="float" office:value="0.585879296051841">
                <text:p>0.585879296051841</text:p>
              </table:table-cell>
            </table:table-row>
            <table:table-row>
              <table:table-cell office:value-type="float" office:value="13.3578096132323">
                <text:p>13.3578096132323</text:p>
              </table:table-cell>
              <table:table-cell office:value-type="float" office:value="0.763931164043626">
                <text:p>0.763931164043626</text:p>
              </table:table-cell>
            </table:table-row>
            <table:table-row>
              <table:table-cell office:value-type="float" office:value="13.4037720388381">
                <text:p>13.4037720388381</text:p>
              </table:table-cell>
              <table:table-cell office:value-type="float" office:value="0.761652978618041">
                <text:p>0.761652978618041</text:p>
              </table:table-cell>
            </table:table-row>
            <table:table-row>
              <table:table-cell office:value-type="float" office:value="13.4267544546766">
                <text:p>13.4267544546766</text:p>
              </table:table-cell>
              <table:table-cell office:value-type="float" office:value="0.756163368072866">
                <text:p>0.756163368072866</text:p>
              </table:table-cell>
            </table:table-row>
            <table:table-row>
              <table:table-cell office:value-type="float" office:value="13.4727199142776">
                <text:p>13.4727199142776</text:p>
              </table:table-cell>
              <table:table-cell office:value-type="float" office:value="0.746252415668371">
                <text:p>0.746252415668371</text:p>
              </table:table-cell>
            </table:table-row>
            <table:table-row>
              <table:table-cell office:value-type="float" office:value="13.4957069079481">
                <text:p>13.4957069079481</text:p>
              </table:table-cell>
              <table:table-cell office:value-type="float" office:value="0.739884765120693">
                <text:p>0.739884765120693</text:p>
              </table:table-cell>
            </table:table-row>
            <table:table-row>
              <table:table-cell office:value-type="float" office:value="13.5416841739588">
                <text:p>13.5416841739588</text:p>
              </table:table-cell>
              <table:table-cell office:value-type="float" office:value="0.754690440318761">
                <text:p>0.754690440318761</text:p>
              </table:table-cell>
            </table:table-row>
            <table:table-row>
              <table:table-cell office:value-type="float" office:value="13.5646739695456">
                <text:p>13.5646739695456</text:p>
              </table:table-cell>
              <table:table-cell office:value-type="float" office:value="0.75216037108742">
                <text:p>0.75216037108742</text:p>
              </table:table-cell>
            </table:table-row>
            <table:table-row>
              <table:table-cell office:value-type="float" office:value="13.6106554229908">
                <text:p>13.6106554229908</text:p>
              </table:table-cell>
              <table:table-cell office:value-type="float" office:value="0.75291847891116">
                <text:p>0.75291847891116</text:p>
              </table:table-cell>
            </table:table-row>
            <table:table-row>
              <table:table-cell office:value-type="float" office:value="13.6336474454033">
                <text:p>13.6336474454033</text:p>
              </table:table-cell>
              <table:table-cell office:value-type="float" office:value="0.743028375327466">
                <text:p>0.743028375327466</text:p>
              </table:table-cell>
            </table:table-row>
            <table:table-row>
              <table:table-cell office:value-type="float" office:value="13.6566418186662">
                <text:p>13.6566418186662</text:p>
              </table:table-cell>
              <table:table-cell office:value-type="float" office:value="0.814033548695103">
                <text:p>0.814033548695103</text:p>
              </table:table-cell>
            </table:table-row>
            <table:table-row>
              <table:table-cell office:value-type="float" office:value="13.7026314086283">
                <text:p>13.7026314086283</text:p>
              </table:table-cell>
              <table:table-cell office:value-type="float" office:value="0.812533105202996">
                <text:p>0.812533105202996</text:p>
              </table:table-cell>
            </table:table-row>
            <table:table-row>
              <table:table-cell office:value-type="float" office:value="13.7256273780217">
                <text:p>13.7256273780217</text:p>
              </table:table-cell>
              <table:table-cell office:value-type="float" office:value="0.609824725403906">
                <text:p>0.609824725403906</text:p>
              </table:table-cell>
            </table:table-row>
            <table:table-row>
              <table:table-cell office:value-type="float" office:value="13.7716162212626">
                <text:p>13.7716162212626</text:p>
              </table:table-cell>
              <table:table-cell office:value-type="float" office:value="0.615382431189683">
                <text:p>0.615382431189683</text:p>
              </table:table-cell>
            </table:table-row>
            <table:table-row>
              <table:table-cell office:value-type="float" office:value="13.7946129384459">
                <text:p>13.7946129384459</text:p>
              </table:table-cell>
              <table:table-cell office:value-type="float" office:value="0.614876235559978">
                <text:p>0.614876235559978</text:p>
              </table:table-cell>
            </table:table-row>
            <table:table-row>
              <table:table-cell office:value-type="float" office:value="13.8406095990836">
                <text:p>13.8406095990836</text:p>
              </table:table-cell>
              <table:table-cell office:value-type="float" office:value="0.808897156542228">
                <text:p>0.808897156542228</text:p>
              </table:table-cell>
            </table:table-row>
            <table:table-row>
              <table:table-cell office:value-type="float" office:value="13.8636046666479">
                <text:p>13.8636046666479</text:p>
              </table:table-cell>
              <table:table-cell office:value-type="float" office:value="0.801110217189326">
                <text:p>0.801110217189326</text:p>
              </table:table-cell>
            </table:table-row>
            <table:table-row>
              <table:table-cell office:value-type="float" office:value="13.9096023652832">
                <text:p>13.9096023652832</text:p>
              </table:table-cell>
              <table:table-cell office:value-type="float" office:value="0.899009684477777">
                <text:p>0.899009684477777</text:p>
              </table:table-cell>
            </table:table-row>
            <table:table-row>
              <table:table-cell office:value-type="float" office:value="13.9325980046003">
                <text:p>13.9325980046003</text:p>
              </table:table-cell>
              <table:table-cell office:value-type="float" office:value="0.800315649381218">
                <text:p>0.800315649381218</text:p>
              </table:table-cell>
            </table:table-row>
            <table:table-row>
              <table:table-cell office:value-type="float" office:value="13.9785893449341">
                <text:p>13.9785893449341</text:p>
              </table:table-cell>
              <table:table-cell office:value-type="float" office:value="0.80722764951253">
                <text:p>0.80722764951253</text:p>
              </table:table-cell>
            </table:table-row>
            <table:table-row>
              <table:table-cell office:value-type="float" office:value="14.0015860780611">
                <text:p>14.0015860780611</text:p>
              </table:table-cell>
              <table:table-cell office:value-type="float" office:value="0.619301775780176">
                <text:p>0.619301775780176</text:p>
              </table:table-cell>
            </table:table-row>
            <table:table-row>
              <table:table-cell office:value-type="float" office:value="14.0475789688487">
                <text:p>14.0475789688487</text:p>
              </table:table-cell>
              <table:table-cell office:value-type="float" office:value="0.674822835597884">
                <text:p>0.674822835597884</text:p>
              </table:table-cell>
            </table:table-row>
            <table:table-row>
              <table:table-cell office:value-type="float" office:value="14.0705707797239">
                <text:p>14.0705707797239</text:p>
              </table:table-cell>
              <table:table-cell office:value-type="float" office:value="0.806468878570362">
                <text:p>0.806468878570362</text:p>
              </table:table-cell>
            </table:table-row>
            <table:table-row>
              <table:table-cell office:value-type="float" office:value="14.0935664106458">
                <text:p>14.0935664106458</text:p>
              </table:table-cell>
              <table:table-cell office:value-type="float" office:value="0.815515821588189">
                <text:p>0.815515821588189</text:p>
              </table:table-cell>
            </table:table-row>
            <table:table-row>
              <table:table-cell office:value-type="float" office:value="14.1395534094251">
                <text:p>14.1395534094251</text:p>
              </table:table-cell>
              <table:table-cell office:value-type="float" office:value="0.828428000948372">
                <text:p>0.828428000948372</text:p>
              </table:table-cell>
            </table:table-row>
            <table:table-row>
              <table:table-cell office:value-type="float" office:value="14.1625463508752">
                <text:p>14.1625463508752</text:p>
              </table:table-cell>
              <table:table-cell office:value-type="float" office:value="0.634017004237705">
                <text:p>0.634017004237705</text:p>
              </table:table-cell>
            </table:table-row>
            <table:table-row>
              <table:table-cell office:value-type="float" office:value="14.2085283763543">
                <text:p>14.2085283763543</text:p>
              </table:table-cell>
              <table:table-cell office:value-type="float" office:value="0.605608377286548">
                <text:p>0.605608377286548</text:p>
              </table:table-cell>
            </table:table-row>
            <table:table-row>
              <table:table-cell office:value-type="float" office:value="14.2315179147522">
                <text:p>14.2315179147522</text:p>
              </table:table-cell>
              <table:table-cell office:value-type="float" office:value="0.716901339951698">
                <text:p>0.716901339951698</text:p>
              </table:table-cell>
            </table:table-row>
            <table:table-row>
              <table:table-cell office:value-type="float" office:value="14.2774919641061">
                <text:p>14.2774919641061</text:p>
              </table:table-cell>
              <table:table-cell office:value-type="float" office:value="0.896495587111285">
                <text:p>0.896495587111285</text:p>
              </table:table-cell>
            </table:table-row>
            <table:table-row>
              <table:table-cell office:value-type="float" office:value="14.3004785837096">
                <text:p>14.3004785837096</text:p>
              </table:table-cell>
              <table:table-cell office:value-type="float" office:value="0.682514532505811">
                <text:p>0.682514532505811</text:p>
              </table:table-cell>
            </table:table-row>
            <table:table-row>
              <table:table-cell office:value-type="float" office:value="14.3464468674531">
                <text:p>14.3464468674531</text:p>
              </table:table-cell>
              <table:table-cell office:value-type="float" office:value="0.691327690087267">
                <text:p>0.691327690087267</text:p>
              </table:table-cell>
            </table:table-row>
            <table:table-row>
              <table:table-cell office:value-type="float" office:value="14.3694275950156">
                <text:p>14.3694275950156</text:p>
              </table:table-cell>
              <table:table-cell office:value-type="float" office:value="0.79817727837842">
                <text:p>0.79817727837842</text:p>
              </table:table-cell>
            </table:table-row>
            <table:table-row>
              <table:table-cell office:value-type="float" office:value="14.4153870317166">
                <text:p>14.4153870317166</text:p>
              </table:table-cell>
              <table:table-cell office:value-type="float" office:value="0.790843251645795">
                <text:p>0.790843251645795</text:p>
              </table:table-cell>
            </table:table-row>
            <table:table-row>
              <table:table-cell office:value-type="float" office:value="14.4383622661072">
                <text:p>14.4383622661072</text:p>
              </table:table-cell>
              <table:table-cell office:value-type="float" office:value="0.813211032187187">
                <text:p>0.813211032187187</text:p>
              </table:table-cell>
            </table:table-row>
            <table:table-row>
              <table:table-cell office:value-type="float" office:value="14.4843132816652">
                <text:p>14.4843132816652</text:p>
              </table:table-cell>
              <table:table-cell office:value-type="float" office:value="0.809353053665875">
                <text:p>0.809353053665875</text:p>
              </table:table-cell>
            </table:table-row>
            <table:table-row>
              <table:table-cell office:value-type="float" office:value="14.5072843444368">
                <text:p>14.5072843444368</text:p>
              </table:table-cell>
              <table:table-cell office:value-type="float" office:value="0.819441535276892">
                <text:p>0.819441535276892</text:p>
              </table:table-cell>
            </table:table-row>
            <table:table-row>
              <table:table-cell office:value-type="float" office:value="14.5532227650279">
                <text:p>14.5532227650279</text:p>
              </table:table-cell>
              <table:table-cell office:value-type="float" office:value="0.810110684059441">
                <text:p>0.810110684059441</text:p>
              </table:table-cell>
            </table:table-row>
            <table:table-row>
              <table:table-cell office:value-type="float" office:value="14.5761861312573">
                <text:p>14.5761861312573</text:p>
              </table:table-cell>
              <table:table-cell office:value-type="float" office:value="0.872556937650013">
                <text:p>0.872556937650013</text:p>
              </table:table-cell>
            </table:table-row>
            <table:table-row>
              <table:table-cell office:value-type="float" office:value="14.5991491948659">
                <text:p>14.5991491948659</text:p>
              </table:table-cell>
              <table:table-cell office:value-type="float" office:value="0.896941747951706">
                <text:p>0.896941747951706</text:p>
              </table:table-cell>
            </table:table-row>
            <table:table-row>
              <table:table-cell office:value-type="float" office:value="14.6450677010391">
                <text:p>14.6450677010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6680262356604">
                <text:p>14.6680262356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139296338534">
                <text:p>14.7139296338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368783642996">
                <text:p>14.736878364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7827658497836">
                <text:p>14.7827658497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057081821027">
                <text:p>14.805708182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515790449263">
                <text:p>14.8515790449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745111676094">
                <text:p>14.8745111676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897440564431">
                <text:p>14.897440564431</text:p>
              </table:table-cell>
              <table:table-cell office:value-type="float" office:value="0.889785700129568">
                <text:p>0.889785700129568</text:p>
              </table:table-cell>
            </table:table-row>
            <table:table-row>
              <table:table-cell office:value-type="float" office:value="14.9432845410848">
                <text:p>14.9432845410848</text:p>
              </table:table-cell>
              <table:table-cell office:value-type="float" office:value="0.87506990072717">
                <text:p>0.87506990072717</text:p>
              </table:table-cell>
            </table:table-row>
            <table:table-row>
              <table:table-cell office:value-type="float" office:value="14.9662055443165">
                <text:p>14.9662055443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0120338257376">
                <text:p>15.012033825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0349417140874">
                <text:p>15.0349417140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0807455851538">
                <text:p>15.080745585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1036443467809">
                <text:p>15.1036443467809</text:p>
              </table:table-cell>
              <table:table-cell office:value-type="float" office:value="0.903756986449659">
                <text:p>0.903756986449659</text:p>
              </table:table-cell>
            </table:table-row>
            <table:table-row>
              <table:table-cell office:value-type="float" office:value="15.1494256422991">
                <text:p>15.1494256422991</text:p>
              </table:table-cell>
              <table:table-cell office:value-type="float" office:value="0.915927731278763">
                <text:p>0.915927731278763</text:p>
              </table:table-cell>
            </table:table-row>
            <table:table-row>
              <table:table-cell office:value-type="float" office:value="15.1723122226199">
                <text:p>15.1723122226199</text:p>
              </table:table-cell>
              <table:table-cell office:value-type="float" office:value="0.92042989835944">
                <text:p>0.92042989835944</text:p>
              </table:table-cell>
            </table:table-row>
            <table:table-row>
              <table:table-cell office:value-type="float" office:value="15.2180688321146">
                <text:p>15.2180688321146</text:p>
              </table:table-cell>
              <table:table-cell office:value-type="float" office:value="0.93882314377982">
                <text:p>0.93882314377982</text:p>
              </table:table-cell>
            </table:table-row>
            <table:table-row>
              <table:table-cell office:value-type="float" office:value="15.2409424548633">
                <text:p>15.240942454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2866770635479">
                <text:p>15.2866770635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095325180143">
                <text:p>15.3095325180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552351949024">
                <text:p>15.3552351949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3780794532211">
                <text:p>15.378079453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4009190426075">
                <text:p>15.4009190426075</text:p>
              </table:table-cell>
              <table:table-cell office:value-type="float" office:value="0.901497114111575">
                <text:p>0.901497114111575</text:p>
              </table:table-cell>
            </table:table-row>
            <table:table-row>
              <table:table-cell office:value-type="float" office:value="15.446587013506">
                <text:p>15.446587013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4694105196539">
                <text:p>15.4694105196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15044558822">
                <text:p>15.515044558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5378570584866">
                <text:p>15.5378570584866</text:p>
              </table:table-cell>
              <table:table-cell office:value-type="float" office:value="0.934474450595531">
                <text:p>0.934474450595531</text:p>
              </table:table-cell>
            </table:table-row>
            <table:table-row>
              <table:table-cell office:value-type="float" office:value="15.5834609221485">
                <text:p>15.5834609221485</text:p>
              </table:table-cell>
              <table:table-cell office:value-type="float" office:value="0.907087361199399">
                <text:p>0.907087361199399</text:p>
              </table:table-cell>
            </table:table-row>
            <table:table-row>
              <table:table-cell office:value-type="float" office:value="15.6290450467767">
                <text:p>15.6290450467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651826536834">
                <text:p>15.651826536834</text:p>
              </table:table-cell>
              <table:table-cell office:value-type="float" office:value="0.945526181003036">
                <text:p>0.945526181003036</text:p>
              </table:table-cell>
            </table:table-row>
            <table:table-row>
              <table:table-cell office:value-type="float" office:value="15.674601955472">
                <text:p>15.674601955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7201435081891">
                <text:p>15.7201435081891</text:p>
              </table:table-cell>
              <table:table-cell office:value-type="float" office:value="0.947312044956966">
                <text:p>0.947312044956966</text:p>
              </table:table-cell>
            </table:table-row>
            <table:table-row>
              <table:table-cell office:value-type="float" office:value="15.7429038578673">
                <text:p>15.7429038578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7884054842274">
                <text:p>15.7884054842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11147952755">
                <text:p>15.81114795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338839944843">
                <text:p>15.8338839944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8793384585796">
                <text:p>15.8793384585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9020554439992">
                <text:p>15.9020554439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.9474724060338">
                <text:p>15.9474724060338</text:p>
              </table:table-cell>
              <table:table-cell office:value-type="float" office:value="0.938346916383863">
                <text:p>0.938346916383863</text:p>
              </table:table-cell>
            </table:table-row>
            <table:table-row>
              <table:table-cell office:value-type="float" office:value="15.9701723612263">
                <text:p>15.9701723612263</text:p>
              </table:table-cell>
              <table:table-cell office:value-type="float" office:value="0.909260461539547">
                <text:p>0.909260461539547</text:p>
              </table:table-cell>
            </table:table-row>
            <table:table-row>
              <table:table-cell office:value-type="float" office:value="16.0155459659203">
                <text:p>16.0155459659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.0382265498012">
                <text:p>16.03822654980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